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79/settings.xml" manifest:version="1.2"/>
  <manifest:file-entry manifest:media-type="application/xml" manifest:full-path="Formula-179/content.xml" manifest:version="1.2"/>
  <manifest:file-entry manifest:media-type="application/xml" manifest:full-path="Formula-177/settings.xml" manifest:version="1.2"/>
  <manifest:file-entry manifest:media-type="application/xml" manifest:full-path="Formula-177/content.xml" manifest:version="1.2"/>
  <manifest:file-entry manifest:media-type="application/xml" manifest:full-path="Formula-175/settings.xml" manifest:version="1.2"/>
  <manifest:file-entry manifest:media-type="application/xml" manifest:full-path="Formula-175/content.xml" manifest:version="1.2"/>
  <manifest:file-entry manifest:media-type="application/xml" manifest:full-path="Formula-173/settings.xml" manifest:version="1.2"/>
  <manifest:file-entry manifest:media-type="application/xml" manifest:full-path="Formula-173/content.xml" manifest:version="1.2"/>
  <manifest:file-entry manifest:media-type="application/xml" manifest:full-path="Formula-171/settings.xml" manifest:version="1.2"/>
  <manifest:file-entry manifest:media-type="application/xml" manifest:full-path="Formula-171/content.xml" manifest:version="1.2"/>
  <manifest:file-entry manifest:media-type="application/xml" manifest:full-path="Formula-169/settings.xml" manifest:version="1.2"/>
  <manifest:file-entry manifest:media-type="application/xml" manifest:full-path="Formula-169/content.xml" manifest:version="1.2"/>
  <manifest:file-entry manifest:media-type="application/xml" manifest:full-path="Formula-167/settings.xml" manifest:version="1.2"/>
  <manifest:file-entry manifest:media-type="application/xml" manifest:full-path="Formula-167/content.xml" manifest:version="1.2"/>
  <manifest:file-entry manifest:media-type="application/xml" manifest:full-path="Formula-165/settings.xml" manifest:version="1.2"/>
  <manifest:file-entry manifest:media-type="application/xml" manifest:full-path="Formula-165/content.xml" manifest:version="1.2"/>
  <manifest:file-entry manifest:media-type="application/xml" manifest:full-path="Formula-163/settings.xml" manifest:version="1.2"/>
  <manifest:file-entry manifest:media-type="application/xml" manifest:full-path="Formula-163/content.xml" manifest:version="1.2"/>
  <manifest:file-entry manifest:media-type="application/xml" manifest:full-path="Formula-161/settings.xml" manifest:version="1.2"/>
  <manifest:file-entry manifest:media-type="application/xml" manifest:full-path="Formula-161/content.xml" manifest:version="1.2"/>
  <manifest:file-entry manifest:media-type="application/xml" manifest:full-path="Formula-159/settings.xml" manifest:version="1.2"/>
  <manifest:file-entry manifest:media-type="application/xml" manifest:full-path="Formula-159/content.xml" manifest:version="1.2"/>
  <manifest:file-entry manifest:media-type="application/xml" manifest:full-path="Formula-157/settings.xml" manifest:version="1.2"/>
  <manifest:file-entry manifest:media-type="application/xml" manifest:full-path="Formula-157/content.xml" manifest:version="1.2"/>
  <manifest:file-entry manifest:media-type="application/xml" manifest:full-path="Formula-155/settings.xml" manifest:version="1.2"/>
  <manifest:file-entry manifest:media-type="application/xml" manifest:full-path="Formula-155/content.xml" manifest:version="1.2"/>
  <manifest:file-entry manifest:media-type="application/xml" manifest:full-path="Formula-153/settings.xml" manifest:version="1.2"/>
  <manifest:file-entry manifest:media-type="application/xml" manifest:full-path="Formula-153/content.xml" manifest:version="1.2"/>
  <manifest:file-entry manifest:media-type="application/xml" manifest:full-path="Formula-151/settings.xml" manifest:version="1.2"/>
  <manifest:file-entry manifest:media-type="application/xml" manifest:full-path="Formula-151/content.xml" manifest:version="1.2"/>
  <manifest:file-entry manifest:media-type="application/xml" manifest:full-path="Formula-149/settings.xml" manifest:version="1.2"/>
  <manifest:file-entry manifest:media-type="application/xml" manifest:full-path="Formula-149/content.xml" manifest:version="1.2"/>
  <manifest:file-entry manifest:media-type="application/xml" manifest:full-path="Formula-147/settings.xml" manifest:version="1.2"/>
  <manifest:file-entry manifest:media-type="application/xml" manifest:full-path="Formula-147/content.xml" manifest:version="1.2"/>
  <manifest:file-entry manifest:media-type="application/xml" manifest:full-path="Formula-145/settings.xml" manifest:version="1.2"/>
  <manifest:file-entry manifest:media-type="application/xml" manifest:full-path="Formula-145/content.xml" manifest:version="1.2"/>
  <manifest:file-entry manifest:media-type="application/xml" manifest:full-path="Formula-143/settings.xml" manifest:version="1.2"/>
  <manifest:file-entry manifest:media-type="application/xml" manifest:full-path="Formula-143/content.xml" manifest:version="1.2"/>
  <manifest:file-entry manifest:media-type="application/xml" manifest:full-path="Formula-141/settings.xml" manifest:version="1.2"/>
  <manifest:file-entry manifest:media-type="application/xml" manifest:full-path="Formula-141/content.xml" manifest:version="1.2"/>
  <manifest:file-entry manifest:media-type="application/xml" manifest:full-path="Formula-139/settings.xml" manifest:version="1.2"/>
  <manifest:file-entry manifest:media-type="application/xml" manifest:full-path="Formula-139/content.xml" manifest:version="1.2"/>
  <manifest:file-entry manifest:media-type="application/xml" manifest:full-path="Formula-137/settings.xml" manifest:version="1.2"/>
  <manifest:file-entry manifest:media-type="application/xml" manifest:full-path="Formula-137/content.xml" manifest:version="1.2"/>
  <manifest:file-entry manifest:media-type="application/xml" manifest:full-path="Formula-135/settings.xml" manifest:version="1.2"/>
  <manifest:file-entry manifest:media-type="application/xml" manifest:full-path="Formula-135/content.xml" manifest:version="1.2"/>
  <manifest:file-entry manifest:media-type="application/xml" manifest:full-path="Formula-133/settings.xml" manifest:version="1.2"/>
  <manifest:file-entry manifest:media-type="application/xml" manifest:full-path="Formula-133/content.xml" manifest:version="1.2"/>
  <manifest:file-entry manifest:media-type="application/xml" manifest:full-path="Formula-131/settings.xml" manifest:version="1.2"/>
  <manifest:file-entry manifest:media-type="application/xml" manifest:full-path="Formula-131/content.xml" manifest:version="1.2"/>
  <manifest:file-entry manifest:media-type="application/xml" manifest:full-path="Formula-129/settings.xml" manifest:version="1.2"/>
  <manifest:file-entry manifest:media-type="application/xml" manifest:full-path="Formula-129/content.xml" manifest:version="1.2"/>
  <manifest:file-entry manifest:media-type="application/xml" manifest:full-path="Formula-127/settings.xml" manifest:version="1.2"/>
  <manifest:file-entry manifest:media-type="application/xml" manifest:full-path="Formula-127/content.xml" manifest:version="1.2"/>
  <manifest:file-entry manifest:media-type="application/xml" manifest:full-path="Formula-125/settings.xml" manifest:version="1.2"/>
  <manifest:file-entry manifest:media-type="application/xml" manifest:full-path="Formula-125/content.xml" manifest:version="1.2"/>
  <manifest:file-entry manifest:media-type="application/xml" manifest:full-path="Formula-123/settings.xml" manifest:version="1.2"/>
  <manifest:file-entry manifest:media-type="application/xml" manifest:full-path="Formula-123/content.xml" manifest:version="1.2"/>
  <manifest:file-entry manifest:media-type="application/xml" manifest:full-path="Formula-121/settings.xml" manifest:version="1.2"/>
  <manifest:file-entry manifest:media-type="application/xml" manifest:full-path="Formula-121/content.xml" manifest:version="1.2"/>
  <manifest:file-entry manifest:media-type="application/xml" manifest:full-path="Formula-119/settings.xml" manifest:version="1.2"/>
  <manifest:file-entry manifest:media-type="application/xml" manifest:full-path="Formula-119/content.xml" manifest:version="1.2"/>
  <manifest:file-entry manifest:media-type="application/xml" manifest:full-path="Formula-117/settings.xml" manifest:version="1.2"/>
  <manifest:file-entry manifest:media-type="application/xml" manifest:full-path="Formula-117/content.xml" manifest:version="1.2"/>
  <manifest:file-entry manifest:media-type="application/xml" manifest:full-path="Formula-115/settings.xml" manifest:version="1.2"/>
  <manifest:file-entry manifest:media-type="application/xml" manifest:full-path="Formula-115/content.xml" manifest:version="1.2"/>
  <manifest:file-entry manifest:media-type="application/xml" manifest:full-path="Formula-113/settings.xml" manifest:version="1.2"/>
  <manifest:file-entry manifest:media-type="application/xml" manifest:full-path="Formula-113/content.xml" manifest:version="1.2"/>
  <manifest:file-entry manifest:media-type="application/xml" manifest:full-path="Formula-111/settings.xml" manifest:version="1.2"/>
  <manifest:file-entry manifest:media-type="application/xml" manifest:full-path="Formula-111/content.xml" manifest:version="1.2"/>
  <manifest:file-entry manifest:media-type="application/xml" manifest:full-path="Formula-109/settings.xml" manifest:version="1.2"/>
  <manifest:file-entry manifest:media-type="application/xml" manifest:full-path="Formula-109/content.xml" manifest:version="1.2"/>
  <manifest:file-entry manifest:media-type="application/xml" manifest:full-path="Formula-107/settings.xml" manifest:version="1.2"/>
  <manifest:file-entry manifest:media-type="application/xml" manifest:full-path="Formula-107/content.xml" manifest:version="1.2"/>
  <manifest:file-entry manifest:media-type="application/xml" manifest:full-path="Formula-105/settings.xml" manifest:version="1.2"/>
  <manifest:file-entry manifest:media-type="application/xml" manifest:full-path="Formula-105/content.xml" manifest:version="1.2"/>
  <manifest:file-entry manifest:media-type="application/xml" manifest:full-path="Formula-103/settings.xml" manifest:version="1.2"/>
  <manifest:file-entry manifest:media-type="application/xml" manifest:full-path="Formula-103/content.xml" manifest:version="1.2"/>
  <manifest:file-entry manifest:media-type="application/xml" manifest:full-path="Formula-101/settings.xml" manifest:version="1.2"/>
  <manifest:file-entry manifest:media-type="application/xml" manifest:full-path="Formula-101/content.xml" manifest:version="1.2"/>
  <manifest:file-entry manifest:media-type="application/xml" manifest:full-path="Formula-99/settings.xml" manifest:version="1.2"/>
  <manifest:file-entry manifest:media-type="application/xml" manifest:full-path="Formula-99/content.xml" manifest:version="1.2"/>
  <manifest:file-entry manifest:media-type="application/xml" manifest:full-path="Formula-97/settings.xml" manifest:version="1.2"/>
  <manifest:file-entry manifest:media-type="application/xml" manifest:full-path="Formula-97/content.xml" manifest:version="1.2"/>
  <manifest:file-entry manifest:media-type="application/xml" manifest:full-path="Formula-95/settings.xml" manifest:version="1.2"/>
  <manifest:file-entry manifest:media-type="application/xml" manifest:full-path="Formula-95/content.xml" manifest:version="1.2"/>
  <manifest:file-entry manifest:media-type="application/xml" manifest:full-path="Formula-93/settings.xml" manifest:version="1.2"/>
  <manifest:file-entry manifest:media-type="application/xml" manifest:full-path="Formula-93/content.xml" manifest:version="1.2"/>
  <manifest:file-entry manifest:media-type="application/xml" manifest:full-path="Formula-91/settings.xml" manifest:version="1.2"/>
  <manifest:file-entry manifest:media-type="application/xml" manifest:full-path="Formula-91/content.xml" manifest:version="1.2"/>
  <manifest:file-entry manifest:media-type="application/xml" manifest:full-path="Formula-89/settings.xml" manifest:version="1.2"/>
  <manifest:file-entry manifest:media-type="application/xml" manifest:full-path="Formula-89/content.xml" manifest:version="1.2"/>
  <manifest:file-entry manifest:media-type="application/xml" manifest:full-path="Formula-87/settings.xml" manifest:version="1.2"/>
  <manifest:file-entry manifest:media-type="application/xml" manifest:full-path="Formula-87/content.xml" manifest:version="1.2"/>
  <manifest:file-entry manifest:media-type="application/xml" manifest:full-path="Formula-85/settings.xml" manifest:version="1.2"/>
  <manifest:file-entry manifest:media-type="application/xml" manifest:full-path="Formula-85/content.xml" manifest:version="1.2"/>
  <manifest:file-entry manifest:media-type="application/xml" manifest:full-path="Formula-83/settings.xml" manifest:version="1.2"/>
  <manifest:file-entry manifest:media-type="application/xml" manifest:full-path="Formula-83/content.xml" manifest:version="1.2"/>
  <manifest:file-entry manifest:media-type="application/xml" manifest:full-path="Formula-81/settings.xml" manifest:version="1.2"/>
  <manifest:file-entry manifest:media-type="application/xml" manifest:full-path="Formula-81/content.xml" manifest:version="1.2"/>
  <manifest:file-entry manifest:media-type="application/xml" manifest:full-path="Formula-79/settings.xml" manifest:version="1.2"/>
  <manifest:file-entry manifest:media-type="application/xml" manifest:full-path="Formula-79/content.xml" manifest:version="1.2"/>
  <manifest:file-entry manifest:media-type="application/xml" manifest:full-path="Formula-77/settings.xml" manifest:version="1.2"/>
  <manifest:file-entry manifest:media-type="application/xml" manifest:full-path="Formula-77/content.xml" manifest:version="1.2"/>
  <manifest:file-entry manifest:media-type="application/xml" manifest:full-path="Formula-75/settings.xml" manifest:version="1.2"/>
  <manifest:file-entry manifest:media-type="application/xml" manifest:full-path="Formula-75/content.xml" manifest:version="1.2"/>
  <manifest:file-entry manifest:media-type="application/xml" manifest:full-path="Formula-73/settings.xml" manifest:version="1.2"/>
  <manifest:file-entry manifest:media-type="application/xml" manifest:full-path="Formula-73/content.xml" manifest:version="1.2"/>
  <manifest:file-entry manifest:media-type="application/xml" manifest:full-path="Formula-71/settings.xml" manifest:version="1.2"/>
  <manifest:file-entry manifest:media-type="application/xml" manifest:full-path="Formula-71/content.xml" manifest:version="1.2"/>
  <manifest:file-entry manifest:media-type="application/xml" manifest:full-path="Formula-69/settings.xml" manifest:version="1.2"/>
  <manifest:file-entry manifest:media-type="application/xml" manifest:full-path="Formula-69/content.xml" manifest:version="1.2"/>
  <manifest:file-entry manifest:media-type="application/xml" manifest:full-path="Formula-67/settings.xml" manifest:version="1.2"/>
  <manifest:file-entry manifest:media-type="application/xml" manifest:full-path="Formula-67/content.xml" manifest:version="1.2"/>
  <manifest:file-entry manifest:media-type="application/xml" manifest:full-path="Formula-65/settings.xml" manifest:version="1.2"/>
  <manifest:file-entry manifest:media-type="application/xml" manifest:full-path="Formula-65/content.xml" manifest:version="1.2"/>
  <manifest:file-entry manifest:media-type="application/xml" manifest:full-path="Formula-63/settings.xml" manifest:version="1.2"/>
  <manifest:file-entry manifest:media-type="application/xml" manifest:full-path="Formula-63/content.xml" manifest:version="1.2"/>
  <manifest:file-entry manifest:media-type="application/xml" manifest:full-path="Formula-61/settings.xml" manifest:version="1.2"/>
  <manifest:file-entry manifest:media-type="application/xml" manifest:full-path="Formula-61/content.xml" manifest:version="1.2"/>
  <manifest:file-entry manifest:media-type="application/xml" manifest:full-path="Formula-59/settings.xml" manifest:version="1.2"/>
  <manifest:file-entry manifest:media-type="application/xml" manifest:full-path="Formula-59/content.xml" manifest:version="1.2"/>
  <manifest:file-entry manifest:media-type="application/xml" manifest:full-path="Formula-57/settings.xml" manifest:version="1.2"/>
  <manifest:file-entry manifest:media-type="application/xml" manifest:full-path="Formula-57/content.xml" manifest:version="1.2"/>
  <manifest:file-entry manifest:media-type="application/xml" manifest:full-path="Formula-55/settings.xml" manifest:version="1.2"/>
  <manifest:file-entry manifest:media-type="application/xml" manifest:full-path="Formula-55/content.xml" manifest:version="1.2"/>
  <manifest:file-entry manifest:media-type="application/xml" manifest:full-path="Formula-53/settings.xml" manifest:version="1.2"/>
  <manifest:file-entry manifest:media-type="application/xml" manifest:full-path="Formula-53/content.xml" manifest:version="1.2"/>
  <manifest:file-entry manifest:media-type="application/xml" manifest:full-path="Formula-51/settings.xml" manifest:version="1.2"/>
  <manifest:file-entry manifest:media-type="application/xml" manifest:full-path="Formula-51/content.xml" manifest:version="1.2"/>
  <manifest:file-entry manifest:media-type="application/xml" manifest:full-path="Formula-49/settings.xml" manifest:version="1.2"/>
  <manifest:file-entry manifest:media-type="application/xml" manifest:full-path="Formula-49/content.xml" manifest:version="1.2"/>
  <manifest:file-entry manifest:media-type="application/xml" manifest:full-path="Formula-47/settings.xml" manifest:version="1.2"/>
  <manifest:file-entry manifest:media-type="application/xml" manifest:full-path="Formula-47/content.xml" manifest:version="1.2"/>
  <manifest:file-entry manifest:media-type="application/xml" manifest:full-path="Formula-45/settings.xml" manifest:version="1.2"/>
  <manifest:file-entry manifest:media-type="application/xml" manifest:full-path="Formula-45/content.xml" manifest:version="1.2"/>
  <manifest:file-entry manifest:media-type="application/xml" manifest:full-path="Formula-43/settings.xml" manifest:version="1.2"/>
  <manifest:file-entry manifest:media-type="application/xml" manifest:full-path="Formula-43/content.xml" manifest:version="1.2"/>
  <manifest:file-entry manifest:media-type="application/xml" manifest:full-path="Formula-41/settings.xml" manifest:version="1.2"/>
  <manifest:file-entry manifest:media-type="application/xml" manifest:full-path="Formula-41/content.xml" manifest:version="1.2"/>
  <manifest:file-entry manifest:media-type="application/xml" manifest:full-path="Formula-39/settings.xml" manifest:version="1.2"/>
  <manifest:file-entry manifest:media-type="application/xml" manifest:full-path="Formula-39/content.xml" manifest:version="1.2"/>
  <manifest:file-entry manifest:media-type="application/xml" manifest:full-path="Formula-37/settings.xml" manifest:version="1.2"/>
  <manifest:file-entry manifest:media-type="application/xml" manifest:full-path="Formula-37/content.xml" manifest:version="1.2"/>
  <manifest:file-entry manifest:media-type="application/xml" manifest:full-path="Formula-35/settings.xml" manifest:version="1.2"/>
  <manifest:file-entry manifest:media-type="application/xml" manifest:full-path="Formula-35/content.xml" manifest:version="1.2"/>
  <manifest:file-entry manifest:media-type="application/xml" manifest:full-path="Formula-33/settings.xml" manifest:version="1.2"/>
  <manifest:file-entry manifest:media-type="application/xml" manifest:full-path="Formula-33/content.xml" manifest:version="1.2"/>
  <manifest:file-entry manifest:media-type="application/xml" manifest:full-path="Formula-31/settings.xml" manifest:version="1.2"/>
  <manifest:file-entry manifest:media-type="application/xml" manifest:full-path="Formula-31/content.xml" manifest:version="1.2"/>
  <manifest:file-entry manifest:media-type="application/xml" manifest:full-path="Formula-29/settings.xml" manifest:version="1.2"/>
  <manifest:file-entry manifest:media-type="application/xml" manifest:full-path="Formula-29/content.xml" manifest:version="1.2"/>
  <manifest:file-entry manifest:media-type="application/xml" manifest:full-path="Formula-27/settings.xml" manifest:version="1.2"/>
  <manifest:file-entry manifest:media-type="application/xml" manifest:full-path="Formula-27/content.xml" manifest:version="1.2"/>
  <manifest:file-entry manifest:media-type="application/xml" manifest:full-path="Formula-25/settings.xml" manifest:version="1.2"/>
  <manifest:file-entry manifest:media-type="application/xml" manifest:full-path="Formula-25/content.xml" manifest:version="1.2"/>
  <manifest:file-entry manifest:media-type="application/xml" manifest:full-path="Formula-23/settings.xml" manifest:version="1.2"/>
  <manifest:file-entry manifest:media-type="application/xml" manifest:full-path="Formula-23/content.xml" manifest:version="1.2"/>
  <manifest:file-entry manifest:media-type="application/xml" manifest:full-path="Formula-21/settings.xml" manifest:version="1.2"/>
  <manifest:file-entry manifest:media-type="application/xml" manifest:full-path="Formula-21/content.xml" manifest:version="1.2"/>
  <manifest:file-entry manifest:media-type="application/xml" manifest:full-path="Formula-19/settings.xml" manifest:version="1.2"/>
  <manifest:file-entry manifest:media-type="application/xml" manifest:full-path="Formula-19/content.xml" manifest:version="1.2"/>
  <manifest:file-entry manifest:media-type="application/xml" manifest:full-path="Formula-17/settings.xml" manifest:version="1.2"/>
  <manifest:file-entry manifest:media-type="application/xml" manifest:full-path="Formula-17/content.xml" manifest:version="1.2"/>
  <manifest:file-entry manifest:media-type="application/xml" manifest:full-path="Formula-15/settings.xml" manifest:version="1.2"/>
  <manifest:file-entry manifest:media-type="application/xml" manifest:full-path="Formula-15/content.xml" manifest:version="1.2"/>
  <manifest:file-entry manifest:media-type="application/xml" manifest:full-path="Formula-13/settings.xml" manifest:version="1.2"/>
  <manifest:file-entry manifest:media-type="application/xml" manifest:full-path="Formula-13/content.xml" manifest:version="1.2"/>
  <manifest:file-entry manifest:media-type="application/xml" manifest:full-path="Formula-11/settings.xml" manifest:version="1.2"/>
  <manifest:file-entry manifest:media-type="application/xml" manifest:full-path="Formula-11/content.xml" manifest:version="1.2"/>
  <manifest:file-entry manifest:media-type="application/xml" manifest:full-path="Formula-9/settings.xml" manifest:version="1.2"/>
  <manifest:file-entry manifest:media-type="application/xml" manifest:full-path="Formula-9/content.xml" manifest:version="1.2"/>
  <manifest:file-entry manifest:media-type="application/xml" manifest:full-path="Formula-7/settings.xml" manifest:version="1.2"/>
  <manifest:file-entry manifest:media-type="application/xml" manifest:full-path="Formula-7/content.xml" manifest:version="1.2"/>
  <manifest:file-entry manifest:media-type="application/xml" manifest:full-path="Formula-5/settings.xml" manifest:version="1.2"/>
  <manifest:file-entry manifest:media-type="application/xml" manifest:full-path="Formula-5/content.xml" manifest:version="1.2"/>
  <manifest:file-entry manifest:media-type="image/png" manifest:full-path="Pictures/4.png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79/" manifest:version="1.2"/>
  <manifest:file-entry manifest:media-type="application/vnd.oasis.opendocument.formula" manifest:full-path="Formula-179/" manifest:version="1.2"/>
  <manifest:file-entry manifest:media-type="application/vnd.oasis.opendocument.formula" manifest:full-path="Formula-177/" manifest:version="1.2"/>
  <manifest:file-entry manifest:media-type="application/vnd.oasis.opendocument.formula" manifest:full-path="Formula-177/" manifest:version="1.2"/>
  <manifest:file-entry manifest:media-type="application/vnd.oasis.opendocument.formula" manifest:full-path="Formula-175/" manifest:version="1.2"/>
  <manifest:file-entry manifest:media-type="application/vnd.oasis.opendocument.formula" manifest:full-path="Formula-175/" manifest:version="1.2"/>
  <manifest:file-entry manifest:media-type="application/vnd.oasis.opendocument.formula" manifest:full-path="Formula-173/" manifest:version="1.2"/>
  <manifest:file-entry manifest:media-type="application/vnd.oasis.opendocument.formula" manifest:full-path="Formula-173/" manifest:version="1.2"/>
  <manifest:file-entry manifest:media-type="application/vnd.oasis.opendocument.formula" manifest:full-path="Formula-171/" manifest:version="1.2"/>
  <manifest:file-entry manifest:media-type="application/vnd.oasis.opendocument.formula" manifest:full-path="Formula-171/" manifest:version="1.2"/>
  <manifest:file-entry manifest:media-type="application/vnd.oasis.opendocument.formula" manifest:full-path="Formula-169/" manifest:version="1.2"/>
  <manifest:file-entry manifest:media-type="application/vnd.oasis.opendocument.formula" manifest:full-path="Formula-169/" manifest:version="1.2"/>
  <manifest:file-entry manifest:media-type="application/vnd.oasis.opendocument.formula" manifest:full-path="Formula-167/" manifest:version="1.2"/>
  <manifest:file-entry manifest:media-type="application/vnd.oasis.opendocument.formula" manifest:full-path="Formula-167/" manifest:version="1.2"/>
  <manifest:file-entry manifest:media-type="application/vnd.oasis.opendocument.formula" manifest:full-path="Formula-165/" manifest:version="1.2"/>
  <manifest:file-entry manifest:media-type="application/vnd.oasis.opendocument.formula" manifest:full-path="Formula-165/" manifest:version="1.2"/>
  <manifest:file-entry manifest:media-type="application/vnd.oasis.opendocument.formula" manifest:full-path="Formula-163/" manifest:version="1.2"/>
  <manifest:file-entry manifest:media-type="application/vnd.oasis.opendocument.formula" manifest:full-path="Formula-163/" manifest:version="1.2"/>
  <manifest:file-entry manifest:media-type="application/vnd.oasis.opendocument.formula" manifest:full-path="Formula-161/" manifest:version="1.2"/>
  <manifest:file-entry manifest:media-type="application/vnd.oasis.opendocument.formula" manifest:full-path="Formula-161/" manifest:version="1.2"/>
  <manifest:file-entry manifest:media-type="application/vnd.oasis.opendocument.formula" manifest:full-path="Formula-159/" manifest:version="1.2"/>
  <manifest:file-entry manifest:media-type="application/vnd.oasis.opendocument.formula" manifest:full-path="Formula-159/" manifest:version="1.2"/>
  <manifest:file-entry manifest:media-type="application/vnd.oasis.opendocument.formula" manifest:full-path="Formula-157/" manifest:version="1.2"/>
  <manifest:file-entry manifest:media-type="application/vnd.oasis.opendocument.formula" manifest:full-path="Formula-157/" manifest:version="1.2"/>
  <manifest:file-entry manifest:media-type="application/vnd.oasis.opendocument.formula" manifest:full-path="Formula-155/" manifest:version="1.2"/>
  <manifest:file-entry manifest:media-type="application/vnd.oasis.opendocument.formula" manifest:full-path="Formula-155/" manifest:version="1.2"/>
  <manifest:file-entry manifest:media-type="application/vnd.oasis.opendocument.formula" manifest:full-path="Formula-153/" manifest:version="1.2"/>
  <manifest:file-entry manifest:media-type="application/vnd.oasis.opendocument.formula" manifest:full-path="Formula-153/" manifest:version="1.2"/>
  <manifest:file-entry manifest:media-type="application/vnd.oasis.opendocument.formula" manifest:full-path="Formula-151/" manifest:version="1.2"/>
  <manifest:file-entry manifest:media-type="application/vnd.oasis.opendocument.formula" manifest:full-path="Formula-151/" manifest:version="1.2"/>
  <manifest:file-entry manifest:media-type="application/vnd.oasis.opendocument.formula" manifest:full-path="Formula-149/" manifest:version="1.2"/>
  <manifest:file-entry manifest:media-type="application/vnd.oasis.opendocument.formula" manifest:full-path="Formula-149/" manifest:version="1.2"/>
  <manifest:file-entry manifest:media-type="application/vnd.oasis.opendocument.formula" manifest:full-path="Formula-147/" manifest:version="1.2"/>
  <manifest:file-entry manifest:media-type="application/vnd.oasis.opendocument.formula" manifest:full-path="Formula-147/" manifest:version="1.2"/>
  <manifest:file-entry manifest:media-type="application/vnd.oasis.opendocument.formula" manifest:full-path="Formula-145/" manifest:version="1.2"/>
  <manifest:file-entry manifest:media-type="application/vnd.oasis.opendocument.formula" manifest:full-path="Formula-145/" manifest:version="1.2"/>
  <manifest:file-entry manifest:media-type="application/vnd.oasis.opendocument.formula" manifest:full-path="Formula-143/" manifest:version="1.2"/>
  <manifest:file-entry manifest:media-type="application/vnd.oasis.opendocument.formula" manifest:full-path="Formula-143/" manifest:version="1.2"/>
  <manifest:file-entry manifest:media-type="application/vnd.oasis.opendocument.formula" manifest:full-path="Formula-141/" manifest:version="1.2"/>
  <manifest:file-entry manifest:media-type="application/vnd.oasis.opendocument.formula" manifest:full-path="Formula-141/" manifest:version="1.2"/>
  <manifest:file-entry manifest:media-type="application/vnd.oasis.opendocument.formula" manifest:full-path="Formula-139/" manifest:version="1.2"/>
  <manifest:file-entry manifest:media-type="application/vnd.oasis.opendocument.formula" manifest:full-path="Formula-139/" manifest:version="1.2"/>
  <manifest:file-entry manifest:media-type="application/vnd.oasis.opendocument.formula" manifest:full-path="Formula-137/" manifest:version="1.2"/>
  <manifest:file-entry manifest:media-type="application/vnd.oasis.opendocument.formula" manifest:full-path="Formula-137/" manifest:version="1.2"/>
  <manifest:file-entry manifest:media-type="application/vnd.oasis.opendocument.formula" manifest:full-path="Formula-135/" manifest:version="1.2"/>
  <manifest:file-entry manifest:media-type="application/vnd.oasis.opendocument.formula" manifest:full-path="Formula-135/" manifest:version="1.2"/>
  <manifest:file-entry manifest:media-type="application/vnd.oasis.opendocument.formula" manifest:full-path="Formula-133/" manifest:version="1.2"/>
  <manifest:file-entry manifest:media-type="application/vnd.oasis.opendocument.formula" manifest:full-path="Formula-133/" manifest:version="1.2"/>
  <manifest:file-entry manifest:media-type="application/vnd.oasis.opendocument.formula" manifest:full-path="Formula-131/" manifest:version="1.2"/>
  <manifest:file-entry manifest:media-type="application/vnd.oasis.opendocument.formula" manifest:full-path="Formula-131/" manifest:version="1.2"/>
  <manifest:file-entry manifest:media-type="application/vnd.oasis.opendocument.formula" manifest:full-path="Formula-129/" manifest:version="1.2"/>
  <manifest:file-entry manifest:media-type="application/vnd.oasis.opendocument.formula" manifest:full-path="Formula-129/" manifest:version="1.2"/>
  <manifest:file-entry manifest:media-type="application/vnd.oasis.opendocument.formula" manifest:full-path="Formula-127/" manifest:version="1.2"/>
  <manifest:file-entry manifest:media-type="application/vnd.oasis.opendocument.formula" manifest:full-path="Formula-127/" manifest:version="1.2"/>
  <manifest:file-entry manifest:media-type="application/vnd.oasis.opendocument.formula" manifest:full-path="Formula-125/" manifest:version="1.2"/>
  <manifest:file-entry manifest:media-type="application/vnd.oasis.opendocument.formula" manifest:full-path="Formula-125/" manifest:version="1.2"/>
  <manifest:file-entry manifest:media-type="application/vnd.oasis.opendocument.formula" manifest:full-path="Formula-123/" manifest:version="1.2"/>
  <manifest:file-entry manifest:media-type="application/vnd.oasis.opendocument.formula" manifest:full-path="Formula-123/" manifest:version="1.2"/>
  <manifest:file-entry manifest:media-type="application/vnd.oasis.opendocument.formula" manifest:full-path="Formula-121/" manifest:version="1.2"/>
  <manifest:file-entry manifest:media-type="application/vnd.oasis.opendocument.formula" manifest:full-path="Formula-121/" manifest:version="1.2"/>
  <manifest:file-entry manifest:media-type="application/vnd.oasis.opendocument.formula" manifest:full-path="Formula-119/" manifest:version="1.2"/>
  <manifest:file-entry manifest:media-type="application/vnd.oasis.opendocument.formula" manifest:full-path="Formula-119/" manifest:version="1.2"/>
  <manifest:file-entry manifest:media-type="application/vnd.oasis.opendocument.formula" manifest:full-path="Formula-117/" manifest:version="1.2"/>
  <manifest:file-entry manifest:media-type="application/vnd.oasis.opendocument.formula" manifest:full-path="Formula-117/" manifest:version="1.2"/>
  <manifest:file-entry manifest:media-type="application/vnd.oasis.opendocument.formula" manifest:full-path="Formula-115/" manifest:version="1.2"/>
  <manifest:file-entry manifest:media-type="application/vnd.oasis.opendocument.formula" manifest:full-path="Formula-115/" manifest:version="1.2"/>
  <manifest:file-entry manifest:media-type="application/vnd.oasis.opendocument.formula" manifest:full-path="Formula-113/" manifest:version="1.2"/>
  <manifest:file-entry manifest:media-type="application/vnd.oasis.opendocument.formula" manifest:full-path="Formula-113/" manifest:version="1.2"/>
  <manifest:file-entry manifest:media-type="application/vnd.oasis.opendocument.formula" manifest:full-path="Formula-111/" manifest:version="1.2"/>
  <manifest:file-entry manifest:media-type="application/vnd.oasis.opendocument.formula" manifest:full-path="Formula-111/" manifest:version="1.2"/>
  <manifest:file-entry manifest:media-type="application/vnd.oasis.opendocument.formula" manifest:full-path="Formula-109/" manifest:version="1.2"/>
  <manifest:file-entry manifest:media-type="application/vnd.oasis.opendocument.formula" manifest:full-path="Formula-109/" manifest:version="1.2"/>
  <manifest:file-entry manifest:media-type="application/vnd.oasis.opendocument.formula" manifest:full-path="Formula-107/" manifest:version="1.2"/>
  <manifest:file-entry manifest:media-type="application/vnd.oasis.opendocument.formula" manifest:full-path="Formula-107/" manifest:version="1.2"/>
  <manifest:file-entry manifest:media-type="application/vnd.oasis.opendocument.formula" manifest:full-path="Formula-105/" manifest:version="1.2"/>
  <manifest:file-entry manifest:media-type="application/vnd.oasis.opendocument.formula" manifest:full-path="Formula-105/" manifest:version="1.2"/>
  <manifest:file-entry manifest:media-type="application/vnd.oasis.opendocument.formula" manifest:full-path="Formula-103/" manifest:version="1.2"/>
  <manifest:file-entry manifest:media-type="application/vnd.oasis.opendocument.formula" manifest:full-path="Formula-103/" manifest:version="1.2"/>
  <manifest:file-entry manifest:media-type="application/vnd.oasis.opendocument.formula" manifest:full-path="Formula-101/" manifest:version="1.2"/>
  <manifest:file-entry manifest:media-type="application/vnd.oasis.opendocument.formula" manifest:full-path="Formula-101/" manifest:version="1.2"/>
  <manifest:file-entry manifest:media-type="application/vnd.oasis.opendocument.formula" manifest:full-path="Formula-99/" manifest:version="1.2"/>
  <manifest:file-entry manifest:media-type="application/vnd.oasis.opendocument.formula" manifest:full-path="Formula-99/" manifest:version="1.2"/>
  <manifest:file-entry manifest:media-type="application/vnd.oasis.opendocument.formula" manifest:full-path="Formula-97/" manifest:version="1.2"/>
  <manifest:file-entry manifest:media-type="application/vnd.oasis.opendocument.formula" manifest:full-path="Formula-97/" manifest:version="1.2"/>
  <manifest:file-entry manifest:media-type="application/vnd.oasis.opendocument.formula" manifest:full-path="Formula-95/" manifest:version="1.2"/>
  <manifest:file-entry manifest:media-type="application/vnd.oasis.opendocument.formula" manifest:full-path="Formula-95/" manifest:version="1.2"/>
  <manifest:file-entry manifest:media-type="application/vnd.oasis.opendocument.formula" manifest:full-path="Formula-93/" manifest:version="1.2"/>
  <manifest:file-entry manifest:media-type="application/vnd.oasis.opendocument.formula" manifest:full-path="Formula-93/" manifest:version="1.2"/>
  <manifest:file-entry manifest:media-type="application/vnd.oasis.opendocument.formula" manifest:full-path="Formula-91/" manifest:version="1.2"/>
  <manifest:file-entry manifest:media-type="application/vnd.oasis.opendocument.formula" manifest:full-path="Formula-91/" manifest:version="1.2"/>
  <manifest:file-entry manifest:media-type="application/vnd.oasis.opendocument.formula" manifest:full-path="Formula-89/" manifest:version="1.2"/>
  <manifest:file-entry manifest:media-type="application/vnd.oasis.opendocument.formula" manifest:full-path="Formula-89/" manifest:version="1.2"/>
  <manifest:file-entry manifest:media-type="application/vnd.oasis.opendocument.formula" manifest:full-path="Formula-87/" manifest:version="1.2"/>
  <manifest:file-entry manifest:media-type="application/vnd.oasis.opendocument.formula" manifest:full-path="Formula-87/" manifest:version="1.2"/>
  <manifest:file-entry manifest:media-type="application/vnd.oasis.opendocument.formula" manifest:full-path="Formula-85/" manifest:version="1.2"/>
  <manifest:file-entry manifest:media-type="application/vnd.oasis.opendocument.formula" manifest:full-path="Formula-85/" manifest:version="1.2"/>
  <manifest:file-entry manifest:media-type="application/vnd.oasis.opendocument.formula" manifest:full-path="Formula-83/" manifest:version="1.2"/>
  <manifest:file-entry manifest:media-type="application/vnd.oasis.opendocument.formula" manifest:full-path="Formula-83/" manifest:version="1.2"/>
  <manifest:file-entry manifest:media-type="application/vnd.oasis.opendocument.formula" manifest:full-path="Formula-81/" manifest:version="1.2"/>
  <manifest:file-entry manifest:media-type="application/vnd.oasis.opendocument.formula" manifest:full-path="Formula-81/" manifest:version="1.2"/>
  <manifest:file-entry manifest:media-type="application/vnd.oasis.opendocument.formula" manifest:full-path="Formula-79/" manifest:version="1.2"/>
  <manifest:file-entry manifest:media-type="application/vnd.oasis.opendocument.formula" manifest:full-path="Formula-79/" manifest:version="1.2"/>
  <manifest:file-entry manifest:media-type="application/vnd.oasis.opendocument.formula" manifest:full-path="Formula-77/" manifest:version="1.2"/>
  <manifest:file-entry manifest:media-type="application/vnd.oasis.opendocument.formula" manifest:full-path="Formula-77/" manifest:version="1.2"/>
  <manifest:file-entry manifest:media-type="application/vnd.oasis.opendocument.formula" manifest:full-path="Formula-75/" manifest:version="1.2"/>
  <manifest:file-entry manifest:media-type="application/vnd.oasis.opendocument.formula" manifest:full-path="Formula-75/" manifest:version="1.2"/>
  <manifest:file-entry manifest:media-type="application/vnd.oasis.opendocument.formula" manifest:full-path="Formula-73/" manifest:version="1.2"/>
  <manifest:file-entry manifest:media-type="application/vnd.oasis.opendocument.formula" manifest:full-path="Formula-73/" manifest:version="1.2"/>
  <manifest:file-entry manifest:media-type="application/vnd.oasis.opendocument.formula" manifest:full-path="Formula-71/" manifest:version="1.2"/>
  <manifest:file-entry manifest:media-type="application/vnd.oasis.opendocument.formula" manifest:full-path="Formula-71/" manifest:version="1.2"/>
  <manifest:file-entry manifest:media-type="application/vnd.oasis.opendocument.formula" manifest:full-path="Formula-69/" manifest:version="1.2"/>
  <manifest:file-entry manifest:media-type="application/vnd.oasis.opendocument.formula" manifest:full-path="Formula-69/" manifest:version="1.2"/>
  <manifest:file-entry manifest:media-type="application/vnd.oasis.opendocument.formula" manifest:full-path="Formula-67/" manifest:version="1.2"/>
  <manifest:file-entry manifest:media-type="application/vnd.oasis.opendocument.formula" manifest:full-path="Formula-67/" manifest:version="1.2"/>
  <manifest:file-entry manifest:media-type="application/vnd.oasis.opendocument.formula" manifest:full-path="Formula-65/" manifest:version="1.2"/>
  <manifest:file-entry manifest:media-type="application/vnd.oasis.opendocument.formula" manifest:full-path="Formula-65/" manifest:version="1.2"/>
  <manifest:file-entry manifest:media-type="application/vnd.oasis.opendocument.formula" manifest:full-path="Formula-63/" manifest:version="1.2"/>
  <manifest:file-entry manifest:media-type="application/vnd.oasis.opendocument.formula" manifest:full-path="Formula-63/" manifest:version="1.2"/>
  <manifest:file-entry manifest:media-type="application/vnd.oasis.opendocument.formula" manifest:full-path="Formula-61/" manifest:version="1.2"/>
  <manifest:file-entry manifest:media-type="application/vnd.oasis.opendocument.formula" manifest:full-path="Formula-61/" manifest:version="1.2"/>
  <manifest:file-entry manifest:media-type="application/vnd.oasis.opendocument.formula" manifest:full-path="Formula-59/" manifest:version="1.2"/>
  <manifest:file-entry manifest:media-type="application/vnd.oasis.opendocument.formula" manifest:full-path="Formula-59/" manifest:version="1.2"/>
  <manifest:file-entry manifest:media-type="application/vnd.oasis.opendocument.formula" manifest:full-path="Formula-57/" manifest:version="1.2"/>
  <manifest:file-entry manifest:media-type="application/vnd.oasis.opendocument.formula" manifest:full-path="Formula-57/" manifest:version="1.2"/>
  <manifest:file-entry manifest:media-type="application/vnd.oasis.opendocument.formula" manifest:full-path="Formula-55/" manifest:version="1.2"/>
  <manifest:file-entry manifest:media-type="application/vnd.oasis.opendocument.formula" manifest:full-path="Formula-55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1/" manifest:version="1.2"/>
  <manifest:file-entry manifest:media-type="application/vnd.oasis.opendocument.formula" manifest:full-path="Formula-41/" manifest:version="1.2"/>
  <manifest:file-entry manifest:media-type="application/vnd.oasis.opendocument.formula" manifest:full-path="Formula-39/" manifest:version="1.2"/>
  <manifest:file-entry manifest:media-type="application/vnd.oasis.opendocument.formula" manifest:full-path="Formula-39/" manifest:version="1.2"/>
  <manifest:file-entry manifest:media-type="application/vnd.oasis.opendocument.formula" manifest:full-path="Formula-37/" manifest:version="1.2"/>
  <manifest:file-entry manifest:media-type="application/vnd.oasis.opendocument.formula" manifest:full-path="Formula-37/" manifest:version="1.2"/>
  <manifest:file-entry manifest:media-type="application/vnd.oasis.opendocument.formula" manifest:full-path="Formula-35/" manifest:version="1.2"/>
  <manifest:file-entry manifest:media-type="application/vnd.oasis.opendocument.formula" manifest:full-path="Formula-35/" manifest:version="1.2"/>
  <manifest:file-entry manifest:media-type="application/vnd.oasis.opendocument.formula" manifest:full-path="Formula-33/" manifest:version="1.2"/>
  <manifest:file-entry manifest:media-type="application/vnd.oasis.opendocument.formula" manifest:full-path="Formula-33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5/" manifest:version="1.2"/>
  <manifest:file-entry manifest:media-type="application/vnd.oasis.opendocument.formula" manifest:full-path="Formula-15/" manifest:version="1.2"/>
  <manifest:file-entry manifest:media-type="application/vnd.oasis.opendocument.formula" manifest:full-path="Formula-13/" manifest:version="1.2"/>
  <manifest:file-entry manifest:media-type="application/vnd.oasis.opendocument.formula" manifest:full-path="Formula-13/" manifest:version="1.2"/>
  <manifest:file-entry manifest:media-type="application/vnd.oasis.opendocument.formula" manifest:full-path="Formula-11/" manifest:version="1.2"/>
  <manifest:file-entry manifest:media-type="application/vnd.oasis.opendocument.formula" manifest:full-path="Formula-11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9">
      <text:list-level-style-number text:level="1" text:style-name="Numbering_20_Symbols" style:num-format="i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0">
      <text:list-level-style-number text:level="1" text:style-name="Numbering_20_Symbols" style:num-format="i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1">
      <text:list-level-style-number text:level="1" text:style-name="Numbering_20_Symbols" style:num-format="i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0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3">
      <text:list-level-style-number text:level="1" text:style-name="Numbering_20_Symbols" style:num-format="i" text:start-value="1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94">
      <text:list-level-style-number text:level="1" text:style-name="Numbering_20_Symbols" style:num-format="i" text:start-value="3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line-through-style="solid"/>
    </style:style>
    <style:style style:name="T4" style:family="text">
      <style:text-properties style:text-position="super 58%"/>
    </style:style>
    <style:style style:name="T5" style:family="text">
      <style:text-properties style:text-position="sub 58%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end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end" style:justify-single-word="false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Text_20_body" style:list-style-name="L4">
    </style:style>
    <style:style style:name="P9" style:family="paragraph" style:parent-style-name="Text_20_body" style:list-style-name="L5">
    </style:style>
    <style:style style:name="P10" style:family="paragraph" style:parent-style-name="Text_20_body" style:list-style-name="L6">
    </style:style>
    <style:style style:name="P11" style:family="paragraph" style:parent-style-name="Text_20_body" style:list-style-name="L7">
      <style:paragraph-properties fo:margin-top="0in" fo:margin-bottom="0in"/>
    </style:style>
    <style:style style:name="P12" style:family="paragraph" style:parent-style-name="Text_20_body" style:list-style-name="L8">
      <style:paragraph-properties fo:margin-top="0in" fo:margin-bottom="0in"/>
    </style:style>
    <style:style style:name="P13" style:family="paragraph" style:parent-style-name="Text_20_body" style:list-style-name="L9">
      <style:paragraph-properties fo:margin-top="0in" fo:margin-bottom="0in"/>
    </style:style>
    <style:style style:name="P14" style:family="paragraph" style:parent-style-name="Text_20_body" style:list-style-name="L10">
      <style:paragraph-properties fo:margin-top="0in" fo:margin-bottom="0in"/>
    </style:style>
    <style:style style:name="P15" style:family="paragraph" style:parent-style-name="Text_20_body" style:list-style-name="L11">
      <style:paragraph-properties fo:margin-top="0in" fo:margin-bottom="0in"/>
    </style:style>
    <style:style style:name="P16" style:family="paragraph" style:parent-style-name="Text_20_body" style:list-style-name="L12">
      <style:paragraph-properties fo:margin-top="0in" fo:margin-bottom="0in"/>
    </style:style>
    <style:style style:name="P17" style:family="paragraph" style:parent-style-name="Text_20_body" style:list-style-name="L13">
      <style:paragraph-properties fo:margin-top="0in" fo:margin-bottom="0in"/>
    </style:style>
    <style:style style:name="P18" style:family="paragraph" style:parent-style-name="Text_20_body" style:list-style-name="L14">
      <style:paragraph-properties fo:margin-top="0in" fo:margin-bottom="0in"/>
    </style:style>
    <style:style style:name="P19" style:family="paragraph" style:parent-style-name="Text_20_body" style:list-style-name="L15">
      <style:paragraph-properties fo:margin-top="0in" fo:margin-bottom="0in"/>
    </style:style>
    <style:style style:name="P20" style:family="paragraph" style:parent-style-name="Text_20_body" style:list-style-name="L16">
    </style:style>
    <style:style style:name="P21" style:family="paragraph" style:parent-style-name="Text_20_body" style:list-style-name="L17">
      <style:paragraph-properties fo:margin-top="0in" fo:margin-bottom="0in"/>
    </style:style>
    <style:style style:name="P22" style:family="paragraph" style:parent-style-name="Text_20_body" style:list-style-name="L18">
      <style:paragraph-properties fo:margin-top="0in" fo:margin-bottom="0in"/>
    </style:style>
    <style:style style:name="P23" style:family="paragraph" style:parent-style-name="Text_20_body" style:list-style-name="L19">
      <style:paragraph-properties fo:margin-top="0in" fo:margin-bottom="0in"/>
    </style:style>
    <style:style style:name="P24" style:family="paragraph" style:parent-style-name="Text_20_body" style:list-style-name="L20">
      <style:paragraph-properties fo:margin-top="0in" fo:margin-bottom="0in"/>
    </style:style>
    <style:style style:name="P25" style:family="paragraph" style:parent-style-name="Text_20_body" style:list-style-name="L21">
      <style:paragraph-properties fo:margin-top="0in" fo:margin-bottom="0in"/>
    </style:style>
    <style:style style:name="P26" style:family="paragraph" style:parent-style-name="Text_20_body" style:list-style-name="L22">
      <style:paragraph-properties fo:margin-top="0in" fo:margin-bottom="0in"/>
    </style:style>
    <style:style style:name="P27" style:family="paragraph" style:parent-style-name="Text_20_body" style:list-style-name="L23">
      <style:paragraph-properties fo:margin-top="0in" fo:margin-bottom="0in"/>
    </style:style>
    <style:style style:name="P28" style:family="paragraph" style:parent-style-name="Text_20_body" style:list-style-name="L24">
      <style:paragraph-properties fo:margin-top="0in" fo:margin-bottom="0in"/>
    </style:style>
    <style:style style:name="P29" style:family="paragraph" style:parent-style-name="Text_20_body" style:list-style-name="L25">
      <style:paragraph-properties fo:margin-top="0in" fo:margin-bottom="0in"/>
    </style:style>
    <style:style style:name="P30" style:family="paragraph" style:parent-style-name="Text_20_body" style:list-style-name="L26">
      <style:paragraph-properties fo:margin-top="0in" fo:margin-bottom="0in"/>
    </style:style>
    <style:style style:name="P31" style:family="paragraph" style:parent-style-name="Text_20_body" style:list-style-name="L27">
      <style:paragraph-properties fo:margin-top="0in" fo:margin-bottom="0in"/>
    </style:style>
    <style:style style:name="P32" style:family="paragraph" style:parent-style-name="Text_20_body" style:list-style-name="L28">
      <style:paragraph-properties fo:margin-top="0in" fo:margin-bottom="0in"/>
    </style:style>
    <style:style style:name="P33" style:family="paragraph" style:parent-style-name="Text_20_body" style:list-style-name="L29">
      <style:paragraph-properties fo:margin-top="0in" fo:margin-bottom="0in"/>
    </style:style>
    <style:style style:name="P34" style:family="paragraph" style:parent-style-name="Text_20_body" style:list-style-name="L30">
      <style:paragraph-properties fo:margin-top="0in" fo:margin-bottom="0in"/>
    </style:style>
    <style:style style:name="P35" style:family="paragraph" style:parent-style-name="Text_20_body" style:list-style-name="L31">
      <style:paragraph-properties fo:margin-top="0in" fo:margin-bottom="0in"/>
    </style:style>
    <style:style style:name="P36" style:family="paragraph" style:parent-style-name="Text_20_body" style:list-style-name="L32">
      <style:paragraph-properties fo:margin-top="0in" fo:margin-bottom="0in"/>
    </style:style>
    <style:style style:name="P37" style:family="paragraph" style:parent-style-name="Text_20_body" style:list-style-name="L33">
      <style:paragraph-properties fo:margin-top="0in" fo:margin-bottom="0in"/>
    </style:style>
    <style:style style:name="P38" style:family="paragraph" style:parent-style-name="Text_20_body" style:list-style-name="L34">
    </style:style>
    <style:style style:name="P39" style:family="paragraph" style:parent-style-name="Text_20_body" style:list-style-name="L35">
      <style:paragraph-properties fo:margin-top="0in" fo:margin-bottom="0in"/>
    </style:style>
    <style:style style:name="P40" style:family="paragraph" style:parent-style-name="Text_20_body" style:list-style-name="L36">
      <style:paragraph-properties fo:margin-top="0in" fo:margin-bottom="0in"/>
    </style:style>
    <style:style style:name="P41" style:family="paragraph" style:parent-style-name="Text_20_body" style:list-style-name="L37">
      <style:paragraph-properties fo:margin-top="0in" fo:margin-bottom="0in"/>
    </style:style>
    <style:style style:name="P42" style:family="paragraph" style:parent-style-name="Text_20_body" style:list-style-name="L38">
    </style:style>
    <style:style style:name="P43" style:family="paragraph" style:parent-style-name="Text_20_body" style:list-style-name="L39">
      <style:paragraph-properties fo:margin-top="0in" fo:margin-bottom="0in"/>
    </style:style>
    <style:style style:name="P44" style:family="paragraph" style:parent-style-name="Text_20_body" style:list-style-name="L40">
      <style:paragraph-properties fo:margin-top="0in" fo:margin-bottom="0in"/>
    </style:style>
    <style:style style:name="P45" style:family="paragraph" style:parent-style-name="Text_20_body" style:list-style-name="L41">
      <style:paragraph-properties fo:margin-top="0in" fo:margin-bottom="0in"/>
    </style:style>
    <style:style style:name="P46" style:family="paragraph" style:parent-style-name="Text_20_body" style:list-style-name="L42">
      <style:paragraph-properties fo:margin-top="0in" fo:margin-bottom="0in"/>
    </style:style>
    <style:style style:name="P47" style:family="paragraph" style:parent-style-name="Text_20_body" style:list-style-name="L43">
    </style:style>
    <style:style style:name="P48" style:family="paragraph" style:parent-style-name="Text_20_body" style:list-style-name="L44">
      <style:paragraph-properties fo:margin-top="0in" fo:margin-bottom="0in"/>
    </style:style>
    <style:style style:name="P49" style:family="paragraph" style:parent-style-name="Text_20_body" style:list-style-name="L45">
      <style:paragraph-properties fo:margin-top="0in" fo:margin-bottom="0in"/>
    </style:style>
    <style:style style:name="P50" style:family="paragraph" style:parent-style-name="Text_20_body" style:list-style-name="L46">
      <style:paragraph-properties fo:margin-top="0in" fo:margin-bottom="0in"/>
    </style:style>
    <style:style style:name="P51" style:family="paragraph" style:parent-style-name="Text_20_body" style:list-style-name="L47">
      <style:paragraph-properties fo:margin-top="0in" fo:margin-bottom="0in"/>
    </style:style>
    <style:style style:name="P52" style:family="paragraph" style:parent-style-name="Text_20_body" style:list-style-name="L48">
    </style:style>
    <style:style style:name="P53" style:family="paragraph" style:parent-style-name="Text_20_body" style:list-style-name="L49">
    </style:style>
    <style:style style:name="P54" style:family="paragraph" style:parent-style-name="Text_20_body" style:list-style-name="L50">
      <style:paragraph-properties fo:margin-top="0in" fo:margin-bottom="0in"/>
    </style:style>
    <style:style style:name="P55" style:family="paragraph" style:parent-style-name="Text_20_body" style:list-style-name="L51">
      <style:paragraph-properties fo:margin-top="0in" fo:margin-bottom="0in"/>
    </style:style>
    <style:style style:name="P56" style:family="paragraph" style:parent-style-name="Text_20_body" style:list-style-name="L52">
      <style:paragraph-properties fo:margin-top="0in" fo:margin-bottom="0in"/>
    </style:style>
    <style:style style:name="P57" style:family="paragraph" style:parent-style-name="Text_20_body" style:list-style-name="L53">
      <style:paragraph-properties fo:margin-top="0in" fo:margin-bottom="0in"/>
    </style:style>
    <style:style style:name="P58" style:family="paragraph" style:parent-style-name="Text_20_body" style:list-style-name="L54">
    </style:style>
    <style:style style:name="P59" style:family="paragraph" style:parent-style-name="Text_20_body" style:list-style-name="L55">
      <style:paragraph-properties fo:margin-top="0in" fo:margin-bottom="0in"/>
    </style:style>
    <style:style style:name="P60" style:family="paragraph" style:parent-style-name="Text_20_body" style:list-style-name="L56">
      <style:paragraph-properties fo:margin-top="0in" fo:margin-bottom="0in"/>
    </style:style>
    <style:style style:name="P61" style:family="paragraph" style:parent-style-name="Text_20_body" style:list-style-name="L57">
      <style:paragraph-properties fo:margin-top="0in" fo:margin-bottom="0in"/>
    </style:style>
    <style:style style:name="P62" style:family="paragraph" style:parent-style-name="Text_20_body" style:list-style-name="L58">
      <style:paragraph-properties fo:margin-top="0in" fo:margin-bottom="0in"/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Text_20_body" style:list-style-name="L59">
      <style:paragraph-properties fo:margin-top="0in" fo:margin-bottom="0in"/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Text_20_body" style:list-style-name="L60">
      <style:paragraph-properties fo:margin-top="0in" fo:margin-bottom="0in"/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Text_20_body" style:list-style-name="L61">
      <style:paragraph-properties fo:margin-top="0in" fo:margin-bottom="0in"/>
    </style:style>
    <style:style style:name="P74" style:family="paragraph" style:parent-style-name="Text_20_body" style:list-style-name="L62">
      <style:paragraph-properties fo:margin-top="0in" fo:margin-bottom="0in"/>
    </style:style>
    <style:style style:name="P75" style:family="paragraph" style:parent-style-name="Text_20_body" style:list-style-name="L63">
      <style:paragraph-properties fo:margin-top="0in" fo:margin-bottom="0in"/>
    </style:style>
    <style:style style:name="P76" style:family="paragraph" style:parent-style-name="Text_20_body" style:list-style-name="L64">
      <style:paragraph-properties fo:margin-top="0in" fo:margin-bottom="0in"/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Text_20_body" style:list-style-name="L65">
      <style:paragraph-properties fo:margin-top="0in" fo:margin-bottom="0in"/>
    </style:style>
    <style:style style:name="P86" style:family="paragraph" style:parent-style-name="Text_20_body" style:list-style-name="L66">
      <style:paragraph-properties fo:margin-top="0in" fo:margin-bottom="0in"/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Text_20_body" style:list-style-name="L67">
      <style:paragraph-properties fo:margin-top="0in" fo:margin-bottom="0in"/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Text_20_body" style:list-style-name="L68">
      <style:paragraph-properties fo:margin-top="0in" fo:margin-bottom="0in"/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Text_20_body" style:list-style-name="L69">
      <style:paragraph-properties fo:margin-top="0in" fo:margin-bottom="0in"/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Text_20_body" style:list-style-name="L70">
      <style:paragraph-properties fo:margin-top="0in" fo:margin-bottom="0in"/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Text_20_body" style:list-style-name="L71">
    </style:style>
    <style:style style:name="P112" style:family="paragraph" style:parent-style-name="Text_20_body" style:list-style-name="L72">
      <style:paragraph-properties fo:margin-top="0in" fo:margin-bottom="0in"/>
    </style:style>
    <style:style style:name="P113" style:family="paragraph" style:parent-style-name="Text_20_body" style:list-style-name="L73">
      <style:paragraph-properties fo:margin-top="0in" fo:margin-bottom="0in"/>
    </style:style>
    <style:style style:name="P114" style:family="paragraph" style:parent-style-name="Text_20_body" style:list-style-name="L74">
      <style:paragraph-properties fo:margin-top="0in" fo:margin-bottom="0in"/>
    </style:style>
    <style:style style:name="P115" style:family="paragraph" style:parent-style-name="Text_20_body" style:list-style-name="L75">
      <style:paragraph-properties fo:margin-top="0in" fo:margin-bottom="0in"/>
    </style:style>
    <style:style style:name="P116" style:family="paragraph" style:parent-style-name="Text_20_body" style:list-style-name="L76">
      <style:paragraph-properties fo:margin-top="0in" fo:margin-bottom="0in"/>
    </style:style>
    <style:style style:name="P117" style:family="paragraph" style:parent-style-name="Text_20_body" style:list-style-name="L77">
      <style:paragraph-properties fo:margin-top="0in" fo:margin-bottom="0in"/>
    </style:style>
    <style:style style:name="P118" style:family="paragraph" style:parent-style-name="Text_20_body" style:list-style-name="L78">
      <style:paragraph-properties fo:margin-top="0in" fo:margin-bottom="0in"/>
    </style:style>
    <style:style style:name="P119" style:family="paragraph" style:parent-style-name="Text_20_body" style:list-style-name="L79">
      <style:paragraph-properties fo:margin-top="0in" fo:margin-bottom="0in"/>
    </style:style>
    <style:style style:name="P120" style:family="paragraph" style:parent-style-name="Text_20_body" style:list-style-name="L80">
      <style:paragraph-properties fo:margin-top="0in" fo:margin-bottom="0in"/>
    </style:style>
    <style:style style:name="P121" style:family="paragraph" style:parent-style-name="Text_20_body" style:list-style-name="L81">
      <style:paragraph-properties fo:margin-top="0in" fo:margin-bottom="0in"/>
    </style:style>
    <style:style style:name="P122" style:family="paragraph" style:parent-style-name="Text_20_body" style:list-style-name="L82">
      <style:paragraph-properties fo:margin-top="0in" fo:margin-bottom="0in"/>
    </style:style>
    <style:style style:name="P123" style:family="paragraph" style:parent-style-name="Text_20_body" style:list-style-name="L83">
      <style:paragraph-properties fo:margin-top="0in" fo:margin-bottom="0in"/>
    </style:style>
    <style:style style:name="P124" style:family="paragraph" style:parent-style-name="Text_20_body" style:list-style-name="L84">
    </style:style>
    <style:style style:name="P125" style:family="paragraph" style:parent-style-name="Text_20_body" style:list-style-name="L85">
      <style:paragraph-properties fo:margin-top="0in" fo:margin-bottom="0in"/>
    </style:style>
    <style:style style:name="P126" style:family="paragraph" style:parent-style-name="Table_20_Heading">
      <style:paragraph-properties fo:text-align="center" style:justify-single-word="false"/>
    </style:style>
    <style:style style:name="P127" style:family="paragraph" style:parent-style-name="Table_20_Contents">
      <style:paragraph-properties fo:text-align="center" style:justify-single-word="false"/>
    </style:style>
    <style:style style:name="P128" style:family="paragraph" style:parent-style-name="Text_20_body" style:list-style-name="L86"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Text_20_body" style:list-style-name="L87">
      <style:paragraph-properties fo:margin-top="0in" fo:margin-bottom="0in"/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Text_20_body" style:list-style-name="L88">
      <style:paragraph-properties fo:margin-top="0in" fo:margin-bottom="0in"/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Text_20_body" style:list-style-name="L89">
      <style:paragraph-properties fo:margin-top="0in" fo:margin-bottom="0in"/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Text_20_body" style:list-style-name="L90">
      <style:paragraph-properties fo:margin-top="0in" fo:margin-bottom="0in"/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Text_20_body" style:list-style-name="L91">
      <style:paragraph-properties fo:margin-top="0in" fo:margin-bottom="0in"/>
    </style:style>
    <style:style style:name="P155" style:family="paragraph" style:parent-style-name="Preformatted_20_Text">
    </style:style>
    <style:style style:name="P156" style:family="paragraph" style:parent-style-name="Preformatted_20_Text">
    </style:style>
    <style:style style:name="P157" style:family="paragraph" style:parent-style-name="Preformatted_20_Text">
    </style:style>
    <style:style style:name="P158" style:family="paragraph" style:parent-style-name="Preformatted_20_Text">
    </style:style>
    <style:style style:name="P159" style:family="paragraph" style:parent-style-name="Text_20_body" style:list-style-name="L92">
    </style:style>
    <style:style style:name="P160" style:family="paragraph" style:parent-style-name="Text_20_body" style:list-style-name="L93">
      <style:paragraph-properties fo:margin-top="0in" fo:margin-bottom="0in"/>
    </style:style>
    <style:style style:name="P161" style:family="paragraph" style:parent-style-name="Table_20_Heading">
      <style:paragraph-properties fo:text-align="center" style:justify-single-word="false"/>
    </style:style>
    <style:style style:name="P162" style:family="paragraph" style:parent-style-name="Table_20_Contents">
      <style:paragraph-properties fo:text-align="center" style:justify-single-word="false"/>
    </style:style>
    <style:style style:name="P163" style:family="paragraph" style:parent-style-name="Text_20_body" style:list-style-name="L94">
      <style:paragraph-properties fo:margin-top="0in" fo:margin-bottom="0in"/>
    </style:style>
    <style:style style:name="P164" style:family="paragraph" style:parent-style-name="Text_20_body" style:list-style-name="L95">
      <style:paragraph-properties fo:margin-top="0in" fo:margin-bottom="0in"/>
    </style:style>
    <style:style style:name="P165" style:family="paragraph" style:parent-style-name="Table_20_Heading">
      <style:paragraph-properties fo:text-align="center" style:justify-single-word="false"/>
    </style:style>
    <style:style style:name="P166" style:family="paragraph" style:parent-style-name="Table_20_Contents">
      <style:paragraph-properties fo:text-align="center" style:justify-single-word="false"/>
    </style:style>
    <style:style style:name="P167" style:family="paragraph" style:parent-style-name="Text_20_body" style:list-style-name="L96">
      <style:paragraph-properties fo:margin-top="0in" fo:margin-bottom="0in"/>
    </style:style>
    <style:style style:name="P168" style:family="paragraph" style:parent-style-name="Text_20_body" style:list-style-name="L97">
      <style:paragraph-properties fo:margin-top="0in" fo:margin-bottom="0in"/>
    </style:style>
    <style:style style:name="P169" style:family="paragraph" style:parent-style-name="Text_20_body" style:list-style-name="L98">
      <style:paragraph-properties fo:margin-top="0in" fo:margin-bottom="0in"/>
    </style:style>
    <style:style style:name="P170" style:family="paragraph" style:parent-style-name="Text_20_body" style:list-style-name="L99">
      <style:paragraph-properties fo:margin-top="0in" fo:margin-bottom="0in"/>
    </style:style>
    <style:style style:name="P171" style:family="paragraph" style:parent-style-name="Table_20_Heading">
      <style:paragraph-properties fo:text-align="center" style:justify-single-word="false"/>
    </style:style>
    <style:style style:name="P172" style:family="paragraph" style:parent-style-name="Table_20_Contents">
      <style:paragraph-properties fo:text-align="center" style:justify-single-word="false"/>
    </style:style>
    <style:style style:name="P173" style:family="paragraph" style:parent-style-name="Text_20_body" style:list-style-name="L100">
      <style:paragraph-properties fo:margin-top="0in" fo:margin-bottom="0in"/>
    </style:style>
    <style:style style:name="P174" style:family="paragraph" style:parent-style-name="Preformatted_20_Text">
    </style:style>
    <style:style style:name="P175" style:family="paragraph" style:parent-style-name="Preformatted_20_Text">
    </style:style>
    <style:style style:name="P176" style:family="paragraph" style:parent-style-name="Text_20_body" style:list-style-name="L101">
      <style:paragraph-properties fo:margin-top="0in" fo:margin-bottom="0in"/>
    </style:style>
    <style:style style:name="P177" style:family="paragraph" style:parent-style-name="Text_20_body" style:list-style-name="L102">
    </style:style>
    <style:style style:name="P178" style:family="paragraph" style:parent-style-name="Preformatted_20_Text">
    </style:style>
    <style:style style:name="P179" style:family="paragraph" style:parent-style-name="Preformatted_20_Text">
    </style:style>
    <style:style style:name="P180" style:family="paragraph" style:parent-style-name="Preformatted_20_Text">
    </style:style>
    <style:style style:name="P181" style:family="paragraph" style:parent-style-name="Preformatted_20_Text">
    </style:style>
    <style:style style:name="P182" style:family="paragraph" style:parent-style-name="Preformatted_20_Text">
    </style:style>
    <style:style style:name="P183" style:family="paragraph" style:parent-style-name="Preformatted_20_Text">
    </style:style>
    <style:style style:name="P184" style:family="paragraph" style:parent-style-name="Preformatted_20_Text">
    </style:style>
    <style:style style:name="P185" style:family="paragraph" style:parent-style-name="Text_20_body" style:list-style-name="L103">
    </style:style>
    <style:style style:name="P186" style:family="paragraph" style:parent-style-name="Text_20_body" style:list-style-name="L104">
      <style:paragraph-properties fo:margin-top="0in" fo:margin-bottom="0in"/>
    </style:style>
    <style:style style:name="P187" style:family="paragraph" style:parent-style-name="Text_20_body" style:list-style-name="L105">
      <style:paragraph-properties fo:margin-top="0in" fo:margin-bottom="0in"/>
    </style:style>
    <style:style style:name="P188" style:family="paragraph" style:parent-style-name="Text_20_body" style:list-style-name="L106">
      <style:paragraph-properties fo:margin-top="0in" fo:margin-bottom="0in"/>
    </style:style>
    <style:style style:name="P189" style:family="paragraph" style:parent-style-name="Text_20_body" style:list-style-name="L107">
      <style:paragraph-properties fo:margin-top="0in" fo:margin-bottom="0in"/>
    </style:style>
    <style:style style:name="P190" style:family="paragraph" style:parent-style-name="Text_20_body" style:list-style-name="L108">
      <style:paragraph-properties fo:margin-top="0in" fo:margin-bottom="0in"/>
    </style:style>
    <style:style style:name="P191" style:family="paragraph" style:parent-style-name="Text_20_body" style:list-style-name="L109">
      <style:paragraph-properties fo:margin-top="0in" fo:margin-bottom="0in"/>
    </style:style>
    <style:style style:name="P192" style:family="paragraph" style:parent-style-name="Text_20_body" style:list-style-name="L110">
      <style:paragraph-properties fo:margin-top="0in" fo:margin-bottom="0in"/>
    </style:style>
    <style:style style:name="P193" style:family="paragraph" style:parent-style-name="Text_20_body" style:list-style-name="L111">
      <style:paragraph-properties fo:margin-top="0in" fo:margin-bottom="0in"/>
    </style:style>
    <style:style style:name="P194" style:family="paragraph" style:parent-style-name="Text_20_body" style:list-style-name="L112">
      <style:paragraph-properties fo:margin-top="0in" fo:margin-bottom="0in"/>
    </style:style>
    <style:style style:name="P195" style:family="paragraph" style:parent-style-name="Text_20_body" style:list-style-name="L113">
      <style:paragraph-properties fo:margin-top="0in" fo:margin-bottom="0in"/>
    </style:style>
    <style:style style:name="P196" style:family="paragraph" style:parent-style-name="Preformatted_20_Text">
    </style:style>
    <style:style style:name="P197" style:family="paragraph" style:parent-style-name="Preformatted_20_Text">
    </style:style>
    <style:style style:name="P198" style:family="paragraph" style:parent-style-name="Preformatted_20_Text">
    </style:style>
    <style:style style:name="P199" style:family="paragraph" style:parent-style-name="Preformatted_20_Text">
    </style:style>
    <style:style style:name="P200" style:family="paragraph" style:parent-style-name="Preformatted_20_Text">
    </style:style>
    <style:style style:name="P201" style:family="paragraph" style:parent-style-name="Preformatted_20_Text">
    </style:style>
    <style:style style:name="P202" style:family="paragraph" style:parent-style-name="Text_20_body" style:list-style-name="L114">
      <style:paragraph-properties fo:margin-top="0in" fo:margin-bottom="0in"/>
    </style:style>
    <style:style style:name="P203" style:family="paragraph" style:parent-style-name="Text_20_body" style:list-style-name="L115">
    </style:style>
    <style:style style:name="P204" style:family="paragraph" style:parent-style-name="Text_20_body" style:list-style-name="L116">
    </style:style>
    <style:style style:name="P205" style:family="paragraph" style:parent-style-name="Text_20_body" style:list-style-name="L117">
      <style:paragraph-properties fo:margin-top="0in" fo:margin-bottom="0in"/>
    </style:style>
    <style:style style:name="P206" style:family="paragraph" style:parent-style-name="Text_20_body" style:list-style-name="L118">
      <style:paragraph-properties fo:margin-top="0in" fo:margin-bottom="0in"/>
    </style:style>
    <style:style style:name="P207" style:family="paragraph" style:parent-style-name="Preformatted_20_Text">
    </style:style>
    <style:style style:name="P208" style:family="paragraph" style:parent-style-name="Preformatted_20_Text">
    </style:style>
    <style:style style:name="P209" style:family="paragraph" style:parent-style-name="Preformatted_20_Text">
    </style:style>
    <style:style style:name="P210" style:family="paragraph" style:parent-style-name="Preformatted_20_Text">
    </style:style>
    <style:style style:name="P211" style:family="paragraph" style:parent-style-name="Text_20_body" style:list-style-name="L119">
      <style:paragraph-properties fo:margin-top="0in" fo:margin-bottom="0in"/>
    </style:style>
    <style:style style:name="P212" style:family="paragraph" style:parent-style-name="Preformatted_20_Text">
    </style:style>
    <style:style style:name="P213" style:family="paragraph" style:parent-style-name="Preformatted_20_Text">
    </style:style>
    <style:style style:name="P214" style:family="paragraph" style:parent-style-name="Preformatted_20_Text">
    </style:style>
    <style:style style:name="P215" style:family="paragraph" style:parent-style-name="Preformatted_20_Text">
    </style:style>
    <style:style style:name="P216" style:family="paragraph" style:parent-style-name="Preformatted_20_Text">
    </style:style>
    <style:style style:name="P217" style:family="paragraph" style:parent-style-name="Preformatted_20_Text">
    </style:style>
    <style:style style:name="P218" style:family="paragraph" style:parent-style-name="Preformatted_20_Text">
    </style:style>
    <style:style style:name="P219" style:family="paragraph" style:parent-style-name="Preformatted_20_Text">
    </style:style>
    <style:style style:name="P220" style:family="paragraph" style:parent-style-name="Preformatted_20_Text">
    </style:style>
    <style:style style:name="P221" style:family="paragraph" style:parent-style-name="Preformatted_20_Text">
    </style:style>
    <style:style style:name="P222" style:family="paragraph" style:parent-style-name="Preformatted_20_Text">
    </style:style>
    <style:style style:name="P223" style:family="paragraph" style:parent-style-name="Preformatted_20_Text">
    </style:style>
    <style:style style:name="P224" style:family="paragraph" style:parent-style-name="Preformatted_20_Text">
    </style:style>
    <style:style style:name="P225" style:family="paragraph" style:parent-style-name="Preformatted_20_Text">
    </style:style>
    <style:style style:name="P226" style:family="paragraph" style:parent-style-name="Preformatted_20_Text">
    </style:style>
    <style:style style:name="P227" style:family="paragraph" style:parent-style-name="Preformatted_20_Text">
    </style:style>
    <style:style style:name="P228" style:family="paragraph" style:parent-style-name="Preformatted_20_Text">
    </style:style>
    <style:style style:name="P229" style:family="paragraph" style:parent-style-name="Preformatted_20_Text">
    </style:style>
    <style:style style:name="P230" style:family="paragraph" style:parent-style-name="Text_20_body" style:list-style-name="L120">
      <style:paragraph-properties fo:margin-top="0in" fo:margin-bottom="0in"/>
    </style:style>
    <style:style style:name="P231" style:family="paragraph" style:parent-style-name="Text_20_body" style:list-style-name="L121">
    </style:style>
    <style:style style:name="P232" style:family="paragraph" style:parent-style-name="Text_20_body" style:list-style-name="L122">
      <style:paragraph-properties fo:margin-top="0in" fo:margin-bottom="0in"/>
    </style:style>
    <style:style style:name="P233" style:family="paragraph" style:parent-style-name="Preformatted_20_Text">
    </style:style>
    <style:style style:name="P234" style:family="paragraph" style:parent-style-name="Preformatted_20_Text">
    </style:style>
    <style:style style:name="P235" style:family="paragraph" style:parent-style-name="Preformatted_20_Text">
    </style:style>
    <style:style style:name="P236" style:family="paragraph" style:parent-style-name="Text_20_body" style:list-style-name="L123">
      <style:paragraph-properties fo:margin-top="0in" fo:margin-bottom="0in"/>
    </style:style>
    <style:style style:name="P237" style:family="paragraph" style:parent-style-name="Text_20_body" style:list-style-name="L124">
    </style:style>
    <style:style style:name="P238" style:family="paragraph" style:parent-style-name="Text_20_body" style:list-style-name="L125">
      <style:paragraph-properties fo:margin-top="0in" fo:margin-bottom="0in"/>
    </style:style>
    <style:style style:name="P239" style:family="paragraph" style:parent-style-name="Text_20_body" style:list-style-name="L126">
      <style:paragraph-properties fo:margin-top="0in" fo:margin-bottom="0in"/>
    </style:style>
    <style:style style:name="P240" style:family="paragraph" style:parent-style-name="Text_20_body" style:list-style-name="L127">
      <style:paragraph-properties fo:margin-top="0in" fo:margin-bottom="0in"/>
    </style:style>
    <style:style style:name="P241" style:family="paragraph" style:parent-style-name="Text_20_body" style:list-style-name="L128">
      <style:paragraph-properties fo:margin-top="0in" fo:margin-bottom="0in"/>
    </style:style>
    <style:style style:name="P242" style:family="paragraph" style:parent-style-name="Preformatted_20_Text">
    </style:style>
    <style:style style:name="P243" style:family="paragraph" style:parent-style-name="Preformatted_20_Text">
    </style:style>
    <style:style style:name="P244" style:family="paragraph" style:parent-style-name="Text_20_body" style:list-style-name="L129">
      <style:paragraph-properties fo:margin-top="0in" fo:margin-bottom="0in"/>
    </style:style>
    <style:style style:name="P245" style:family="paragraph" style:parent-style-name="Preformatted_20_Text">
    </style:style>
    <style:style style:name="P246" style:family="paragraph" style:parent-style-name="Preformatted_20_Text">
    </style:style>
    <style:style style:name="P247" style:family="paragraph" style:parent-style-name="Text_20_body" style:list-style-name="L130">
      <style:paragraph-properties fo:margin-top="0in" fo:margin-bottom="0in"/>
    </style:style>
    <style:style style:name="P248" style:family="paragraph" style:parent-style-name="Preformatted_20_Text">
    </style:style>
    <style:style style:name="P249" style:family="paragraph" style:parent-style-name="Preformatted_20_Text">
    </style:style>
    <style:style style:name="P250" style:family="paragraph" style:parent-style-name="Preformatted_20_Text">
    </style:style>
    <style:style style:name="P251" style:family="paragraph" style:parent-style-name="Preformatted_20_Text">
    </style:style>
    <style:style style:name="P252" style:family="paragraph" style:parent-style-name="Preformatted_20_Text">
    </style:style>
    <style:style style:name="P253" style:family="paragraph" style:parent-style-name="Text_20_body" style:list-style-name="L131">
      <style:paragraph-properties fo:margin-top="0in" fo:margin-bottom="0in"/>
    </style:style>
    <style:style style:name="P254" style:family="paragraph" style:parent-style-name="Preformatted_20_Text">
    </style:style>
    <style:style style:name="P255" style:family="paragraph" style:parent-style-name="Preformatted_20_Text">
    </style:style>
    <style:style style:name="P256" style:family="paragraph" style:parent-style-name="Preformatted_20_Text">
    </style:style>
    <style:style style:name="P257" style:family="paragraph" style:parent-style-name="Preformatted_20_Text">
    </style:style>
    <style:style style:name="P258" style:family="paragraph" style:parent-style-name="Preformatted_20_Text">
    </style:style>
    <style:style style:name="P259" style:family="paragraph" style:parent-style-name="Preformatted_20_Text">
    </style:style>
    <style:style style:name="P260" style:family="paragraph" style:parent-style-name="Text_20_body" style:list-style-name="L132">
      <style:paragraph-properties fo:margin-top="0in" fo:margin-bottom="0in"/>
    </style:style>
    <style:style style:name="P261" style:family="paragraph" style:parent-style-name="Text_20_body" style:list-style-name="L133">
      <style:paragraph-properties fo:margin-top="0in" fo:margin-bottom="0in"/>
    </style:style>
    <style:style style:name="P262" style:family="paragraph" style:parent-style-name="Preformatted_20_Text">
    </style:style>
    <style:style style:name="P263" style:family="paragraph" style:parent-style-name="Preformatted_20_Text">
    </style:style>
    <style:style style:name="P264" style:family="paragraph" style:parent-style-name="Preformatted_20_Text">
    </style:style>
    <style:style style:name="P265" style:family="paragraph" style:parent-style-name="Preformatted_20_Text">
    </style:style>
    <style:style style:name="P266" style:family="paragraph" style:parent-style-name="Text_20_body" style:list-style-name="L134">
      <style:paragraph-properties fo:margin-top="0in" fo:margin-bottom="0in"/>
    </style:style>
    <style:style style:name="P267" style:family="paragraph" style:parent-style-name="Preformatted_20_Text">
    </style:style>
    <style:style style:name="P268" style:family="paragraph" style:parent-style-name="Preformatted_20_Text">
    </style:style>
    <style:style style:name="P269" style:family="paragraph" style:parent-style-name="Preformatted_20_Text">
    </style:style>
    <style:style style:name="P270" style:family="paragraph" style:parent-style-name="Preformatted_20_Text">
    </style:style>
    <style:style style:name="P271" style:family="paragraph" style:parent-style-name="Text_20_body" style:list-style-name="L135">
      <style:paragraph-properties fo:margin-top="0in" fo:margin-bottom="0in"/>
    </style:style>
    <style:style style:name="P272" style:family="paragraph" style:parent-style-name="Text_20_body" style:list-style-name="L136">
      <style:paragraph-properties fo:margin-top="0in" fo:margin-bottom="0in"/>
    </style:style>
    <style:style style:name="P273" style:family="paragraph" style:parent-style-name="Preformatted_20_Text">
    </style:style>
    <style:style style:name="P274" style:family="paragraph" style:parent-style-name="Preformatted_20_Text">
    </style:style>
    <style:style style:name="P275" style:family="paragraph" style:parent-style-name="Preformatted_20_Text">
    </style:style>
    <style:style style:name="P276" style:family="paragraph" style:parent-style-name="Preformatted_20_Text">
    </style:style>
    <style:style style:name="P277" style:family="paragraph" style:parent-style-name="Text_20_body" style:list-style-name="L137">
      <style:paragraph-properties fo:margin-top="0in" fo:margin-bottom="0in"/>
    </style:style>
    <style:style style:name="P278" style:family="paragraph" style:parent-style-name="Table_20_Heading">
      <style:paragraph-properties fo:text-align="end" style:justify-single-word="false"/>
    </style:style>
    <style:style style:name="P279" style:family="paragraph" style:parent-style-name="Table_20_Contents">
      <style:paragraph-properties fo:text-align="end" style:justify-single-word="false"/>
    </style:style>
    <style:style style:name="P280" style:family="paragraph" style:parent-style-name="Text_20_body" style:list-style-name="L138">
      <style:paragraph-properties fo:margin-top="0in" fo:margin-bottom="0in"/>
    </style:style>
    <style:style style:name="P281" style:family="paragraph" style:parent-style-name="Text_20_body" style:list-style-name="L139">
      <style:paragraph-properties fo:margin-top="0in" fo:margin-bottom="0in"/>
    </style:style>
    <style:style style:name="P282" style:family="paragraph" style:parent-style-name="Preformatted_20_Text">
    </style:style>
    <style:style style:name="P283" style:family="paragraph" style:parent-style-name="Preformatted_20_Text">
    </style:style>
    <style:style style:name="P284" style:family="paragraph" style:parent-style-name="Preformatted_20_Text">
    </style:style>
    <style:style style:name="P285" style:family="paragraph" style:parent-style-name="Preformatted_20_Text">
    </style:style>
    <style:style style:name="P286" style:family="paragraph" style:parent-style-name="Text_20_body" style:list-style-name="L140">
      <style:paragraph-properties fo:margin-top="0in" fo:margin-bottom="0in"/>
    </style:style>
    <style:style style:name="P287" style:family="paragraph" style:parent-style-name="Text_20_body" style:list-style-name="L141">
      <style:paragraph-properties fo:margin-top="0in" fo:margin-bottom="0in"/>
    </style:style>
    <style:style style:name="P288" style:family="paragraph" style:parent-style-name="Preformatted_20_Text">
    </style:style>
    <style:style style:name="P289" style:family="paragraph" style:parent-style-name="Preformatted_20_Text">
    </style:style>
    <style:style style:name="P290" style:family="paragraph" style:parent-style-name="Text_20_body" style:list-style-name="L142">
      <style:paragraph-properties fo:margin-top="0in" fo:margin-bottom="0in"/>
    </style:style>
    <style:style style:name="P291" style:family="paragraph" style:parent-style-name="Text_20_body" style:list-style-name="L143">
      <style:paragraph-properties fo:margin-top="0in" fo:margin-bottom="0in"/>
    </style:style>
    <style:style style:name="P292" style:family="paragraph" style:parent-style-name="Preformatted_20_Text">
    </style:style>
    <style:style style:name="P293" style:family="paragraph" style:parent-style-name="Preformatted_20_Text">
    </style:style>
    <style:style style:name="P294" style:family="paragraph" style:parent-style-name="Preformatted_20_Text">
    </style:style>
    <style:style style:name="P295" style:family="paragraph" style:parent-style-name="Preformatted_20_Text">
    </style:style>
    <style:style style:name="P296" style:family="paragraph" style:parent-style-name="Preformatted_20_Text">
    </style:style>
    <style:style style:name="P297" style:family="paragraph" style:parent-style-name="Preformatted_20_Text">
    </style:style>
    <style:style style:name="P298" style:family="paragraph" style:parent-style-name="Preformatted_20_Text">
    </style:style>
    <style:style style:name="P299" style:family="paragraph" style:parent-style-name="Text_20_body" style:list-style-name="L144">
      <style:paragraph-properties fo:margin-top="0in" fo:margin-bottom="0in"/>
    </style:style>
    <style:style style:name="P300" style:family="paragraph" style:parent-style-name="Text_20_body" style:list-style-name="L145">
      <style:paragraph-properties fo:margin-top="0in" fo:margin-bottom="0in"/>
    </style:style>
    <style:style style:name="P301" style:family="paragraph" style:parent-style-name="Preformatted_20_Text">
    </style:style>
    <style:style style:name="P302" style:family="paragraph" style:parent-style-name="Preformatted_20_Text">
    </style:style>
    <style:style style:name="P303" style:family="paragraph" style:parent-style-name="Preformatted_20_Text">
    </style:style>
    <style:style style:name="P304" style:family="paragraph" style:parent-style-name="Preformatted_20_Text">
    </style:style>
    <style:style style:name="P305" style:family="paragraph" style:parent-style-name="Preformatted_20_Text">
    </style:style>
    <style:style style:name="P306" style:family="paragraph" style:parent-style-name="Text_20_body" style:list-style-name="L146">
      <style:paragraph-properties fo:margin-top="0in" fo:margin-bottom="0in"/>
    </style:style>
    <style:style style:name="P307" style:family="paragraph" style:parent-style-name="Preformatted_20_Text">
    </style:style>
    <style:style style:name="P308" style:family="paragraph" style:parent-style-name="Preformatted_20_Text">
    </style:style>
    <style:style style:name="P309" style:family="paragraph" style:parent-style-name="Preformatted_20_Text">
    </style:style>
    <style:style style:name="P310" style:family="paragraph" style:parent-style-name="Preformatted_20_Text">
    </style:style>
    <style:style style:name="P311" style:family="paragraph" style:parent-style-name="Preformatted_20_Text">
    </style:style>
    <style:style style:name="P312" style:family="paragraph" style:parent-style-name="Text_20_body" style:list-style-name="L147">
    </style:style>
    <style:style style:name="P313" style:family="paragraph" style:parent-style-name="Text_20_body" style:list-style-name="L148">
      <style:paragraph-properties fo:margin-top="0in" fo:margin-bottom="0in"/>
    </style:style>
    <style:style style:name="P314" style:family="paragraph" style:parent-style-name="Preformatted_20_Text">
    </style:style>
    <style:style style:name="P315" style:family="paragraph" style:parent-style-name="Preformatted_20_Text">
    </style:style>
    <style:style style:name="P316" style:family="paragraph" style:parent-style-name="Preformatted_20_Text">
    </style:style>
    <style:style style:name="P317" style:family="paragraph" style:parent-style-name="Preformatted_20_Text">
    </style:style>
    <style:style style:name="P318" style:family="paragraph" style:parent-style-name="Preformatted_20_Text">
    </style:style>
    <style:style style:name="P319" style:family="paragraph" style:parent-style-name="Preformatted_20_Text">
    </style:style>
    <style:style style:name="P320" style:family="paragraph" style:parent-style-name="Text_20_body" style:list-style-name="L149">
      <style:paragraph-properties fo:margin-top="0in" fo:margin-bottom="0in"/>
    </style:style>
    <style:style style:name="P321" style:family="paragraph" style:parent-style-name="Table_20_Heading">
      <style:paragraph-properties fo:text-align="center" style:justify-single-word="false"/>
    </style:style>
    <style:style style:name="P322" style:family="paragraph" style:parent-style-name="Table_20_Contents">
      <style:paragraph-properties fo:text-align="center" style:justify-single-word="false"/>
    </style:style>
    <style:style style:name="P323" style:family="paragraph" style:parent-style-name="Text_20_body" style:list-style-name="L150">
      <style:paragraph-properties fo:margin-top="0in" fo:margin-bottom="0in"/>
    </style:style>
    <style:style style:name="P324" style:family="paragraph" style:parent-style-name="Text_20_body" style:list-style-name="L151">
      <style:paragraph-properties fo:margin-top="0in" fo:margin-bottom="0in"/>
    </style:style>
    <style:style style:name="P325" style:family="paragraph" style:parent-style-name="Text_20_body" style:list-style-name="L152">
      <style:paragraph-properties fo:margin-top="0in" fo:margin-bottom="0in"/>
    </style:style>
    <style:style style:name="P326" style:family="paragraph" style:parent-style-name="Text_20_body" style:list-style-name="L153">
      <style:paragraph-properties fo:margin-top="0in" fo:margin-bottom="0in"/>
    </style:style>
    <style:style style:name="P327" style:family="paragraph" style:parent-style-name="Preformatted_20_Text">
    </style:style>
    <style:style style:name="P328" style:family="paragraph" style:parent-style-name="Preformatted_20_Text">
    </style:style>
    <style:style style:name="P329" style:family="paragraph" style:parent-style-name="Text_20_body" style:list-style-name="L154">
    </style:style>
    <style:style style:name="P330" style:family="paragraph" style:parent-style-name="Text_20_body" style:list-style-name="L155">
      <style:paragraph-properties fo:margin-top="0in" fo:margin-bottom="0in"/>
    </style:style>
    <style:style style:name="P331" style:family="paragraph" style:parent-style-name="Preformatted_20_Text">
    </style:style>
    <style:style style:name="P332" style:family="paragraph" style:parent-style-name="Preformatted_20_Text">
    </style:style>
    <style:style style:name="P333" style:family="paragraph" style:parent-style-name="Preformatted_20_Text">
    </style:style>
    <style:style style:name="P334" style:family="paragraph" style:parent-style-name="Preformatted_20_Text">
    </style:style>
    <style:style style:name="P335" style:family="paragraph" style:parent-style-name="Preformatted_20_Text">
    </style:style>
    <style:style style:name="P336" style:family="paragraph" style:parent-style-name="Preformatted_20_Text">
    </style:style>
    <style:style style:name="P337" style:family="paragraph" style:parent-style-name="Preformatted_20_Text">
    </style:style>
    <style:style style:name="P338" style:family="paragraph" style:parent-style-name="Preformatted_20_Text">
    </style:style>
    <style:style style:name="P339" style:family="paragraph" style:parent-style-name="Preformatted_20_Text">
    </style:style>
    <style:style style:name="P340" style:family="paragraph" style:parent-style-name="Text_20_body" style:list-style-name="L156">
      <style:paragraph-properties fo:margin-top="0in" fo:margin-bottom="0in"/>
    </style:style>
    <style:style style:name="P341" style:family="paragraph" style:parent-style-name="Preformatted_20_Text">
    </style:style>
    <style:style style:name="P342" style:family="paragraph" style:parent-style-name="Preformatted_20_Text">
    </style:style>
    <style:style style:name="P343" style:family="paragraph" style:parent-style-name="Preformatted_20_Text">
    </style:style>
    <style:style style:name="P344" style:family="paragraph" style:parent-style-name="Preformatted_20_Text">
    </style:style>
    <style:style style:name="P345" style:family="paragraph" style:parent-style-name="Preformatted_20_Text">
    </style:style>
    <style:style style:name="P346" style:family="paragraph" style:parent-style-name="Preformatted_20_Text">
    </style:style>
    <style:style style:name="P347" style:family="paragraph" style:parent-style-name="Preformatted_20_Text">
    </style:style>
    <style:style style:name="P348" style:family="paragraph" style:parent-style-name="Preformatted_20_Text">
    </style:style>
    <style:style style:name="P349" style:family="paragraph" style:parent-style-name="Preformatted_20_Text">
    </style:style>
    <style:style style:name="P350" style:family="paragraph" style:parent-style-name="Text_20_body" style:list-style-name="L157">
      <style:paragraph-properties fo:margin-top="0in" fo:margin-bottom="0in"/>
    </style:style>
    <style:style style:name="P351" style:family="paragraph" style:parent-style-name="Text_20_body" style:list-style-name="L158">
      <style:paragraph-properties fo:margin-top="0in" fo:margin-bottom="0in"/>
    </style:style>
    <style:style style:name="P352" style:family="paragraph" style:parent-style-name="Preformatted_20_Text">
    </style:style>
    <style:style style:name="P353" style:family="paragraph" style:parent-style-name="Preformatted_20_Text">
    </style:style>
    <style:style style:name="P354" style:family="paragraph" style:parent-style-name="Preformatted_20_Text">
    </style:style>
    <style:style style:name="P355" style:family="paragraph" style:parent-style-name="Preformatted_20_Text">
    </style:style>
    <style:style style:name="P356" style:family="paragraph" style:parent-style-name="Preformatted_20_Text">
    </style:style>
    <style:style style:name="P357" style:family="paragraph" style:parent-style-name="Preformatted_20_Text">
    </style:style>
    <style:style style:name="P358" style:family="paragraph" style:parent-style-name="Preformatted_20_Text">
    </style:style>
    <style:style style:name="P359" style:family="paragraph" style:parent-style-name="Preformatted_20_Text">
    </style:style>
    <style:style style:name="P360" style:family="paragraph" style:parent-style-name="Preformatted_20_Text">
    </style:style>
    <style:style style:name="P361" style:family="paragraph" style:parent-style-name="Text_20_body" style:list-style-name="L159">
      <style:paragraph-properties fo:margin-top="0in" fo:margin-bottom="0in"/>
    </style:style>
    <style:style style:name="P362" style:family="paragraph" style:parent-style-name="Text_20_body" style:list-style-name="L160">
      <style:paragraph-properties fo:margin-top="0in" fo:margin-bottom="0in"/>
    </style:style>
    <style:style style:name="P363" style:family="paragraph" style:parent-style-name="Text_20_body" style:list-style-name="L161">
      <style:paragraph-properties fo:margin-top="0in" fo:margin-bottom="0in"/>
    </style:style>
    <style:style style:name="P364" style:family="paragraph" style:parent-style-name="Preformatted_20_Text">
    </style:style>
    <style:style style:name="P365" style:family="paragraph" style:parent-style-name="Preformatted_20_Text">
    </style:style>
    <style:style style:name="P366" style:family="paragraph" style:parent-style-name="Preformatted_20_Text">
    </style:style>
    <style:style style:name="P367" style:family="paragraph" style:parent-style-name="Preformatted_20_Text">
    </style:style>
    <style:style style:name="P368" style:family="paragraph" style:parent-style-name="Preformatted_20_Text">
    </style:style>
    <style:style style:name="P369" style:family="paragraph" style:parent-style-name="Preformatted_20_Text">
    </style:style>
    <style:style style:name="P370" style:family="paragraph" style:parent-style-name="Preformatted_20_Text">
    </style:style>
    <style:style style:name="P371" style:family="paragraph" style:parent-style-name="Preformatted_20_Text">
    </style:style>
    <style:style style:name="P372" style:family="paragraph" style:parent-style-name="Preformatted_20_Text">
    </style:style>
    <style:style style:name="P373" style:family="paragraph" style:parent-style-name="Text_20_body" style:list-style-name="L162">
    </style:style>
    <style:style style:name="P374" style:family="paragraph" style:parent-style-name="Text_20_body" style:list-style-name="L163">
      <style:paragraph-properties fo:margin-top="0in" fo:margin-bottom="0in"/>
    </style:style>
    <style:style style:name="P375" style:family="paragraph" style:parent-style-name="Text_20_body" style:list-style-name="L164">
      <style:paragraph-properties fo:margin-top="0in" fo:margin-bottom="0in"/>
    </style:style>
    <style:style style:name="P376" style:family="paragraph" style:parent-style-name="Text_20_body" style:list-style-name="L165">
      <style:paragraph-properties fo:margin-top="0in" fo:margin-bottom="0in"/>
    </style:style>
    <style:style style:name="P377" style:family="paragraph" style:parent-style-name="Text_20_body" style:list-style-name="L166">
      <style:paragraph-properties fo:margin-top="0in" fo:margin-bottom="0in"/>
    </style:style>
    <style:style style:name="P378" style:family="paragraph" style:parent-style-name="Text_20_body" style:list-style-name="L167">
      <style:paragraph-properties fo:margin-top="0in" fo:margin-bottom="0in"/>
    </style:style>
    <style:style style:name="P379" style:family="paragraph" style:parent-style-name="Text_20_body" style:list-style-name="L168">
      <style:paragraph-properties fo:margin-top="0in" fo:margin-bottom="0in"/>
    </style:style>
    <style:style style:name="P380" style:family="paragraph" style:parent-style-name="Text_20_body" style:list-style-name="L169">
      <style:paragraph-properties fo:margin-top="0in" fo:margin-bottom="0in"/>
    </style:style>
    <style:style style:name="P381" style:family="paragraph" style:parent-style-name="Text_20_body" style:list-style-name="L170">
      <style:paragraph-properties fo:margin-top="0in" fo:margin-bottom="0in"/>
    </style:style>
    <style:style style:name="P382" style:family="paragraph" style:parent-style-name="Text_20_body" style:list-style-name="L171">
      <style:paragraph-properties fo:margin-top="0in" fo:margin-bottom="0in"/>
    </style:style>
    <style:style style:name="P383" style:family="paragraph" style:parent-style-name="Table_20_Heading">
      <style:paragraph-properties fo:text-align="center" style:justify-single-word="false"/>
    </style:style>
    <style:style style:name="P384" style:family="paragraph" style:parent-style-name="Table_20_Heading">
      <style:paragraph-properties fo:text-align="center" style:justify-single-word="false"/>
    </style:style>
    <style:style style:name="P385" style:family="paragraph" style:parent-style-name="Table_20_Heading">
      <style:paragraph-properties fo:text-align="center" style:justify-single-word="false"/>
    </style:style>
    <style:style style:name="P386" style:family="paragraph" style:parent-style-name="Table_20_Contents">
      <style:paragraph-properties fo:text-align="center" style:justify-single-word="false"/>
    </style:style>
    <style:style style:name="P387" style:family="paragraph" style:parent-style-name="Table_20_Contents">
      <style:paragraph-properties fo:text-align="center" style:justify-single-word="false"/>
    </style:style>
    <style:style style:name="P388" style:family="paragraph" style:parent-style-name="Table_20_Contents">
      <style:paragraph-properties fo:text-align="center" style:justify-single-word="false"/>
    </style:style>
    <style:style style:name="P389" style:family="paragraph" style:parent-style-name="Table_20_Heading">
      <style:paragraph-properties fo:text-align="center" style:justify-single-word="false"/>
    </style:style>
    <style:style style:name="P390" style:family="paragraph" style:parent-style-name="Table_20_Heading">
      <style:paragraph-properties fo:text-align="center" style:justify-single-word="false"/>
    </style:style>
    <style:style style:name="P391" style:family="paragraph" style:parent-style-name="Table_20_Heading">
      <style:paragraph-properties fo:text-align="center" style:justify-single-word="false"/>
    </style:style>
    <style:style style:name="P392" style:family="paragraph" style:parent-style-name="Table_20_Contents">
      <style:paragraph-properties fo:text-align="center" style:justify-single-word="false"/>
    </style:style>
    <style:style style:name="P393" style:family="paragraph" style:parent-style-name="Table_20_Contents">
      <style:paragraph-properties fo:text-align="center" style:justify-single-word="false"/>
    </style:style>
    <style:style style:name="P394" style:family="paragraph" style:parent-style-name="Table_20_Contents">
      <style:paragraph-properties fo:text-align="center" style:justify-single-word="false"/>
    </style:style>
    <style:style style:name="P395" style:family="paragraph" style:parent-style-name="Text_20_body" style:list-style-name="L172">
      <style:paragraph-properties fo:margin-top="0in" fo:margin-bottom="0in"/>
    </style:style>
    <style:style style:name="P396" style:family="paragraph" style:parent-style-name="Text_20_body" style:list-style-name="L173">
      <style:paragraph-properties fo:margin-top="0in" fo:margin-bottom="0in"/>
    </style:style>
    <style:style style:name="P397" style:family="paragraph" style:parent-style-name="Text_20_body" style:list-style-name="L174">
      <style:paragraph-properties fo:margin-top="0in" fo:margin-bottom="0in"/>
    </style:style>
    <style:style style:name="P398" style:family="paragraph" style:parent-style-name="Text_20_body" style:list-style-name="L175">
      <style:paragraph-properties fo:margin-top="0in" fo:margin-bottom="0in"/>
    </style:style>
    <style:style style:name="P399" style:family="paragraph" style:parent-style-name="Table_20_Heading">
      <style:paragraph-properties fo:text-align="center" style:justify-single-word="false"/>
    </style:style>
    <style:style style:name="P400" style:family="paragraph" style:parent-style-name="Table_20_Heading">
      <style:paragraph-properties fo:text-align="center" style:justify-single-word="false"/>
    </style:style>
    <style:style style:name="P401" style:family="paragraph" style:parent-style-name="Table_20_Heading">
      <style:paragraph-properties fo:text-align="center" style:justify-single-word="false"/>
    </style:style>
    <style:style style:name="P402" style:family="paragraph" style:parent-style-name="Table_20_Heading">
      <style:paragraph-properties fo:text-align="center" style:justify-single-word="false"/>
    </style:style>
    <style:style style:name="P403" style:family="paragraph" style:parent-style-name="Table_20_Heading">
      <style:paragraph-properties fo:text-align="center" style:justify-single-word="false"/>
    </style:style>
    <style:style style:name="P404" style:family="paragraph" style:parent-style-name="Table_20_Contents">
      <style:paragraph-properties fo:text-align="center" style:justify-single-word="false"/>
    </style:style>
    <style:style style:name="P405" style:family="paragraph" style:parent-style-name="Table_20_Contents">
      <style:paragraph-properties fo:text-align="center" style:justify-single-word="false"/>
    </style:style>
    <style:style style:name="P406" style:family="paragraph" style:parent-style-name="Table_20_Contents">
      <style:paragraph-properties fo:text-align="center" style:justify-single-word="false"/>
    </style:style>
    <style:style style:name="P407" style:family="paragraph" style:parent-style-name="Table_20_Contents">
      <style:paragraph-properties fo:text-align="center" style:justify-single-word="false"/>
    </style:style>
    <style:style style:name="P408" style:family="paragraph" style:parent-style-name="Table_20_Contents">
      <style:paragraph-properties fo:text-align="center" style:justify-single-word="false"/>
    </style:style>
    <style:style style:name="P409" style:family="paragraph" style:parent-style-name="Table_20_Heading">
      <style:paragraph-properties fo:text-align="center" style:justify-single-word="false"/>
    </style:style>
    <style:style style:name="P410" style:family="paragraph" style:parent-style-name="Table_20_Heading">
      <style:paragraph-properties fo:text-align="center" style:justify-single-word="false"/>
    </style:style>
    <style:style style:name="P411" style:family="paragraph" style:parent-style-name="Table_20_Heading">
      <style:paragraph-properties fo:text-align="center" style:justify-single-word="false"/>
    </style:style>
    <style:style style:name="P412" style:family="paragraph" style:parent-style-name="Table_20_Heading">
      <style:paragraph-properties fo:text-align="center" style:justify-single-word="false"/>
    </style:style>
    <style:style style:name="P413" style:family="paragraph" style:parent-style-name="Table_20_Heading">
      <style:paragraph-properties fo:text-align="center" style:justify-single-word="false"/>
    </style:style>
    <style:style style:name="P414" style:family="paragraph" style:parent-style-name="Table_20_Contents">
      <style:paragraph-properties fo:text-align="center" style:justify-single-word="false"/>
    </style:style>
    <style:style style:name="P415" style:family="paragraph" style:parent-style-name="Table_20_Contents">
      <style:paragraph-properties fo:text-align="center" style:justify-single-word="false"/>
    </style:style>
    <style:style style:name="P416" style:family="paragraph" style:parent-style-name="Table_20_Contents">
      <style:paragraph-properties fo:text-align="center" style:justify-single-word="false"/>
    </style:style>
    <style:style style:name="P417" style:family="paragraph" style:parent-style-name="Table_20_Contents">
      <style:paragraph-properties fo:text-align="center" style:justify-single-word="false"/>
    </style:style>
    <style:style style:name="P418" style:family="paragraph" style:parent-style-name="Table_20_Contents">
      <style:paragraph-properties fo:text-align="center" style:justify-single-word="false"/>
    </style:style>
    <style:style style:name="P419" style:family="paragraph" style:parent-style-name="Text_20_body" style:list-style-name="L176">
      <style:paragraph-properties fo:margin-top="0in" fo:margin-bottom="0in"/>
    </style:style>
    <style:style style:name="P420" style:family="paragraph" style:parent-style-name="Text_20_body" style:list-style-name="L177">
      <style:paragraph-properties fo:margin-top="0in" fo:margin-bottom="0in"/>
    </style:style>
    <style:style style:name="P421" style:family="paragraph" style:parent-style-name="Text_20_body" style:list-style-name="L178">
      <style:paragraph-properties fo:margin-top="0in" fo:margin-bottom="0in"/>
    </style:style>
    <style:style style:name="P422" style:family="paragraph" style:parent-style-name="Text_20_body" style:list-style-name="L179">
      <style:paragraph-properties fo:margin-top="0in" fo:margin-bottom="0in"/>
    </style:style>
    <style:style style:name="P423" style:family="paragraph" style:parent-style-name="Text_20_body" style:list-style-name="L180">
      <style:paragraph-properties fo:margin-top="0in" fo:margin-bottom="0in"/>
    </style:style>
    <style:style style:name="P424" style:family="paragraph" style:parent-style-name="Text_20_body" style:list-style-name="L181">
    </style:style>
    <style:style style:name="P425" style:family="paragraph" style:parent-style-name="Text_20_body" style:list-style-name="L182">
      <style:paragraph-properties fo:margin-top="0in" fo:margin-bottom="0in"/>
    </style:style>
    <style:style style:name="P426" style:family="paragraph" style:parent-style-name="Text_20_body" style:list-style-name="L183">
      <style:paragraph-properties fo:margin-top="0in" fo:margin-bottom="0in"/>
    </style:style>
    <style:style style:name="P427" style:family="paragraph" style:parent-style-name="Text_20_body" style:list-style-name="L184">
      <style:paragraph-properties fo:margin-top="0in" fo:margin-bottom="0in"/>
    </style:style>
    <style:style style:name="P428" style:family="paragraph" style:parent-style-name="Text_20_body" style:list-style-name="L185">
      <style:paragraph-properties fo:margin-top="0in" fo:margin-bottom="0in"/>
    </style:style>
    <style:style style:name="P429" style:family="paragraph" style:parent-style-name="Text_20_body" style:list-style-name="L186">
      <style:paragraph-properties fo:margin-top="0in" fo:margin-bottom="0in"/>
    </style:style>
    <style:style style:name="P430" style:family="paragraph" style:parent-style-name="Text_20_body" style:list-style-name="L187">
    </style:style>
    <style:style style:name="P431" style:family="paragraph" style:parent-style-name="Text_20_body" style:list-style-name="L188">
      <style:paragraph-properties fo:margin-top="0in" fo:margin-bottom="0in"/>
    </style:style>
    <style:style style:name="P432" style:family="paragraph" style:parent-style-name="Text_20_body" style:list-style-name="L189">
      <style:paragraph-properties fo:margin-top="0in" fo:margin-bottom="0in"/>
    </style:style>
    <style:style style:name="P433" style:family="paragraph" style:parent-style-name="Text_20_body" style:list-style-name="L190">
      <style:paragraph-properties fo:margin-top="0in" fo:margin-bottom="0in"/>
    </style:style>
    <style:style style:name="P434" style:family="paragraph" style:parent-style-name="Text_20_body" style:list-style-name="L191">
      <style:paragraph-properties fo:margin-top="0in" fo:margin-bottom="0in"/>
    </style:style>
    <style:style style:name="P435" style:family="paragraph" style:parent-style-name="Text_20_body" style:list-style-name="L192">
      <style:paragraph-properties fo:margin-top="0in" fo:margin-bottom="0in"/>
    </style:style>
    <style:style style:name="P436" style:family="paragraph" style:parent-style-name="Text_20_body" style:list-style-name="L193">
    </style:style>
    <style:style style:name="P437" style:family="paragraph" style:parent-style-name="Table_20_Heading">
      <style:paragraph-properties fo:text-align="end" style:justify-single-word="false"/>
    </style:style>
    <style:style style:name="P438" style:family="paragraph" style:parent-style-name="Table_20_Contents">
      <style:paragraph-properties fo:text-align="end" style:justify-single-word="false"/>
    </style:style>
    <style:style style:name="P439" style:family="paragraph" style:parent-style-name="Text_20_body" style:list-style-name="L194">
      <style:paragraph-properties fo:margin-top="0in" fo:margin-bottom="0in"/>
    </style:style>
    <style:style style:name="P440" style:family="paragraph" style:parent-style-name="Table_20_Heading">
      <style:paragraph-properties fo:text-align="end" style:justify-single-word="false"/>
    </style:style>
    <style:style style:name="P441" style:family="paragraph" style:parent-style-name="Table_20_Contents">
      <style:paragraph-properties fo:text-align="end" style:justify-single-word="false"/>
    </style:style>
    <style:style style:name="P442" style:family="paragraph" style:parent-style-name="Text_20_body" style:list-style-name="L195">
      <style:paragraph-properties fo:margin-top="0in" fo:margin-bottom="0in"/>
    </style:style>
    <style:style style:name="P443" style:family="paragraph" style:parent-style-name="Text_20_body" style:list-style-name="L196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2" style:family="table">
      <style:table-properties table:align="center" style:rel-width="100%"/>
    </style:style>
    <style:style style:name="Table2.A" style:family="table-column">
      <style:table-column-properties style:rel-column-width="26985*"/>
    </style:style>
    <style:style style:name="Table2.B" style:family="table-column">
      <style:table-column-properties style:rel-column-width="38550*"/>
    </style:style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6" style:family="table">
      <style:table-properties table:align="center" style:rel-width="100%"/>
    </style:style>
    <style:style style:name="Table6.A" style:family="table-column">
      <style:table-column-properties style:rel-column-width="9102*"/>
    </style:style>
    <style:style style:name="Table6.B" style:family="table-column">
      <style:table-column-properties style:rel-column-width="56432*"/>
    </style:style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8" style:family="table">
      <style:table-properties table:align="center" style:rel-width="100%"/>
    </style:style>
    <style:style style:name="Table8.A" style:family="table-column">
      <style:table-column-properties style:rel-column-width="11972*"/>
    </style:style>
    <style:style style:name="Table8.B" style:family="table-column">
      <style:table-column-properties style:rel-column-width="53562*"/>
    </style:style>
    <style:style style:name="Table9" style:family="table">
      <style:table-properties table:align="center"/>
    </style:style>
    <style:style style:name="Table9.A" style:family="table-column"/>
    <style:style style:name="Table9.B" style:family="table-column"/>
    <style:style style:name="Table9.C" style:family="table-column"/>
    <style:style style:name="Table10" style:family="table">
      <style:table-properties table:align="center"/>
    </style:style>
    <style:style style:name="Table10.A" style:family="table-column"/>
    <style:style style:name="Table10.B" style:family="table-column"/>
    <style:style style:name="Table10.C" style:family="table-column"/>
    <style:style style:name="Table11" style:family="table">
      <style:table-properties table:align="center"/>
    </style:style>
    <style:style style:name="Table11.A" style:family="table-column"/>
    <style:style style:name="Table11.B" style:family="table-column"/>
    <style:style style:name="Table11.C" style:family="table-column"/>
    <style:style style:name="Table11.D" style:family="table-column"/>
    <style:style style:name="Table11.E" style:family="table-column"/>
    <style:style style:name="Table12" style:family="table">
      <style:table-properties table:align="center"/>
    </style:style>
    <style:style style:name="Table12.A" style:family="table-column"/>
    <style:style style:name="Table12.B" style:family="table-column"/>
    <style:style style:name="Table12.C" style:family="table-column"/>
    <style:style style:name="Table12.D" style:family="table-column"/>
    <style:style style:name="Table12.E" style:family="table-column"/>
    <style:style style:name="Table13" style:family="table">
      <style:table-properties table:align="center" style:rel-width="100%"/>
    </style:style>
    <style:style style:name="Table13.A" style:family="table-column">
      <style:table-column-properties style:rel-column-width="15603*"/>
    </style:style>
    <style:style style:name="Table13.B" style:family="table-column">
      <style:table-column-properties style:rel-column-width="49931*"/>
    </style:style>
    <style:style style:name="Table14" style:family="table">
      <style:table-properties table:align="center" style:rel-width="100%"/>
    </style:style>
    <style:style style:name="Table14.A" style:family="table-column">
      <style:table-column-properties style:rel-column-width="16383*"/>
    </style:style>
    <style:style style:name="Table14.B" style:family="table-column">
      <style:table-column-properties style:rel-column-width="49151*"/>
    </style:style>
  </office:automatic-styles>
  <office:body>
    <office:text>
      <text:p text:style-name="Title">R</text:p>
      <text:p text:style-name="Author">Sergio Pedro R Oliveira</text:p>
      <text:p text:style-name="Date">04 abril 2023</text:p>
      <text:p text:style-name="Pagebreak"/>
      <text:h text:style-name="Heading_20_1" text:outline-level="1"><text:bookmark-start text:name="objetivo"/>1 Objetivo<text:bookmark-end text:name="objetivo"/></text:h>
      <text:p text:style-name="First_20_paragraph">Estudo dirigido de linguagem R.<text:line-break/></text:p>
      <text:h text:style-name="Heading_20_1" text:outline-level="1"><text:bookmark-start text:name="livro-de-referência"/>2 Livro de referência<text:bookmark-end text:name="livro-de-referência"/></text:h>
      <text:p text:style-name="First_20_paragraph">Utilizando a Linguagem R.<text:line-break/>Editora: ALTA BOOKS EDITORA<text:line-break/></text:p>
      <text:p text:style-name="Pagebreak"/>
      <text:h text:style-name="Heading_20_1" text:outline-level="1"><text:bookmark-start text:name="cap-1---instalação-do-r-e-rstudio"/>3 Cap 1 - Instalação do R e Rstudio<text:line-break/><text:bookmark-end text:name="cap-1---instalação-do-r-e-rstudio"/></text:h>
      <text:list text:style-name="L1">
        <text:list-item>
          <text:p text:style-name="P1">Download da linguagem R:<text:line-break/><text:a xlink:type="simple" xlink:href="https://www.r-project.org/" office:name=""><text:span text:style-name="Definition">https://www.r-project.org/</text:span></text:a><text:line-break/></text:p>
        </text:list-item>
        <text:list-item>
          <text:p text:style-name="P1">Download Rstudio IDE:<text:line-break/><text:a xlink:type="simple" xlink:href="https://posit.co/downloads/" office:name=""><text:span text:style-name="Definition">https://posit.co/downloads/</text:span></text:a><text:line-break/></text:p>
        </text:list-item>
      </text:list>
      <text:p text:style-name="Pagebreak"/>
      <text:h text:style-name="Heading_20_1" text:outline-level="1"><text:bookmark-start text:name="cap-2---pacote-base-e-funções-estatísticas-básicas"/>4 Cap 2 - Pacote base e funções estatísticas básicas<text:line-break/><text:bookmark-end text:name="cap-2---pacote-base-e-funções-estatísticas-básicas"/></text:h>
      <text:h text:style-name="Heading_20_2" text:outline-level="2"><text:bookmark-start text:name="operações-matematicas-basicas"/>4.1 Operações matematicas basicas<text:bookmark-end text:name="operações-matematicas-basicas"/></text:h>
      <text:p text:style-name="TableCaption">Operações básicas do R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Table_20_Heading">Nome da operação</text:p>
            </table:table-cell>
            <table:table-cell table:style-name="TableHeaderRowCell" office:value-type="string">
              <text:p text:style-name="P2">Operação</text:p>
            </table:table-cell>
            <table:table-cell table:style-name="TableHeaderRowCell" office:value-type="string">
              <text:p text:style-name="P3">Resultado</text:p>
            </table:table-cell>
          </table:table-row>
        </table:table-header-rows>
        <table:table-row>
          <table:table-cell table:style-name="TableRowCell" office:value-type="string">
            <text:p text:style-name="Table_20_Contents">Adição</text:p>
          </table:table-cell>
          <table:table-cell table:style-name="TableRowCell" office:value-type="string">
            <text:p text:style-name="P4">5+4</text:p>
          </table:table-cell>
          <table:table-cell table:style-name="TableRowCell" office:value-type="string">
            <text:p text:style-name="P5">9</text:p>
          </table:table-cell>
        </table:table-row>
        <table:table-row>
          <table:table-cell table:style-name="TableRowCell" office:value-type="string">
            <text:p text:style-name="Table_20_Contents">Subtração</text:p>
          </table:table-cell>
          <table:table-cell table:style-name="TableRowCell" office:value-type="string">
            <text:p text:style-name="P4">6-2</text:p>
          </table:table-cell>
          <table:table-cell table:style-name="TableRowCell" office:value-type="string">
            <text:p text:style-name="P5">4</text:p>
          </table:table-cell>
        </table:table-row>
        <table:table-row>
          <table:table-cell table:style-name="TableRowCell" office:value-type="string">
            <text:p text:style-name="Table_20_Contents">Multiplicação</text:p>
          </table:table-cell>
          <table:table-cell table:style-name="TableRowCell" office:value-type="string">
            <text:p text:style-name="P4">7*3</text:p>
          </table:table-cell>
          <table:table-cell table:style-name="TableRowCell" office:value-type="string">
            <text:p text:style-name="P5">21</text:p>
          </table:table-cell>
        </table:table-row>
        <table:table-row>
          <table:table-cell table:style-name="TableRowCell" office:value-type="string">
            <text:p text:style-name="Table_20_Contents">Divisão</text:p>
          </table:table-cell>
          <table:table-cell table:style-name="TableRowCell" office:value-type="string">
            <text:p text:style-name="P4">45/9</text:p>
          </table:table-cell>
          <table:table-cell table:style-name="TableRowCell" office:value-type="string">
            <text:p text:style-name="P5">5</text:p>
          </table:table-cell>
        </table:table-row>
        <table:table-row>
          <table:table-cell table:style-name="TableRowCell" office:value-type="string">
            <text:p text:style-name="Table_20_Contents">Potência</text:p>
          </table:table-cell>
          <table:table-cell table:style-name="TableRowCell" office:value-type="string">
            <text:p text:style-name="P4">2^2</text:p>
          </table:table-cell>
          <table:table-cell table:style-name="TableRowCell" office:value-type="string">
            <text:p text:style-name="P5">4</text:p>
          </table:table-cell>
        </table:table-row>
        <table:table-row>
          <table:table-cell table:style-name="TableRowCell" office:value-type="string">
            <text:p text:style-name="Table_20_Contents">Raiz</text:p>
          </table:table-cell>
          <table:table-cell table:style-name="TableRowCell" office:value-type="string">
            <text:p text:style-name="P4">sqrt(121)</text:p>
          </table:table-cell>
          <table:table-cell table:style-name="TableRowCell" office:value-type="string">
            <text:p text:style-name="P5">11</text:p>
          </table:table-cell>
        </table:table-row>
        <table:table-row>
          <table:table-cell table:style-name="TableRowCell" office:value-type="string">
            <text:p text:style-name="Table_20_Contents">Exponencial</text:p>
          </table:table-cell>
          <table:table-cell table:style-name="TableRowCell" office:value-type="string">
            <text:p text:style-name="P4">exp(0)</text:p>
          </table:table-cell>
          <table:table-cell table:style-name="TableRowCell" office:value-type="string">
            <text:p text:style-name="P5">1</text:p>
          </table:table-cell>
        </table:table-row>
        <table:table-row>
          <table:table-cell table:style-name="TableRowCell" office:value-type="string">
            <text:p text:style-name="Table_20_Contents">Log na base e</text:p>
          </table:table-cell>
          <table:table-cell table:style-name="TableRowCell" office:value-type="string">
            <text:p text:style-name="P4">log(1)</text:p>
          </table:table-cell>
          <table:table-cell table:style-name="TableRowCell" office:value-type="string">
            <text:p text:style-name="P5">0</text:p>
          </table:table-cell>
        </table:table-row>
        <table:table-row>
          <table:table-cell table:style-name="TableRowCell" office:value-type="string">
            <text:p text:style-name="Table_20_Contents">Log na base 10</text:p>
          </table:table-cell>
          <table:table-cell table:style-name="TableRowCell" office:value-type="string">
            <text:p text:style-name="P4">log10(1)</text:p>
          </table:table-cell>
          <table:table-cell table:style-name="TableRowCell" office:value-type="string">
            <text:p text:style-name="P5">0</text:p>
          </table:table-cell>
        </table:table-row>
        <table:table-row>
          <table:table-cell table:style-name="TableRowCell" office:value-type="string">
            <text:p text:style-name="Table_20_Contents">Log na base 2</text:p>
          </table:table-cell>
          <table:table-cell table:style-name="TableRowCell" office:value-type="string">
            <text:p text:style-name="P4">log2(4)</text:p>
          </table:table-cell>
          <table:table-cell table:style-name="TableRowCell" office:value-type="string">
            <text:p text:style-name="P5">2</text:p>
          </table:table-cell>
        </table:table-row>
        <table:table-row>
          <table:table-cell table:style-name="TableRowCell" office:value-type="string">
            <text:p text:style-name="Table_20_Contents">Log na base 3 ou qualquer outra</text:p>
          </table:table-cell>
          <table:table-cell table:style-name="TableRowCell" office:value-type="string">
            <text:p text:style-name="P4">log(9,3)</text:p>
          </table:table-cell>
          <table:table-cell table:style-name="TableRowCell" office:value-type="string">
            <text:p text:style-name="P5">2</text:p>
          </table:table-cell>
        </table:table-row>
      </table:table>
      <text:h text:style-name="Heading_20_2" text:outline-level="2"><text:bookmark-start text:name="vetor"/>4.2 Vetor<text:bookmark-end text:name="vetor"/></text:h>
      <text:list text:style-name="L2">
        <text:list-item>
          <text:p text:style-name="P6">Para criar um vetor usamos a função <text:span text:style-name="T1">c</text:span>().<text:line-break/></text:p>
        </text:list-item>
        <text:list-item>
          <text:p text:style-name="P6">Os argumentos são separados por virgula dentro do parênteses.<text:line-break/></text:p>
        </text:list-item>
        <text:list-item>
          <text:p text:style-name="P6">strings devem estar entre aspas duplas.<text:line-break/>Ex.: <text:span text:style-name="T1">c</text:span>(“um”,“sete”,“nove”)<text:line-break/></text:p>
        </text:list-item>
        <text:list-item>
          <text:p text:style-name="P6">Vetores são compostos de elementos todos do mesmo tipo.<text:line-break/></text:p>
        </text:list-item>
        <text:list-item>
          <text:p text:style-name="P6">Armazenando vetores em um objeto:<text:line-break/>Ex.: <text:span text:style-name="T1">obj_qualquer</text:span> &lt;- <text:span text:style-name="T1">c</text:span>(1,2,3)<text:line-break/></text:p>
        </text:list-item>
      </text:list>
      <text:p text:style-name="Pagebreak"/>
      <text:h text:style-name="Heading_20_2" text:outline-level="2"><text:bookmark-start text:name="tabela-de-dados-data.frame-e-matrizes"/>4.3 Tabela de dados (<text:span text:style-name="T2">data.frame</text:span>) e <text:span text:style-name="T2">matrizes</text:span><text:bookmark-end text:name="tabela-de-dados-data.frame-e-matrizes"/></text:h>
      <text:h text:style-name="Heading_20_3" text:outline-level="3"><text:bookmark-start text:name="data.frame"/>4.3.1 <text:span text:style-name="T2">data.frame</text:span><text:bookmark-end text:name="data.frame"/></text:h>
      <text:list text:style-name="L3">
        <text:list-item>
          <text:p text:style-name="P7">Uma tabela onde cada coluna é um vetor.<text:line-break/></text:p>
        </text:list-item>
        <text:list-item>
          <text:p text:style-name="P7">Como cada coluna é um vetor, cada coluna pode ser de um tipo diferente.<text:line-break/>Ex.: <text:span text:style-name="Source_Text">nome_data.frame &lt;- data.frame(vetor_1, vetor_2)</text:span><text:line-break/></text:p>
        </text:list-item>
        <text:list-item>
          <text:p text:style-name="P7">Acrescentando uma nova coluna ao data.frame.<text:line-break/>Ex.: <text:span text:style-name="Source_Text">nome_data.frame &lt;- data.frame(nome_data.frame, vetor_3)</text:span><text:line-break/></text:p>
        </text:list-item>
        <text:list-item>
          <text:p text:style-name="P7">Para visualizar um <text:span text:style-name="T2">data.frame</text:span> podemos usar a função <text:span text:style-name="T2">View</text:span>().<text:line-break/>Ex.: <text:span text:style-name="Source_Text">View(nome_data.frame)</text:span><text:line-break/></text:p>
        </text:list-item>
      </text:list>
      <text:h text:style-name="Heading_20_3" text:outline-level="3"><text:bookmark-start text:name="matrizes"/>4.3.2 <text:span text:style-name="T2">Matrizes</text:span><text:bookmark-end text:name="matrizes"/></text:h>
      <text:list text:style-name="L4">
        <text:list-item>
          <text:p text:style-name="P8">A diferença entre <text:span text:style-name="T2">matrizes</text:span> e <text:span text:style-name="T2">data.frames</text:span>, é que no caso das matrizes todas as colunas e linhas devem ser do mesmo tipo. Enquanto nos <text:span text:style-name="T2">data.frames</text:span> as colunas podem ser de tipos diferentes.<text:line-break/></text:p>
        </text:list-item>
        <text:list-item>
          <text:p text:style-name="P8">Para adicionar uma coluna numa matriz, usamos a função cbind().<text:line-break/>Ex.: <text:span text:style-name="Source_Text">nome_matriz &lt;- cbind(vetor_1, vetor_2, ...)</text:span><text:line-break/></text:p>
        </text:list-item>
        <text:list-item>
          <text:p text:style-name="P8">Para adicionar uma linha numa matriz, usamos a função rbind().<text:line-break/>Ex.: <text:span text:style-name="Source_Text">nome_matriz &lt;- rbind(vetor_3, vetor_4, ...)</text:span><text:line-break/></text:p>
        </text:list-item>
        <text:list-item>
          <text:p text:style-name="P8">Quando inserimos dados (vetor) de naturezas diferentes (tipos) numa matriz, ela converte todos os dados para um único tipo. A principio <text:span text:style-name="T1">string</text:span> (<text:span text:style-name="T1">chr</text:span>).<text:line-break/></text:p>
        </text:list-item>
      </text:list>
      <text:p text:style-name="Pagebreak"/>
      <text:h text:style-name="Heading_20_2" text:outline-level="2"><text:bookmark-start text:name="acessando-valores-em-posições-especificadas-dos-objetos---vetor-matriz-e-data.frame"/>4.4 Acessando valores em posições especificadas dos objetos - <text:span text:style-name="T2">vetor</text:span>, <text:span text:style-name="T2">matriz</text:span> e <text:span text:style-name="T2">data.frame</text:span><text:bookmark-end text:name="acessando-valores-em-posições-especificadas-dos-objetos---vetor-matriz-e-data.frame"/></text:h>
      <text:h text:style-name="Heading_20_3" text:outline-level="3"><text:bookmark-start text:name="caso-vetor-e-matriz"/>4.4.1 Caso <text:span text:style-name="T2">vetor</text:span> e <text:span text:style-name="T2">matriz</text:span><text:bookmark-end text:name="caso-vetor-e-matriz"/></text:h>
      <text:list text:style-name="L5">
        <text:list-item>
          <text:p text:style-name="P9">Podemos acessar os valores do objeto tipo <text:span text:style-name="T2">vetor</text:span> e <text:span text:style-name="T2">matriz</text:span>, informando a posição entre colchetes [].<text:line-break/></text:p>
        </text:list-item>
        <text:list-item>
          <text:p text:style-name="P9">Para os <text:span text:style-name="T2">vetores</text:span> precisamos apenas informa a posição. A contagem da posição começa a partir do 1.<text:line-break/>Ex.:<text:line-break/><text:span text:style-name="Source_Text">vetor &lt;- c(5,18,89)</text:span><text:line-break/><text:span text:style-name="Source_Text">vetor[1]</text:span><text:line-break/></text:p>
        </text:list-item>
        <text:list-item>
          <text:p text:style-name="P9">Para as <text:span text:style-name="T2">matrizes</text:span>, é necessario informar a posição [<text:span text:style-name="T1">linha</text:span>, <text:span text:style-name="T1">coluna</text:span>]. A contagem da posição começa a partir do 1.<text:line-break/>Ex.:<text:span text:style-name="Source_Text">Mc[1,2]</text:span><text:line-break/></text:p>
        </text:list-item>
        <text:list-item>
          <text:p text:style-name="P9">Para acessar todos os valores de uma <text:span text:style-name="T1">linha</text:span> da <text:span text:style-name="T2">matriz</text:span>, podemos determinar a <text:span text:style-name="T1">linha</text:span> e deixar a <text:span text:style-name="T1">coluna</text:span> em branco.<text:line-break/>Ex.: <text:span text:style-name="Source_Text">Mc[1,]</text:span><text:line-break/></text:p>
        </text:list-item>
        <text:list-item>
          <text:p text:style-name="P9">Para acessar todos os valores de uma <text:span text:style-name="T1">coluna</text:span> da <text:span text:style-name="T2">matriz</text:span>, podemos determinar a <text:span text:style-name="T1">coluna</text:span> e deixar a <text:span text:style-name="T1">linha</text:span> em branco.<text:line-break/>Ex.: <text:span text:style-name="Source_Text">Mc[,2]</text:span><text:line-break/></text:p>
        </text:list-item>
      </text:list>
      <text:h text:style-name="Heading_20_3" text:outline-level="3"><text:bookmark-start text:name="caso-data.frame"/>4.4.2 Caso <text:span text:style-name="T2">data.frame</text:span><text:bookmark-end text:name="caso-data.frame"/></text:h>
      <text:list text:style-name="L6">
        <text:list-item>
          <text:p text:style-name="P10">No caso do <text:span text:style-name="T2">data.frame</text:span> podemos acessar os valores das colunas informando, “nome do <text:span text:style-name="T2">data.frame</text:span>” “$” “nome da coluna”.<text:line-break/>Sintaxe:<text:line-break/><text:span text:style-name="Source_Text">nome_dataframe$nome_coluna</text:span><text:line-break/></text:p>
        </text:list-item>
        <text:list-item>
          <text:p text:style-name="P10">O <text:span text:style-name="T2">data.frame</text:span> também aceita as mesmas formas de acessar posições que as <text:span text:style-name="T2">matrizes</text:span>.<text:line-break/></text:p>
        </text:list-item>
      </text:list>
      <text:p text:style-name="Pagebreak"/>
      <text:h text:style-name="Heading_20_2" text:outline-level="2"><text:bookmark-start text:name="visualizando-dados"/>4.5 Visualizando dados<text:bookmark-end text:name="visualizando-dados"/></text:h>
      <text:h text:style-name="Heading_20_3" text:outline-level="3"><text:bookmark-start text:name="view---visualização-de-dados"/>4.5.1 <text:span text:style-name="T2">View</text:span>() - visualização de dados<text:bookmark-end text:name="view---visualização-de-dados"/></text:h>
      <text:list text:style-name="L7">
        <text:list-item>
          <text:p text:style-name="P11">Podemos visualizar dados de duas formas:<text:line-break/></text:p>
          <text:list text:style-name="L8">
            <text:list-item>
              <text:p text:style-name="P12">Escrevendo o nome da variável<text:line-break/>O valor dela será impressa na tela.<text:line-break/></text:p>
            </text:list-item>
            <text:list-item>
              <text:p text:style-name="P12">Atraves da função <text:span text:style-name="T2">View</text:span>()<text:line-break/>Ao chamar a função View() e colocar dentro a variavel que queremos ver, será exibido uma nova janela com o valor da variável numa tabela.<text:line-break/></text:p>
            </text:list-item>
          </text:list>
        </text:list-item>
      </text:list>
      <text:h text:style-name="Heading_20_3" text:outline-level="3"><text:bookmark-start text:name="str---estrutura-de-objetos"/>4.5.2 <text:span text:style-name="T2">str</text:span>() - estrutura de objetos<text:bookmark-end text:name="str---estrutura-de-objetos"/></text:h>
      <text:list text:style-name="L9">
        <text:list-item>
          <text:p text:style-name="P13">A função “<text:span text:style-name="T2">str</text:span>()” retorna a estrutura do objeto do argumento.<text:line-break/></text:p>
        </text:list-item>
        <text:list-item>
          <text:p text:style-name="P13">Retorna diversos dados, entre eles:<text:line-break/></text:p>
          <text:list text:style-name="L10">
            <text:list-item>
              <text:p text:style-name="P14">A classe do objeto.<text:line-break/></text:p>
            </text:list-item>
            <text:list-item>
              <text:p text:style-name="P14">Tamanho do objeto.<text:line-break/></text:p>
            </text:list-item>
            <text:list-item>
              <text:p text:style-name="P14">A lista, ou vertor, dos campos com o tipo e tamanho. </text:p>
            </text:list-item>
          </text:list>
        </text:list-item>
        <text:list-item>
          <text:p text:style-name="P13">Sintaxe:<text:line-break/><text:span text:style-name="Source_Text">str(argumento)</text:span><text:line-break/></text:p>
        </text:list-item>
      </text:list>
      <text:h text:style-name="Heading_20_3" text:outline-level="3"><text:bookmark-start text:name="summary---resumo-de-variáveis"/>4.5.3 <text:span text:style-name="T2">summary</text:span>() - resumo de variáveis<text:bookmark-end text:name="summary---resumo-de-variáveis"/></text:h>
      <text:list text:style-name="L11">
        <text:list-item>
          <text:p text:style-name="P15">A função <text:span text:style-name="T2">summary</text:span>() retorna o resumo de variaveis.<text:line-break/></text:p>
        </text:list-item>
        <text:list-item>
          <text:p text:style-name="P15">O retorno depende do argumento (se for um vetor, uma lista, um data.frame).<text:line-break/></text:p>
        </text:list-item>
        <text:list-item>
          <text:p text:style-name="P15">O retorno para uma matriz ou <text:span text:style-name="T2">data</text:span>.<text:span text:style-name="T2">frame</text:span>, vai ser os metodos aplicados a cada campo/coluna.<text:line-break/></text:p>
        </text:list-item>
        <text:list-item>
          <text:p text:style-name="P15">O retorno da função, no geral, retorna diversos metodos aplicados aos dados, tais como:<text:line-break/></text:p>
          <text:list text:style-name="L12">
            <text:list-item>
              <text:p text:style-name="P16">valor mínimo<text:line-break/></text:p>
            </text:list-item>
            <text:list-item>
              <text:p text:style-name="P16">1º quantil<text:line-break/></text:p>
            </text:list-item>
            <text:list-item>
              <text:p text:style-name="P16">valor da mediana<text:line-break/></text:p>
            </text:list-item>
            <text:list-item>
              <text:p text:style-name="P16">valor da media<text:line-break/></text:p>
            </text:list-item>
            <text:list-item>
              <text:p text:style-name="P16">3º quantil<text:line-break/></text:p>
            </text:list-item>
            <text:list-item>
              <text:p text:style-name="P16">valor máximo<text:line-break/></text:p>
            </text:list-item>
          </text:list>
        </text:list-item>
        <text:list-item>
          <text:p text:style-name="P15">Sintaxe:<text:line-break/><text:span text:style-name="Source_Text">summary(nome_variavel)</text:span><text:line-break/></text:p>
        </text:list-item>
      </text:list>
      <text:h text:style-name="Heading_20_3" text:outline-level="3"><text:bookmark-start text:name="class---classe-de-objetos"/>4.5.4 <text:span text:style-name="T2">class</text:span>() - classe de objetos<text:bookmark-end text:name="class---classe-de-objetos"/></text:h>
      <text:list text:style-name="L13">
        <text:list-item>
          <text:p text:style-name="P17">A função “<text:span text:style-name="T2">class</text:span>()” retorna a que classe do objeto do argemunto pertence.<text:line-break/></text:p>
        </text:list-item>
        <text:list-item>
          <text:p text:style-name="P17">Basicamente diz se o objeto é numerico, string, vetor, lista, data.frame, matriz, …<text:line-break/></text:p>
        </text:list-item>
        <text:list-item>
          <text:p text:style-name="P17">Sintaxe:<text:line-break/><text:span text:style-name="Source_Text">class(argumento)</text:span><text:line-break/></text:p>
        </text:list-item>
      </text:list>
      <text:p text:style-name="Pagebreak"/>
      <text:h text:style-name="Heading_20_2" text:outline-level="2"><text:bookmark-start text:name="funções-estatísticas-básicas"/>4.6 Funções estatísticas básicas<text:bookmark-end text:name="funções-estatísticas-básicas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Função</text:p>
            </table:table-cell>
            <table:table-cell table:style-name="TableHeaderRowCell" office:value-type="string">
              <text:p text:style-name="Table_20_Heading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apply(D,i,f)</text:p>
          </table:table-cell>
          <table:table-cell table:style-name="TableRowCell" office:value-type="string">
            <text:p text:style-name="Table_20_Contents">Retorna os valores resultantes da aplicação da função f ao objeto D, linhas i=1, ou colunas i=2.</text:p>
          </table:table-cell>
        </table:table-row>
        <table:table-row>
          <table:table-cell table:style-name="TableRowCell" office:value-type="string">
            <text:p text:style-name="Table_20_Contents">c(valor1, valor2, valor3)</text:p>
          </table:table-cell>
          <table:table-cell table:style-name="TableRowCell" office:value-type="string">
            <text:p text:style-name="Table_20_Contents">Concatena uma sequência de valores seja númerico ou de caracteres. Neste último caso os valores devem estar entre aspas.</text:p>
          </table:table-cell>
        </table:table-row>
        <table:table-row>
          <table:table-cell table:style-name="TableRowCell" office:value-type="string">
            <text:p text:style-name="Table_20_Contents">cbind(x1, x2, …, xn)</text:p>
          </table:table-cell>
          <table:table-cell table:style-name="TableRowCell" office:value-type="string">
            <text:p text:style-name="Table_20_Contents">Cria uma matriz com n colunas formada pelos vetores x1, x2, …, xn.</text:p>
          </table:table-cell>
        </table:table-row>
        <table:table-row>
          <table:table-cell table:style-name="TableRowCell" office:value-type="string">
            <text:p text:style-name="Table_20_Contents">ceiling(x)</text:p>
          </table:table-cell>
          <table:table-cell table:style-name="TableRowCell" office:value-type="string">
            <text:p text:style-name="Table_20_Contents">Retorna o menor inteiro maior ou igual ao valor x.</text:p>
          </table:table-cell>
        </table:table-row>
        <table:table-row>
          <table:table-cell table:style-name="TableRowCell" office:value-type="string">
            <text:p text:style-name="Table_20_Contents">cor(x,y)</text:p>
          </table:table-cell>
          <table:table-cell table:style-name="TableRowCell" office:value-type="string">
            <text:p text:style-name="Table_20_Contents">Calcula o coeficiente de correlação.</text:p>
          </table:table-cell>
        </table:table-row>
        <table:table-row>
          <table:table-cell table:style-name="TableRowCell" office:value-type="string">
            <text:p text:style-name="Table_20_Contents">cumsum(x)</text:p>
          </table:table-cell>
          <table:table-cell table:style-name="TableRowCell" office:value-type="string">
            <text:p text:style-name="Table_20_Contents">Retorna um vetor com valores acumulados em soma sobre os elementos de x.</text:p>
          </table:table-cell>
        </table:table-row>
        <table:table-row>
          <table:table-cell table:style-name="TableRowCell" office:value-type="string">
            <text:p text:style-name="Table_20_Contents">cumprod(x)</text:p>
          </table:table-cell>
          <table:table-cell table:style-name="TableRowCell" office:value-type="string">
            <text:p text:style-name="Table_20_Contents">Retorna um vetor com valores acumulados em produto sobre os elementos de x.</text:p>
          </table:table-cell>
        </table:table-row>
        <table:table-row>
          <table:table-cell table:style-name="TableRowCell" office:value-type="string">
            <text:p text:style-name="Table_20_Contents">cummin(x)</text:p>
          </table:table-cell>
          <table:table-cell table:style-name="TableRowCell" office:value-type="string">
            <text:p text:style-name="Table_20_Contents">Retorna um vetor com valores acumulados em mínimo sobre os elementos de x.</text:p>
          </table:table-cell>
        </table:table-row>
        <table:table-row>
          <table:table-cell table:style-name="TableRowCell" office:value-type="string">
            <text:p text:style-name="Table_20_Contents">cummax(x)</text:p>
          </table:table-cell>
          <table:table-cell table:style-name="TableRowCell" office:value-type="string">
            <text:p text:style-name="Table_20_Contents">Retorna um vetor com valores acumulados em máximo sobre os elementos de x.</text:p>
          </table:table-cell>
        </table:table-row>
        <table:table-row>
          <table:table-cell table:style-name="TableRowCell" office:value-type="string">
            <text:p text:style-name="Table_20_Contents">data.frame(x1, x2, …, xn)</text:p>
          </table:table-cell>
          <table:table-cell table:style-name="TableRowCell" office:value-type="string">
            <text:p text:style-name="Table_20_Contents">Cria um dataframe com os vatores x1, x2, …, xn.</text:p>
          </table:table-cell>
        </table:table-row>
        <table:table-row>
          <table:table-cell table:style-name="TableRowCell" office:value-type="string">
            <text:p text:style-name="Table_20_Contents">det(M)</text:p>
          </table:table-cell>
          <table:table-cell table:style-name="TableRowCell" office:value-type="string">
            <text:p text:style-name="Table_20_Contents">Calcula o determinante da matriz quadrada M.</text:p>
          </table:table-cell>
        </table:table-row>
        <table:table-row>
          <table:table-cell table:style-name="TableRowCell" office:value-type="string">
            <text:p text:style-name="Table_20_Contents">dim(M)</text:p>
          </table:table-cell>
          <table:table-cell table:style-name="TableRowCell" office:value-type="string">
            <text:p text:style-name="Table_20_Contents">Retorna as dimensões do objeto M.</text:p>
          </table:table-cell>
        </table:table-row>
        <table:table-row>
          <table:table-cell table:style-name="TableRowCell" office:value-type="string">
            <text:p text:style-name="Table_20_Contents">diff(x)</text:p>
          </table:table-cell>
          <table:table-cell table:style-name="TableRowCell" office:value-type="string">
            <text:p text:style-name="Table_20_Contents">Retorna um vetor com a diferença entre os valores de x.</text:p>
          </table:table-cell>
        </table:table-row>
        <table:table-row>
          <table:table-cell table:style-name="TableRowCell" office:value-type="string">
            <text:p text:style-name="Table_20_Contents">eigen(M)</text:p>
          </table:table-cell>
          <table:table-cell table:style-name="TableRowCell" office:value-type="string">
            <text:p text:style-name="Table_20_Contents">Retorna os autovalores e os autovetores da matriz quadrada M.</text:p>
          </table:table-cell>
        </table:table-row>
        <table:table-row>
          <table:table-cell table:style-name="TableRowCell" office:value-type="string">
            <text:p text:style-name="Table_20_Contents">floor(x)</text:p>
          </table:table-cell>
          <table:table-cell table:style-name="TableRowCell" office:value-type="string">
            <text:p text:style-name="Table_20_Contents">Retorna o maior inteiro menor ou igual a x.</text:p>
          </table:table-cell>
        </table:table-row>
        <table:table-row>
          <table:table-cell table:style-name="TableRowCell" office:value-type="string">
            <text:p text:style-name="Table_20_Contents">identical(x,y)</text:p>
          </table:table-cell>
          <table:table-cell table:style-name="TableRowCell" office:value-type="string">
            <text:p text:style-name="Table_20_Contents">Verifica se os vetores são idênticos.</text:p>
          </table:table-cell>
        </table:table-row>
        <table:table-row>
          <table:table-cell table:style-name="TableRowCell" office:value-type="string">
            <text:p text:style-name="Table_20_Contents">intersect(x,y)</text:p>
          </table:table-cell>
          <table:table-cell table:style-name="TableRowCell" office:value-type="string">
            <text:p text:style-name="Table_20_Contents">Realiza a interseção de dois conjuntos.</text:p>
          </table:table-cell>
        </table:table-row>
        <table:table-row>
          <table:table-cell table:style-name="TableRowCell" office:value-type="string">
            <text:p text:style-name="Table_20_Contents">head(D)</text:p>
          </table:table-cell>
          <table:table-cell table:style-name="TableRowCell" office:value-type="string">
            <text:p text:style-name="Table_20_Contents">Mostra o cabeçalho do objeto D.</text:p>
          </table:table-cell>
        </table:table-row>
        <table:table-row>
          <table:table-cell table:style-name="TableRowCell" office:value-type="string">
            <text:p text:style-name="Table_20_Contents">length(x)</text:p>
          </table:table-cell>
          <table:table-cell table:style-name="TableRowCell" office:value-type="string">
            <text:p text:style-name="Table_20_Contents">Calcula o comprimento do vetor x.</text:p>
          </table:table-cell>
        </table:table-row>
        <table:table-row>
          <table:table-cell table:style-name="TableRowCell" office:value-type="string">
            <text:p text:style-name="Table_20_Contents">mean(x)</text:p>
          </table:table-cell>
          <table:table-cell table:style-name="TableRowCell" office:value-type="string">
            <text:p text:style-name="Table_20_Contents">Calcula a média do vetor x.</text:p>
          </table:table-cell>
        </table:table-row>
        <table:table-row>
          <table:table-cell table:style-name="TableRowCell" office:value-type="string">
            <text:p text:style-name="Table_20_Contents">median(x)</text:p>
          </table:table-cell>
          <table:table-cell table:style-name="TableRowCell" office:value-type="string">
            <text:p text:style-name="Table_20_Contents">Calcula a mediana do vetor x.</text:p>
          </table:table-cell>
        </table:table-row>
        <table:table-row>
          <table:table-cell table:style-name="TableRowCell" office:value-type="string">
            <text:p text:style-name="Table_20_Contents">min(x)</text:p>
          </table:table-cell>
          <table:table-cell table:style-name="TableRowCell" office:value-type="string">
            <text:p text:style-name="Table_20_Contents">Calcula o mínimo de x.</text:p>
          </table:table-cell>
        </table:table-row>
        <table:table-row>
          <table:table-cell table:style-name="TableRowCell" office:value-type="string">
            <text:p text:style-name="Table_20_Contents">max(x)</text:p>
          </table:table-cell>
          <table:table-cell table:style-name="TableRowCell" office:value-type="string">
            <text:p text:style-name="Table_20_Contents">Calcula o máximo de x.</text:p>
          </table:table-cell>
        </table:table-row>
        <table:table-row>
          <table:table-cell table:style-name="TableRowCell" office:value-type="string">
            <text:p text:style-name="Table_20_Contents">ncol(M)</text:p>
          </table:table-cell>
          <table:table-cell table:style-name="TableRowCell" office:value-type="string">
            <text:p text:style-name="Table_20_Contents">Retorna o número de colunas da matriz M.</text:p>
          </table:table-cell>
        </table:table-row>
        <table:table-row>
          <table:table-cell table:style-name="TableRowCell" office:value-type="string">
            <text:p text:style-name="Table_20_Contents">nrow(M)</text:p>
          </table:table-cell>
          <table:table-cell table:style-name="TableRowCell" office:value-type="string">
            <text:p text:style-name="Table_20_Contents">Retorna o número de linhas da matriz M.</text:p>
          </table:table-cell>
        </table:table-row>
        <table:table-row>
          <table:table-cell table:style-name="TableRowCell" office:value-type="string">
            <text:p text:style-name="Table_20_Contents">polyroot(x)</text:p>
          </table:table-cell>
          <table:table-cell table:style-name="TableRowCell" office:value-type="string">
            <text:p text:style-name="Table_20_Contents">Encontra as raízes do polinômio de ordem n cujos coeficientes são representados no vetor x em ordem decrescente.</text:p>
          </table:table-cell>
        </table:table-row>
        <table:table-row>
          <table:table-cell table:style-name="TableRowCell" office:value-type="string">
            <text:p text:style-name="Table_20_Contents">prod(x)</text:p>
          </table:table-cell>
          <table:table-cell table:style-name="TableRowCell" office:value-type="string">
            <text:p text:style-name="Table_20_Contents">Multiplica os valores de x.</text:p>
          </table:table-cell>
        </table:table-row>
        <table:table-row>
          <table:table-cell table:style-name="TableRowCell" office:value-type="string">
            <text:p text:style-name="Table_20_Contents">quantile(x,k)</text:p>
          </table:table-cell>
          <table:table-cell table:style-name="TableRowCell" office:value-type="string">
            <text:p text:style-name="Table_20_Contents">Calcula o percentil de ordem <draw:frame draw:style-name="fr1" text:anchor-type="as-char"><draw:object xlink:href="Formula-0/" xlink:type="simple" xlink:show="embed" xlink:actuate="onLoad"/></draw:frame> dos valores de x.</text:p>
          </table:table-cell>
        </table:table-row>
        <table:table-row>
          <table:table-cell table:style-name="TableRowCell" office:value-type="string">
            <text:p text:style-name="Table_20_Contents">Re(x)</text:p>
          </table:table-cell>
          <table:table-cell table:style-name="TableRowCell" office:value-type="string">
            <text:p text:style-name="Table_20_Contents">Retorna a parte real de um vetor x.</text:p>
          </table:table-cell>
        </table:table-row>
        <table:table-row>
          <table:table-cell table:style-name="TableRowCell" office:value-type="string">
            <text:p text:style-name="Table_20_Contents">rep(x,k)</text:p>
          </table:table-cell>
          <table:table-cell table:style-name="TableRowCell" office:value-type="string">
            <text:p text:style-name="Table_20_Contents">Cria um vetor repetindo a sequência x k vezes.</text:p>
          </table:table-cell>
        </table:table-row>
        <table:table-row>
          <table:table-cell table:style-name="TableRowCell" office:value-type="string">
            <text:p text:style-name="Table_20_Contents">round(x,k)</text:p>
          </table:table-cell>
          <table:table-cell table:style-name="TableRowCell" office:value-type="string">
            <text:p text:style-name="Table_20_Contents">Arredonda o valor x com k casas decimais.</text:p>
          </table:table-cell>
        </table:table-row>
        <table:table-row>
          <table:table-cell table:style-name="TableRowCell" office:value-type="string">
            <text:p text:style-name="Table_20_Contents">sd(x)</text:p>
          </table:table-cell>
          <table:table-cell table:style-name="TableRowCell" office:value-type="string">
            <text:p text:style-name="Table_20_Contents">Calcula o desvio-padrão do vetor x.</text:p>
          </table:table-cell>
        </table:table-row>
        <table:table-row>
          <table:table-cell table:style-name="TableRowCell" office:value-type="string">
            <text:p text:style-name="Table_20_Contents">seq(i,j,k)</text:p>
          </table:table-cell>
          <table:table-cell table:style-name="TableRowCell" office:value-type="string">
            <text:p text:style-name="Table_20_Contents">Cria uma sequência de i ate j com tamanho de passo k.</text:p>
          </table:table-cell>
        </table:table-row>
        <table:table-row>
          <table:table-cell table:style-name="TableRowCell" office:value-type="string">
            <text:p text:style-name="Table_20_Contents">setdiff(x,y)</text:p>
          </table:table-cell>
          <table:table-cell table:style-name="TableRowCell" office:value-type="string">
            <text:p text:style-name="Table_20_Contents">Retorna um vetor contendo os elementos do conjunto diferença entre x e y.</text:p>
          </table:table-cell>
        </table:table-row>
        <table:table-row>
          <table:table-cell table:style-name="TableRowCell" office:value-type="string">
            <text:p text:style-name="Table_20_Contents">setequal(x,y)</text:p>
          </table:table-cell>
          <table:table-cell table:style-name="TableRowCell" office:value-type="string">
            <text:p text:style-name="Table_20_Contents">Verifica se os elementos dos vetores x e y são iguais, idenpendentemente da frequência em que aparecem no vetor.</text:p>
          </table:table-cell>
        </table:table-row>
        <table:table-row>
          <table:table-cell table:style-name="TableRowCell" office:value-type="string">
            <text:p text:style-name="Table_20_Contents">solve(A,b)</text:p>
          </table:table-cell>
          <table:table-cell table:style-name="TableRowCell" office:value-type="string">
            <text:p text:style-name="Table_20_Contents">Resolve Ax=b, retornando x.</text:p>
          </table:table-cell>
        </table:table-row>
        <table:table-row>
          <table:table-cell table:style-name="TableRowCell" office:value-type="string">
            <text:p text:style-name="Table_20_Contents">sort(x)</text:p>
          </table:table-cell>
          <table:table-cell table:style-name="TableRowCell" office:value-type="string">
            <text:p text:style-name="Table_20_Contents">Ordena os valores de vetor x em ordem crescente.</text:p>
          </table:table-cell>
        </table:table-row>
        <table:table-row>
          <table:table-cell table:style-name="TableRowCell" office:value-type="string">
            <text:p text:style-name="Table_20_Contents">sort(x, decreasing = T)</text:p>
          </table:table-cell>
          <table:table-cell table:style-name="TableRowCell" office:value-type="string">
            <text:p text:style-name="Table_20_Contents">Ordena os valores de x em ordem decrescente.</text:p>
          </table:table-cell>
        </table:table-row>
        <table:table-row>
          <table:table-cell table:style-name="TableRowCell" office:value-type="string">
            <text:p text:style-name="Table_20_Contents">str(D)</text:p>
          </table:table-cell>
          <table:table-cell table:style-name="TableRowCell" office:value-type="string">
            <text:p text:style-name="Table_20_Contents">Retorna a estrutura do objeto D.</text:p>
          </table:table-cell>
        </table:table-row>
        <table:table-row>
          <table:table-cell table:style-name="TableRowCell" office:value-type="string">
            <text:p text:style-name="Table_20_Contents">sum(x)</text:p>
          </table:table-cell>
          <table:table-cell table:style-name="TableRowCell" office:value-type="string">
            <text:p text:style-name="Table_20_Contents">Soma os valores de x.</text:p>
          </table:table-cell>
        </table:table-row>
        <table:table-row>
          <table:table-cell table:style-name="TableRowCell" office:value-type="string">
            <text:p text:style-name="Table_20_Contents">union(x,y)</text:p>
          </table:table-cell>
          <table:table-cell table:style-name="TableRowCell" office:value-type="string">
            <text:p text:style-name="Table_20_Contents">Retorna os elementos da união entre x e y.</text:p>
          </table:table-cell>
        </table:table-row>
        <table:table-row>
          <table:table-cell table:style-name="TableRowCell" office:value-type="string">
            <text:p text:style-name="Table_20_Contents">var(x)</text:p>
          </table:table-cell>
          <table:table-cell table:style-name="TableRowCell" office:value-type="string">
            <text:p text:style-name="Table_20_Contents">Calcula a variância do vetor x.</text:p>
          </table:table-cell>
        </table:table-row>
        <table:table-row>
          <table:table-cell table:style-name="TableRowCell" office:value-type="string">
            <text:p text:style-name="Table_20_Contents">var(x,y)</text:p>
          </table:table-cell>
          <table:table-cell table:style-name="TableRowCell" office:value-type="string">
            <text:p text:style-name="Table_20_Contents">Calcula a covariância entre x e y.</text:p>
          </table:table-cell>
        </table:table-row>
        <table:table-row>
          <table:table-cell table:style-name="TableRowCell" office:value-type="string">
            <text:p text:style-name="Table_20_Contents">View(D)</text:p>
          </table:table-cell>
          <table:table-cell table:style-name="TableRowCell" office:value-type="string">
            <text:p text:style-name="Table_20_Contents">Mostra o dataframe em janela separada.</text:p>
          </table:table-cell>
        </table:table-row>
      </table:table>
      <text:p text:style-name="Pagebreak"/>
      <text:h text:style-name="Heading_20_1" text:outline-level="1"><text:bookmark-start text:name="cap-3---principais-pacotes"/>5 Cap 3 - Principais pacotes<text:line-break/><text:bookmark-end text:name="cap-3---principais-pacotes"/></text:h>
      <text:h text:style-name="Heading_20_2" text:outline-level="2"><text:bookmark-start text:name="instalação-de-pacotes"/>5.1 Instalação de pacotes<text:line-break/><text:bookmark-end text:name="instalação-de-pacotes"/></text:h>
      <text:list text:style-name="L14">
        <text:list-item>
          <text:p text:style-name="P18">sintaxe de instalação:<text:line-break/><text:span text:style-name="T2">install.packages</text:span>(“<text:span text:style-name="T1">nome do pacote</text:span>”)<text:line-break/></text:p>
        </text:list-item>
        <text:list-item>
          <text:p text:style-name="P18">sintaxe de variais instalações simultaneas:<text:line-break/><text:span text:style-name="T2">install.packages</text:span>(c(“<text:span text:style-name="T1">nome do pacote</text:span>”,“<text:span text:style-name="T1">nome do pacote</text:span>”,…), dependencies = <text:span text:style-name="T2">TRUE</text:span>)<text:line-break/></text:p>
        </text:list-item>
      </text:list>
      <text:h text:style-name="Heading_20_2" text:outline-level="2"><text:bookmark-start text:name="pacotes"/>5.2 Pacotes<text:bookmark-end text:name="pacotes"/></text:h>
      <text:list text:style-name="L15">
        <text:list-item>
          <text:p text:style-name="P19">Principais pacotes:<text:line-break/></text:p>
        </text:list-item>
      </text:list>
      <text:list text:style-name="L16">
        <text:list-item>
          <text:p text:style-name="P20"><text:span text:style-name="T2">stringr</text:span><text:line-break/>Pacote para trabalhar com strings (texto).<text:line-break/></text:p>
        </text:list-item>
        <text:list-item>
          <text:p text:style-name="P20"><text:span text:style-name="T2">Rmarkdown</text:span><text:line-break/>Produção de relatorios (html, pdf, doc, md).<text:line-break/></text:p>
        </text:list-item>
        <text:list-item>
          <text:p text:style-name="P20"><text:span text:style-name="T2">knitr</text:span><text:line-break/>Interpretação e compilação do documento rmd.<text:line-break/></text:p>
        </text:list-item>
        <text:list-item>
          <text:p text:style-name="P20"><text:span text:style-name="T2">data.table</text:span><text:line-break/>Exploração de data.frames.<text:line-break/></text:p>
        </text:list-item>
        <text:list-item>
          <text:p text:style-name="P20"><text:span text:style-name="T2">janitor</text:span><text:line-break/>Limpeza de dados.<text:line-break/></text:p>
        </text:list-item>
        <text:list-item>
          <text:p text:style-name="P20"><text:span text:style-name="T2">DescTools</text:span><text:line-break/>Analise descritiva de dados.<text:line-break/></text:p>
        </text:list-item>
        <text:list-item>
          <text:p text:style-name="P20"><text:span text:style-name="T2">tidyverse</text:span><text:line-break/>conjunto de pacotes.<text:line-break/></text:p>
          <text:list text:style-name="L17">
            <text:list-item>
              <text:p text:style-name="P21"><text:span text:style-name="T2">readr</text:span><text:line-break/>Importação e leitura de arquivos de dados.<text:line-break/></text:p>
            </text:list-item>
            <text:list-item>
              <text:p text:style-name="P21"><text:span text:style-name="T2">tibble</text:span><text:line-break/>estruturação de data.frame.<text:line-break/></text:p>
            </text:list-item>
            <text:list-item>
              <text:p text:style-name="P21"><text:span text:style-name="T2">dplyr</text:span><text:line-break/>Manipulação de data.frame.<text:line-break/></text:p>
            </text:list-item>
            <text:list-item>
              <text:p text:style-name="P21"><text:span text:style-name="T2">tidyr</text:span><text:line-break/>Organização de data.frame.<text:line-break/></text:p>
            </text:list-item>
            <text:list-item>
              <text:p text:style-name="P21"><text:span text:style-name="T2">ggplot2</text:span><text:line-break/>Visualização de dados, produção de gráficos.<text:line-break/></text:p>
            </text:list-item>
            <text:list-item>
              <text:p text:style-name="P21"><text:span text:style-name="T2">purr</text:span><text:line-break/>Manipulação de vetores e listas.<text:line-break/></text:p>
            </text:list-item>
          </text:list>
        </text:list-item>
        <text:list-item>
          <text:p text:style-name="P20"><text:span text:style-name="T2">foreign</text:span><text:line-break/>Leitura e gravação de dados armazenados por algumas versões de “Epi Info”, “Octave”, “Minitab”, “S”, “SAS”, “SPSS”, “Stata”, “Systat”, “Weka” e para leitura e gravação de alguns “dBase” arquivos.<text:line-break/></text:p>
        </text:list-item>
        <text:list-item>
          <text:p text:style-name="P20"><text:span text:style-name="T2">devtools</text:span><text:line-break/>Para instalar pacotes que não estejam no <text:span text:style-name="T2">CRAN</text:span>.<text:line-break/></text:p>
        </text:list-item>
      </text:list>
      <text:list text:style-name="L18">
        <text:list-item>
          <text:p text:style-name="P22">Pacotes auxiliares ao pacote <text:span text:style-name="T2">ggplot2</text:span>:<text:line-break/></text:p>
        </text:list-item>
      </text:list>
      <text:list text:style-name="L19">
        <text:list-item>
          <text:p text:style-name="P23"><text:span text:style-name="T2">ggthemes</text:span><text:line-break/></text:p>
        </text:list-item>
        <text:list-item>
          <text:p text:style-name="P23"><text:span text:style-name="T2">grid</text:span><text:line-break/></text:p>
        </text:list-item>
      </text:list>
      <text:h text:style-name="Heading_20_2" text:outline-level="2"><text:bookmark-start text:name="carregamento-de-pacotes"/>5.3 Carregamento de pacotes<text:bookmark-end text:name="carregamento-de-pacotes"/></text:h>
      <text:list text:style-name="L20">
        <text:list-item>
          <text:p text:style-name="P24">Para poder utilizar o conjunto de funções de um determinado pacote, não basta apenas instalar o pacote, é preciso carrega-lo no script.<text:line-break/></text:p>
        </text:list-item>
        <text:list-item>
          <text:p text:style-name="P24">As principais formas de carregar um pacote no script é través dos comandos <text:span text:style-name="T1">library</text:span>() e <text:span text:style-name="T1">require</text:span>().<text:line-break/><text:span text:style-name="T2">library</text:span>(<text:span text:style-name="T1">nome_pacote</text:span>)<text:line-break/><text:span text:style-name="T2">require</text:span>(<text:span text:style-name="T1">nome_pacote</text:span>)<text:line-break/></text:p>
        </text:list-item>
        <text:list-item>
          <text:p text:style-name="P24">Outra possibilidade, é ao usar um função especificar a qual pacote ela pertence.<text:line-break/><text:span text:style-name="Source_Text">nome_pacote::função</text:span>.<text:line-break/></text:p>
        </text:list-item>
      </text:list>
      <text:h text:style-name="Heading_20_2" text:outline-level="2"><text:bookmark-start text:name="obter-ajuda-informações-sobre-pacotes"/>5.4 Obter ajuda (informações) sobre pacotes<text:bookmark-end text:name="obter-ajuda-informações-sobre-pacotes"/></text:h>
      <text:p text:style-name="First_20_paragraph">Duas formas de se conseguir informações sobre determinado pacote é através dos comandos:<text:line-break/>1. <text:span text:style-name="Source_Text">package?nome_pacote</text:span><text:line-break/>2. <text:span text:style-name="Source_Text">help(package = "nome_pacote")</text:span><text:line-break/></text:p>
      <text:p text:style-name="Pagebreak"/>
      <text:h text:style-name="Heading_20_1" text:outline-level="1"><text:bookmark-start text:name="sites-para-uso-remote-do-r"/>6 Sites para uso Remote do R<text:bookmark-end text:name="sites-para-uso-remote-do-r"/></text:h>
      <text:list text:style-name="L21">
        <text:list-item>
          <text:p text:style-name="P25">Alguns sites que possibilitam utilizar o R básico, sem que seja necessário instala-lo no computador.<text:line-break/></text:p>
        </text:list-item>
        <text:list-item>
          <text:p text:style-name="P25">Uma otima saída quando necessario utilizar em algum computador público (lan houses, hotéis, laboratórios, …)<text:line-break/></text:p>
        </text:list-item>
      </text:list>
      <text:list text:style-name="L22">
        <text:list-item>
          <text:p text:style-name="P26"><text:a xlink:type="simple" xlink:href="http://rstudio.cloud/" office:name=""><text:span text:style-name="Definition">http://rstudio.cloud/</text:span></text:a></text:p>
        </text:list-item>
        <text:list-item>
          <text:p text:style-name="P26"><text:a xlink:type="simple" xlink:href="http://jupyter.org/try" office:name=""><text:span text:style-name="Definition">http://jupyter.org/try</text:span></text:a></text:p>
        </text:list-item>
        <text:list-item>
          <text:p text:style-name="P26"><text:a xlink:type="simple" xlink:href="http://www.tutorialspoint.com/execute_r_online.php" office:name=""><text:span text:style-name="Definition">http://www.tutorialspoint.com/execute_r_online.php</text:span></text:a></text:p>
        </text:list-item>
        <text:list-item>
          <text:p text:style-name="P26"><text:a xlink:type="simple" xlink:href="http://github.com/datacamp/datacamp_light" office:name=""><text:span text:style-name="Definition">http://github.com/datacamp/datacamp_light</text:span></text:a></text:p>
        </text:list-item>
        <text:list-item>
          <text:p text:style-name="P26"><text:a xlink:type="simple" xlink:href="http://rdrr.io/snippets" office:name=""><text:span text:style-name="Definition">http://rdrr.io/snippets</text:span></text:a></text:p>
        </text:list-item>
        <text:list-item>
          <text:p text:style-name="P26"><text:a xlink:type="simple" xlink:href="http://www.jdoodle.com/execute-r-online" office:name=""><text:span text:style-name="Definition">http://www.jdoodle.com/execute-r-online</text:span></text:a></text:p>
        </text:list-item>
        <text:list-item>
          <text:p text:style-name="P26"><text:a xlink:type="simple" xlink:href="http://rextester.com/l/r_online_compiler" office:name=""><text:span text:style-name="Definition">http://rextester.com/l/r_online_compiler</text:span></text:a></text:p>
        </text:list-item>
        <text:list-item>
          <text:p text:style-name="P26"><text:a xlink:type="simple" xlink:href="http://rnotebook.io" office:name=""><text:span text:style-name="Definition">http://rnotebook.io</text:span></text:a></text:p>
        </text:list-item>
      </text:list>
      <text:p text:style-name="Pagebreak"/>
      <text:h text:style-name="Heading_20_1" text:outline-level="1"><text:bookmark-start text:name="cap-4---r-markdown"/>7 Cap 4 - R Markdown<text:line-break/><text:bookmark-end text:name="cap-4---r-markdown"/></text:h>
      <text:h text:style-name="Heading_20_2" text:outline-level="2"><text:bookmark-start text:name="preâmbulo"/>7.1 Preâmbulo<text:bookmark-end text:name="preâmbulo"/></text:h>
      <text:h text:style-name="Heading_20_3" text:outline-level="3"><text:bookmark-start text:name="titulo"/>7.1.1 <text:span text:style-name="T2">Titulo</text:span><text:bookmark-end text:name="titulo"/></text:h>
      <text:p text:style-name="First_20_paragraph"><text:span text:style-name="T1">title</text:span>: “Titulo desejado”<text:line-break/></text:p>
      <text:h text:style-name="Heading_20_3" text:outline-level="3"><text:bookmark-start text:name="autor"/>7.1.2 <text:span text:style-name="T2">Autor</text:span><text:bookmark-end text:name="autor"/></text:h>
      <text:list text:style-name="L23">
        <text:list-item>
          <text:p text:style-name="P27">Para inserir um autor:<text:line-break/><text:span text:style-name="T1">author</text:span>: “Nome do autor”<text:line-break/></text:p>
        </text:list-item>
        <text:list-item>
          <text:p text:style-name="P27">Para inserir varios autores:<text:line-break/><text:span text:style-name="T1">author</text:span>:<text:line-break/></text:p>
          <text:list text:style-name="L24">
            <text:list-item>
              <text:p text:style-name="P28">autor_1^[instituto]<text:line-break/></text:p>
            </text:list-item>
            <text:list-item>
              <text:p text:style-name="P28">autor_2^[instituto]<text:line-break/></text:p>
            </text:list-item>
          </text:list>
        </text:list-item>
      </text:list>
      <text:h text:style-name="Heading_20_3" text:outline-level="3"><text:bookmark-start text:name="data"/>7.1.3 <text:span text:style-name="T2">Data</text:span><text:bookmark-end text:name="data"/></text:h>
      <text:list text:style-name="L25">
        <text:list-item>
          <text:p text:style-name="P29">O comando “<text:span text:style-name="T1">date</text:span>:”, adiciona uma data ao documento.<text:line-break/></text:p>
        </text:list-item>
        <text:list-item>
          <text:p text:style-name="P29">Podemos adicionar uma data qualquer para o documento no formato “dd/mm/aaaa”.<text:line-break/><text:span text:style-name="T1">date</text:span>: “dd/mm/aaaa”<text:line-break/></text:p>
        </text:list-item>
        <text:list-item>
          <text:p text:style-name="P29">Outra possibilidade é usar uma função dentro de um <text:span text:style-name="T1">chunk</text:span> “r Sys.Date()”, para adicionar a data atual do sistema (modelo inglês).<text:line-break/><text:span text:style-name="T1">date</text:span>: “r Sys.Date()”<text:line-break/></text:p>
        </text:list-item>
        <text:list-item>
          <text:p text:style-name="P29">Outra opção é usar o a função dentro de um <text:span text:style-name="T1">chunk</text:span> “r format(Sys.time(), ‘%d %B %Y’)”. A data será gerada no modelo: 02 agosto 2004.<text:line-break/><text:span text:style-name="T1">date</text:span>: “r format(Sys.time(), ‘%d %B %Y’)”<text:line-break/>Obs.: <text:span text:style-name="T1">chunk</text:span> deve ser colocado entre acentos graves.<text:line-break/></text:p>
        </text:list-item>
      </text:list>
      <text:h text:style-name="Heading_20_3" text:outline-level="3"><text:bookmark-start text:name="tipo-do-documento-output"/>7.1.4 <text:span text:style-name="T2">Tipo do Documento</text:span> (<text:span text:style-name="T1">output</text:span>)<text:bookmark-end text:name="tipo-do-documento-output"/></text:h>
      <text:list text:style-name="L26">
        <text:list-item>
          <text:p text:style-name="P30"><text:span text:style-name="T1">output</text:span>: o tipo de saida, podem ser:<text:line-break/></text:p>
          <text:list text:style-name="L27">
            <text:list-item>
              <text:p text:style-name="P31">Documentos:<text:line-break/></text:p>
              <text:list text:style-name="L28">
                <text:list-item>
                  <text:p text:style-name="P32"><text:span text:style-name="T1">pdf_document</text:span><text:line-break/></text:p>
                </text:list-item>
                <text:list-item>
                  <text:p text:style-name="P32"><text:span text:style-name="T1">md_document</text:span><text:line-break/></text:p>
                </text:list-item>
                <text:list-item>
                  <text:p text:style-name="P32"><text:span text:style-name="T1">html_document</text:span><text:line-break/></text:p>
                </text:list-item>
                <text:list-item>
                  <text:p text:style-name="P32"><text:span text:style-name="T1">word_document</text:span><text:line-break/></text:p>
                </text:list-item>
                <text:list-item>
                  <text:p text:style-name="P32"><text:span text:style-name="T1">odt_document</text:span><text:line-break/></text:p>
                </text:list-item>
                <text:list-item>
                  <text:p text:style-name="P32"><text:span text:style-name="T1">rtf_document</text:span><text:line-break/></text:p>
                </text:list-item>
              </text:list>
            </text:list-item>
            <text:list-item>
              <text:p text:style-name="P31">Apresentação:<text:line-break/></text:p>
              <text:list text:style-name="L29">
                <text:list-item>
                  <text:p text:style-name="P33"><text:span text:style-name="T1">powerpoint_presentation</text:span><text:line-break/></text:p>
                </text:list-item>
                <text:list-item>
                  <text:p text:style-name="P33"><text:span text:style-name="T1">ioslides_presentation</text:span><text:line-break/></text:p>
                </text:list-item>
                <text:list-item>
                  <text:p text:style-name="P33"><text:span text:style-name="T1">beamer_presentation</text:span><text:line-break/></text:p>
                </text:list-item>
              </text:list>
            </text:list-item>
            <text:list-item>
              <text:p text:style-name="P31">mais:<text:line-break/></text:p>
              <text:list text:style-name="L30">
                <text:list-item>
                  <text:p text:style-name="P34"><text:span text:style-name="T1">flexdashboard::flex_dashboard</text:span><text:line-break/></text:p>
                </text:list-item>
                <text:list-item>
                  <text:p text:style-name="P34"><text:span text:style-name="T1">github_document</text:span><text:line-break/></text:p>
                </text:list-item>
              </text:list>
            </text:list-item>
          </text:list>
        </text:list-item>
      </text:list>
      <text:h text:style-name="Heading_20_3" text:outline-level="3"><text:bookmark-start text:name="sumário"/>7.1.5 <text:span text:style-name="T2">Sumário</text:span><text:bookmark-end text:name="sumário"/></text:h>
      <text:list text:style-name="L31">
        <text:list-item>
          <text:p text:style-name="P35">Para inserir o sumário no documento, basta colocar o comando “<text:span text:style-name="T1">doc</text:span>: <text:span text:style-name="T1">yes</text:span>” indentado dentro do tipo de saída.<text:line-break/></text:p>
        </text:list-item>
        <text:list-item>
          <text:p text:style-name="P35">O comando <text:span text:style-name="T2">number_sections: true</text:span> adiciona numeração aos capítulos do sumário.<text:line-break/></text:p>
        </text:list-item>
      </text:list>
      <text:h text:style-name="Heading_20_3" text:outline-level="3"><text:bookmark-start text:name="formatação-desejada"/>7.1.6 Formatação desejada<text:bookmark-end text:name="formatação-desejada"/></text:h>
      <text:p text:style-name="First_20_paragraph">Para determinar a formatação desejada, basta salvar um arquivo com o nome <text:span text:style-name="T1">estilo</text:span>.<text:span text:style-name="T1">docx</text:span>, que contenha a formatação e referenciar o arquivo, indentado dentro do tipo de arquivo, através do comando “<text:span text:style-name="T1">reference_docx</text:span>: caminho/…/estilo.docx”.<text:line-break/></text:p>
      <text:h text:style-name="Heading_20_3" text:outline-level="3"><text:bookmark-start text:name="abstract"/>7.1.7 <text:span text:style-name="T2">Abstract</text:span><text:bookmark-end text:name="abstract"/></text:h>
      <text:p text:style-name="First_20_paragraph"><text:span text:style-name="T1">Abstract</text:span>: “Texto de abstract”.<text:line-break/></text:p>
      <text:h text:style-name="Heading_20_3" text:outline-level="3"><text:bookmark-start text:name="bibliografia"/>7.1.8 <text:span text:style-name="T2">Bibliografia</text:span><text:bookmark-end text:name="bibliografia"/></text:h>
      <text:list text:style-name="L32">
        <text:list-item>
          <text:p text:style-name="P36">Ter um arquivo *.bib com as referencias.<text:line-break/></text:p>
        </text:list-item>
        <text:list-item>
          <text:p text:style-name="P36">Adicionar o arquivo *.bib no preâmbulo do <text:span text:style-name="T2">R Markdown</text:span>, atravês do comando:<text:line-break/><text:span text:style-name="T1">bibliograpy</text:span>: caminho/arquivo.bib<text:line-break/></text:p>
        </text:list-item>
        <text:list-item>
          <text:p text:style-name="P36">Um arquivo *.csl com o estilo da citação.<text:line-break/>Este arquivo pode ser obtido no site:<text:line-break/><text:a xlink:type="simple" xlink:href="https://www.zotero.org/styles" office:name=""><text:span text:style-name="Definition">https://www.zotero.org/styles</text:span></text:a><text:line-break/>Pesquisar por: “abnt”<text:line-break/>Opção: “Instituto de Pesquisa Econômica Aplicada - ABNT (Português - Brasil)”<text:line-break/></text:p>
        </text:list-item>
        <text:list-item>
          <text:p text:style-name="P36">Adicionar o arquivo *.csl no preâmbulo do R Markdown, através do comando:<text:line-break/><text:span text:style-name="T1">csl</text:span>: caminho/arquivo.csl<text:line-break/></text:p>
        </text:list-item>
        <text:list-item>
          <text:p text:style-name="P36">É necessario criar um capítulo no final para as referências. A bibliografia vai ser alocada no final do documento, logo neste ultímo capítulo. A bibliografio é sempre inserida ao final do documento.<text:line-break/></text:p>
        </text:list-item>
        <text:list-item>
          <text:p text:style-name="P36">Por fim, para aparecer as referencias elas precisam ser citadas no texto.<text:line-break/>As principais formas de citar uma referência num texto de <text:span text:style-name="T2">R Markdown</text:span> é:<text:line-break/></text:p>
          <text:list text:style-name="L33">
            <text:list-item>
              <text:p text:style-name="P37">Uma citação:<text:line-break/>Exemplo do comando: [@ chave_da_referencia]<text:line-break/>Exemplo de como fica no arquivo final: (Alcoforado, 2021).<text:line-break/></text:p>
            </text:list-item>
            <text:list-item>
              <text:p text:style-name="P37">Mais de uma citação ao mesmo tempo:<text:line-break/>Exemplo do comando: [@ chave_da_referencia_1, @ chave_da_referencia_2]<text:line-break/></text:p>
            </text:list-item>
          </text:list>
        </text:list-item>
      </text:list>
      <text:p text:style-name="Pagebreak"/>
      <text:h text:style-name="Heading_20_2" text:outline-level="2"><text:bookmark-start text:name="chunks-códigos-embutidos"/>7.2 <text:span text:style-name="T1">Chunks</text:span> (códigos embutidos)<text:bookmark-end text:name="chunks-códigos-embutidos"/></text:h>
      <text:h text:style-name="Heading_20_3" text:outline-level="3"><text:bookmark-start text:name="códigos-embutidos-no-texto"/>7.2.1 Códigos embutidos no texto<text:bookmark-end text:name="códigos-embutidos-no-texto"/></text:h>
      <text:list text:style-name="L34">
        <text:list-item>
          <text:p text:style-name="P38">Podemos embutir códigos ao longo do texto.<text:line-break/></text:p>
        </text:list-item>
        <text:list-item>
          <text:p text:style-name="P38">Para inserir um código que será rodado no meio do texto, usamos um sinais de crase para abrir, definimos a linguagem (normalmente r), o comando que desejamos e um sinal de crase para fechar o código.<text:line-break/><text:span text:style-name="Source_Text">Este é um código embutido</text:span></text:p>
        </text:list-item>
        <text:list-item>
          <text:p text:style-name="P38">Para rodar pequenos comandos no meio do texto códigos embutidos é uma ótima opção.<text:line-break/></text:p>
        </text:list-item>
        <text:list-item>
          <text:p text:style-name="P38">Exemplo:<text:line-break/>O resultado do comando 1:3 é criar uma sequencia com os valores <text:span text:style-name="Source_Text">1:3</text:span>. A soma destes valores é <text:span text:style-name="Source_Text">sum(1:3)</text:span>.<text:line-break/>O resultado do comando 1:3 é criar uma sequencia com os valores 1, 2, 3. A soma destes valores é 6.<text:line-break/></text:p>
        </text:list-item>
      </text:list>
      <text:h text:style-name="Heading_20_3" text:outline-level="3"><text:bookmark-start text:name="chunk"/>7.2.2 Chunk<text:bookmark-end text:name="chunk"/></text:h>
      <text:list text:style-name="L35">
        <text:list-item>
          <text:p text:style-name="P39">Códigos em R, ou em outras linguagens, podem ser inseriodos nos documentos através de <text:span text:style-name="T1">chunks</text:span>.<text:line-break/></text:p>
        </text:list-item>
        <text:list-item>
          <text:p text:style-name="P39"><text:span text:style-name="T1">Chunks</text:span> são blocos de programação.<text:line-break/></text:p>
        </text:list-item>
        <text:list-item>
          <text:p text:style-name="P39">A principal forma de inserir <text:span text:style-name="T1">chunks</text:span> é:<text:line-break/></text:p>
        </text:list-item>
        <text:list-item>
          <text:p text:style-name="P39">Três sinais de acento grave (crases) para abrir o <text:span text:style-name="T1">chunk</text:span>.<text:line-break/></text:p>
        </text:list-item>
        <text:list-item>
          <text:p text:style-name="P39">Na primeira linha, definir a linguagem do bloco de programação:<text:line-break/></text:p>
          <text:list text:style-name="L36">
            <text:list-item>
              <text:p text:style-name="P40"><text:span text:style-name="T2">R</text:span><text:line-break/></text:p>
            </text:list-item>
            <text:list-item>
              <text:p text:style-name="P40"><text:span text:style-name="T2">Python</text:span><text:line-break/></text:p>
            </text:list-item>
            <text:list-item>
              <text:p text:style-name="P40"><text:span text:style-name="T2">Julia</text:span><text:line-break/></text:p>
            </text:list-item>
            <text:list-item>
              <text:p text:style-name="P40"><text:span text:style-name="T2">C++</text:span><text:line-break/></text:p>
            </text:list-item>
            <text:list-item>
              <text:p text:style-name="P40"><text:span text:style-name="T2">SQL</text:span><text:line-break/>…<text:line-break/></text:p>
            </text:list-item>
          </text:list>
        </text:list-item>
        <text:list-item>
          <text:p text:style-name="P39">Para dar um nome ao <text:span text:style-name="T1">chunk</text:span>, após definir a linguagem de programação basta colocar o nome do <text:span text:style-name="T1">chunk</text:span>. Nomear o <text:span text:style-name="T1">chunk</text:span> facilita determinar sua função dentro do relatório/documento.<text:line-break/></text:p>
        </text:list-item>
        <text:list-item>
          <text:p text:style-name="P39">Ainda na primeira linha, considerações sobre o bloco de programação (<text:span text:style-name="T1">chunk options</text:span>):<text:line-break/></text:p>
          <text:list text:style-name="L37">
            <text:list-item>
              <text:p text:style-name="P41"><text:span text:style-name="T1">include</text:span><text:line-break/>Mostra (<text:span text:style-name="T1">true</text:span>), ou não (<text:span text:style-name="T1">false</text:span>), o código e os resultados no arquivo finalizado. O R Markdown ainda executa o código e o resultado dele ainda pode ser usado em outro bloco de programação.<text:line-break/><text:span text:style-name="T1">include</text:span> = <text:span text:style-name="T1">false</text:span> | <text:span text:style-name="T1">true</text:span><text:line-break/></text:p>
            </text:list-item>
            <text:list-item>
              <text:p text:style-name="P41"><text:span text:style-name="T1">echo</text:span><text:line-break/>Impede (<text:span text:style-name="T1">false</text:span>), ou não (<text:span text:style-name="T1">true</text:span>), que o código apareça, não afeta o resultado.<text:line-break/><text:span text:style-name="T1">echo</text:span> = <text:span text:style-name="T1">false</text:span> | <text:span text:style-name="T1">true</text:span><text:line-break/></text:p>
            </text:list-item>
            <text:list-item>
              <text:p text:style-name="P41"><text:span text:style-name="T1">results</text:span><text:line-break/>“<text:span text:style-name="T1">hide</text:span>” mostra o código e omite o resultado.<text:line-break/><text:span text:style-name="T1">results</text:span> = “<text:span text:style-name="T1">hide</text:span>”<text:line-break/></text:p>
            </text:list-item>
            <text:list-item>
              <text:p text:style-name="P41"><text:span text:style-name="T1">message</text:span><text:line-break/>Imprede (<text:span text:style-name="T1">false</text:span>), ou não (<text:span text:style-name="T1">true</text:span>),que mensagens geradas por código apareçam no arquivo finalizado.<text:line-break/><text:span text:style-name="T1">message</text:span> = <text:span text:style-name="T1">false</text:span> | <text:span text:style-name="T1">true</text:span><text:line-break/></text:p>
            </text:list-item>
            <text:list-item>
              <text:p text:style-name="P41"><text:span text:style-name="T1">warning</text:span><text:line-break/>Imprede (<text:span text:style-name="T1">false</text:span>), ou não (<text:span text:style-name="T1">true</text:span>), que avisos gerados pelo código apareçam no final.<text:line-break/><text:span text:style-name="T1">warning</text:span> = <text:span text:style-name="T1">false</text:span> | <text:span text:style-name="T1">true</text:span><text:line-break/></text:p>
            </text:list-item>
            <text:list-item>
              <text:p text:style-name="P41"><text:span text:style-name="T1">fig.cap</text:span><text:line-break/>Adiciona uma legenda aos resultados gráficos.<text:line-break/><text:span text:style-name="T1">fig</text:span>.<text:span text:style-name="T1">cap</text:span> = “…”<text:line-break/></text:p>
            </text:list-item>
          </text:list>
        </text:list-item>
        <text:list-item>
          <text:p text:style-name="P39">Bloco de programação, escrito na linguagme definida.<text:line-break/></text:p>
        </text:list-item>
        <text:list-item>
          <text:p text:style-name="P39">Três sinais de acento grave (crases) para fechar o <text:span text:style-name="T1">chunk</text:span>.<text:line-break/></text:p>
        </text:list-item>
        <text:list-item>
          <text:p text:style-name="P39">Outras formas de inserir <text:span text:style-name="T1">chunks</text:span> é atraves do botão <text:span text:style-name="T1">Insert</text:span>, na área superior da tela do script, do <text:span text:style-name="T2">RStudio</text:span>.<text:line-break/></text:p>
        </text:list-item>
        <text:list-item>
          <text:p text:style-name="P39">Observação:<text:line-break/><text:span text:style-name="T1">messagem</text:span> e <text:span text:style-name="T1">warning</text:span> igual a <text:span text:style-name="T1">false</text:span> é muito utilizado quando se carrega bibliotecas (<text:span text:style-name="T2">library</text:span>) no <text:span text:style-name="T1">chunk</text:span>, evita que as mensagens do carregamento apareçam.<text:line-break/></text:p>
        </text:list-item>
      </text:list>
      <text:h text:style-name="Heading_20_3" text:outline-level="3"><text:bookmark-start text:name="configurando-imagens-e-tabelas-dentro-do-chunk"/>7.2.3 Configurando imagens e tabelas dentro do <text:span text:style-name="T1">chunk</text:span><text:bookmark-end text:name="configurando-imagens-e-tabelas-dentro-do-chunk"/></text:h>
      <text:list text:style-name="L38">
        <text:list-item>
          <text:p text:style-name="P42">Os comandos de configuração de imagem no <text:span text:style-name="T1">chunk</text:span> são inseridos no cabeçalho do <text:span text:style-name="T1">chunk</text:span>.<text:line-break/></text:p>
        </text:list-item>
        <text:list-item>
          <text:p text:style-name="P42">Principais comando de configuração de imagens com <text:span text:style-name="T1">chunk</text:span>:<text:line-break/></text:p>
          <text:list text:style-name="L39">
            <text:list-item>
              <text:p text:style-name="P43"><text:span text:style-name="T2">fig.width</text:span> =<text:line-break/>Largura da figura em cm na janela gráfica.<text:line-break/></text:p>
            </text:list-item>
            <text:list-item>
              <text:p text:style-name="P43"><text:span text:style-name="T2">fig.height</text:span> =<text:line-break/>Altura da figura em cm na janela gráfica.<text:line-break/></text:p>
            </text:list-item>
            <text:list-item>
              <text:p text:style-name="P43"><text:span text:style-name="T2">fig.align</text:span> =<text:line-break/>Alinha a figura no arquivo final (“left”, “right” ou “center”).<text:line-break/></text:p>
            </text:list-item>
            <text:list-item>
              <text:p text:style-name="P43"><text:span text:style-name="T2">fig.cap</text:span> = ” “<text:line-break/>Texto para legenda.<text:line-break/></text:p>
            </text:list-item>
            <text:list-item>
              <text:p text:style-name="P43"><text:span text:style-name="T2">dpi</text:span> =<text:line-break/>Valor referente a qualidade da imagem, padrão é 72.<text:line-break/></text:p>
            </text:list-item>
            <text:list-item>
              <text:p text:style-name="P43"><text:span text:style-name="T2">out.width ou out.height</text:span> =<text:line-break/>Porcentagem do tamanho original da imagem.<text:line-break/></text:p>
            </text:list-item>
          </text:list>
        </text:list-item>
      </text:list>
      <text:h text:style-name="Heading_20_3" text:outline-level="3"><text:bookmark-start text:name="global-chunk"/>7.2.4 Global <text:span text:style-name="T1">Chunk</text:span><text:bookmark-end text:name="global-chunk"/></text:h>
      <text:list text:style-name="L40">
        <text:list-item>
          <text:p text:style-name="P44">Para definir as opções globais que se aplicam a cada parte do seu arquivo, chame <text:span text:style-name="Source_Text">knitr::opts_chunk$set</text:span> em uma parte do código.<text:line-break/></text:p>
        </text:list-item>
        <text:list-item>
          <text:p text:style-name="P44">O <text:span text:style-name="T2">knitr</text:span> tratará cada opção que você passar para <text:span text:style-name="Source_Text">knitr::opts_chunk$set</text:span> como um padrão global que pode ser substituído em cabeçalhos de blocos individuais.<text:line-break/></text:p>
        </text:list-item>
      </text:list>
      <text:p text:style-name="Pagebreak"/>
      <text:h text:style-name="Heading_20_2" text:outline-level="2"><text:bookmark-start text:name="titulos-e-subtitulos"/>7.3 Titulos e subtitulos<text:bookmark-end text:name="titulos-e-subtitulos"/></text:h>
      <text:list text:style-name="L41">
        <text:list-item>
          <text:p text:style-name="P45">Ao utilizar o comando # e em seguencia um texo, geramos um titulo.<text:line-break/># Titulo<text:line-break/></text:p>
        </text:list-item>
        <text:list-item>
          <text:p text:style-name="P45">A cada # que adicionamos, diminuimos uma camada de subtitulos.<text:line-break/>## Subtitulo<text:line-break/></text:p>
        </text:list-item>
      </text:list>
      <text:h text:style-name="Heading_20_2" text:outline-level="2"><text:bookmark-start text:name="pular-linha"/>7.4 Pular linha<text:bookmark-end text:name="pular-linha"/></text:h>
      <text:list text:style-name="L42">
        <text:list-item>
          <text:p text:style-name="P46">Para que duas frases fiquem em linhas separadas, dê dois espaços entre elas.<text:line-break/></text:p>
        </text:list-item>
        <text:list-item>
          <text:p text:style-name="P46">Os dois espaços funcionam também para deixar uma linha em branco.<text:line-break/></text:p>
        </text:list-item>
        <text:list-item>
          <text:p text:style-name="P46">Outra forma é adicinal “\”, tem o mesmo efeito.<text:line-break/></text:p>
        </text:list-item>
      </text:list>
      <text:p text:style-name="Pagebreak"/>
      <text:h text:style-name="Heading_20_2" text:outline-level="2"><text:bookmark-start text:name="listas"/>7.5 Listas<text:bookmark-end text:name="listas"/></text:h>
      <text:h text:style-name="Heading_20_3" text:outline-level="3"><text:bookmark-start text:name="listas-numeradas"/>7.5.1 Listas numeradas<text:bookmark-end text:name="listas-numeradas"/></text:h>
      <text:list text:style-name="L43">
        <text:list-item>
          <text:p text:style-name="P47">Basta inserir o número seguido de ponto e espaço.<text:line-break/><text:span text:style-name="Source_Text">1. Tópico da lista numerada</text:span><text:line-break/></text:p>
        </text:list-item>
        <text:list-item>
          <text:p text:style-name="P47">A ordem das principais camadas de lista numeradas são:<text:line-break/></text:p>
          <text:list text:style-name="L44">
            <text:list-item>
              <text:p text:style-name="P48">Número<text:line-break/><text:span text:style-name="Source_Text">1. Primeira camada</text:span><text:line-break/></text:p>
            </text:list-item>
            <text:list-item>
              <text:p text:style-name="P48">Algarismos romanos<text:line-break/><text:span text:style-name="Source_Text">i) Segunda camada</text:span><text:line-break/></text:p>
            </text:list-item>
            <text:list-item>
              <text:p text:style-name="P48">Letra<text:line-break/><text:span text:style-name="Source_Text">A. Terceira camada</text:span><text:line-break/></text:p>
            </text:list-item>
          </text:list>
        </text:list-item>
        <text:list-item>
          <text:p text:style-name="P47">Para inserir uma lista dentro de uma outra lista, é necessario indentar os tópicos.<text:line-break/></text:p>
        </text:list-item>
      </text:list>
      <text:h text:style-name="Heading_20_3" text:outline-level="3"><text:bookmark-start text:name="listas-não-numeradas"/>7.5.2 Listas não numeradas<text:bookmark-end text:name="listas-não-numeradas"/></text:h>
      <text:list text:style-name="L45">
        <text:list-item>
          <text:p text:style-name="P49">Os principais simbolos (na ordem de utilização) da lista não númerada:<text:line-break/></text:p>
          <text:list text:style-name="L46">
            <text:list-item>
              <text:p text:style-name="P50">Asterisco(*)<text:line-break/></text:p>
            </text:list-item>
            <text:list-item>
              <text:p text:style-name="P50">Mais(+)<text:line-break/></text:p>
            </text:list-item>
            <text:list-item>
              <text:p text:style-name="P50">Traço(-)<text:line-break/></text:p>
            </text:list-item>
          </text:list>
        </text:list-item>
        <text:list-item>
          <text:p text:style-name="P49">Para inserir uma lista dentro de uma outra lista, é necessario indentar os tópicos.<text:line-break/></text:p>
        </text:list-item>
      </text:list>
      <text:p text:style-name="Pagebreak"/>
      <text:h text:style-name="Heading_20_2" text:outline-level="2"><text:bookmark-start text:name="notas-de-rodapé-clicáveis"/>7.6 Notas de rodapé (clicáveis)<text:bookmark-end text:name="notas-de-rodapé-clicáveis"/></text:h>
      <text:list text:style-name="L47">
        <text:list-item>
          <text:p text:style-name="P51">Há duas opções para criar uma nota de rodapé:<text:line-break/></text:p>
        </text:list-item>
      </text:list>
      <text:list text:style-name="L48">
        <text:list-item>
          <text:p text:style-name="P52">Escrever ao final do texto <text:span text:style-name="Source_Text">[^1]</text:span> e então (pode ser logo abaixo, ou depois) escrever a nota de rodapé:<text:line-break/>“Essa informação não é um consenso <text:span text:style-name="Source_Text">[^1]</text:span>”<text:line-break/><text:span text:style-name="Source_Text">[^1]: Esta é uma nota de rodapé.</text:span><text:line-break/></text:p>
        </text:list-item>
        <text:list-item>
          <text:p text:style-name="P52">Colocar a informação da nota de rodapé no meio do texto, e o R numerará automaticamente:<text:line-break/>“Essa informação não é um consenso <text:span text:style-name="Source_Text">^[Esta é uma nota de rodapé]</text:span>”<text:line-break/></text:p>
        </text:list-item>
      </text:list>
      <text:list text:style-name="L49">
        <text:list-item>
          <text:p text:style-name="P53">Observação:<text:line-break/>A informação da nota de rodapé deve estar separado do texto por uma linha, no primeiro caso, ou contida na nota no link clicável, como no segundo caso.<text:line-break/></text:p>
        </text:list-item>
        <text:list-item>
          <text:p text:style-name="P53">Exemplo:<text:line-break/>O RMarkdown é uma ferramenta excelente para documentar seus códigos e apresentar os resultados. As muitas funcionalidades dele são descritas detalhadamente no livro R Markdown: The Definitive Guide <text:note text:id="ftn0" text:note-class="footnote"><text:note-citation>1</text:note-citation><text:note-body><text:p text:style-name="Footnote">R Markdown: The Definitive Guide. Yihui Xie, J. J. Allaire, Garrett Grolemund. Disponível em:<text:line-break/><text:a xlink:type="simple" xlink:href="https://bookdown.org/yihui/rmarkdown/" office:name=""><text:span text:style-name="Definition">https://bookdown.org/yihui/rmarkdown/</text:span></text:a><text:line-break/></text:p></text:note-body></text:note>.<text:line-break/></text:p>
        </text:list-item>
      </text:list>
      <text:p text:style-name="Pagebreak"/>
      <text:h text:style-name="Heading_20_2" text:outline-level="2"><text:bookmark-start text:name="inserir-tabelas"/>7.7 Inserir tabelas<text:bookmark-end text:name="inserir-tabelas"/></text:h>
      <text:h text:style-name="Heading_20_3" text:outline-level="3"><text:bookmark-start text:name="formato-de-tabela-padrão"/>7.7.1 Formato de tabela padrão<text:bookmark-end text:name="formato-de-tabela-padrão"/></text:h>
      <text:list text:style-name="L50">
        <text:list-item>
          <text:p text:style-name="P54">A tabela mais simples é atraves do padrão:<text:line-break/></text:p>
          <text:list text:style-name="L51">
            <text:list-item>
              <text:p text:style-name="P55">Primeira linha:<text:line-break/>Cabeçalho das colunas, separado por barra vertical(|).<text:line-break/></text:p>
            </text:list-item>
            <text:list-item>
              <text:p text:style-name="P55">Segunda linha:<text:line-break/></text:p>
              <text:list text:style-name="L52">
                <text:list-item>
                  <text:p text:style-name="P56">Tracejados (pelo menos 3), para representar cada coluna, com dois pontos onde se espera que o texto esteja alinhado:</text:p>
                  <text:list text:style-name="L53">
                    <text:list-item>
                      <text:p text:style-name="P57">Dois pontos no inicio do tracejado para representar alinhamento do texo a esquerda.<text:line-break/></text:p>
                    </text:list-item>
                    <text:list-item>
                      <text:p text:style-name="P57">Dois pontos no inicio e no fim do tracejado para representar alinhamento centralizado do texto.<text:line-break/></text:p>
                    </text:list-item>
                    <text:list-item>
                      <text:p text:style-name="P57">Dois ponstos no final do tracejado para representar alinhamento do texto a direita.<text:line-break/></text:p>
                    </text:list-item>
                  </text:list>
                </text:list-item>
                <text:list-item>
                  <text:p text:style-name="P56">Cada coluna separada por barra vertical.<text:line-break/></text:p>
                </text:list-item>
              </text:list>
            </text:list-item>
            <text:list-item>
              <text:p text:style-name="P55">Terceira linha em diante:<text:line-break/>Cada dado de linha em uma linha, com os dados de cada coluna separado por barras verticais.<text:line-break/></text:p>
            </text:list-item>
          </text:list>
        </text:list-item>
      </text:list>
      <text:h text:style-name="Heading_20_3" text:outline-level="3"><text:bookmark-start text:name="criador-de-tabelas-online-para-r-markdown"/>7.7.2 Criador de tabelas online para R Markdown<text:bookmark-end text:name="criador-de-tabelas-online-para-r-markdown"/></text:h>
      <text:p text:style-name="First_20_paragraph">Site que ajuda a construir tabelas para <text:span text:style-name="T2">R Markdown</text:span>:<text:line-break/><text:a xlink:type="simple" xlink:href="https://tablesgenerator.com/markdown_tables" office:name=""><text:span text:style-name="Definition">https://tablesgenerator.com/markdown_tables</text:span></text:a></text:p>
      <text:p text:style-name="Pagebreak"/>
      <text:h text:style-name="Heading_20_3" text:outline-level="3"><text:bookmark-start text:name="tabelas-provenientes-de-banco-de-dados"/>7.7.3 Tabelas provenientes de banco de dados<text:bookmark-end text:name="tabelas-provenientes-de-banco-de-dados"/></text:h>
      <text:h text:style-name="Heading_20_4" text:outline-level="4"><text:bookmark-start text:name="mostrar-todos-os-dados"/>7.7.3.1 Mostrar todos os dados<text:bookmark-end text:name="mostrar-todos-os-dados"/></text:h>
      <text:p text:style-name="First_20_paragraph">Dentro do <text:span text:style-name="T1">chunk</text:span> chamar a variável que contém um <text:span text:style-name="T2">dataframe</text:span>, para imprimir ela na tela.<text:line-break/></text:p>
      <text:h text:style-name="Heading_20_4" text:outline-level="4"><text:bookmark-start text:name="mostrar-apenas-os-primeiros-dados"/>7.7.3.2 Mostrar apenas os primeiros dados<text:bookmark-end text:name="mostrar-apenas-os-primeiros-dados"/></text:h>
      <text:list text:style-name="L54">
        <text:list-item>
          <text:p text:style-name="P58">Dentro do <text:span text:style-name="T1">chunk</text:span> chamar a variável que contém um <text:span text:style-name="T2">dataframe</text:span>, e usar a função <text:span text:style-name="T2">head</text:span>() que mostra as 5 primeiras linhas. Podemos adicionar o parâmetro de quantidade de linhas desejamos apresentar.<text:line-break/></text:p>
        </text:list-item>
        <text:list-item>
          <text:p text:style-name="P58">Exemplo:<text:line-break/><text:span text:style-name="T2">head</text:span>(<text:span text:style-name="T1">var_dataframe</text:span>, <text:span text:style-name="T1">n_linha</text:span>)<text:line-break/></text:p>
        </text:list-item>
      </text:list>
      <text:p text:style-name="Pagebreak"/>
      <text:h text:style-name="Heading_20_4" text:outline-level="4"><text:bookmark-start text:name="bibliotecas-para-criação-de-tabelas"/>7.7.3.3 Bibliotecas para criação de Tabelas<text:bookmark-end text:name="bibliotecas-para-criação-de-tabelas"/></text:h>
      <text:h text:style-name="Heading_20_5" text:outline-level="5"><text:bookmark-start text:name="kable"/>7.7.3.3.1 <text:span text:style-name="T2">kable</text:span><text:bookmark-end text:name="kable"/></text:h>
      <text:list text:style-name="L55">
        <text:list-item>
          <text:p text:style-name="P59">Dentro do <text:span text:style-name="T1">chunk</text:span>, podemos chamar a biblioteca <text:span text:style-name="T2">knitr</text:span>, e usar a função <text:span text:style-name="T2">kable</text:span>() onde podemos chamar como argumento a variável <text:span text:style-name="T2">dataframe</text:span> (e outras funções).<text:line-break/></text:p>
        </text:list-item>
        <text:list-item>
          <text:p text:style-name="P59">A função <text:span text:style-name="T2">kable</text:span>(), apresenta uma tabela em formato mais profissional.<text:line-break/></text:p>
        </text:list-item>
        <text:list-item>
          <text:p text:style-name="P59">Argumentos do <text:span text:style-name="T2">kable</text:span>:<text:line-break/></text:p>
          <text:list text:style-name="L56">
            <text:list-item>
              <text:p text:style-name="P60">format<text:line-break/>Tipos de formatos que a tabela pode ser representada.<text:line-break/><text:span text:style-name="Source_Text">knitr::kable(head(mtcars[, 1:4]), "pipe")</text:span><text:line-break/></text:p>
              <text:list text:style-name="L57">
                <text:list-item>
                  <text:p text:style-name="P61">pipe<text:line-break/></text:p>
                </text:list-item>
                <text:list-item>
                  <text:p text:style-name="P61">simple<text:line-break/></text:p>
                </text:list-item>
                <text:list-item>
                  <text:p text:style-name="P61">latex<text:line-break/></text:p>
                </text:list-item>
                <text:list-item>
                  <text:p text:style-name="P61">html<text:line-break/></text:p>
                </text:list-item>
                <text:list-item>
                  <text:p text:style-name="P61">rst<text:line-break/></text:p>
                </text:list-item>
              </text:list>
            </text:list-item>
            <text:list-item>
              <text:p text:style-name="P60"><text:span text:style-name="T2">col.names</text:span><text:line-break/>O nome das colunas.<text:line-break/>Podemos usar o argumento <text:span text:style-name="T2">col.names</text:span> para substituir os nomes das colunas por um vetor de novos nomes.<text:line-break/><text:span text:style-name="Source_Text">knitr::kable(iris, <text:s text:c="1"/>col.names = c('We', 'Need', 'Five', 'Names', 'Here'))</text:span><text:line-break/></text:p>
            </text:list-item>
            <text:list-item>
              <text:p text:style-name="P60"><text:span text:style-name="T2">row.names</text:span><text:line-break/>Adiciona nome as linhas.<text:line-break/></text:p>
            </text:list-item>
            <text:list-item>
              <text:p text:style-name="P60"><text:span text:style-name="T2">align</text:span><text:line-break/>Para alterar o alinhamento das colunas da tabela.<text:line-break/>Podemos usar um vetor contendo os valores consistindo dos caracteres <text:span text:style-name="T2">l</text:span> (esquerda), <text:span text:style-name="T2">c</text:span> (centro) e <text:span text:style-name="T2">r</text:span> (direita).<text:line-break/><text:span text:style-name="Source_Text">kable(..., align = c("l","c",...))</text:span><text:line-break/>ou<text:line-break/><text:span text:style-name="Source_Text">knitr::kable(iris2, align = "lccrr")</text:span><text:line-break/></text:p>
            </text:list-item>
            <text:list-item>
              <text:p text:style-name="P60"><text:span text:style-name="T2">caption</text:span><text:line-break/>Adiciona uma legenda a tabela.<text:line-break/><text:span text:style-name="Source_Text">knitr::kable(iris2, caption = "An example table caption.")</text:span><text:line-break/></text:p>
            </text:list-item>
            <text:list-item>
              <text:p text:style-name="P60"><text:span text:style-name="T2">digits</text:span><text:line-break/>Define o número máximo de casas decimais.<text:line-break/><text:span text:style-name="Source_Text">knitr::kable(d, digits = 4)</text:span><text:line-break/><text:span text:style-name="Source_Text">knitr::kable(d, digits = c(5, 0, 2))</text:span><text:line-break/></text:p>
            </text:list-item>
            <text:list-item>
              <text:p text:style-name="P60"><text:span text:style-name="T2">format.args</text:span><text:line-break/>Define o formato me que os números serão apresentados.<text:line-break/></text:p>
              <text:list text:style-name="L58">
                <text:list-item>
                  <text:p text:style-name="P62">scientific<text:line-break/>Se é no formato cientifico (<text:span text:style-name="T2">true</text:span> ou <text:span text:style-name="T2">false</text:span>).<text:line-break/><text:span text:style-name="Source_Text">knitr::kable(d, digits = 3, format.args = list(scientific = FALSE))</text:span><text:line-break/></text:p>
                </text:list-item>
                <text:list-item>
                  <text:p text:style-name="P62">big.mark<text:line-break/>Como será a separação para números grandes.<text:line-break/><text:span text:style-name="Source_Text">knitr::kable(d, digits = 3, format.args = list(big.mark = ",", <text:s text:c="1"/>scientific = FALSE))</text:span><text:line-break/></text:p>
                </text:list-item>
              </text:list>
            </text:list-item>
            <text:list-item>
              <text:p text:style-name="P60"><text:span text:style-name="T2">escape</text:span><text:line-break/>Ativa (<text:span text:style-name="T2">TRUE</text:span>) e desativa (<text:span text:style-name="T2">FALSE</text:span>) os caracteres especiais.<text:line-break/><text:span text:style-name="Source_Text">knitr::kable(d, format = "latex", escape = TRUE)</text:span><text:line-break/></text:p>
            </text:list-item>
          </text:list>
        </text:list-item>
        <text:list-item>
          <text:p text:style-name="P59">Exemplo:<text:line-break/></text:p>
        </text:list-item>
      </text:list>
      <text:p text:style-name="P63">library(knitr)</text:p>
      <text:p text:style-name="P64">kable(head(var_dataframe,10))</text:p>
      <text:p text:style-name="First_20_paragraph"><draw:frame draw:name="img1" style:rel-width="50.0%" style:rel-height="scale" svg:width="725.034965034965pt" svg:height="439.5524475524476pt"><draw:image xlink:href="Pictures/2.png" xlink:type="simple" xlink:show="embed" xlink:actuate="onLoad"/></draw:frame><text:line-break/></text:p>
      <text:p text:style-name="Pagebreak"/>
      <text:h text:style-name="Heading_20_5" text:outline-level="5"><text:bookmark-start text:name="kableextra"/>7.7.3.3.2 kableExtra<text:bookmark-end text:name="kableextra"/></text:h>
      <text:list text:style-name="L59">
        <text:list-item>
          <text:p text:style-name="P65">Para mais opções de formatação do <text:span text:style-name="Source_Text">knitr::kable</text:span>, temos o pacote <text:span text:style-name="Source_Text">kableExtra</text:span>.<text:line-break/></text:p>
        </text:list-item>
        <text:list-item>
          <text:p text:style-name="P65"><text:span text:style-name="Source_Text">kableExtra</text:span> é um pacote complementar ao <text:span text:style-name="Source_Text">knitr::kable</text:span>, por conta disto, é necessário chamar a função <text:span text:style-name="Source_Text">kable</text:span> (primeiramente), e concatenar as funções do pacote <text:span text:style-name="Source_Text">kableExtra</text:span> pelo operador pipe <text:span text:style-name="Source_Text">%&gt;%</text:span>.<text:line-break/></text:p>
        </text:list-item>
      </text:list>
      <text:p text:style-name="P66">library(knitr)</text:p>
      <text:p text:style-name="P67">library(kableExtra)</text:p>
      <text:p text:style-name="P68">kable(iris) %&gt;%</text:p>
      <text:p text:style-name="P69"><text:s text:c="2"/>kable_styling(latex_options = "striped")</text:p>
      <text:list text:style-name="L60">
        <text:list-item>
          <text:p text:style-name="P70">Definir o tamanho da fonte:<text:line-break/></text:p>
        </text:list-item>
      </text:list>
      <text:p text:style-name="P71">kable(head(iris, 5), booktabs = TRUE) %&gt;%</text:p>
      <text:p text:style-name="P72"><text:s text:c="2"/>kable_styling(font_size = 8)</text:p>
      <text:list text:style-name="L61">
        <text:list-item>
          <text:p text:style-name="P73">Estilizar linhas e colunas especificas:<text:line-break/></text:p>
          <text:list text:style-name="L62">
            <text:list-item>
              <text:p text:style-name="P74">Funções:<text:line-break/></text:p>
              <text:list text:style-name="L63">
                <text:list-item>
                  <text:p text:style-name="P75"><text:span text:style-name="T2">row_spec</text:span><text:line-break/>Especifica a linha que vai ser estilizada.<text:line-break/></text:p>
                </text:list-item>
                <text:list-item>
                  <text:p text:style-name="P75"><text:span text:style-name="T2">column_spec</text:span><text:line-break/>Especifica a coluna que vai ser estilizada.<text:line-break/></text:p>
                </text:list-item>
              </text:list>
            </text:list-item>
            <text:list-item>
              <text:p text:style-name="P74">Estilizações:<text:line-break/></text:p>
              <text:list text:style-name="L64">
                <text:list-item>
                  <text:p text:style-name="P76">negrito (<text:span text:style-name="T2">bold</text:span>)<text:line-break/></text:p>
                </text:list-item>
                <text:list-item>
                  <text:p text:style-name="P76">italico (<text:span text:style-name="T2">italic</text:span>)<text:line-break/></text:p>
                </text:list-item>
                <text:list-item>
                  <text:p text:style-name="P76">fundo preto (<text:span text:style-name="T2">background</text:span>)<text:line-break/></text:p>
                </text:list-item>
                <text:list-item>
                  <text:p text:style-name="P76">fonte branca (<text:span text:style-name="T2">color</text:span>)<text:line-break/></text:p>
                </text:list-item>
                <text:list-item>
                  <text:p text:style-name="P76">sublinhado (<text:span text:style-name="T2">underline</text:span>)<text:line-break/></text:p>
                </text:list-item>
                <text:list-item>
                  <text:p text:style-name="P76">espaçamento (<text:span text:style-name="T2">monospace</text:span>)<text:line-break/></text:p>
                </text:list-item>
                <text:list-item>
                  <text:p text:style-name="P76">ângulo (<text:span text:style-name="T2">angle</text:span>)<text:line-break/></text:p>
                </text:list-item>
              </text:list>
              <text:p text:style-name="P77">kable(head(iris, 5), align = 'c', booktabs = TRUE) %&gt;%</text:p>
              <text:p text:style-name="P78">row_spec(1, bold = TRUE, italic = TRUE) %&gt;% </text:p>
              <text:p text:style-name="P79">row_spec(2:3, color = 'white', background = 'black') %&gt;%</text:p>
              <text:p text:style-name="P80">row_spec(4, underline = TRUE, monospace = TRUE) %&gt;% </text:p>
              <text:p text:style-name="P81">row_spec(5, angle = 45) %&gt;% </text:p>
              <text:p text:style-name="P82">column_spec(5, strikeout = TRUE)</text:p>
            </text:list-item>
          </text:list>
        </text:list-item>
        <text:list-item>
          <text:p text:style-name="P73">Alterar o tamanho da tabela, preenche todo espaço disponível (<text:span text:style-name="T2">full_width</text:span>).<text:line-break/></text:p>
        </text:list-item>
      </text:list>
      <text:p text:style-name="P83">kable(head(dados, 10), col.names = c("Gênero", "Álcool", "Memória", "Latência")) %&gt;%</text:p>
      <text:p text:style-name="P84"><text:s text:c="2"/>kable_styling(full_width = FALSE)</text:p>
      <text:list text:style-name="L65">
        <text:list-item>
          <text:p text:style-name="P85"><text:span text:style-name="T2">bootstap_options</text:span><text:line-break/></text:p>
          <text:list text:style-name="L66">
            <text:list-item>
              <text:p text:style-name="P86">Cores alternadas entre linhas (<text:span text:style-name="T2">bootstap_options</text:span> = c(“striped”)).<text:line-break/></text:p>
            </text:list-item>
          </text:list>
          <text:p text:style-name="P87">kable(head(dados, 10), col.names = c("Gênero", "Álcool", "Memória", "Latência")) %&gt;%</text:p>
          <text:p text:style-name="P88"><text:s text:c="2"/>kable_styling(full_width = F, bootstrap_options = c("striped"))</text:p>
          <text:list text:style-name="L67">
            <text:list-item>
              <text:p text:style-name="P89">Deixando a tabela mais condensada/junta (<text:span text:style-name="T2">bootstap_options</text:span> = c(“striped”, “condensed”)).<text:line-break/></text:p>
            </text:list-item>
          </text:list>
          <text:p text:style-name="P90">kable(head(dados, 10), col.names = c("Gênero", "Álcool", "Memória", "Latência")) %&gt;%</text:p>
          <text:p text:style-name="P91"><text:s text:c="2"/>kable_styling(full_width = F, bootstrap_options = c("striped", "condensed"))</text:p>
        </text:list-item>
        <text:list-item>
          <text:p text:style-name="P85">Agrupar linhas e colunas.<text:line-break/>Podemos agrupar conjunto de linhas, ou colunas, e dar um cobeçalho para elas.<text:line-break/></text:p>
          <text:list text:style-name="L68">
            <text:list-item>
              <text:p text:style-name="P92">Agrupar colunas:<text:line-break/>Através da função <text:span text:style-name="Source_Text">add_header_above</text:span> podemos dar nome aos agrupamentos e definir o número de colunas agrupadas.<text:line-break/></text:p>
            </text:list-item>
          </text:list>
          <text:p text:style-name="P93">iris2 &lt;- iris[1:5, c(1, 3, 2, 4, 5)]</text:p>
          <text:p text:style-name="P94">names(iris2) &lt;- gsub('[.].+', '', names(iris2))</text:p>
          <text:p text:style-name="P95">kable(iris2, booktabs = TRUE) %&gt;%</text:p>
          <text:p text:style-name="P96"><text:s text:c="2"/>add_header_above(c("Length" = 2, "Width" = 2, " " = 1)) %&gt;% </text:p>
          <text:p text:style-name="P97"><text:s text:c="2"/>add_header_above(c("Measurements" = 4, "More attributes" = 1))</text:p>
          <text:list text:style-name="L69">
            <text:list-item>
              <text:p text:style-name="P98">Agrupar linhas:<text:line-break/>Através da função <text:span text:style-name="Source_Text">pack_rows</text:span> e do argumento <text:span text:style-name="Source_Text">index</text:span> podemos dar nome aos agrupamentos e definir o número de linhas agrupadas.<text:line-break/></text:p>
            </text:list-item>
          </text:list>
          <text:p text:style-name="P99">iris3 &lt;- iris[c(1:2, 51:54, 101:103), ]</text:p>
          <text:p text:style-name="P100">kable(iris3[, 1:4], booktabs = TRUE) %&gt;% </text:p>
          <text:p text:style-name="P101"><text:s text:c="2"/>pack_rows(index = c("setosa" = 2, "versicolor" = 4, "virginica" = 3))</text:p>
        </text:list-item>
      </text:list>
      <text:p text:style-name="Pagebreak"/>
      <text:h text:style-name="Heading_20_5" text:outline-level="5"><text:bookmark-start text:name="xtable"/>7.7.3.3.3 <text:span text:style-name="T2">xtable</text:span><text:bookmark-end text:name="xtable"/></text:h>
      <text:list text:style-name="L70">
        <text:list-item>
          <text:p text:style-name="P102">A biblioteca <text:span text:style-name="T2">xtable</text:span> converte um objeto R em um objeto <text:span text:style-name="T2">xtable</text:span>, que pode ser expresso como uma tabela <text:span text:style-name="T2">LaTeX</text:span> ou <text:span text:style-name="T2">HTML</text:span>.<text:line-break/></text:p>
        </text:list-item>
        <text:list-item>
          <text:p text:style-name="P102">Dentro do <text:span text:style-name="T1">chunk</text:span>, podemos chamar a biblioteca <text:span text:style-name="T2">xtable</text:span>, e usar a função <text:span text:style-name="T2">xtable</text:span>(), que recebe como argumentos a variável <text:span text:style-name="T2">dataframe</text:span> (e outras funções) e o <text:span text:style-name="T1">tipo</text:span> da saída para a tabela (<text:span text:style-name="T2">LaTeX</text:span> ou <text:span text:style-name="T2">HTML</text:span>).<text:line-break/><text:span text:style-name="Source_Text">library(xtable)</text:span><text:line-break/><text:span text:style-name="Source_Text">xtable(dataframe, type = "latex")</text:span><text:line-break/></text:p>
        </text:list-item>
      </text:list>
      <text:p text:style-name="P103">library(xtable)</text:p>
      <text:p text:style-name="P104"/>
      <text:p text:style-name="P105">coluna1 &lt;- c(1,2,3,4,5,6)</text:p>
      <text:p text:style-name="P106">coluna2&lt;- c("a","b","c","d","e","f")</text:p>
      <text:p text:style-name="P107">tab &lt;- data.frame(coluna1,coluna2)</text:p>
      <text:p text:style-name="P108"/>
      <text:p text:style-name="P109">xtable(tab,type = "latex")</text:p>
      <text:p text:style-name="P110">xtable(tab,type = "html")</text:p>
      <text:p text:style-name="Pagebreak"/>
      <text:h text:style-name="Heading_20_5" text:outline-level="5"><text:bookmark-start text:name="pander"/>7.7.3.3.4 <text:span text:style-name="T2">pander</text:span><text:bookmark-end text:name="pander"/></text:h>
      <text:list text:style-name="L71">
        <text:list-item>
          <text:p text:style-name="P111">O principal objetivo do pacote <text:span text:style-name="T2">pander</text:span> R é oferecer uma ferramenta de fácil renderização de objetos R no markdown do Pandoc.<text:line-break/></text:p>
        </text:list-item>
        <text:list-item>
          <text:p text:style-name="P111">Um dos recursos mais populares do <text:span text:style-name="T2">pander</text:span> é <text:span text:style-name="Source_Text">pandoc.table</text:span>, renderizando a maioria dos objetos R tabulares em tabelas de remarcação com várias opções de configuração:<text:line-break/></text:p>
          <text:list text:style-name="L72">
            <text:list-item>
              <text:p text:style-name="P112"><text:span text:style-name="T1">Style</text:span> (<text:span text:style-name="T2">Estilo</text:span>)<text:line-break/></text:p>
              <text:list text:style-name="L73">
                <text:list-item>
                  <text:p text:style-name="P113">“<text:span text:style-name="T1">simple</text:span>”<text:line-break/><text:span text:style-name="Source_Text">style = "simple"</text:span><text:line-break/></text:p>
                </text:list-item>
                <text:list-item>
                  <text:p text:style-name="P113">“<text:span text:style-name="T1">grid</text:span>”<text:line-break/><text:span text:style-name="Source_Text">style = "grid"</text:span><text:line-break/></text:p>
                </text:list-item>
                <text:list-item>
                  <text:p text:style-name="P113">“<text:span text:style-name="T1">markdown</text:span>”<text:line-break/><text:span text:style-name="Source_Text">style = "markdown"</text:span><text:line-break/></text:p>
                </text:list-item>
              </text:list>
            </text:list-item>
            <text:list-item>
              <text:p text:style-name="P112"><text:span text:style-name="T1">Caption</text:span> (<text:span text:style-name="T2">Legenda</text:span>)<text:line-break/><text:span text:style-name="Source_Text">caption = "Legenda"</text:span><text:line-break/></text:p>
            </text:list-item>
            <text:list-item>
              <text:p text:style-name="P112"><text:span text:style-name="T1">Highlighting cells</text:span> (<text:span text:style-name="T2">Celulas destacadas</text:span>)<text:line-break/>Comandos para destacar linhas, colunas e celulas.<text:line-break/>As celulas pode estar em negrito e italico ao mesmo tempo.<text:line-break/></text:p>
              <text:list text:style-name="L74">
                <text:list-item>
                  <text:p text:style-name="P114">Italics (<text:span text:style-name="T1">italico</text:span>):<text:line-break/><text:span text:style-name="Source_Text">emphasize.italics.rows(1)</text:span><text:line-break/><text:span text:style-name="Source_Text">emphasize.italics.cols(2)</text:span><text:line-break/><text:span text:style-name="Source_Text">emphasize.italics.cells(which(t &gt; 20, arr.ind = TRUE))</text:span><text:line-break/></text:p>
                </text:list-item>
                <text:list-item>
                  <text:p text:style-name="P114">strong (<text:span text:style-name="T2">negrito</text:span>):<text:line-break/><text:span text:style-name="Source_Text">emphasize.strong.rows(1)</text:span><text:line-break/><text:span text:style-name="Source_Text">emphasize.strong.cols(1)</text:span><text:line-break/><text:span text:style-name="Source_Text">emphasize.strong.cells(which(t &gt; 20, arr.ind = TRUE))</text:span><text:line-break/></text:p>
                </text:list-item>
                <text:list-item>
                  <text:p text:style-name="P114">verbatim (estilo literal):<text:line-break/><text:span text:style-name="Source_Text">emphasize.verbatim.rows(1)</text:span><text:line-break/><text:span text:style-name="Source_Text">emphasize.verbatim.cols(2)</text:span><text:line-break/><text:span text:style-name="Source_Text">emphasize.verbatim.cells(which(t &gt; 20, arr.ind = TRUE))</text:span><text:line-break/>Exemplo:<text:line-break/><text:span text:style-name="Source_Text">emphasize.italics.cols(1)</text:span><text:line-break/><text:span text:style-name="Source_Text">emphasize.italics.rows(1)</text:span><text:line-break/><text:span text:style-name="Source_Text">emphasize.strong.cells(which(t &gt; 20, arr.ind = TRUE))</text:span><text:line-break/><text:span text:style-name="Source_Text">pandoc.table(t)</text:span><text:line-break/></text:p>
                </text:list-item>
              </text:list>
            </text:list-item>
            <text:list-item>
              <text:p text:style-name="P112"><text:span text:style-name="T1">Justify</text:span> (<text:span text:style-name="T2">Alinhamento da celula</text:span>)<text:line-break/></text:p>
              <text:list text:style-name="L75">
                <text:list-item>
                  <text:p text:style-name="P115">Opções de alinhamento de celula:<text:line-break/></text:p>
                  <text:list text:style-name="L76">
                    <text:list-item>
                      <text:p text:style-name="P116">“<text:span text:style-name="T1">right</text:span>”<text:line-break/></text:p>
                    </text:list-item>
                    <text:list-item>
                      <text:p text:style-name="P116">“<text:span text:style-name="T1">left</text:span>”<text:line-break/></text:p>
                    </text:list-item>
                    <text:list-item>
                      <text:p text:style-name="P116">“<text:span text:style-name="T1">center</text:span>”<text:line-break/></text:p>
                    </text:list-item>
                  </text:list>
                </text:list-item>
                <text:list-item>
                  <text:p text:style-name="P115">Formas de alinhamento de celula:<text:line-break/></text:p>
                  <text:list text:style-name="L77">
                    <text:list-item>
                      <text:p text:style-name="P117">Alinhando tudo de uma vez:<text:line-break/><text:span text:style-name="Source_Text">justify = "right"</text:span><text:line-break/></text:p>
                    </text:list-item>
                    <text:list-item>
                      <text:p text:style-name="P117">Alinhando cada coluna separadamente:<text:line-break/><text:span text:style-name="Source_Text">justify = c("right","center","left")</text:span><text:line-break/></text:p>
                    </text:list-item>
                  </text:list>
                </text:list-item>
              </text:list>
            </text:list-item>
            <text:list-item>
              <text:p text:style-name="P112"><text:span text:style-name="T1">Table and Cell width</text:span> (<text:span text:style-name="T2">Largura</text:span>)<text:line-break/></text:p>
              <text:list text:style-name="L78">
                <text:list-item>
                  <text:p text:style-name="P118">split.table (<text:span text:style-name="T2">Largura tabela</text:span>) A largura máxima da tabela são 80 caracteres, caso ultrapasse esse tamanho, a tabela será quebrada e a parte excendente será inserida abaixo, como uma continuação. Para desligar essa opção e aumentar o tamanho da tabela, basta adicionar a opção <text:span text:style-name="T1">Inf</text:span>.<text:line-break/><text:span text:style-name="Source_Text">split.table = Inf</text:span><text:line-break/></text:p>
                </text:list-item>
                <text:list-item>
                  <text:p text:style-name="P118">split.cell (<text:span text:style-name="T2">Largura celula</text:span>) O tamanho máximo da celula são 30 caracteres, caso ultrapasse esse tamanho, o texto será quebrado e adicionado a baixo, ainda na celula.<text:line-break/>Para ajustar o tamanho da celula (definir o número de caracteres) existem três opções:<text:line-break/></text:p>
                  <text:list text:style-name="L79">
                    <text:list-item>
                      <text:p text:style-name="P119">Todas de uma vez.<text:line-break/><text:span text:style-name="Source_Text">split.cell = 40</text:span><text:line-break/></text:p>
                    </text:list-item>
                    <text:list-item>
                      <text:p text:style-name="P119">Coluna por coluna.<text:line-break/><text:span text:style-name="Source_Text">split.cell = c(40,20,5)</text:span><text:line-break/></text:p>
                    </text:list-item>
                    <text:list-item>
                      <text:p text:style-name="P119">Em termos de porcentagem.<text:line-break/><text:span text:style-name="Source_Text">split.cell = "40%"</text:span><text:line-break/><text:span text:style-name="Source_Text">split.cell = c("80%","20%","40%")</text:span><text:line-break/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11">Exemplo:<text:line-break/><text:span text:style-name="Source_Text">library(pander)</text:span><text:line-break/><text:span text:style-name="Source_Text">pandoc.table(dataframe, justify = "center", caption = "Exemplo de tabela")</text:span><text:line-break/></text:p>
        </text:list-item>
      </text:list>
      <text:p text:style-name="Pagebreak"/>
      <text:h text:style-name="Heading_20_4" text:outline-level="4"><text:bookmark-start text:name="tabela-para-paginas-web"/>7.7.3.4 Tabela para paginas web<text:bookmark-end text:name="tabela-para-paginas-web"/></text:h>
      <text:list text:style-name="L80">
        <text:list-item>
          <text:p text:style-name="P120">Dentro do <text:span text:style-name="T1">chunk</text:span>, podemos chamar a biblioteca <text:span text:style-name="T2">rmarkdown</text:span>, e usar a função <text:span text:style-name="T2">paged_table</text:span>(), onde podemos chamar como argumento a variável <text:span text:style-name="T2">dataframe</text:span>.<text:line-break/></text:p>
        </text:list-item>
        <text:list-item>
          <text:p text:style-name="P120">Esse tipo de tabela é ideal para aplicações <text:span text:style-name="T1">web</text:span>.<text:line-break/></text:p>
        </text:list-item>
        <text:list-item>
          <text:p text:style-name="P120">Separa os dados por páginas, de maneira dinâmica e com interação do usuário.<text:line-break/></text:p>
        </text:list-item>
        <text:list-item>
          <text:p text:style-name="P120">Mostra dez linhas por página.<text:line-break/></text:p>
        </text:list-item>
        <text:list-item>
          <text:p text:style-name="P120">Exemplo:<text:line-break/><text:span text:style-name="T2">library</text:span>(<text:span text:style-name="T2">rmarkdown</text:span>)<text:line-break/><text:span text:style-name="T2">paged_table</text:span>(<text:span text:style-name="T1">var_dataframe</text:span>)<text:line-break/></text:p>
        </text:list-item>
      </text:list>
      <text:p text:style-name="First_20_paragraph"><draw:frame draw:name="img2" style:rel-width="50.0%" style:rel-height="scale" svg:width="1264.0pt" svg:height="522.0pt"><draw:image xlink:href="Pictures/3.png" xlink:type="simple" xlink:show="embed" xlink:actuate="onLoad"/></draw:frame><text:line-break/></text:p>
      <text:p text:style-name="Pagebreak"/>
      <text:h text:style-name="Heading_20_2" text:outline-level="2"><text:bookmark-start text:name="hiperlinks-e-imagens"/>7.8 Hiperlinks e imagens<text:bookmark-end text:name="hiperlinks-e-imagens"/></text:h>
      <text:h text:style-name="Heading_20_3" text:outline-level="3"><text:bookmark-start text:name="hiperlinks"/>7.8.1 Hiperlinks<text:line-break/><text:bookmark-end text:name="hiperlinks"/></text:h>
      <text:list text:style-name="L81">
        <text:list-item>
          <text:p text:style-name="P121">Sintaxe:<text:line-break/><text:span text:style-name="Source_Text">[Nome do Link](Endereço do Link)</text:span><text:line-break/></text:p>
        </text:list-item>
        <text:list-item>
          <text:p text:style-name="P121">Exemplo:<text:line-break/><text:a xlink:type="simple" xlink:href="https://www.youtube.com/" office:name=""><text:span text:style-name="Definition">Canal do YouTube</text:span></text:a><text:line-break/></text:p>
        </text:list-item>
      </text:list>
      <text:h text:style-name="Heading_20_3" text:outline-level="3"><text:bookmark-start text:name="imagens"/>7.8.2 Imagens<text:line-break/><text:bookmark-end text:name="imagens"/></text:h>
      <text:list text:style-name="L82">
        <text:list-item>
          <text:p text:style-name="P122">Existem duas formas de pegar uma imagem são elas:<text:line-break/></text:p>
          <text:list text:style-name="L83">
            <text:list-item>
              <text:p text:style-name="P123">Pegar a imagem de um endereço da web (igual a hiperlink).<text:line-break/><text:span text:style-name="Source_Text">![Legenda](https://miro.medium.com/max/600/1*sCJzUnDilAuvGrlllJeXKw.jpeg)</text:span></text:p>
            </text:list-item>
            <text:list-item>
              <text:p text:style-name="P123">Pegar a imagem de uma pasta no computador (adicionar caminho ate a imagem).<text:line-break/><text:span text:style-name="Source_Text">![Legenda](Cap4-R_markdown/RMarkdown.png)</text:span></text:p>
            </text:list-item>
          </text:list>
        </text:list-item>
        <text:list-item>
          <text:p text:style-name="P122">Sintaxe:<text:line-break/><text:span text:style-name="Source_Text">![Legenda](Endereço da Imagem)</text:span><text:line-break/></text:p>
        </text:list-item>
        <text:list-item>
          <text:p text:style-name="P122">Exemplo:<text:line-break/><draw:frame draw:name="img3" style:rel-width="35.0%" style:rel-height="scale" svg:width="600.0pt" svg:height="338.0pt"><draw:image xlink:href="Pictures/4.png" xlink:type="simple" xlink:show="embed" xlink:actuate="onLoad"/></draw:frame><text:line-break/></text:p>
        </text:list-item>
      </text:list>
      <text:p text:style-name="Pagebreak"/>
      <text:h text:style-name="Heading_20_2" text:outline-level="2"><text:bookmark-start text:name="fórmulas-latex"/>7.9 Fórmulas LaTeX<text:bookmark-end text:name="fórmulas-latex"/></text:h>
      <text:h text:style-name="Heading_20_3" text:outline-level="3"><text:bookmark-start text:name="equações"/>7.9.1 Equações<text:bookmark-end text:name="equações"/></text:h>
      <text:list text:style-name="L84">
        <text:list-item>
          <text:p text:style-name="P124">As equações no <text:span text:style-name="T2">R Markdown</text:span> são escritas com a linguagem <text:span text:style-name="T2">LaTeX</text:span>.<text:line-break/></text:p>
        </text:list-item>
        <text:list-item>
          <text:p text:style-name="P124">Para que a equação apareça no meio do texto, devemos escrevê-la entre dois cifrões: <text:span text:style-name="Source_Text">$equação$</text:span><text:line-break/></text:p>
        </text:list-item>
        <text:list-item>
          <text:p text:style-name="P124">Para que a equação apareça no formato destacado (display), deve ser colocada entre quatro cifrões:<text:line-break/><text:span text:style-name="Source_Text">$$equação$$</text:span><text:line-break/></text:p>
        </text:list-item>
      </text:list>
      <text:h text:style-name="Heading_20_3" text:outline-level="3"><text:bookmark-start text:name="superescrito-e-subscritos"/>7.9.2 Superescrito e subscritos<text:bookmark-end text:name="superescrito-e-subscritos"/></text:h>
      <text:list text:style-name="L85">
        <text:list-item>
          <text:p text:style-name="P125">Superescrito <text:span text:style-name="Source_Text">$a^2$</text:span> = <draw:frame draw:style-name="fr1" text:anchor-type="as-char"><draw:object xlink:href="Formula-5/" xlink:type="simple" xlink:show="embed" xlink:actuate="onLoad"/></draw:frame><text:line-break/></text:p>
        </text:list-item>
        <text:list-item>
          <text:p text:style-name="P125">Subscrito <text:span text:style-name="Source_Text">$a_2$</text:span> = <draw:frame draw:style-name="fr1" text:anchor-type="as-char"><draw:object xlink:href="Formula-7/" xlink:type="simple" xlink:show="embed" xlink:actuate="onLoad"/></draw:frame><text:line-break/></text:p>
        </text:list-item>
        <text:list-item>
          <text:p text:style-name="P125">Agrupado <text:span text:style-name="Source_Text">$a^{2+2}$</text:span> = <draw:frame draw:style-name="fr1" text:anchor-type="as-char"><draw:object xlink:href="Formula-9/" xlink:type="simple" xlink:show="embed" xlink:actuate="onLoad"/></draw:frame><text:line-break/></text:p>
        </text:list-item>
        <text:list-item>
          <text:p text:style-name="P125">Subscrito dois índices <text:span text:style-name="Source_Text">$a_{i,j}$</text:span> = <draw:frame draw:style-name="fr1" text:anchor-type="as-char"><draw:object xlink:href="Formula-11/" xlink:type="simple" xlink:show="embed" xlink:actuate="onLoad"/></draw:frame><text:line-break/></text:p>
        </text:list-item>
        <text:list-item>
          <text:p text:style-name="P125">Combinando super e subscrito <text:span text:style-name="Source_Text">$a_2^3$</text:span> = <draw:frame draw:style-name="fr1" text:anchor-type="as-char"><draw:object xlink:href="Formula-13/" xlink:type="simple" xlink:show="embed" xlink:actuate="onLoad"/></draw:frame><text:line-break/></text:p>
        </text:list-item>
        <text:list-item>
          <text:p text:style-name="P125">Derivadas <text:span text:style-name="Source_Text">$x'$</text:span> = <draw:frame draw:style-name="fr1" text:anchor-type="as-char"><draw:object xlink:href="Formula-15/" xlink:type="simple" xlink:show="embed" xlink:actuate="onLoad"/></draw:frame><text:line-break/></text:p>
        </text:list-item>
      </text:list>
      <text:h text:style-name="Heading_20_3" text:outline-level="3"><text:bookmark-start text:name="sublinhados-sobrelinhas-e-vetores"/>7.9.3 Sublinhados, sobrelinhas e vetores<text:bookmark-end text:name="sublinhados-sobrelinhas-e-vetores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26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hat a$</text:span></text:p>
          </table:table-cell>
          <table:table-cell table:style-name="TableRowCell" office:value-type="string">
            <text:p text:style-name="P127"><draw:frame draw:style-name="fr1" text:anchor-type="as-char"><draw:object xlink:href="Formula-1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bar b$</text:span></text:p>
          </table:table-cell>
          <table:table-cell table:style-name="TableRowCell" office:value-type="string">
            <text:p text:style-name="P127"><draw:frame draw:style-name="fr1" text:anchor-type="as-char"><draw:object xlink:href="Formula-1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rightarrow{a b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leftarrow{c d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widehat{d e f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line{g h i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nderline{j k l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9/" xlink:type="simple" xlink:show="embed" xlink:actuate="onLoad"/></draw:frame></text:p>
          </table:table-cell>
        </table:table-row>
      </table:table>
      <text:p text:style-name="Pagebreak"/>
      <text:h text:style-name="Heading_20_3" text:outline-level="3"><text:bookmark-start text:name="frações-matrizes-e-chavetas"/>7.9.4 Frações, matrizes e chavetas<text:bookmark-end text:name="frações-matrizes-e-chavetas"/></text:h>
      <text:list text:style-name="L86">
        <text:list-item>
          <text:p text:style-name="P128">Fração:<text:line-break/><text:span text:style-name="Source_Text">$\frac{1}{2}$</text:span> = <draw:frame draw:style-name="fr1" text:anchor-type="as-char"><draw:object xlink:href="Formula-31/" xlink:type="simple" xlink:show="embed" xlink:actuate="onLoad"/></draw:frame><text:line-break/></text:p>
        </text:list-item>
        <text:list-item>
          <text:p text:style-name="P128">pmatrix:<text:line-break/></text:p>
        </text:list-item>
      </text:list>
      <text:p text:style-name="P129">$\begin{pmatrix}</text:p>
      <text:p text:style-name="P130">x &amp; y \\</text:p>
      <text:p text:style-name="P131">z &amp; v \\</text:p>
      <text:p text:style-name="P132">\end{pmatrix}$</text:p>
      <text:p text:style-name="First_20_paragraph"><draw:frame draw:style-name="fr1" text:anchor-type="as-char"><draw:object xlink:href="Formula-33/" xlink:type="simple" xlink:show="embed" xlink:actuate="onLoad"/></draw:frame><text:line-break/></text:p>
      <text:list text:style-name="L87">
        <text:list-item>
          <text:p text:style-name="P133">bmatrix:<text:line-break/></text:p>
        </text:list-item>
      </text:list>
      <text:p text:style-name="P134">$\begin{bmatrix}</text:p>
      <text:p text:style-name="P135">0 &amp; \cdots &amp; 0 \\</text:p>
      <text:p text:style-name="P136">\vdots &amp; \ddots &amp; \vdots \\</text:p>
      <text:p text:style-name="P137">0 &amp; \cdots &amp; 0 \\</text:p>
      <text:p text:style-name="P138">\end{bmatrix}$</text:p>
      <text:p text:style-name="First_20_paragraph"><draw:frame draw:style-name="fr1" text:anchor-type="as-char"><draw:object xlink:href="Formula-35/" xlink:type="simple" xlink:show="embed" xlink:actuate="onLoad"/></draw:frame><text:line-break/></text:p>
      <text:list text:style-name="L88">
        <text:list-item>
          <text:p text:style-name="P139">Bmatrix:<text:line-break/></text:p>
        </text:list-item>
      </text:list>
      <text:p text:style-name="P140">$\begin{Bmatrix}</text:p>
      <text:p text:style-name="P141">x &amp; y \\</text:p>
      <text:p text:style-name="P142">z &amp; v \\</text:p>
      <text:p text:style-name="P143">\end{Bmatrix}$</text:p>
      <text:p text:style-name="First_20_paragraph"><draw:frame draw:style-name="fr1" text:anchor-type="as-char"><draw:object xlink:href="Formula-37/" xlink:type="simple" xlink:show="embed" xlink:actuate="onLoad"/></draw:frame><text:line-break/></text:p>
      <text:list text:style-name="L89">
        <text:list-item>
          <text:p text:style-name="P144">vmatrix:<text:line-break/></text:p>
        </text:list-item>
      </text:list>
      <text:p text:style-name="P145">$\begin{vmatrix}</text:p>
      <text:p text:style-name="P146">x &amp; y \\</text:p>
      <text:p text:style-name="P147">z &amp; v \\</text:p>
      <text:p text:style-name="P148">\end{vmatrix}$ </text:p>
      <text:p text:style-name="First_20_paragraph"><draw:frame draw:style-name="fr1" text:anchor-type="as-char"><draw:object xlink:href="Formula-39/" xlink:type="simple" xlink:show="embed" xlink:actuate="onLoad"/></draw:frame><text:line-break/></text:p>
      <text:list text:style-name="L90">
        <text:list-item>
          <text:p text:style-name="P149">Vmatrix:<text:line-break/></text:p>
        </text:list-item>
      </text:list>
      <text:p text:style-name="P150">$\begin{Vmatrix}</text:p>
      <text:p text:style-name="P151">x &amp; y \\</text:p>
      <text:p text:style-name="P152">z &amp; v \\</text:p>
      <text:p text:style-name="P153">\end{Vmatrix}$ </text:p>
      <text:p text:style-name="First_20_paragraph"><draw:frame draw:style-name="fr1" text:anchor-type="as-char"><draw:object xlink:href="Formula-41/" xlink:type="simple" xlink:show="embed" xlink:actuate="onLoad"/></draw:frame><text:line-break/></text:p>
      <text:list text:style-name="L91">
        <text:list-item>
          <text:p text:style-name="P154">matrix:<text:line-break/></text:p>
        </text:list-item>
      </text:list>
      <text:p text:style-name="P155">$\begin{matrix}</text:p>
      <text:p text:style-name="P156">x &amp; y \\</text:p>
      <text:p text:style-name="P157">z &amp; v \\</text:p>
      <text:p text:style-name="P158">\end{matrix}$ </text:p>
      <text:p text:style-name="First_20_paragraph"><draw:frame draw:style-name="fr1" text:anchor-type="as-char"><draw:object xlink:href="Formula-43/" xlink:type="simple" xlink:show="embed" xlink:actuate="onLoad"/></draw:frame><text:line-break/></text:p>
      <text:p text:style-name="Pagebreak"/>
      <text:h text:style-name="Heading_20_3" text:outline-level="3"><text:bookmark-start text:name="expressões"/>7.9.5 Expressões<text:bookmark-end text:name="expressões"/></text:h>
      <text:list text:style-name="L92">
        <text:list-item>
          <text:p text:style-name="P159">Combinação<text:line-break/><text:span text:style-name="Source_Text">${n \choose k}$</text:span> = <draw:frame draw:style-name="fr1" text:anchor-type="as-char"><draw:object xlink:href="Formula-45/" xlink:type="simple" xlink:show="embed" xlink:actuate="onLoad"/></draw:frame><text:line-break/></text:p>
        </text:list-item>
        <text:list-item>
          <text:p text:style-name="P159">Função piso<text:line-break/><text:span text:style-name="Source_Text">$\lfloor x \rfloor$</text:span> = <draw:frame draw:style-name="fr1" text:anchor-type="as-char"><draw:object xlink:href="Formula-47/" xlink:type="simple" xlink:show="embed" xlink:actuate="onLoad"/></draw:frame><text:line-break/></text:p>
        </text:list-item>
        <text:list-item>
          <text:p text:style-name="P159">Função teto<text:line-break/><text:span text:style-name="Source_Text">$\lceil x \rceil$</text:span> = <draw:frame draw:style-name="fr1" text:anchor-type="as-char"><draw:object xlink:href="Formula-49/" xlink:type="simple" xlink:show="embed" xlink:actuate="onLoad"/></draw:frame><text:line-break/></text:p>
        </text:list-item>
        <text:list-item>
          <text:p text:style-name="P159">Sobrechaves<text:line-break/><text:span text:style-name="Source_Text">$\begin{matrix} 5050 \\ \overbrace{ 1+2+\cdots+100 } \end{matrix}$</text:span> = <draw:frame draw:style-name="fr1" text:anchor-type="as-char"><draw:object xlink:href="Formula-51/" xlink:type="simple" xlink:show="embed" xlink:actuate="onLoad"/></draw:frame><text:line-break/></text:p>
        </text:list-item>
        <text:list-item>
          <text:p text:style-name="P159">Sobchaves<text:line-break/><text:span text:style-name="Source_Text">$\begin{matrix} \underbrace{ 1+2+\cdots+100 } \\ 5050 \end{matrix}$</text:span> = <draw:frame draw:style-name="fr1" text:anchor-type="as-char"><draw:object xlink:href="Formula-53/" xlink:type="simple" xlink:show="embed" xlink:actuate="onLoad"/></draw:frame><text:line-break/></text:p>
        </text:list-item>
        <text:list-item>
          <text:p text:style-name="P159">Função por partes<text:line-break/><text:span text:style-name="Source_Text">$f(n) = \Bigg \{ \begin{matrix} n/2, &amp; \mbox{se }n\mbox{ é par} \\ 3n+1, &amp; \mbox{se }n\mbox{ é impar} \end{matrix}$</text:span> =<text:line-break/><draw:frame draw:style-name="fr1" text:anchor-type="as-char"><draw:object xlink:href="Formula-55/" xlink:type="simple" xlink:show="embed" xlink:actuate="onLoad"/></draw:frame><text:line-break/></text:p>
        </text:list-item>
        <text:list-item>
          <text:p text:style-name="P159">Limites<text:line-break/><text:span text:style-name="Source_Text">$\lim_{n \to \infty}x_n$</text:span> = <draw:frame draw:style-name="fr1" text:anchor-type="as-char"><draw:object xlink:href="Formula-57/" xlink:type="simple" xlink:show="embed" xlink:actuate="onLoad"/></draw:frame><text:line-break/></text:p>
        </text:list-item>
        <text:list-item>
          <text:p text:style-name="P159">Integral<text:line-break/><text:span text:style-name="Source_Text">$\int_{-N}^{N} e^x\, dx$</text:span> = <draw:frame draw:style-name="fr1" text:anchor-type="as-char"><draw:object xlink:href="Formula-59/" xlink:type="simple" xlink:show="embed" xlink:actuate="onLoad"/></draw:frame><text:line-break/></text:p>
        </text:list-item>
        <text:list-item>
          <text:p text:style-name="P159">Integral Linear<text:line-break/><text:span text:style-name="Source_Text">$\oint_{C}x^3 \, dx + 4y^2 \, dy$</text:span> = <draw:frame draw:style-name="fr1" text:anchor-type="as-char"><draw:object xlink:href="Formula-61/" xlink:type="simple" xlink:show="embed" xlink:actuate="onLoad"/></draw:frame><text:line-break/></text:p>
        </text:list-item>
        <text:list-item>
          <text:p text:style-name="P159">Integral Múltipla<text:line-break/><text:span text:style-name="Source_Text">$\iiint_V \mu(u,v,w) \, du \, dv \, dw$</text:span> = <draw:frame draw:style-name="fr1" text:anchor-type="as-char"><draw:object xlink:href="Formula-63/" xlink:type="simple" xlink:show="embed" xlink:actuate="onLoad"/></draw:frame><text:line-break/></text:p>
        </text:list-item>
        <text:list-item>
          <text:p text:style-name="P159">Somatório<text:line-break/><text:span text:style-name="Source_Text">$\sum_{k=1}^{N} k^2$</text:span> = <draw:frame draw:style-name="fr1" text:anchor-type="as-char"><draw:object xlink:href="Formula-65/" xlink:type="simple" xlink:show="embed" xlink:actuate="onLoad"/></draw:frame><text:line-break/></text:p>
        </text:list-item>
        <text:list-item>
          <text:p text:style-name="P159">Somatório com dois índices<text:line-break/><text:span text:style-name="Source_Text">$\sum_{\overset{0&lt;i&lt;m}{0&lt;j&lt;n}}k_{i,j}$</text:span> = <draw:frame draw:style-name="fr1" text:anchor-type="as-char"><draw:object xlink:href="Formula-67/" xlink:type="simple" xlink:show="embed" xlink:actuate="onLoad"/></draw:frame><text:line-break/></text:p>
        </text:list-item>
        <text:list-item>
          <text:p text:style-name="P159">Produtório<text:line-break/><text:span text:style-name="Source_Text">$\prod_{i=1}^{N}x_{i}$</text:span> = <draw:frame draw:style-name="fr1" text:anchor-type="as-char"><draw:object xlink:href="Formula-69/" xlink:type="simple" xlink:show="embed" xlink:actuate="onLoad"/></draw:frame><text:line-break/></text:p>
        </text:list-item>
        <text:list-item>
          <text:p text:style-name="P159">Raiz n-ésima<text:line-break/><text:span text:style-name="Source_Text">$f(x)\approx\sqrt[n]{x}$</text:span> = <draw:frame draw:style-name="fr1" text:anchor-type="as-char"><draw:object xlink:href="Formula-71/" xlink:type="simple" xlink:show="embed" xlink:actuate="onLoad"/></draw:frame><text:line-break/></text:p>
        </text:list-item>
      </text:list>
      <text:p text:style-name="Pagebreak"/>
      <text:h text:style-name="Heading_20_3" text:outline-level="3"><text:bookmark-start text:name="sinais-e-setas"/>7.9.6 Sinais e setas<text:bookmark-end text:name="sinais-e-setas"/></text:h>
      <text:list text:style-name="L93">
        <text:list-item>
          <text:p text:style-name="P160">Principais sinais e setas:<text:line-break/></text:p>
        </text:list-item>
      </text:list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61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sim$</text:span></text:p>
          </table:table-cell>
          <table:table-cell table:style-name="TableRowCell" office:value-type="string">
            <text:p text:style-name="P162"><draw:frame draw:style-name="fr1" text:anchor-type="as-char"><draw:object xlink:href="Formula-7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imeq$</text:span></text:p>
          </table:table-cell>
          <table:table-cell table:style-name="TableRowCell" office:value-type="string">
            <text:p text:style-name="P162"><draw:frame draw:style-name="fr1" text:anchor-type="as-char"><draw:object xlink:href="Formula-7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cong$</text:span></text:p>
          </table:table-cell>
          <table:table-cell table:style-name="TableRowCell" office:value-type="string">
            <text:p text:style-name="P162"><draw:frame draw:style-name="fr1" text:anchor-type="as-char"><draw:object xlink:href="Formula-7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$</text:span></text:p>
          </table:table-cell>
          <table:table-cell table:style-name="TableRowCell" office:value-type="string">
            <text:p text:style-name="P162"><draw:frame draw:style-name="fr1" text:anchor-type="as-char"><draw:object xlink:href="Formula-7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ge$</text:span></text:p>
          </table:table-cell>
          <table:table-cell table:style-name="TableRowCell" office:value-type="string">
            <text:p text:style-name="P162"><draw:frame draw:style-name="fr1" text:anchor-type="as-char"><draw:object xlink:href="Formula-8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quiv$</text:span></text:p>
          </table:table-cell>
          <table:table-cell table:style-name="TableRowCell" office:value-type="string">
            <text:p text:style-name="P162"><draw:frame draw:style-name="fr1" text:anchor-type="as-char"><draw:object xlink:href="Formula-8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approx$</text:span></text:p>
          </table:table-cell>
          <table:table-cell table:style-name="TableRowCell" office:value-type="string">
            <text:p text:style-name="P162"><draw:frame draw:style-name="fr1" text:anchor-type="as-char"><draw:object xlink:href="Formula-8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e$</text:span></text:p>
          </table:table-cell>
          <table:table-cell table:style-name="TableRowCell" office:value-type="string">
            <text:p text:style-name="P162"><draw:frame draw:style-name="fr1" text:anchor-type="as-char"><draw:object xlink:href="Formula-8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f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8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ft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lef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mapsto$</text:span></text:p>
          </table:table-cell>
          <table:table-cell table:style-name="TableRowCell" office:value-type="string">
            <text:p text:style-name="P162"><draw:frame draw:style-name="fr1" text:anchor-type="as-char"><draw:object xlink:href="Formula-9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mapsto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e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e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w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w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down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down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5/" xlink:type="simple" xlink:show="embed" xlink:actuate="onLoad"/></draw:frame></text:p>
          </table:table-cell>
        </table:table-row>
      </table:table>
      <text:list text:style-name="L94">
        <text:list-item>
          <text:p text:style-name="P163">Guia de fórmulas:<text:line-break/><text:a xlink:type="simple" xlink:href="http://pt.wikipedia.org/wiki/Ajuda:Guia_de_edição/Fórmulas_TeX" office:name=""><text:span text:style-name="Definition">http://pt.wikipedia.org/wiki/Ajuda:Guia_de_edição/Fórmulas_TeX</text:span></text:a></text:p>
        </text:list-item>
      </text:list>
      <text:p text:style-name="Pagebreak"/>
      <text:h text:style-name="Heading_20_2" text:outline-level="2"><text:bookmark-start text:name="letras-gregas"/>7.10 Letras gregas<text:bookmark-end text:name="letras-gregas"/></text:h>
      <text:list text:style-name="L95">
        <text:list-item>
          <text:p text:style-name="P164">Expressões matemáticas, ou letras gregas, devem vir entre símbolos de $.<text:line-break/></text:p>
        </text:list-item>
      </text:list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65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alph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1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b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1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gam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del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e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z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th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th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io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kapp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ambd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m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x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p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rho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rho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ig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sig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ta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p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c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s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7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meg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73/" xlink:type="simple" xlink:show="embed" xlink:actuate="onLoad"/></draw:frame></text:p>
          </table:table-cell>
        </table:table-row>
      </table:table>
      <text:list text:style-name="L96">
        <text:list-item>
          <text:p text:style-name="P167">Para letra maiúscula, inicie a letra na fórmula com letra maiúscula.<text:line-break/><draw:frame draw:style-name="fr1" text:anchor-type="as-char"><draw:object xlink:href="Formula-175/" xlink:type="simple" xlink:show="embed" xlink:actuate="onLoad"/></draw:frame> = <text:span text:style-name="Source_Text">$\delta$</text:span><text:line-break/><draw:frame draw:style-name="fr1" text:anchor-type="as-char"><draw:object xlink:href="Formula-177/" xlink:type="simple" xlink:show="embed" xlink:actuate="onLoad"/></draw:frame> = <text:span text:style-name="Source_Text">$\Delta$</text:span><text:line-break/></text:p>
        </text:list-item>
      </text:list>
      <text:p text:style-name="Pagebreak"/>
      <text:h text:style-name="Heading_20_2" text:outline-level="2"><text:bookmark-start text:name="formatação-fontes"/>7.11 Formatação (Fontes)<text:bookmark-end text:name="formatação-fontes"/></text:h>
      <text:list text:style-name="L97">
        <text:list-item>
          <text:p text:style-name="P168">Para deixar uma palavra em <text:span text:style-name="T2">negrito</text:span>, coloque-a entre quatro asteriscos: <text:span text:style-name="Source_Text">**negrito**</text:span>.<text:line-break/></text:p>
        </text:list-item>
        <text:list-item>
          <text:p text:style-name="P168">Para deixar uma palavra em <text:span text:style-name="T1">itálico</text:span>, coloque-a entre dois asteriscos: <text:span text:style-name="Source_Text">*itálico*</text:span>.<text:line-break/></text:p>
        </text:list-item>
        <text:list-item>
          <text:p text:style-name="P168">Para deixar uma palavra em <text:span text:style-name="T3">tachado</text:span>, coloque-a entre dois til: <text:span text:style-name="Source_Text">~~tachado~~</text:span>.<text:line-break/></text:p>
        </text:list-item>
        <text:list-item>
          <text:p text:style-name="P168">Para deixar caracteres <text:span text:style-name="T4">sobrescritos</text:span>, coloque-os entre acentos circunflexos: <text:span text:style-name="Source_Text">^1^</text:span>.<text:line-break/></text:p>
        </text:list-item>
        <text:list-item>
          <text:p text:style-name="P168">Para deixar caracteres <text:span text:style-name="T5">subscritos</text:span>, coloque-os entre til: <text:span text:style-name="Source_Text">~1~</text:span>.<text:line-break/></text:p>
        </text:list-item>
        <text:list-item>
          <text:p text:style-name="P168">Outra forma de escrever subscritos<draw:frame draw:style-name="fr1" text:anchor-type="as-char"><draw:object xlink:href="Formula-179/" xlink:type="simple" xlink:show="embed" xlink:actuate="onLoad"/></draw:frame> (forma <text:span text:style-name="T1">LaTeX</text:span>), colocar no formato subscrito equação do <text:span text:style-name="T1">LaTeX</text:span>: <text:span text:style-name="Source_Text">subscrito$_{2}$</text:span>.<text:line-break/></text:p>
        </text:list-item>
        <text:list-item>
          <text:p text:style-name="P168">Para destacar um termo como <text:span text:style-name="Source_Text">código</text:span>, coloque-o entre crases (backticks): <text:span text:style-name="Source_Text">`código`</text:span>.<text:line-break/></text:p>
        </text:list-item>
        <text:list-item>
          <text:p text:style-name="P168">Para criar uma citação (quote), escreva o texto após um sinal de maior: <text:span text:style-name="Source_Text">&gt; Citação</text:span>.<text:line-break/></text:p>
        </text:list-item>
      </text:list>
      <text:h text:style-name="Heading_20_2" text:outline-level="2"><text:bookmark-start text:name="abas"/>7.12 Abas<text:bookmark-end text:name="abas"/></text:h>
      <text:list text:style-name="L98">
        <text:list-item>
          <text:p text:style-name="P169">Aplica a um <text:span text:style-name="Source_Text">#titulo</text:span> um comando (<text:span text:style-name="Source_Text">{.tabset}</text:span>) que transforma em abas os <text:span text:style-name="Source_Text">##subtitulo</text:span> com os graficos e tabelas contidos neles.<text:line-break/></text:p>
        </text:list-item>
        <text:list-item>
          <text:p text:style-name="P169">Muito útil para relatórios dinâmicos (<text:span text:style-name="T2">html</text:span>).<text:line-break/></text:p>
        </text:list-item>
        <text:list-item>
          <text:p text:style-name="P169">Exemplo:<text:line-break/><text:span text:style-name="Source_Text"># titulo {.tabset}</text:span><text:line-break/></text:p>
        </text:list-item>
      </text:list>
      <text:p text:style-name="Pagebreak"/>
      <text:h text:style-name="Heading_20_1" text:outline-level="1"><text:bookmark-start text:name="cap-5---pacotes-do-tidyverse-e-identificandomudando-tipos-de-variáveis"/>8 Cap 5 - Pacotes do Tidyverse e identificando/mudando tipos de variáveis<text:bookmark-end text:name="cap-5---pacotes-do-tidyverse-e-identificandomudando-tipos-de-variáveis"/></text:h>
      <text:h text:style-name="Heading_20_2" text:outline-level="2"><text:bookmark-start text:name="identificandomudando-tipos-de-variáveis"/>8.1 Identificando/mudando tipos de variáveis<text:bookmark-end text:name="identificandomudando-tipos-de-variáveis"/></text:h>
      <text:list text:style-name="L99">
        <text:list-item>
          <text:p text:style-name="P170">Principais tipos de variáveis:<text:line-break/></text:p>
        </text:list-item>
      </text:list>
      <text:p text:style-name="TableCaption">Principais tipos de dados</text:p>
      <table:table table:name="Table6" table:style-name="Table6">
        <table:table-column table:style-name="Table6.A"/>
        <table:table-column table:style-name="Table6.B"/>
        <table:table-header-rows>
          <table:table-row>
            <table:table-cell table:style-name="TableHeaderRowCell" office:value-type="string">
              <text:p text:style-name="Table_20_Heading">Tipo</text:p>
            </table:table-cell>
            <table:table-cell table:style-name="TableHeaderRowCell" office:value-type="string">
              <text:p text:style-name="P171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numeric</text:p>
          </table:table-cell>
          <table:table-cell table:style-name="TableRowCell" office:value-type="string">
            <text:p text:style-name="P172">Pode ser tanto inteiro (int, ou integer) quanto float (dbl).</text:p>
          </table:table-cell>
        </table:table-row>
        <table:table-row>
          <table:table-cell table:style-name="TableRowCell" office:value-type="string">
            <text:p text:style-name="Table_20_Contents">character</text:p>
          </table:table-cell>
          <table:table-cell table:style-name="TableRowCell" office:value-type="string">
            <text:p text:style-name="P172">São caracteres (chr).</text:p>
          </table:table-cell>
        </table:table-row>
        <table:table-row>
          <table:table-cell table:style-name="TableRowCell" office:value-type="string">
            <text:p text:style-name="Table_20_Contents">factor</text:p>
          </table:table-cell>
          <table:table-cell table:style-name="TableRowCell" office:value-type="string">
            <text:p text:style-name="P172">São variáveis do tipo fator.</text:p>
          </table:table-cell>
        </table:table-row>
        <table:table-row>
          <table:table-cell table:style-name="TableRowCell" office:value-type="string">
            <text:p text:style-name="Table_20_Contents">logical</text:p>
          </table:table-cell>
          <table:table-cell table:style-name="TableRowCell" office:value-type="string">
            <text:p text:style-name="P172">Variáveis do tipo lógico: TRUE ou FALSE.</text:p>
          </table:table-cell>
        </table:table-row>
        <table:table-row>
          <table:table-cell table:style-name="TableRowCell" office:value-type="string">
            <text:p text:style-name="Table_20_Contents">complex</text:p>
          </table:table-cell>
          <table:table-cell table:style-name="TableRowCell" office:value-type="string">
            <text:p text:style-name="P172">No formato de números complexo: 4 + 5i.</text:p>
          </table:table-cell>
        </table:table-row>
      </table:table>
      <text:list text:style-name="L100">
        <text:list-item>
          <text:p text:style-name="P173">Identificando o tipo da variável:<text:line-break/>Uso do <text:span text:style-name="T2">is</text:span>.<text:line-break/></text:p>
        </text:list-item>
      </text:list>
      <text:p text:style-name="P174">is.numeric(variavel)</text:p>
      <text:p text:style-name="P175">[TRUE]</text:p>
      <text:list text:style-name="L101">
        <text:list-item>
          <text:p text:style-name="P176">Mudando o tipo da variável:<text:line-break/>Uso do <text:span text:style-name="T2">as</text:span>.<text:line-break/><text:span text:style-name="Source_Text">as.caracter(variavel)</text:span><text:line-break/></text:p>
        </text:list-item>
        <text:list-item>
          <text:p text:style-name="P176">Observações:<text:line-break/></text:p>
          <text:list text:style-name="L102">
            <text:list-item>
              <text:p text:style-name="P177">Não é possivel transformar uma variavel do tipo caracter(character) direto para tipo número (numeric), é preciso transformar de caracter (character) para fator (factor) e de fator (factor) para número (numeric).<text:line-break/></text:p>
              <text:p text:style-name="P178">is.character(varaivel)</text:p>
              <text:p text:style-name="P179">[TRUE]</text:p>
              <text:p text:style-name="P180">as.factor(variavel)</text:p>
              <text:p text:style-name="P181">as.numeric(variavel)</text:p>
            </text:list-item>
            <text:list-item>
              <text:p text:style-name="P177">O contrário, transformar de numero (numeric) para caracter (character) é possivel.<text:line-break/></text:p>
              <text:p text:style-name="P182">is.numeric(variavel)</text:p>
              <text:p text:style-name="P183">[TRUE]</text:p>
              <text:p text:style-name="P184">as.character(variavel)</text:p>
            </text:list-item>
          </text:list>
        </text:list-item>
      </text:list>
      <text:p text:style-name="Pagebreak"/>
      <text:h text:style-name="Heading_20_2" text:outline-level="2"><text:bookmark-start text:name="pacotes-do-tidyverse"/>8.2 Pacotes do Tidyverse<text:bookmark-end text:name="pacotes-do-tidyverse"/></text:h>
      <text:list text:style-name="L103">
        <text:list-item>
          <text:p text:style-name="P185"><text:span text:style-name="T2">readr</text:span><text:line-break/>Leitura de dados.<text:line-break/></text:p>
        </text:list-item>
        <text:list-item>
          <text:p text:style-name="P185"><text:span text:style-name="T2">tibble</text:span><text:line-break/>Tipo de data.frame.<text:line-break/></text:p>
        </text:list-item>
        <text:list-item>
          <text:p text:style-name="P185"><text:span text:style-name="T2">magrittr</text:span><text:line-break/>Operador pipe <text:span text:style-name="Source_Text">%&gt;%</text:span>, concatena linhas de comando.<text:line-break/></text:p>
        </text:list-item>
        <text:list-item>
          <text:p text:style-name="P185"><text:span text:style-name="T2">dplyr</text:span><text:line-break/>Manipulação de dados.<text:line-break/></text:p>
        </text:list-item>
        <text:list-item>
          <text:p text:style-name="P185"><text:span text:style-name="T2">tidyr</text:span><text:line-break/>Organização de dados.<text:line-break/></text:p>
        </text:list-item>
        <text:list-item>
          <text:p text:style-name="P185"><text:span text:style-name="T2">ggplot2</text:span><text:line-break/>Elaboração de gráficos.<text:line-break/></text:p>
        </text:list-item>
      </text:list>
      <text:p text:style-name="Pagebreak"/>
      <text:h text:style-name="Heading_20_2" text:outline-level="2"><text:bookmark-start text:name="leitura-de-dados-readr"/>8.3 Leitura de dados (readr)<text:bookmark-end text:name="leitura-de-dados-readr"/></text:h>
      <text:list text:style-name="L104">
        <text:list-item>
          <text:p text:style-name="P186">Os principais formatos de importação de dados são:<text:line-break/></text:p>
          <text:list text:style-name="L105">
            <text:list-item>
              <text:p text:style-name="P187"><text:span text:style-name="T1">csv</text:span><text:line-break/></text:p>
            </text:list-item>
            <text:list-item>
              <text:p text:style-name="P187"><text:span text:style-name="T1">xls</text:span><text:line-break/></text:p>
            </text:list-item>
            <text:list-item>
              <text:p text:style-name="P187"><text:span text:style-name="T1">xlsx</text:span><text:line-break/></text:p>
            </text:list-item>
            <text:list-item>
              <text:p text:style-name="P187"><text:span text:style-name="T1">sav</text:span><text:line-break/></text:p>
            </text:list-item>
            <text:list-item>
              <text:p text:style-name="P187"><text:span text:style-name="T1">dta</text:span><text:line-break/></text:p>
            </text:list-item>
            <text:list-item>
              <text:p text:style-name="P187"><text:span text:style-name="T1">por</text:span><text:line-break/></text:p>
            </text:list-item>
            <text:list-item>
              <text:p text:style-name="P187"><text:span text:style-name="T1">sas</text:span><text:line-break/></text:p>
            </text:list-item>
            <text:list-item>
              <text:p text:style-name="P187"><text:span text:style-name="T1">stata</text:span><text:line-break/></text:p>
            </text:list-item>
          </text:list>
        </text:list-item>
        <text:list-item>
          <text:p text:style-name="P186">Entre os princiais formatos de importação de dados o mais usado é o <text:span text:style-name="T1">csv</text:span>.<text:line-break/></text:p>
        </text:list-item>
      </text:list>
      <text:h text:style-name="Heading_20_3" text:outline-level="3"><text:bookmark-start text:name="importação-de-dados-via-rstudio"/>8.3.1 Importação de dados via <text:span text:style-name="T2">RStudio</text:span><text:bookmark-end text:name="importação-de-dados-via-rstudio"/></text:h>
      <text:list text:style-name="L106">
        <text:list-item>
          <text:p text:style-name="P188">No “<text:span text:style-name="T2">Environment</text:span>” tem a opção “<text:span text:style-name="T2">Import Dataset</text:span>”, que pode ser usada para importação de dados “<text:span text:style-name="T1">.csv</text:span>”.<text:line-break/>“<text:span text:style-name="T2">Environment</text:span>” &gt; “<text:span text:style-name="T2">Import Dataset</text:span>” &gt; “<text:span text:style-name="T2">From Text (Readr)</text:span>”<text:line-break/></text:p>
        </text:list-item>
        <text:list-item>
          <text:p text:style-name="P188">Dentro de “<text:span text:style-name="T2">Import Text Data</text:span>”:<text:line-break/></text:p>
          <text:list text:style-name="L107">
            <text:list-item>
              <text:p text:style-name="P189"><text:span text:style-name="T2">File/URL</text:span><text:line-break/>O caminho ate o arquivo “.csv”.<text:line-break/></text:p>
            </text:list-item>
            <text:list-item>
              <text:p text:style-name="P189"><text:span text:style-name="T2">Data Preview</text:span><text:line-break/>Mostra uma prévia de como os dados serão lidos (ficarão organizados no <text:span text:style-name="T2">R</text:span>). Se não estiver vizualizando, aperte o botão <text:span text:style-name="T2">update</text:span>.<text:line-break/></text:p>
            </text:list-item>
            <text:list-item>
              <text:p text:style-name="P189"><text:span text:style-name="T2">Import Options</text:span><text:line-break/>São as configurações que podem ser modificadas para garantir a integridade da importação dos dados.<text:line-break/>Definindo, por exemplo, se o que serpara casas decimais nos dados é virgula ou ponto.<text:line-break/></text:p>
            </text:list-item>
            <text:list-item>
              <text:p text:style-name="P189"><text:span text:style-name="T2">Code Preview</text:span><text:line-break/>Apresenta o código que esta sento construido pela automatização da janela. Este código pode ser copiado e executado fora da janela.<text:line-break/></text:p>
            </text:list-item>
            <text:list-item>
              <text:p text:style-name="P189"><text:span text:style-name="T2">Import</text:span><text:line-break/>Botão para concluir a operação da importação dos dados.<text:line-break/></text:p>
            </text:list-item>
          </text:list>
        </text:list-item>
      </text:list>
      <text:p text:style-name="Pagebreak"/>
      <text:h text:style-name="Heading_20_3" text:outline-level="3"><text:bookmark-start text:name="importação-de-dados-via-biblioteca-readr"/>8.3.2 Importação de dados via biblioteca <text:span text:style-name="T2">readr</text:span><text:bookmark-end text:name="importação-de-dados-via-biblioteca-readr"/></text:h>
      <text:list text:style-name="L108">
        <text:list-item>
          <text:p text:style-name="P190">As principais funções de importação de arquivo <text:span text:style-name="T1">.csv</text:span> são:<text:line-break/></text:p>
          <text:list text:style-name="L109">
            <text:list-item>
              <text:p text:style-name="P191"><text:span text:style-name="Source_Text">read.csv</text:span><text:line-break/>É uma função basica do <text:span text:style-name="T2">R</text:span>, não precisa chamar nenhuma biblioteca. Usa o separador de campos virgula.<text:line-break/></text:p>
            </text:list-item>
            <text:list-item>
              <text:p text:style-name="P191"><text:span text:style-name="Source_Text">read.csv2</text:span><text:line-break/>É uma função basica do <text:span text:style-name="T2">R</text:span>, não precisa chamar nenhuma biblioteca. Usa o separador de campos ponto e virgula.<text:line-break/></text:p>
            </text:list-item>
            <text:list-item>
              <text:p text:style-name="P191"><text:span text:style-name="Source_Text">readr::read_csv</text:span><text:line-break/>É uma função do pacote <text:span text:style-name="T2">readr</text:span>, por isso o uso de “readr::” para chamar a função. Usa o separador de campos virgula.<text:line-break/></text:p>
            </text:list-item>
            <text:list-item>
              <text:p text:style-name="P191"><text:span text:style-name="Source_Text">readr::read_csv2</text:span><text:line-break/>É uma função do pacote <text:span text:style-name="T2">readr</text:span>, por isso o uso de “readr::” para chamar a função. Usa o separador de campos ponto e virgula.<text:line-break/></text:p>
            </text:list-item>
            <text:list-item>
              <text:p text:style-name="P191"><text:span text:style-name="Source_Text">readr::read_tsv</text:span><text:line-break/>É uma função do pacote <text:span text:style-name="T2">readr</text:span>, por isso o uso de “readr::” para chamar a função. Usa o separador de campos tabulação.<text:line-break/></text:p>
            </text:list-item>
            <text:list-item>
              <text:p text:style-name="P191"><text:span text:style-name="Source_Text">readr::read_delim</text:span><text:line-break/>É uma função do pacote <text:span text:style-name="T2">readr</text:span>, por isso o uso de “readr::” para chamar a função. Usa o separador de campos generico, deve ser especificado pelo parâmetro <text:span text:style-name="Source_Text">delim =</text:span>.<text:line-break/></text:p>
            </text:list-item>
          </text:list>
        </text:list-item>
        <text:list-item>
          <text:p text:style-name="P190">Principais parâmetros, das funções de importação, do pacote <text:span text:style-name="Source_Text">readr</text:span>:<text:line-break/></text:p>
          <text:list text:style-name="L110">
            <text:list-item>
              <text:p text:style-name="P192"><text:span text:style-name="Source_Text">file =</text:span><text:line-break/>Define o caminho (ou <text:span text:style-name="T2">URL</text:span>), que deve ser pecorrido, e o arquivo, no formato .csv, a ser importado. Deve estar entre aspas.<text:line-break/>Exemplo: <text:span text:style-name="Source_Text">file = "Caminho/arquivo.csv"</text:span><text:line-break/></text:p>
            </text:list-item>
            <text:list-item>
              <text:p text:style-name="P192"><text:span text:style-name="Source_Text">col_names =</text:span><text:line-break/>Indica se a primeira linha contém, ou não, o nome das colunas. Também pode ser usado para renomear colunas.<text:line-break/>Se a primeira linha contém o nome das colunas = <text:span text:style-name="T2">TRUE</text:span>.<text:line-break/>Para nomear, ou renomear, colunas podemos usar um vetor contendo os nomes.<text:line-break/>Exemplo:<text:line-break/><text:span text:style-name="Source_Text">col_names = TRUE</text:span><text:line-break/><text:span text:style-name="Source_Text">col_names = c("coluna_1", "coluna_2", ...)</text:span><text:line-break/></text:p>
            </text:list-item>
            <text:list-item>
              <text:p text:style-name="P192"><text:span text:style-name="Source_Text">col_types =</text:span><text:line-break/>Caso alguma coluna tenha sido importada com a classe errada, podemos usar esse parâmetro para mudar e especificar o tipo de cada coluna.<text:line-break/>Podemos especificar através de uma lista contendo as classes de cada coluna, ou uma cadeia de caracteres com caracteres simbolicos para cada classe de cada coluna.<text:line-break/>Outra possibilidade é mudar as classes através de funções de mudança de classe, usando a função <text:span text:style-name="Source_Text">cols()</text:span>, onde <text:span text:style-name="Source_Text">.default =</text:span> indica a classe default de importação, para casos não especificados, e caso precisarmos identificar uma coluna em especifico <text:span text:style-name="Source_Text">nome_da_coluna =</text:span>.<text:line-break/></text:p>
              <text:list text:style-name="L111">
                <text:list-item>
                  <text:p text:style-name="P193">Caracteres simbólicos:<text:line-break/></text:p>
                  <text:list text:style-name="L112">
                    <text:list-item>
                      <text:p text:style-name="P194">c = character<text:line-break/></text:p>
                    </text:list-item>
                    <text:list-item>
                      <text:p text:style-name="P194">i = integer<text:line-break/></text:p>
                    </text:list-item>
                    <text:list-item>
                      <text:p text:style-name="P194">n = number<text:line-break/></text:p>
                    </text:list-item>
                    <text:list-item>
                      <text:p text:style-name="P194">d = double<text:line-break/></text:p>
                    </text:list-item>
                    <text:list-item>
                      <text:p text:style-name="P194">l = logical<text:line-break/></text:p>
                    </text:list-item>
                    <text:list-item>
                      <text:p text:style-name="P194">f = factor<text:line-break/></text:p>
                    </text:list-item>
                    <text:list-item>
                      <text:p text:style-name="P194">D = date<text:line-break/></text:p>
                    </text:list-item>
                    <text:list-item>
                      <text:p text:style-name="P194">T = date time<text:line-break/></text:p>
                    </text:list-item>
                    <text:list-item>
                      <text:p text:style-name="P194">t = time<text:line-break/></text:p>
                    </text:list-item>
                    <text:list-item>
                      <text:p text:style-name="P194">? = guess<text:line-break/></text:p>
                    </text:list-item>
                    <text:list-item>
                      <text:p text:style-name="P194">_or- = skip<text:line-break/></text:p>
                    </text:list-item>
                  </text:list>
                </text:list-item>
                <text:list-item>
                  <text:p text:style-name="P193">Funções de mudança de classe:<text:line-break/></text:p>
                  <text:list text:style-name="L113">
                    <text:list-item>
                      <text:p text:style-name="P195"><text:span text:style-name="Source_Text">col_character()</text:span><text:line-break/></text:p>
                    </text:list-item>
                    <text:list-item>
                      <text:p text:style-name="P195"><text:span text:style-name="Source_Text">col_date()</text:span><text:line-break/></text:p>
                    </text:list-item>
                    <text:list-item>
                      <text:p text:style-name="P195"><text:span text:style-name="Source_Text">col_time()</text:span><text:line-break/></text:p>
                    </text:list-item>
                    <text:list-item>
                      <text:p text:style-name="P195"><text:span text:style-name="Source_Text">col_datetime()</text:span><text:line-break/></text:p>
                    </text:list-item>
                    <text:list-item>
                      <text:p text:style-name="P195"><text:span text:style-name="Source_Text">col_double()</text:span><text:line-break/></text:p>
                    </text:list-item>
                    <text:list-item>
                      <text:p text:style-name="P195"><text:span text:style-name="Source_Text">col_factor()</text:span><text:line-break/></text:p>
                    </text:list-item>
                    <text:list-item>
                      <text:p text:style-name="P195"><text:span text:style-name="Source_Text">col_integer()</text:span><text:line-break/></text:p>
                    </text:list-item>
                    <text:list-item>
                      <text:p text:style-name="P195"><text:span text:style-name="Source_Text">col_logical()</text:span><text:line-break/></text:p>
                    </text:list-item>
                    <text:list-item>
                      <text:p text:style-name="P195"><text:span text:style-name="Source_Text">col_number()</text:span><text:line-break/></text:p>
                    </text:list-item>
                    <text:list-item>
                      <text:p text:style-name="P195"><text:span text:style-name="Source_Text">col_skip()</text:span><text:line-break/></text:p>
                    </text:list-item>
                  </text:list>
                </text:list-item>
                <text:list-item>
                  <text:p text:style-name="P193">Exemplos:<text:line-break/><text:span text:style-name="Source_Text">col_types = "iccD"</text:span><text:line-break/><text:span text:style-name="Source_Text">col_types = cols(.default = "i", xxx = "c")</text:span><text:line-break/><text:span text:style-name="Source_Text">col_types = cols(.default = col_integer(), xxx = col_character())</text:span><text:line-break/></text:p>
                </text:list-item>
              </text:list>
            </text:list-item>
            <text:list-item>
              <text:p text:style-name="P192"><text:span text:style-name="Source_Text">skip =</text:span><text:line-break/>Pula linhas do começo do arquivo antes de iniciar a importação. Utíl quando tem algum texto explicativo na primeira linha do arquivo.<text:line-break/>Exemplos:<text:line-break/><text:span text:style-name="Source_Text">skip = 0</text:span><text:line-break/><text:span text:style-name="Source_Text">skip = 1</text:span><text:line-break/></text:p>
            </text:list-item>
            <text:list-item>
              <text:p text:style-name="P192"><text:span text:style-name="Source_Text">na =</text:span><text:line-break/>Indica quais <text:span text:style-name="T1">strings</text:span> deverão ser tratas como <text:span text:style-name="T2">NA</text:span> na hora da importação.<text:line-break/>Exemplo: <text:span text:style-name="Source_Text">na = c("","NA")</text:span><text:line-break/></text:p>
            </text:list-item>
            <text:list-item>
              <text:p text:style-name="P192"><text:span text:style-name="Source_Text">delim =</text:span><text:line-break/>No caso da função <text:span text:style-name="Source_Text">read_delim</text:span>, podemos definir através deste parâmetro o tipo de delimitador de campos usado no arquivo. O caractere usado como delimitador de campo deve estar entre aspas.<text:line-break/>Exemplo: <text:span text:style-name="Source_Text">delim = ","</text:span><text:line-break/></text:p>
            </text:list-item>
          </text:list>
        </text:list-item>
        <text:list-item>
          <text:p text:style-name="P190">Sintaxe:<text:line-break/></text:p>
        </text:list-item>
      </text:list>
      <text:p text:style-name="P196">library(readr)</text:p>
      <text:p text:style-name="P197">dt &lt;- read_csv2(file = "~/caminho/arquivo.csv",</text:p>
      <text:p text:style-name="P198"><text:s text:c="2"/>col_names = TRUE,</text:p>
      <text:p text:style-name="P199"><text:s text:c="2"/>col_types = "iccD",</text:p>
      <text:p text:style-name="P200"><text:s text:c="2"/>na = c("","NA"),</text:p>
      <text:p text:style-name="P201"><text:s text:c="2"/>skip = 0)</text:p>
      <text:list text:style-name="L114">
        <text:list-item>
          <text:p text:style-name="P202">Observação:<text:line-break/>Por padrão <text:span text:style-name="T1">csv</text:span> usa separação por virgula, porém no brasil como a virgula é usado para separação de casas decimais, o padrão <text:span text:style-name="T1">csv</text:span> brasileiro o separador de campo é o ponto e virgula, sendo assim, para importar dados em formato <text:span text:style-name="T1">csv</text:span> no brasil a melhor escolha é o pacote <text:span text:style-name="Source_Text">readr::read_csv2</text:span>.<text:line-break/></text:p>
        </text:list-item>
      </text:list>
      <text:p text:style-name="Pagebreak"/>
      <text:h text:style-name="Heading_20_3" text:outline-level="3"><text:bookmark-start text:name="sincronização-com-banco-de-dados"/>8.3.3 Sincronização com banco de dados<text:bookmark-end text:name="sincronização-com-banco-de-dados"/></text:h>
      <text:list text:style-name="L115">
        <text:list-item>
          <text:p text:style-name="P203">Drives <text:span text:style-name="T2">ODBC</text:span> é um conector com banco de dados.<text:line-break/></text:p>
          <text:list text:style-name="L116">
            <text:list-item>
              <text:p text:style-name="P204">instalando <text:span text:style-name="T2">ODBC</text:span> no linux/Ubuntu:<text:line-break/><text:span text:style-name="Source_Text">sudo apt-get install unixodbc unixodbc-dev --install-suggests</text:span><text:line-break/></text:p>
            </text:list-item>
            <text:list-item>
              <text:p text:style-name="P204">Instalação de cada ODBC separadamente:<text:line-break/></text:p>
              <text:list text:style-name="L117">
                <text:list-item>
                  <text:p text:style-name="P205">SQL Server ODBC Drivers (Free TDS)<text:line-break/><text:span text:style-name="Source_Text">sudo apt-get install tdsodbc</text:span><text:line-break/></text:p>
                </text:list-item>
                <text:list-item>
                  <text:p text:style-name="P205">PostgreSQL ODBC ODBC Drivers<text:line-break/><text:span text:style-name="Source_Text">sudo apt-get install odbc-postgresql</text:span><text:line-break/></text:p>
                </text:list-item>
                <text:list-item>
                  <text:p text:style-name="P205">MySQL ODBC Drivers<text:line-break/><text:span text:style-name="Source_Text">sudo apt-get install libmyodbc</text:span><text:line-break/></text:p>
                </text:list-item>
                <text:list-item>
                  <text:p text:style-name="P205">SQLite ODBC Drivers<text:line-break/><text:span text:style-name="Source_Text">sudo apt-get install libsqliteodbc</text:span><text:line-break/></text:p>
                </text:list-item>
              </text:list>
            </text:list-item>
            <text:list-item>
              <text:p text:style-name="P204">É necessário configurar dois arquivos <text:span text:style-name="Source_Text">odbcinst.ini</text:span> e <text:span text:style-name="Source_Text">odbc.ini</text:span>.<text:line-break/></text:p>
              <text:list text:style-name="L118">
                <text:list-item>
                  <text:p text:style-name="P206"><text:span text:style-name="Source_Text">odbcinst.ini</text:span><text:line-break/></text:p>
                </text:list-item>
              </text:list>
              <text:p text:style-name="P207">[PostgreSQL Driver]</text:p>
              <text:p text:style-name="P208">Driver <text:s text:c="9"/>= caminho/psqlodbcw.so</text:p>
              <text:p text:style-name="P209">[SQLite Driver]</text:p>
              <text:p text:style-name="P210">Driver <text:s text:c="9"/>= caminho/libsqlite3odbc.dylib</text:p>
              <text:list text:style-name="L119">
                <text:list-item>
                  <text:p text:style-name="P211"><text:span text:style-name="Source_Text">odbc.ini</text:span><text:line-break/></text:p>
                </text:list-item>
              </text:list>
              <text:p text:style-name="P212">[PostgreSQL]</text:p>
              <text:p text:style-name="P213">Driver <text:s text:c="5"/>= PostgreSQL Driver</text:p>
              <text:p text:style-name="P214">Database <text:s text:c="3"/>= test_db</text:p>
              <text:p text:style-name="P215">Servername <text:s text:c="1"/>= localhost</text:p>
              <text:p text:style-name="P216">UserName <text:s text:c="3"/>= postgres</text:p>
              <text:p text:style-name="P217">Password <text:s text:c="3"/>= password</text:p>
              <text:p text:style-name="P218">Port <text:s text:c="7"/>= 5432</text:p>
              <text:p text:style-name="P219"/>
              <text:p text:style-name="P220">[SQLite]</text:p>
              <text:p text:style-name="P221">Driver <text:s text:c="5"/>= SQLite Driver</text:p>
              <text:p text:style-name="P222">Database <text:s text:c="3"/>=/tmp/testing</text:p>
            </text:list-item>
          </text:list>
        </text:list-item>
        <text:list-item>
          <text:p text:style-name="P203">O pacote <text:span text:style-name="T2">DBI</text:span> ajuda a conectar o <text:span text:style-name="T2">R</text:span> aos sistemas de gerenciamento de banco de dados (DBMS).<text:line-break/></text:p>
        </text:list-item>
        <text:list-item>
          <text:p text:style-name="P203">Conectando com banco de dados <text:span text:style-name="T2">Postgres</text:span>:<text:line-break/></text:p>
        </text:list-item>
      </text:list>
      <text:p text:style-name="P223">con &lt;- DBI::dbConnect(odbc::odbc(),</text:p>
      <text:p text:style-name="P224"><text:s text:c="22"/>Driver <text:s text:c="2"/>= "PostgreSQL Driver",</text:p>
      <text:p text:style-name="P225"><text:s text:c="22"/>Server <text:s text:c="2"/>= "localhost",</text:p>
      <text:p text:style-name="P226"><text:s text:c="22"/>Database = "name_database",</text:p>
      <text:p text:style-name="P227"><text:s text:c="22"/>UID <text:s text:c="5"/>= rstudioapi::askForPassword("Database user"),</text:p>
      <text:p text:style-name="P228"><text:s text:c="22"/>PWD <text:s text:c="5"/>= rstudioapi::askForPassword("Database password"),</text:p>
      <text:p text:style-name="P229"><text:s text:c="22"/>Port <text:s text:c="4"/>= 5432)</text:p>
      <text:list text:style-name="L120">
        <text:list-item>
          <text:p text:style-name="P230">Referência:<text:line-break/><text:a xlink:type="simple" xlink:href="http://db.rstudio.com/" office:name=""><text:span text:style-name="Definition">http://db.rstudio.com/</text:span></text:a><text:line-break/></text:p>
        </text:list-item>
      </text:list>
      <text:p text:style-name="Pagebreak"/>
      <text:h text:style-name="Heading_20_2" text:outline-level="2"><text:bookmark-start text:name="tibble"/>8.4 <text:span text:style-name="T2">tibble</text:span><text:bookmark-end text:name="tibble"/></text:h>
      <text:h text:style-name="Heading_20_3" text:outline-level="3"><text:bookmark-start text:name="visualização-de-tabelas-tipo-tibble"/>8.4.1 Visualização de tabelas tipo <text:span text:style-name="T2">tibble</text:span><text:bookmark-end text:name="visualização-de-tabelas-tipo-tibble"/></text:h>
      <text:list text:style-name="L121">
        <text:list-item>
          <text:p text:style-name="P231"><text:span text:style-name="T1">tibble</text:span> é um tipo especial de tabela equivalente ao <text:span text:style-name="T1">data.frame</text:span>, porem mais compacta e com mais informações.<text:line-break/></text:p>
        </text:list-item>
        <text:list-item>
          <text:p text:style-name="P231">O <text:span text:style-name="T1">tibble</text:span> exibe informações sobre os tipos de cada variável:<text:line-break/></text:p>
          <text:list text:style-name="L122">
            <text:list-item>
              <text:p text:style-name="P232"><text:span text:style-name="T1">factor</text:span>(<text:span text:style-name="T2">fct</text:span>)<text:line-break/></text:p>
            </text:list-item>
            <text:list-item>
              <text:p text:style-name="P232"><text:span text:style-name="T1">character</text:span>(<text:span text:style-name="T2">chr</text:span>)<text:line-break/></text:p>
            </text:list-item>
            <text:list-item>
              <text:p text:style-name="P232"><text:span text:style-name="T1">integer</text:span>(<text:span text:style-name="T2">int</text:span>)<text:line-break/></text:p>
            </text:list-item>
            <text:list-item>
              <text:p text:style-name="P232"><text:span text:style-name="T1">double</text:span>(<text:span text:style-name="T2">dbl</text:span>)<text:line-break/></text:p>
            </text:list-item>
          </text:list>
        </text:list-item>
        <text:list-item>
          <text:p text:style-name="P231">Visualização da tabela:<text:line-break/></text:p>
        </text:list-item>
        <text:list-item>
          <text:p text:style-name="P231">O <text:span text:style-name="T1">tibble</text:span> também omite linhas quando a tabela é muito numerosa, para melhor visualização.<text:line-break/></text:p>
        </text:list-item>
        <text:list-item>
          <text:p text:style-name="P231">O <text:span text:style-name="T1">tibble</text:span> por <text:span text:style-name="T2">default</text:span> exibira ate 10 linhas.<text:line-break/></text:p>
        </text:list-item>
      </text:list>
      <text:p text:style-name="P233">library(tibble)</text:p>
      <text:p text:style-name="P234">dt &lt;- tibble(dados)</text:p>
      <text:p text:style-name="P235">dt</text:p>
      <text:list text:style-name="L123">
        <text:list-item>
          <text:p text:style-name="P236">Caso necessite ver mais linhas basta especificar.<text:line-break/><text:span text:style-name="Source_Text">print(dt, n=15)</text:span><text:line-break/></text:p>
        </text:list-item>
      </text:list>
      <text:h text:style-name="Heading_20_3" text:outline-level="3"><text:bookmark-start text:name="criação-de-tabela-tipo-tibble"/>8.4.2 Criação de tabela tipo <text:span text:style-name="T2">tibble</text:span><text:bookmark-end text:name="criação-de-tabela-tipo-tibble"/></text:h>
      <text:list text:style-name="L124">
        <text:list-item>
          <text:p text:style-name="P237">Primeiramente é necessario chamar a biblioteca <text:span text:style-name="T2">tibble</text:span><text:line-break/><text:span text:style-name="Source_Text">library(tibble)</text:span><text:line-break/></text:p>
        </text:list-item>
        <text:list-item>
          <text:p text:style-name="P237">De forma semelhante ao <text:span text:style-name="T2">data.frame</text:span>, podemos criar tabelas do tipo <text:span text:style-name="T2">tibble</text:span>.<text:line-break/><text:span text:style-name="Source_Text">x = tibble(coluna1 = c(...), coluna2 = c(...), ...)</text:span><text:line-break/></text:p>
        </text:list-item>
      </text:list>
      <text:p text:style-name="Pagebreak"/>
      <text:h text:style-name="Heading_20_3" text:outline-level="3"><text:bookmark-start text:name="funções-tibble"/>8.4.3 Funções <text:span text:style-name="T2">tibble</text:span><text:bookmark-end text:name="funções-tibble"/></text:h>
      <text:list text:style-name="L125">
        <text:list-item>
          <text:p text:style-name="P238"><text:span text:style-name="Source_Text">as_tibble()</text:span><text:line-break/></text:p>
          <text:list text:style-name="L126">
            <text:list-item>
              <text:p text:style-name="P239">Transforma um <text:span text:style-name="T2">data.frame</text:span> em tipo <text:span text:style-name="T2">tibble</text:span>, através da função <text:span text:style-name="T2">as_tibble()</text:span>.<text:line-break/><text:span text:style-name="Source_Text">x &lt;- as_tibble(x)</text:span><text:line-break/></text:p>
            </text:list-item>
          </text:list>
        </text:list-item>
        <text:list-item>
          <text:p text:style-name="P238"><text:span text:style-name="Source_Text">is_tibble()</text:span><text:line-break/></text:p>
          <text:list text:style-name="L127">
            <text:list-item>
              <text:p text:style-name="P240">Verifica se uma tabela é tipo <text:span text:style-name="T2">tibble</text:span>, através da função <text:span text:style-name="T2">is_tibble()</text:span>. Retorna <text:span text:style-name="T2">TRUE</text:span> (se verdadeiro), ou <text:span text:style-name="T2">FALSE</text:span> (se falso).<text:line-break/><text:span text:style-name="Source_Text">is_tibble(x)</text:span><text:line-break/></text:p>
            </text:list-item>
          </text:list>
        </text:list-item>
        <text:list-item>
          <text:p text:style-name="P238"><text:span text:style-name="Source_Text">add_column()</text:span><text:line-break/></text:p>
          <text:list text:style-name="L128">
            <text:list-item>
              <text:p text:style-name="P241">Adiciona novas colunas.<text:line-break/></text:p>
            </text:list-item>
          </text:list>
          <text:p text:style-name="P242">dados1 %&gt;% </text:p>
          <text:p text:style-name="P243">add_column(nome = valor)</text:p>
          <text:list text:style-name="L129">
            <text:list-item>
              <text:p text:style-name="P244">Também é possivel definir a posição onde a nova coluna vai se encaixar, indicando a posição (<text:span text:style-name="Source_Text">.before = 1</text:span> ou <text:span text:style-name="Source_Text">.after = 1</text:span>).<text:line-break/></text:p>
            </text:list-item>
          </text:list>
          <text:p text:style-name="P245">dados1 %&gt;% </text:p>
          <text:p text:style-name="P246">add_column(nome = valor, .before = 1)</text:p>
        </text:list-item>
        <text:list-item>
          <text:p text:style-name="P238"><text:span text:style-name="Source_Text">add_row()</text:span><text:line-break/></text:p>
          <text:list text:style-name="L130">
            <text:list-item>
              <text:p text:style-name="P247">Adiciona novas linhas.<text:line-break/></text:p>
            </text:list-item>
            <text:list-item>
              <text:p text:style-name="P247">Também é possivel definir a posição da nova linha através dos comandos <text:span text:style-name="Source_Text">.before</text:span> ou <text:span text:style-name="Source_Text">.after</text:span>.<text:line-break/></text:p>
            </text:list-item>
            <text:list-item>
              <text:p text:style-name="P247">É necessário adicionar as informações e referenciar as colunas.<text:line-break/></text:p>
            </text:list-item>
          </text:list>
          <text:p text:style-name="P248">dados1 %&gt;% </text:p>
          <text:p text:style-name="P249">add_row(cupom = 100, filial = "A",</text:p>
          <text:p text:style-name="P250">valor_compra = 10, n_itens = 1,</text:p>
          <text:p text:style-name="P251">desconto_perc = 0, quinzena = 1,</text:p>
          <text:p text:style-name="P252">.before = 1)</text:p>
        </text:list-item>
      </text:list>
      <text:p text:style-name="Pagebreak"/>
      <text:h text:style-name="Heading_20_2" text:outline-level="2"><text:bookmark-start text:name="operador-pipe"/>8.5 Operador <text:span text:style-name="T2">pipe</text:span><text:bookmark-end text:name="operador-pipe"/></text:h>
      <text:list text:style-name="L131">
        <text:list-item>
          <text:p text:style-name="P253">Esta contido do pacote <text:span text:style-name="Source_Text">magrittr</text:span>.<text:line-break/></text:p>
        </text:list-item>
        <text:list-item>
          <text:p text:style-name="P253">Funciona como uma função composta, tornando a leitura das linhas de comando mais lógica e natural.<text:line-break/></text:p>
        </text:list-item>
        <text:list-item>
          <text:p text:style-name="P253">Trata-se de um operador cuja notação é <text:span text:style-name="Source_Text">%&gt;%</text:span>. Com ele podemos encadear (concatenar) linhas de comandos na ordem de execução.<text:line-break/></text:p>
        </text:list-item>
        <text:list-item>
          <text:p text:style-name="P253">Atalho no teclado <text:span text:style-name="Source_Text">ctrl+shift+M</text:span>.<text:line-break/></text:p>
        </text:list-item>
        <text:list-item>
          <text:p text:style-name="P253">Exemplo:<text:line-break/></text:p>
        </text:list-item>
      </text:list>
      <text:p text:style-name="P254">library(magrittr)</text:p>
      <text:p text:style-name="P255">library(dplyr)</text:p>
      <text:p text:style-name="P256"/>
      <text:p text:style-name="P257">dados1 %&gt;% </text:p>
      <text:p text:style-name="P258">select(filial,quinzena) %&gt;%</text:p>
      <text:p text:style-name="P259">filter(quinzena == 1)</text:p>
      <text:p text:style-name="Pagebreak"/>
      <text:h text:style-name="Heading_20_2" text:outline-level="2"><text:bookmark-start text:name="manipulando-dados-com-o-dplyr"/>8.6 Manipulando dados com o <text:span text:style-name="T2">dplyr</text:span><text:bookmark-end text:name="manipulando-dados-com-o-dplyr"/></text:h>
      <text:h text:style-name="Heading_20_3" text:outline-level="3"><text:bookmark-start text:name="munipulação-de-dados"/>8.6.1 munipulação de dados:<text:bookmark-end text:name="munipulação-de-dados"/></text:h>
      <text:list text:style-name="L132">
        <text:list-item>
          <text:p text:style-name="P260"><text:span text:style-name="Source_Text">select()</text:span><text:line-break/></text:p>
          <text:list text:style-name="L133">
            <text:list-item>
              <text:p text:style-name="P261">Seleciona e retorna as colunas selecionadas da tabela.<text:line-break/></text:p>
            </text:list-item>
            <text:list-item>
              <text:p text:style-name="P261">Retorna as colunas selecionadas no formato tabela.<text:line-break/></text:p>
            </text:list-item>
            <text:list-item>
              <text:p text:style-name="P261">Pode retornar mais de uma coluna.<text:line-break/></text:p>
            </text:list-item>
            <text:list-item>
              <text:p text:style-name="P261">Exemplo:<text:line-break/></text:p>
            </text:list-item>
          </text:list>
          <text:p text:style-name="P262">library(dplyr)</text:p>
          <text:p text:style-name="P263">library(magrittr)</text:p>
          <text:p text:style-name="P264">dados1 %&gt;% </text:p>
          <text:p text:style-name="P265">select(filial,quinzena,valor_compra)</text:p>
        </text:list-item>
        <text:list-item>
          <text:p text:style-name="P260"><text:span text:style-name="Source_Text">pull()</text:span><text:line-break/></text:p>
          <text:list text:style-name="L134">
            <text:list-item>
              <text:p text:style-name="P266">Extrai uma coluna de uma tabela de dados e retorna ela como vetor.<text:line-break/></text:p>
            </text:list-item>
            <text:list-item>
              <text:p text:style-name="P266">A coluna identificada para extração pode ser tanto pelo nome, quanto pela posição.<text:line-break/></text:p>
            </text:list-item>
            <text:list-item>
              <text:p text:style-name="P266">Retorna apenas uma coluna, no formato vetor.<text:line-break/></text:p>
            </text:list-item>
            <text:list-item>
              <text:p text:style-name="P266">Exemplo:<text:line-break/></text:p>
            </text:list-item>
          </text:list>
          <text:p text:style-name="P267">library(dplyr)</text:p>
          <text:p text:style-name="P268">library(magrittr)</text:p>
          <text:p text:style-name="P269">vetor &lt;- dados1 %&gt;% </text:p>
          <text:p text:style-name="P270">pull(filial)</text:p>
          <text:p text:style-name="P260">ou,<text:line-break/><text:span text:style-name="Source_Text">pull(2)</text:span><text:line-break/>ou,<text:line-break/><text:span text:style-name="Source_Text">pull(-5)</text:span><text:line-break/></text:p>
        </text:list-item>
      </text:list>
      <text:p text:style-name="Pagebreak"/>
      <text:list text:style-name="L135">
        <text:list-item>
          <text:p text:style-name="P271"><text:span text:style-name="Source_Text">filter()</text:span><text:line-break/></text:p>
          <text:list text:style-name="L136">
            <text:list-item>
              <text:p text:style-name="P272">Filtra linhas.<text:line-break/></text:p>
            </text:list-item>
            <text:list-item>
              <text:p text:style-name="P272">Exemplo:<text:line-break/></text:p>
            </text:list-item>
          </text:list>
          <text:p text:style-name="P273">library(dplyr)</text:p>
          <text:p text:style-name="P274">library(magrittr)</text:p>
          <text:p text:style-name="P275">dados1 %&gt;% </text:p>
          <text:p text:style-name="P276">filter(filial == "A")</text:p>
          <text:list text:style-name="L137">
            <text:list-item>
              <text:p text:style-name="P277">Pricipais operadores lógicos:<text:line-break/></text:p>
            </text:list-item>
          </text:list>
        </text:list-item>
      </text:list>
      <text:p text:style-name="TableCaption">Tabela dos principais operadores lógicos usados na função filter.</text:p>
      <table:table table:name="Table7" table:style-name="Table7">
        <table:table-column table:style-name="Table7.A"/>
        <table:table-column table:style-name="Table7.B"/>
        <table:table-header-rows>
          <table:table-row>
            <table:table-cell table:style-name="TableHeaderRowCell" office:value-type="string">
              <text:p text:style-name="Table_20_Heading">Operador lógico</text:p>
            </table:table-cell>
            <table:table-cell table:style-name="TableHeaderRowCell" office:value-type="string">
              <text:p text:style-name="P278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==</text:p>
          </table:table-cell>
          <table:table-cell table:style-name="TableRowCell" office:value-type="string">
            <text:p text:style-name="P279">Igualdade</text:p>
          </table:table-cell>
        </table:table-row>
        <table:table-row>
          <table:table-cell table:style-name="TableRowCell" office:value-type="string">
            <text:p text:style-name="Table_20_Contents">!=</text:p>
          </table:table-cell>
          <table:table-cell table:style-name="TableRowCell" office:value-type="string">
            <text:p text:style-name="P279">Diferença</text:p>
          </table:table-cell>
        </table:table-row>
        <table:table-row>
          <table:table-cell table:style-name="TableRowCell" office:value-type="string">
            <text:p text:style-name="Table_20_Contents">&gt;</text:p>
          </table:table-cell>
          <table:table-cell table:style-name="TableRowCell" office:value-type="string">
            <text:p text:style-name="P279">Maior que</text:p>
          </table:table-cell>
        </table:table-row>
        <table:table-row>
          <table:table-cell table:style-name="TableRowCell" office:value-type="string">
            <text:p text:style-name="Table_20_Contents">&lt;</text:p>
          </table:table-cell>
          <table:table-cell table:style-name="TableRowCell" office:value-type="string">
            <text:p text:style-name="P279">Menor que</text:p>
          </table:table-cell>
        </table:table-row>
        <table:table-row>
          <table:table-cell table:style-name="TableRowCell" office:value-type="string">
            <text:p text:style-name="Table_20_Contents">&gt;=</text:p>
          </table:table-cell>
          <table:table-cell table:style-name="TableRowCell" office:value-type="string">
            <text:p text:style-name="P279">Maior ou igual que</text:p>
          </table:table-cell>
        </table:table-row>
        <table:table-row>
          <table:table-cell table:style-name="TableRowCell" office:value-type="string">
            <text:p text:style-name="Table_20_Contents">&lt;=</text:p>
          </table:table-cell>
          <table:table-cell table:style-name="TableRowCell" office:value-type="string">
            <text:p text:style-name="P279">Menor ou igual que</text:p>
          </table:table-cell>
        </table:table-row>
        <table:table-row>
          <table:table-cell table:style-name="TableRowCell" office:value-type="string">
            <text:p text:style-name="Table_20_Contents">&amp;</text:p>
          </table:table-cell>
          <table:table-cell table:style-name="TableRowCell" office:value-type="string">
            <text:p text:style-name="P279">E</text:p>
          </table:table-cell>
        </table:table-row>
        <table:table-row>
          <table:table-cell table:style-name="TableRowCell" office:value-type="string">
            <text:p text:style-name="Table_20_Contents">|</text:p>
          </table:table-cell>
          <table:table-cell table:style-name="TableRowCell" office:value-type="string">
            <text:p text:style-name="P279">OU</text:p>
          </table:table-cell>
        </table:table-row>
        <table:table-row>
          <table:table-cell table:style-name="TableRowCell" office:value-type="string">
            <text:p text:style-name="Table_20_Contents">!</text:p>
          </table:table-cell>
          <table:table-cell table:style-name="TableRowCell" office:value-type="string">
            <text:p text:style-name="P279">Negação</text:p>
          </table:table-cell>
        </table:table-row>
      </table:table>
      <text:list text:style-name="L138">
        <text:list-item>
          <text:p text:style-name="P280"><text:span text:style-name="Source_Text">distinct()</text:span><text:line-break/></text:p>
          <text:list text:style-name="L139">
            <text:list-item>
              <text:p text:style-name="P281">Remove linhas com valores repetidos de determinadas colunas.<text:line-break/></text:p>
            </text:list-item>
            <text:list-item>
              <text:p text:style-name="P281">Podemos extrair todas as linhas distintas , do banco de dados, pelo comando <text:span text:style-name="Source_Text">distinct()</text:span>, apenas não especificando as colunas.<text:line-break/></text:p>
            </text:list-item>
            <text:list-item>
              <text:p text:style-name="P281">Exemplo:<text:line-break/></text:p>
            </text:list-item>
          </text:list>
          <text:p text:style-name="P282">library(dplyr)</text:p>
          <text:p text:style-name="P283">library(magrittr)</text:p>
          <text:p text:style-name="P284">dados1 %&gt;% </text:p>
          <text:p text:style-name="P285">distinct(filial)</text:p>
          <text:p text:style-name="P280">ou,<text:line-break/><text:span text:style-name="Source_Text">distinct(filial, quinzena, desconto_perc)</text:span><text:line-break/>ou,<text:line-break/><text:span text:style-name="Source_Text">distinct()</text:span><text:line-break/></text:p>
        </text:list-item>
      </text:list>
      <text:p text:style-name="Pagebreak"/>
      <text:list text:style-name="L140">
        <text:list-item>
          <text:p text:style-name="P286"><text:span text:style-name="Source_Text">arrange()</text:span><text:line-break/></text:p>
          <text:list text:style-name="L141">
            <text:list-item>
              <text:p text:style-name="P287">Reordena em determinadas colunas as linhas.<text:line-break/></text:p>
            </text:list-item>
            <text:list-item>
              <text:p text:style-name="P287">Pode reordenar mais de uma coluna por vez.<text:line-break/><text:span text:style-name="Source_Text">arrange(coluna_1,coluna_2,...)</text:span><text:line-break/>ou<text:line-break/></text:p>
            </text:list-item>
          </text:list>
          <text:p text:style-name="P288">arrange(coluna_1) %&gt;% </text:p>
          <text:p text:style-name="P289">arrange(coluna_2)</text:p>
          <text:list text:style-name="L142">
            <text:list-item>
              <text:p text:style-name="P290">A ordem das colunas na função determina a prioridade na ordenação.<text:line-break/></text:p>
            </text:list-item>
            <text:list-item>
              <text:p text:style-name="P290">Por <text:span text:style-name="T2">default</text:span> reordena as linhas em ordem crescente.<text:line-break/></text:p>
            </text:list-item>
            <text:list-item>
              <text:p text:style-name="P290">Podemos também reordenar as linhas em ordem decrescente:<text:line-break/></text:p>
              <text:list text:style-name="L143">
                <text:list-item>
                  <text:p text:style-name="P291"><text:span text:style-name="Source_Text">arrange(-nome_coluna)</text:span><text:line-break/>Colocando um sinal de negativo na frente da coluna é informar ordenar em decrescente.<text:line-break/></text:p>
                </text:list-item>
                <text:list-item>
                  <text:p text:style-name="P291"><text:span text:style-name="Source_Text">arrange(desc(nome_coluna))</text:span><text:line-break/>Usando a função <text:span text:style-name="Source_Text">desc()</text:span>.<text:line-break/></text:p>
                </text:list-item>
              </text:list>
            </text:list-item>
            <text:list-item>
              <text:p text:style-name="P290">Exemplo:<text:line-break/></text:p>
            </text:list-item>
          </text:list>
          <text:p text:style-name="P292">library(magrittr)</text:p>
          <text:p text:style-name="P293">library(dplyr)</text:p>
          <text:p text:style-name="P294"/>
          <text:p text:style-name="P295">dados1 %&gt;% </text:p>
          <text:p text:style-name="P296">arrange(n_itens,valor_compra) %&gt;% </text:p>
          <text:p text:style-name="P297">filter(valor_compra &gt; 100) %&gt;% </text:p>
          <text:p text:style-name="P298">select(filial,n_itens,valor_compra)</text:p>
        </text:list-item>
      </text:list>
      <text:p text:style-name="Pagebreak"/>
      <text:list text:style-name="L144">
        <text:list-item>
          <text:p text:style-name="P299"><text:span text:style-name="Source_Text">mutate()</text:span><text:line-break/></text:p>
          <text:list text:style-name="L145">
            <text:list-item>
              <text:p text:style-name="P300">Cria novas colunas, na base de dados.<text:line-break/></text:p>
            </text:list-item>
            <text:list-item>
              <text:p text:style-name="P300">Exemplo:<text:line-break/></text:p>
            </text:list-item>
          </text:list>
          <text:p text:style-name="P301">library(magrittr)</text:p>
          <text:p text:style-name="P302">library(dplyr)</text:p>
          <text:p text:style-name="P303"/>
          <text:p text:style-name="P304">dados1 %&gt;% </text:p>
          <text:p text:style-name="P305">mutate(vmci = round(valor_compra/n_itens))</text:p>
        </text:list-item>
        <text:list-item>
          <text:p text:style-name="P299"><text:span text:style-name="Source_Text">transmute()</text:span><text:line-break/></text:p>
          <text:list text:style-name="L146">
            <text:list-item>
              <text:p text:style-name="P306">Cria novas colunas, mas não adiciona na base de dados.<text:line-break/></text:p>
            </text:list-item>
            <text:list-item>
              <text:p text:style-name="P306">A diferença de <text:span text:style-name="Source_Text">transmute()</text:span> para <text:span text:style-name="Source_Text">mutate()</text:span> é que em <text:span text:style-name="Source_Text">mutate()</text:span> acrescenta novas colunas aos dados originais, enquanto que em <text:span text:style-name="Source_Text">transmute()</text:span> criamos novas colunas a partir dos dados originais.<text:line-break/></text:p>
            </text:list-item>
            <text:list-item>
              <text:p text:style-name="P306">Exemplo:<text:line-break/></text:p>
            </text:list-item>
          </text:list>
          <text:p text:style-name="P307">library(magrittr)</text:p>
          <text:p text:style-name="P308">library(dplyr)</text:p>
          <text:p text:style-name="P309"/>
          <text:p text:style-name="P310">dados1 %&gt;% </text:p>
          <text:p text:style-name="P311">transmute(vmci = round(valor_compra/n_itens))</text:p>
        </text:list-item>
      </text:list>
      <text:p text:style-name="Pagebreak"/>
      <text:list text:style-name="L147">
        <text:list-item>
          <text:p text:style-name="P312"><text:span text:style-name="Source_Text">summarise()</text:span><text:line-break/></text:p>
          <text:list text:style-name="L148">
            <text:list-item>
              <text:p text:style-name="P313">Permite sumarizar variáveis, ou seja, produzir tabelas resumidas do banco de dados.<text:line-break/></text:p>
            </text:list-item>
            <text:list-item>
              <text:p text:style-name="P313">Pode ser usado em conjunto com o comando <text:span text:style-name="Source_Text">group_by()</text:span> para obter o resumo de grupos.<text:line-break/></text:p>
            </text:list-item>
            <text:list-item>
              <text:p text:style-name="P313">Sintaxe:<text:line-break/><text:span text:style-name="Source_Text">summarise(nome_da_coluna = função_summarise(coluna))</text:span></text:p>
            </text:list-item>
            <text:list-item>
              <text:p text:style-name="P313">Exemplo:<text:line-break/></text:p>
            </text:list-item>
          </text:list>
          <text:p text:style-name="P314">dados1 %&gt;%</text:p>
          <text:p text:style-name="P315">select(filial) %&gt;%</text:p>
          <text:p text:style-name="P316">summarise(item_total = sum(n_itens))</text:p>
          <text:p text:style-name="P312">ou</text:p>
          <text:p text:style-name="P317">dados1 %&gt;%</text:p>
          <text:p text:style-name="P318">group_by(filial) %&gt;%</text:p>
          <text:p text:style-name="P319">summarise(cupons_distintos = n_distinct(cupom))</text:p>
          <text:list text:style-name="L149">
            <text:list-item>
              <text:p text:style-name="P320">Principais funções de sumarização:<text:line-break/></text:p>
            </text:list-item>
          </text:list>
        </text:list-item>
      </text:list>
      <text:p text:style-name="TableCaption">Principais funções de summarise</text:p>
      <table:table table:name="Table8" table:style-name="Table8">
        <table:table-column table:style-name="Table8.A"/>
        <table:table-column table:style-name="Table8.B"/>
        <table:table-header-rows>
          <table:table-row>
            <table:table-cell table:style-name="TableHeaderRowCell" office:value-type="string">
              <text:p text:style-name="Table_20_Heading">Funções</text:p>
            </table:table-cell>
            <table:table-cell table:style-name="TableHeaderRowCell" office:value-type="string">
              <text:p text:style-name="P321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n()</text:p>
          </table:table-cell>
          <table:table-cell table:style-name="TableRowCell" office:value-type="string">
            <text:p text:style-name="P322">Conta o número de elementos da coluna x</text:p>
          </table:table-cell>
        </table:table-row>
        <table:table-row>
          <table:table-cell table:style-name="TableRowCell" office:value-type="string">
            <text:p text:style-name="Table_20_Contents">n_distinct(x)</text:p>
          </table:table-cell>
          <table:table-cell table:style-name="TableRowCell" office:value-type="string">
            <text:p text:style-name="P322">Conta os elementos distintos da coluna x</text:p>
          </table:table-cell>
        </table:table-row>
        <table:table-row>
          <table:table-cell table:style-name="TableRowCell" office:value-type="string">
            <text:p text:style-name="Table_20_Contents">sum(x)</text:p>
          </table:table-cell>
          <table:table-cell table:style-name="TableRowCell" office:value-type="string">
            <text:p text:style-name="P322">Soma os valores da coluna x, retorna o acumulado</text:p>
          </table:table-cell>
        </table:table-row>
        <table:table-row>
          <table:table-cell table:style-name="TableRowCell" office:value-type="string">
            <text:p text:style-name="Table_20_Contents">mean(x)</text:p>
          </table:table-cell>
          <table:table-cell table:style-name="TableRowCell" office:value-type="string">
            <text:p text:style-name="P322">Cálcula a média da coluna x</text:p>
          </table:table-cell>
        </table:table-row>
        <table:table-row>
          <table:table-cell table:style-name="TableRowCell" office:value-type="string">
            <text:p text:style-name="Table_20_Contents">median(x)</text:p>
          </table:table-cell>
          <table:table-cell table:style-name="TableRowCell" office:value-type="string">
            <text:p text:style-name="P322">Cálcula a mediana da coluna x</text:p>
          </table:table-cell>
        </table:table-row>
        <table:table-row>
          <table:table-cell table:style-name="TableRowCell" office:value-type="string">
            <text:p text:style-name="Table_20_Contents">quantile(x,k)</text:p>
          </table:table-cell>
          <table:table-cell table:style-name="TableRowCell" office:value-type="string">
            <text:p text:style-name="P322">Cálcula o percentil de ordem 0&lt;=k&lt;=1 dos valores da coluna x</text:p>
          </table:table-cell>
        </table:table-row>
        <table:table-row>
          <table:table-cell table:style-name="TableRowCell" office:value-type="string">
            <text:p text:style-name="Table_20_Contents">min(x)</text:p>
          </table:table-cell>
          <table:table-cell table:style-name="TableRowCell" office:value-type="string">
            <text:p text:style-name="P322">Retorna o valor mínimo da coluna</text:p>
          </table:table-cell>
        </table:table-row>
        <table:table-row>
          <table:table-cell table:style-name="TableRowCell" office:value-type="string">
            <text:p text:style-name="Table_20_Contents">max(x)</text:p>
          </table:table-cell>
          <table:table-cell table:style-name="TableRowCell" office:value-type="string">
            <text:p text:style-name="P322">Retorna o valor máximo da coluna</text:p>
          </table:table-cell>
        </table:table-row>
        <table:table-row>
          <table:table-cell table:style-name="TableRowCell" office:value-type="string">
            <text:p text:style-name="Table_20_Contents">var(x) ou var(x,y)</text:p>
          </table:table-cell>
          <table:table-cell table:style-name="TableRowCell" office:value-type="string">
            <text:p text:style-name="P322">Cálcula a variância da coluna x, ou a covariância da coluna x em relação a coluna y</text:p>
          </table:table-cell>
        </table:table-row>
        <table:table-row>
          <table:table-cell table:style-name="TableRowCell" office:value-type="string">
            <text:p text:style-name="Table_20_Contents">sd(x)</text:p>
          </table:table-cell>
          <table:table-cell table:style-name="TableRowCell" office:value-type="string">
            <text:p text:style-name="P322">Cálcula o desvio-padrão da coluna x</text:p>
          </table:table-cell>
        </table:table-row>
        <table:table-row>
          <table:table-cell table:style-name="TableRowCell" office:value-type="string">
            <text:p text:style-name="Table_20_Contents">prod(x)</text:p>
          </table:table-cell>
          <table:table-cell table:style-name="TableRowCell" office:value-type="string">
            <text:p text:style-name="P322">Multiplica os valores da coluna x</text:p>
          </table:table-cell>
        </table:table-row>
      </table:table>
      <text:list text:style-name="L150">
        <text:list-item>
          <text:p text:style-name="P323"><text:span text:style-name="Source_Text">group_by()</text:span><text:line-break/></text:p>
          <text:list text:style-name="L151">
            <text:list-item>
              <text:p text:style-name="P324">Permite operações por grupo. Agrupa dados de determinadas colunas.<text:line-break/></text:p>
            </text:list-item>
            <text:list-item>
              <text:p text:style-name="P324">Agrupa as colunas priorizando a ordem em que aparecem na função.<text:line-break/></text:p>
            </text:list-item>
            <text:list-item>
              <text:p text:style-name="P324">Exemplo:<text:line-break/><text:span text:style-name="Source_Text">group_by(coluna1,coluna2,...)</text:span><text:line-break/></text:p>
            </text:list-item>
          </text:list>
        </text:list-item>
      </text:list>
      <text:p text:style-name="Pagebreak"/>
      <text:list text:style-name="L152">
        <text:list-item>
          <text:p text:style-name="P325"><text:span text:style-name="Source_Text">rename()</text:span><text:line-break/></text:p>
          <text:list text:style-name="L153">
            <text:list-item>
              <text:p text:style-name="P326">Renomeia uma coluna.<text:line-break/><text:span text:style-name="Source_Text">rename(novo_nome = antigo_nome)</text:span><text:line-break/></text:p>
            </text:list-item>
            <text:list-item>
              <text:p text:style-name="P326">Pode renomear várias colunas de uma vez.<text:line-break/></text:p>
            </text:list-item>
          </text:list>
          <text:p text:style-name="P327">dados1 %&gt;% </text:p>
          <text:p text:style-name="P328">rename(x1 = coluna1, x2 = coluna2, ...)</text:p>
        </text:list-item>
      </text:list>
      <text:p text:style-name="Pagebreak"/>
      <text:h text:style-name="Heading_20_3" text:outline-level="3"><text:bookmark-start text:name="combinando-tabelas-de-dados"/>8.6.2 combinando tabelas de dados:<text:line-break/><text:bookmark-end text:name="combinando-tabelas-de-dados"/></text:h>
      <text:list text:style-name="L154">
        <text:list-item>
          <text:p text:style-name="P329"><text:span text:style-name="Source_Text">bind_cols()</text:span><text:line-break/></text:p>
          <text:list text:style-name="L155">
            <text:list-item>
              <text:p text:style-name="P330">Une duas tabelas lado a lado, sobrepostas. Ou seja, soma o número de colunas das duas tabelas.<text:line-break/></text:p>
            </text:list-item>
            <text:list-item>
              <text:p text:style-name="P330">Acrescenta numeração as colunas repetidas. Ou seja, se hover a mesma coluna nas duas tabelas, será acrescido ao nome das colunas repetidas um valor.<text:line-break/></text:p>
            </text:list-item>
            <text:list-item>
              <text:p text:style-name="P330">É necessario que tenha o mesmo número de linhas nas duas tabelas para fazer essa combinação.<text:line-break/></text:p>
            </text:list-item>
            <text:list-item>
              <text:p text:style-name="P330">Dentro da função, a ordem de chamada de cada tabela determina a ordem das colunas.<text:line-break/></text:p>
            </text:list-item>
            <text:list-item>
              <text:p text:style-name="P330">Exemplo:<text:line-break/></text:p>
            </text:list-item>
          </text:list>
          <text:p text:style-name="P331">library(tibble)</text:p>
          <text:p text:style-name="P332">library(magrittr)</text:p>
          <text:p text:style-name="P333">library(dplyr)</text:p>
          <text:p text:style-name="P334">x &lt;- dados1 %&gt;% </text:p>
          <text:p text:style-name="P335">select(cupom,filial,valor_compra)</text:p>
          <text:p text:style-name="P336">y &lt;- dados1 %&gt;%</text:p>
          <text:p text:style-name="P337">select(cupom,n_itens)</text:p>
          <text:p text:style-name="P338">z &lt;- bind_cols(x,y)</text:p>
          <text:p text:style-name="P339">colnames(z)</text:p>
          <text:p text:style-name="P329"><text:span text:style-name="Source_Text">[1] "cupom...1" "filial" "valor_compra" "cupom...4" "n_itens"</text:span><text:line-break/></text:p>
        </text:list-item>
        <text:list-item>
          <text:p text:style-name="P329"><text:span text:style-name="Source_Text">bind_rows()</text:span><text:line-break/></text:p>
          <text:list text:style-name="L156">
            <text:list-item>
              <text:p text:style-name="P340">Une duas tabelas pelas linhas.<text:line-break/></text:p>
            </text:list-item>
            <text:list-item>
              <text:p text:style-name="P340">Não é necessário que o número de linhas, ou colunas, seja igual nas duas tabelas. Nesse ponto é diferente do comando <text:span text:style-name="Source_Text">bind_cols()</text:span>.<text:line-break/></text:p>
            </text:list-item>
            <text:list-item>
              <text:p text:style-name="P340">As colunas das duas tabelas são combinadas, porém das colunas repetidas é mantida apenas uma.<text:line-break/></text:p>
            </text:list-item>
            <text:list-item>
              <text:p text:style-name="P340">Quando não há correspondencia entre as colunas o comando retorna <text:span text:style-name="T2">NA</text:span>, no valor especifico da linha.<text:line-break/></text:p>
            </text:list-item>
            <text:list-item>
              <text:p text:style-name="P340">Dentro da função, a ordem de chamada de cada tabela determina a ordem das colunas.<text:line-break/></text:p>
            </text:list-item>
            <text:list-item>
              <text:p text:style-name="P340">Exemplo:<text:line-break/></text:p>
            </text:list-item>
          </text:list>
          <text:p text:style-name="P341">library(tibble)</text:p>
          <text:p text:style-name="P342">library(magrittr)</text:p>
          <text:p text:style-name="P343">library(dplyr)</text:p>
          <text:p text:style-name="P344">x &lt;- dados1 %&gt;% </text:p>
          <text:p text:style-name="P345">select(cupom,filial,valor_compra)</text:p>
          <text:p text:style-name="P346">y &lt;- dados1 %&gt;%</text:p>
          <text:p text:style-name="P347">select(cupom,n_itens)</text:p>
          <text:p text:style-name="P348">z &lt;- bind_rows(x,y)</text:p>
          <text:p text:style-name="P349">colnames(z)</text:p>
          <text:p text:style-name="P329"><text:span text:style-name="Source_Text">[1] "cupom" "filial" "valor_compra" "n_itens"</text:span><text:line-break/></text:p>
        </text:list-item>
      </text:list>
      <text:p text:style-name="Pagebreak"/>
      <text:list text:style-name="L157">
        <text:list-item>
          <text:p text:style-name="P350"><text:span text:style-name="Source_Text">inner_join()</text:span><text:line-break/></text:p>
          <text:list text:style-name="L158">
            <text:list-item>
              <text:p text:style-name="P351">A tabela final será o resultado da intersecção das colunas de x e y, que possuem pelo menos uma coluna em comum, a coluna <text:span text:style-name="T1">chave</text:span>.<text:line-break/></text:p>
            </text:list-item>
            <text:list-item>
              <text:p text:style-name="P351">Junta duas colunas pela interseção.<text:line-break/></text:p>
            </text:list-item>
            <text:list-item>
              <text:p text:style-name="P351">Ao juntar as duas tabelas pela função <text:span text:style-name="Source_Text">inner_join()</text:span>, apenas os registros que existam nas duas tabelas (pela coluna chave) são unidos, os demais registros de cada tabela não são agregados.<text:line-break/></text:p>
            </text:list-item>
            <text:list-item>
              <text:p text:style-name="P351">Os filtros (<text:span text:style-name="Source_Text">filter()</text:span>) aplicados a cada tabela são somados.<text:line-break/></text:p>
            </text:list-item>
            <text:list-item>
              <text:p text:style-name="P351">Exemplo:<text:line-break/></text:p>
            </text:list-item>
          </text:list>
          <text:p text:style-name="P352">x = dados1 %&gt;%</text:p>
          <text:p text:style-name="P353">select(cupom, filial, valor_compra) %&gt;%</text:p>
          <text:p text:style-name="P354">filter(valor_compra &gt;500)</text:p>
          <text:p text:style-name="P355">x</text:p>
          <text:p text:style-name="P356">y = dados1 %&gt;%</text:p>
          <text:p text:style-name="P357">select(filial,n_itens) %&gt;%</text:p>
          <text:p text:style-name="P358">filter(n_itens &lt; 8)</text:p>
          <text:p text:style-name="P359">y</text:p>
          <text:p text:style-name="P360">inner_join(x,y)</text:p>
        </text:list-item>
        <text:list-item>
          <text:p text:style-name="P350"><text:span text:style-name="Source_Text">left_join()</text:span><text:line-break/></text:p>
          <text:list text:style-name="L159">
            <text:list-item>
              <text:p text:style-name="P361">Une duas tabelas, definindo qual será a tabela principal (tabela da <text:span text:style-name="T2">esquerda</text:span>).<text:line-break/></text:p>
            </text:list-item>
            <text:list-item>
              <text:p text:style-name="P361">Apresenta e prioriza os registros da tabela principal (tabela da <text:span text:style-name="T2">esquerda</text:span>).<text:line-break/></text:p>
            </text:list-item>
            <text:list-item>
              <text:p text:style-name="P361">O resultado final reúne todos os registros da tabela principal e os correspondentes na outra tabela.<text:line-break/></text:p>
            </text:list-item>
            <text:list-item>
              <text:p text:style-name="P361">É necessário que tenha pelo menos uma coluna em comum, a coluna chave.<text:line-break/></text:p>
            </text:list-item>
            <text:list-item>
              <text:p text:style-name="P361">Exemplo:<text:line-break/><text:span text:style-name="Source_Text">left_join(tabela_principal, tabela_secundaria)</text:span><text:line-break/></text:p>
            </text:list-item>
          </text:list>
        </text:list-item>
        <text:list-item>
          <text:p text:style-name="P350"><text:span text:style-name="Source_Text">right_join()</text:span><text:line-break/></text:p>
          <text:list text:style-name="L160">
            <text:list-item>
              <text:p text:style-name="P362">Une duas tabelas, definindo qual será a tabela principal (tabela da <text:span text:style-name="T2">direita</text:span>).<text:line-break/></text:p>
            </text:list-item>
            <text:list-item>
              <text:p text:style-name="P362">Apresenta e prioriza os registros da tabela principal (tabela da <text:span text:style-name="T2">direita</text:span>).<text:line-break/></text:p>
            </text:list-item>
            <text:list-item>
              <text:p text:style-name="P362">O resultado final reúne todos os registros da tabela principal e os correspondentes na outra tabela.<text:line-break/></text:p>
            </text:list-item>
            <text:list-item>
              <text:p text:style-name="P362">É necessário que tenha pelo menos uma coluna em comum, a coluna chave.<text:line-break/></text:p>
            </text:list-item>
            <text:list-item>
              <text:p text:style-name="P362">Exemplo:<text:line-break/><text:span text:style-name="Source_Text">right_join(tabela_secundaria, tabela_principal)</text:span><text:line-break/></text:p>
            </text:list-item>
          </text:list>
        </text:list-item>
        <text:list-item>
          <text:p text:style-name="P350"><text:span text:style-name="Source_Text">full_join()</text:span><text:line-break/></text:p>
          <text:list text:style-name="L161">
            <text:list-item>
              <text:p text:style-name="P363">Une duas tabelas.<text:line-break/></text:p>
            </text:list-item>
            <text:list-item>
              <text:p text:style-name="P363">Mantem todos os registros.<text:line-break/></text:p>
            </text:list-item>
            <text:list-item>
              <text:p text:style-name="P363">Prestar atenção na junção das linhas/registros que formam novas informações, através da combinação de correspondentes.<text:line-break/></text:p>
            </text:list-item>
            <text:list-item>
              <text:p text:style-name="P363">Os registros sem correspondentes na outra tabela são preenchidos com valor <text:span text:style-name="T2">NA</text:span>.<text:line-break/></text:p>
            </text:list-item>
            <text:list-item>
              <text:p text:style-name="P363">É necessario que tenha pelo menos uma coluna em comum, uma coluna chave.<text:line-break/></text:p>
            </text:list-item>
            <text:list-item>
              <text:p text:style-name="P363">Exemplo:<text:line-break/></text:p>
            </text:list-item>
          </text:list>
          <text:p text:style-name="P364">x &lt;- dados1 %&gt;% </text:p>
          <text:p text:style-name="P365">select(cupom,filial,valor_compra) %&gt;% </text:p>
          <text:p text:style-name="P366">filter(valor_compra &gt; 500)</text:p>
          <text:p text:style-name="P367"/>
          <text:p text:style-name="P368">y &lt;- dados1 %&gt;% </text:p>
          <text:p text:style-name="P369">select(filial,n_itens) %&gt;% </text:p>
          <text:p text:style-name="P370">filter(n_itens &lt; 8)</text:p>
          <text:p text:style-name="P371"/>
          <text:p text:style-name="P372">full_join(x,y)</text:p>
        </text:list-item>
      </text:list>
      <text:p text:style-name="Pagebreak"/>
      <text:list text:style-name="L162">
        <text:list-item>
          <text:p text:style-name="P373"><text:span text:style-name="Source_Text">intersect()</text:span><text:line-break/>Retorna a interseção entre tabelas.<text:line-break/><text:span text:style-name="Source_Text">intersect(x,y)</text:span><text:line-break/></text:p>
        </text:list-item>
        <text:list-item>
          <text:p text:style-name="P373"><text:span text:style-name="Source_Text">union()</text:span><text:line-break/></text:p>
          <text:list text:style-name="L163">
            <text:list-item>
              <text:p text:style-name="P374">Retorna a união de tabelas.<text:line-break/></text:p>
            </text:list-item>
            <text:list-item>
              <text:p text:style-name="P374">Não repete registros iguais nas duas tabelas.<text:line-break/></text:p>
            </text:list-item>
            <text:list-item>
              <text:p text:style-name="P374">Monta a nova tabela na ordem em que as tabelas foram inseridas na função.<text:line-break/></text:p>
            </text:list-item>
            <text:list-item>
              <text:p text:style-name="P374">Exemplo:<text:line-break/><text:span text:style-name="Source_Text">union(x,y)</text:span><text:line-break/></text:p>
            </text:list-item>
          </text:list>
        </text:list-item>
        <text:list-item>
          <text:p text:style-name="P373"><text:span text:style-name="Source_Text">setdiff()</text:span><text:line-break/></text:p>
          <text:list text:style-name="L164">
            <text:list-item>
              <text:p text:style-name="P375">Retorna a diferença entre tabelas.<text:line-break/></text:p>
            </text:list-item>
            <text:list-item>
              <text:p text:style-name="P375">A ordem das tabelas na função interfere na saída:<text:line-break/></text:p>
              <text:list text:style-name="L165">
                <text:list-item>
                  <text:p text:style-name="P376"><text:span text:style-name="Source_Text">setdiff(x,y)</text:span><text:line-break/>Retorna tudo que esta em x e não esta em y.<text:line-break/></text:p>
                </text:list-item>
                <text:list-item>
                  <text:p text:style-name="P376"><text:span text:style-name="Source_Text">setdiff(y,x)</text:span><text:line-break/>Retorna tudo que esta em y e não esta em x.<text:line-break/></text:p>
                </text:list-item>
              </text:list>
            </text:list-item>
          </text:list>
        </text:list-item>
        <text:list-item>
          <text:p text:style-name="P373"><text:span text:style-name="Source_Text">setequal()</text:span><text:line-break/></text:p>
          <text:list text:style-name="L166">
            <text:list-item>
              <text:p text:style-name="P377">Esse comando verifica se duas tabelas de dados possuem linhas com os mesmos valores, independentemente da ordem em que tais valores se apresentem.<text:line-break/></text:p>
            </text:list-item>
            <text:list-item>
              <text:p text:style-name="P377">Retorna <text:span text:style-name="T2">TRUE</text:span>, se os registros forem iguais, ou <text:span text:style-name="T2">FALSE</text:span>, se os registros forem diferentes.<text:line-break/></text:p>
            </text:list-item>
            <text:list-item>
              <text:p text:style-name="P377">Sintaxe:<text:line-break/><text:span text:style-name="Source_Text">setequal(tabela_1,tabela_2)</text:span><text:line-break/></text:p>
            </text:list-item>
          </text:list>
        </text:list-item>
      </text:list>
      <text:p text:style-name="Pagebreak"/>
      <text:h text:style-name="Heading_20_2" text:outline-level="2"><text:bookmark-start text:name="organizando-dados-com-o-tidyr"/>8.7 Organizando dados com o <text:span text:style-name="T2">tidyr</text:span><text:bookmark-end text:name="organizando-dados-com-o-tidyr"/></text:h>
      <text:list text:style-name="L167">
        <text:list-item>
          <text:p text:style-name="P378"><text:span text:style-name="Source_Text">pivot_longer()</text:span> ou <text:span text:style-name="Source_Text">gather()</text:span><text:line-break/></text:p>
          <text:list text:style-name="L168">
            <text:list-item>
              <text:p text:style-name="P379">Converte a tabela de dados do formato larga para o formato longo. (larga -&gt; longo)<text:line-break/></text:p>
            </text:list-item>
            <text:list-item>
              <text:p text:style-name="P379">A função <text:span text:style-name="Source_Text">pivot_longer()</text:span> substituiu a função <text:span text:style-name="Source_Text">gather()</text:span>, após o ano de 2019.<text:line-break/></text:p>
            </text:list-item>
            <text:list-item>
              <text:p text:style-name="P379">Transformação:<text:line-break/></text:p>
              <text:list text:style-name="L169">
                <text:list-item>
                  <text:p text:style-name="P380">Converte várias colunas do dataframe original em duas colunas e várias linhas/registros.<text:line-break/></text:p>
                </text:list-item>
                <text:list-item>
                  <text:p text:style-name="P380">Uma coluna recebe o nome das variáveis em colunas e a outra recebe os valores dessas variáveis.<text:line-break/></text:p>
                </text:list-item>
                <text:list-item>
                  <text:p text:style-name="P380">Ao final o número de linhas do dataframe é ampliado e o número de colunas diminuiu.<text:line-break/></text:p>
                </text:list-item>
              </text:list>
            </text:list-item>
            <text:list-item>
              <text:p text:style-name="P379">Condição:<text:line-break/></text:p>
              <text:list text:style-name="L170">
                <text:list-item>
                  <text:p text:style-name="P381">As colunas originais devem ter em comum a mesma variável.<text:line-break/></text:p>
                </text:list-item>
                <text:list-item>
                  <text:p text:style-name="P381">Pelo menos duas colunas contendo os nomes das categorias de uma variável separados por colunas.<text:line-break/></text:p>
                </text:list-item>
              </text:list>
            </text:list-item>
            <text:list-item>
              <text:p text:style-name="P379">Sintaxe:<text:line-break/><text:span text:style-name="Source_Text">tabela_longa &lt;- tabela_larga %&gt;% pivot_longer(cols = c(coluna_4,coluna_5)), names_to = "nova_coluna_1", values_to = "nova_coluna_2")</text:span><text:line-break/></text:p>
              <text:list text:style-name="L171">
                <text:list-item>
                  <text:p text:style-name="P382"><text:span text:style-name="Source_Text">cols</text:span><text:line-break/>Recebe as colunas que vão ser transformadas em linhas.<text:line-break/></text:p>
                </text:list-item>
                <text:list-item>
                  <text:p text:style-name="P382"><text:span text:style-name="Source_Text">names_to</text:span><text:line-break/>Nome da nova coluna que vai receber como variável o nome das colunas originais.<text:line-break/></text:p>
                </text:list-item>
                <text:list-item>
                  <text:p text:style-name="P382"><text:span text:style-name="Source_Text">values_to</text:span><text:line-break/>Nome da nova coluna que vai receber os valores contidos nas colunas originais.<text:line-break/></text:p>
                </text:list-item>
              </text:list>
            </text:list-item>
            <text:list-item>
              <text:p text:style-name="P379">Exemplo:<text:line-break/></text:p>
            </text:list-item>
          </text:list>
        </text:list-item>
      </text:list>
      <text:p text:style-name="TableCaption">Tabela de chegada de turistas no formato larga</text:p>
      <table:table table:name="Table9" table:style-name="Table9">
        <table:table-column table:style-name="Table9.A"/>
        <table:table-column table:style-name="Table9.B"/>
        <table:table-column table:style-name="Table9.C"/>
        <table:table-header-rows>
          <table:table-row>
            <table:table-cell table:style-name="TableHeaderRowCell" office:value-type="string">
              <text:p text:style-name="P383">Estado</text:p>
            </table:table-cell>
            <table:table-cell table:style-name="TableHeaderRowCell" office:value-type="string">
              <text:p text:style-name="P384">Terrestre</text:p>
            </table:table-cell>
            <table:table-cell table:style-name="TableHeaderRowCell" office:value-type="string">
              <text:p text:style-name="P385">Aéreo</text:p>
            </table:table-cell>
          </table:table-row>
        </table:table-header-rows>
        <table:table-row>
          <table:table-cell table:style-name="TableRowCell" office:value-type="string">
            <text:p text:style-name="P386">SP</text:p>
          </table:table-cell>
          <table:table-cell table:style-name="TableRowCell" office:value-type="string">
            <text:p text:style-name="P387">3900</text:p>
          </table:table-cell>
          <table:table-cell table:style-name="TableRowCell" office:value-type="string">
            <text:p text:style-name="P388">4200</text:p>
          </table:table-cell>
        </table:table-row>
        <table:table-row>
          <table:table-cell table:style-name="TableRowCell" office:value-type="string">
            <text:p text:style-name="P386">RS</text:p>
          </table:table-cell>
          <table:table-cell table:style-name="TableRowCell" office:value-type="string">
            <text:p text:style-name="P387">2800</text:p>
          </table:table-cell>
          <table:table-cell table:style-name="TableRowCell" office:value-type="string">
            <text:p text:style-name="P388">3800</text:p>
          </table:table-cell>
        </table:table-row>
        <table:table-row>
          <table:table-cell table:style-name="TableRowCell" office:value-type="string">
            <text:p text:style-name="P386">RJ</text:p>
          </table:table-cell>
          <table:table-cell table:style-name="TableRowCell" office:value-type="string">
            <text:p text:style-name="P387">2600</text:p>
          </table:table-cell>
          <table:table-cell table:style-name="TableRowCell" office:value-type="string">
            <text:p text:style-name="P388">3950</text:p>
          </table:table-cell>
        </table:table-row>
      </table:table>
      <text:p text:style-name="TableCaption">Tabela de chegada de turistas no formato longo</text:p>
      <table:table table:name="Table10" table:style-name="Table10">
        <table:table-column table:style-name="Table10.A"/>
        <table:table-column table:style-name="Table10.B"/>
        <table:table-column table:style-name="Table10.C"/>
        <table:table-header-rows>
          <table:table-row>
            <table:table-cell table:style-name="TableHeaderRowCell" office:value-type="string">
              <text:p text:style-name="P389">Estado</text:p>
            </table:table-cell>
            <table:table-cell table:style-name="TableHeaderRowCell" office:value-type="string">
              <text:p text:style-name="P390">Meio</text:p>
            </table:table-cell>
            <table:table-cell table:style-name="TableHeaderRowCell" office:value-type="string">
              <text:p text:style-name="P391">Chegada</text:p>
            </table:table-cell>
          </table:table-row>
        </table:table-header-rows>
        <table:table-row>
          <table:table-cell table:style-name="TableRowCell" office:value-type="string">
            <text:p text:style-name="P392">SP</text:p>
          </table:table-cell>
          <table:table-cell table:style-name="TableRowCell" office:value-type="string">
            <text:p text:style-name="P393">Terrestre</text:p>
          </table:table-cell>
          <table:table-cell table:style-name="TableRowCell" office:value-type="string">
            <text:p text:style-name="P394">3900</text:p>
          </table:table-cell>
        </table:table-row>
        <table:table-row>
          <table:table-cell table:style-name="TableRowCell" office:value-type="string">
            <text:p text:style-name="P392">SP</text:p>
          </table:table-cell>
          <table:table-cell table:style-name="TableRowCell" office:value-type="string">
            <text:p text:style-name="P393">Aereo</text:p>
          </table:table-cell>
          <table:table-cell table:style-name="TableRowCell" office:value-type="string">
            <text:p text:style-name="P394">4200</text:p>
          </table:table-cell>
        </table:table-row>
        <table:table-row>
          <table:table-cell table:style-name="TableRowCell" office:value-type="string">
            <text:p text:style-name="P392">RS</text:p>
          </table:table-cell>
          <table:table-cell table:style-name="TableRowCell" office:value-type="string">
            <text:p text:style-name="P393">Terrestre</text:p>
          </table:table-cell>
          <table:table-cell table:style-name="TableRowCell" office:value-type="string">
            <text:p text:style-name="P394">2800</text:p>
          </table:table-cell>
        </table:table-row>
        <table:table-row>
          <table:table-cell table:style-name="TableRowCell" office:value-type="string">
            <text:p text:style-name="P392">RS</text:p>
          </table:table-cell>
          <table:table-cell table:style-name="TableRowCell" office:value-type="string">
            <text:p text:style-name="P393">Aereo</text:p>
          </table:table-cell>
          <table:table-cell table:style-name="TableRowCell" office:value-type="string">
            <text:p text:style-name="P394">3800</text:p>
          </table:table-cell>
        </table:table-row>
        <table:table-row>
          <table:table-cell table:style-name="TableRowCell" office:value-type="string">
            <text:p text:style-name="P392">RJ</text:p>
          </table:table-cell>
          <table:table-cell table:style-name="TableRowCell" office:value-type="string">
            <text:p text:style-name="P393">Terrestre</text:p>
          </table:table-cell>
          <table:table-cell table:style-name="TableRowCell" office:value-type="string">
            <text:p text:style-name="P394">2600</text:p>
          </table:table-cell>
        </table:table-row>
        <table:table-row>
          <table:table-cell table:style-name="TableRowCell" office:value-type="string">
            <text:p text:style-name="P392">RJ</text:p>
          </table:table-cell>
          <table:table-cell table:style-name="TableRowCell" office:value-type="string">
            <text:p text:style-name="P393">Aereo</text:p>
          </table:table-cell>
          <table:table-cell table:style-name="TableRowCell" office:value-type="string">
            <text:p text:style-name="P394">3950</text:p>
          </table:table-cell>
        </table:table-row>
      </table:table>
      <text:p text:style-name="Pagebreak"/>
      <text:list text:style-name="L172">
        <text:list-item>
          <text:p text:style-name="P395"><text:span text:style-name="Source_Text">pivot_wider()</text:span> ou <text:span text:style-name="Source_Text">spread()</text:span><text:line-break/></text:p>
          <text:list text:style-name="L173">
            <text:list-item>
              <text:p text:style-name="P396">Converte a tabela de dados do formato longo para o formato larga. (longo -&gt; larga)<text:line-break/></text:p>
            </text:list-item>
            <text:list-item>
              <text:p text:style-name="P396">A função <text:span text:style-name="Source_Text">pivot_wider()</text:span> substituiu a função <text:span text:style-name="Source_Text">spread()</text:span>, após o ano de 2019.<text:line-break/></text:p>
            </text:list-item>
            <text:list-item>
              <text:p text:style-name="P396">As funções <text:span text:style-name="Source_Text">pivot_wider()</text:span> e <text:span text:style-name="Source_Text">spread()</text:span>, faz o inverso das funções <text:span text:style-name="Source_Text">pivot_longer()</text:span> e <text:span text:style-name="Source_Text">gather()</text:span>, ou seja, espalha os dados das linhas por colunas.<text:line-break/></text:p>
            </text:list-item>
            <text:list-item>
              <text:p text:style-name="P396">Transformação:<text:line-break/></text:p>
              <text:list text:style-name="L174">
                <text:list-item>
                  <text:p text:style-name="P397">Converte várias linhas do dataframe original em colunas.<text:line-break/></text:p>
                </text:list-item>
              </text:list>
            </text:list-item>
            <text:list-item>
              <text:p text:style-name="P396">Sintaxe:<text:line-break/><text:span text:style-name="Source_Text">tabela_larga &lt;- tabela_longa %&gt;% pivot_wider(names_to = "coluna_4", values_to = "coluna_5")</text:span><text:line-break/></text:p>
              <text:list text:style-name="L175">
                <text:list-item>
                  <text:p text:style-name="P398"><text:span text:style-name="Source_Text">names_to</text:span><text:line-break/>Determina qual coluna terá seus valores transformados em novas colunas.<text:line-break/></text:p>
                </text:list-item>
                <text:list-item>
                  <text:p text:style-name="P398"><text:span text:style-name="Source_Text">values_to</text:span><text:line-break/>Determina qual coluna terá seus valores distribuidos entre as novas colunas.<text:line-break/></text:p>
                </text:list-item>
              </text:list>
            </text:list-item>
            <text:list-item>
              <text:p text:style-name="P396">Exemplo:<text:line-break/></text:p>
            </text:list-item>
          </text:list>
        </text:list-item>
      </text:list>
      <text:p text:style-name="TableCaption">Tabela em formato longo dieta de pacientes</text:p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E"/>
        <table:table-header-rows>
          <table:table-row>
            <table:table-cell table:style-name="TableHeaderRowCell" office:value-type="string">
              <text:p text:style-name="P399">Pacientes</text:p>
            </table:table-cell>
            <table:table-cell table:style-name="TableHeaderRowCell" office:value-type="string">
              <text:p text:style-name="P400">Tempo</text:p>
            </table:table-cell>
            <table:table-cell table:style-name="TableHeaderRowCell" office:value-type="string">
              <text:p text:style-name="P401">Sexo</text:p>
            </table:table-cell>
            <table:table-cell table:style-name="TableHeaderRowCell" office:value-type="string">
              <text:p text:style-name="P402">dieta</text:p>
            </table:table-cell>
            <table:table-cell table:style-name="TableHeaderRowCell" office:value-type="string">
              <text:p text:style-name="P403">Peso</text:p>
            </table:table-cell>
          </table:table-row>
        </table:table-header-rows>
        <table:table-row>
          <table:table-cell table:style-name="TableRowCell" office:value-type="string">
            <text:p text:style-name="P404">1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150</text:p>
          </table:table-cell>
        </table:table-row>
        <table:table-row>
          <table:table-cell table:style-name="TableRowCell" office:value-type="string">
            <text:p text:style-name="P404">2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160</text:p>
          </table:table-cell>
        </table:table-row>
        <table:table-row>
          <table:table-cell table:style-name="TableRowCell" office:value-type="string">
            <text:p text:style-name="P404">3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90</text:p>
          </table:table-cell>
        </table:table-row>
        <table:table-row>
          <table:table-cell table:style-name="TableRowCell" office:value-type="string">
            <text:p text:style-name="P404">4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95</text:p>
          </table:table-cell>
        </table:table-row>
        <table:table-row>
          <table:table-cell table:style-name="TableRowCell" office:value-type="string">
            <text:p text:style-name="P404">5</text:p>
          </table:table-cell>
          <table:table-cell table:style-name="TableRowCell" office:value-type="string">
            <text:p text:style-name="P405">6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110</text:p>
          </table:table-cell>
        </table:table-row>
        <table:table-row>
          <table:table-cell table:style-name="TableRowCell" office:value-type="string">
            <text:p text:style-name="P404">1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140</text:p>
          </table:table-cell>
        </table:table-row>
        <table:table-row>
          <table:table-cell table:style-name="TableRowCell" office:value-type="string">
            <text:p text:style-name="P404">2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110</text:p>
          </table:table-cell>
        </table:table-row>
        <table:table-row>
          <table:table-cell table:style-name="TableRowCell" office:value-type="string">
            <text:p text:style-name="P404">3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80</text:p>
          </table:table-cell>
        </table:table-row>
        <table:table-row>
          <table:table-cell table:style-name="TableRowCell" office:value-type="string">
            <text:p text:style-name="P404">4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80</text:p>
          </table:table-cell>
        </table:table-row>
        <table:table-row>
          <table:table-cell table:style-name="TableRowCell" office:value-type="string">
            <text:p text:style-name="P404">5</text:p>
          </table:table-cell>
          <table:table-cell table:style-name="TableRowCell" office:value-type="string">
            <text:p text:style-name="P405">6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82</text:p>
          </table:table-cell>
        </table:table-row>
      </table:table>
      <text:p text:style-name="TableCaption">Tabela em formato larga dieta de pacientes</text:p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column table:style-name="Table12.E"/>
        <table:table-header-rows>
          <table:table-row>
            <table:table-cell table:style-name="TableHeaderRowCell" office:value-type="string">
              <text:p text:style-name="P409">Pacientes</text:p>
            </table:table-cell>
            <table:table-cell table:style-name="TableHeaderRowCell" office:value-type="string">
              <text:p text:style-name="P410">Tempo</text:p>
            </table:table-cell>
            <table:table-cell table:style-name="TableHeaderRowCell" office:value-type="string">
              <text:p text:style-name="P411">Sexo</text:p>
            </table:table-cell>
            <table:table-cell table:style-name="TableHeaderRowCell" office:value-type="string">
              <text:p text:style-name="P412">Antes</text:p>
            </table:table-cell>
            <table:table-cell table:style-name="TableHeaderRowCell" office:value-type="string">
              <text:p text:style-name="P413">Depois</text:p>
            </table:table-cell>
          </table:table-row>
        </table:table-header-rows>
        <table:table-row>
          <table:table-cell table:style-name="TableRowCell" office:value-type="string">
            <text:p text:style-name="P414">1</text:p>
          </table:table-cell>
          <table:table-cell table:style-name="TableRowCell" office:value-type="string">
            <text:p text:style-name="P415">4</text:p>
          </table:table-cell>
          <table:table-cell table:style-name="TableRowCell" office:value-type="string">
            <text:p text:style-name="P416">Homem</text:p>
          </table:table-cell>
          <table:table-cell table:style-name="TableRowCell" office:value-type="string">
            <text:p text:style-name="P417">150</text:p>
          </table:table-cell>
          <table:table-cell table:style-name="TableRowCell" office:value-type="string">
            <text:p text:style-name="P418">140</text:p>
          </table:table-cell>
        </table:table-row>
        <table:table-row>
          <table:table-cell table:style-name="TableRowCell" office:value-type="string">
            <text:p text:style-name="P414">2</text:p>
          </table:table-cell>
          <table:table-cell table:style-name="TableRowCell" office:value-type="string">
            <text:p text:style-name="P415">4</text:p>
          </table:table-cell>
          <table:table-cell table:style-name="TableRowCell" office:value-type="string">
            <text:p text:style-name="P416">Homem</text:p>
          </table:table-cell>
          <table:table-cell table:style-name="TableRowCell" office:value-type="string">
            <text:p text:style-name="P417">160</text:p>
          </table:table-cell>
          <table:table-cell table:style-name="TableRowCell" office:value-type="string">
            <text:p text:style-name="P418">110</text:p>
          </table:table-cell>
        </table:table-row>
        <table:table-row>
          <table:table-cell table:style-name="TableRowCell" office:value-type="string">
            <text:p text:style-name="P414">3</text:p>
          </table:table-cell>
          <table:table-cell table:style-name="TableRowCell" office:value-type="string">
            <text:p text:style-name="P415">3</text:p>
          </table:table-cell>
          <table:table-cell table:style-name="TableRowCell" office:value-type="string">
            <text:p text:style-name="P416">Mulher</text:p>
          </table:table-cell>
          <table:table-cell table:style-name="TableRowCell" office:value-type="string">
            <text:p text:style-name="P417">90</text:p>
          </table:table-cell>
          <table:table-cell table:style-name="TableRowCell" office:value-type="string">
            <text:p text:style-name="P418">80</text:p>
          </table:table-cell>
        </table:table-row>
        <table:table-row>
          <table:table-cell table:style-name="TableRowCell" office:value-type="string">
            <text:p text:style-name="P414">4</text:p>
          </table:table-cell>
          <table:table-cell table:style-name="TableRowCell" office:value-type="string">
            <text:p text:style-name="P415">3</text:p>
          </table:table-cell>
          <table:table-cell table:style-name="TableRowCell" office:value-type="string">
            <text:p text:style-name="P416">Mulher</text:p>
          </table:table-cell>
          <table:table-cell table:style-name="TableRowCell" office:value-type="string">
            <text:p text:style-name="P417">95</text:p>
          </table:table-cell>
          <table:table-cell table:style-name="TableRowCell" office:value-type="string">
            <text:p text:style-name="P418">80</text:p>
          </table:table-cell>
        </table:table-row>
        <table:table-row>
          <table:table-cell table:style-name="TableRowCell" office:value-type="string">
            <text:p text:style-name="P414">5</text:p>
          </table:table-cell>
          <table:table-cell table:style-name="TableRowCell" office:value-type="string">
            <text:p text:style-name="P415">6</text:p>
          </table:table-cell>
          <table:table-cell table:style-name="TableRowCell" office:value-type="string">
            <text:p text:style-name="P416">Mulher</text:p>
          </table:table-cell>
          <table:table-cell table:style-name="TableRowCell" office:value-type="string">
            <text:p text:style-name="P417">110</text:p>
          </table:table-cell>
          <table:table-cell table:style-name="TableRowCell" office:value-type="string">
            <text:p text:style-name="P418">82</text:p>
          </table:table-cell>
        </table:table-row>
      </table:table>
      <text:p text:style-name="Pagebreak"/>
      <text:list text:style-name="L176">
        <text:list-item>
          <text:p text:style-name="P419"><text:span text:style-name="Source_Text">separate()</text:span><text:line-break/></text:p>
          <text:list text:style-name="L177">
            <text:list-item>
              <text:p text:style-name="P420">Separa os dados contidos numa mesma coluna para diversas colunas.<text:line-break/></text:p>
            </text:list-item>
            <text:list-item>
              <text:p text:style-name="P420">Transforma um campo vetorizado em diversas colunas separadas.<text:line-break/></text:p>
            </text:list-item>
            <text:list-item>
              <text:p text:style-name="P420">É necessário determinar o separador, o caracter que separa os dados dentro do campo.<text:line-break/></text:p>
            </text:list-item>
            <text:list-item>
              <text:p text:style-name="P420">Argumentos:<text:line-break/></text:p>
              <text:list text:style-name="L178">
                <text:list-item>
                  <text:p text:style-name="P421">Coluna que vai ter seus dados separados.<text:line-break/></text:p>
                </text:list-item>
                <text:list-item>
                  <text:p text:style-name="P421">Novas colunas que vão receber os dados.<text:line-break/></text:p>
                </text:list-item>
                <text:list-item>
                  <text:p text:style-name="P421">Caracter que separa os dados na coluna original.<text:line-break/></text:p>
                </text:list-item>
              </text:list>
            </text:list-item>
            <text:list-item>
              <text:p text:style-name="P420">Exemplo:<text:line-break/><text:span text:style-name="Source_Text">resposta &lt;- dados %&gt;% separate(cor, c("cor1","cor2"), sep = ",")</text:span><text:line-break/></text:p>
            </text:list-item>
          </text:list>
        </text:list-item>
        <text:list-item>
          <text:p text:style-name="P419"><text:span text:style-name="Source_Text">unite()</text:span><text:line-break/></text:p>
          <text:list text:style-name="L179">
            <text:list-item>
              <text:p text:style-name="P422">O comando <text:span text:style-name="Source_Text">unite()</text:span> é utilizado para unir duas ou mais colunas em uma unica coluna.<text:line-break/></text:p>
            </text:list-item>
            <text:list-item>
              <text:p text:style-name="P422">Argumentos:<text:line-break/></text:p>
              <text:list text:style-name="L180">
                <text:list-item>
                  <text:p text:style-name="P423">Nova coluna que vai receber os dados unidos.<text:line-break/></text:p>
                </text:list-item>
                <text:list-item>
                  <text:p text:style-name="P423">Colunas originais que vão ceder os dados.<text:line-break/></text:p>
                </text:list-item>
                <text:list-item>
                  <text:p text:style-name="P423">Caracter separador usados para separar os dados na nova coluna.<text:line-break/></text:p>
                </text:list-item>
              </text:list>
            </text:list-item>
            <text:list-item>
              <text:p text:style-name="P422">Exemplo:<text:line-break/><text:span text:style-name="Source_Text">resposta_unida &lt;- dados %&gt;% unite("cor", c("cor1","cor2"), sep = ",")</text:span><text:line-break/></text:p>
            </text:list-item>
          </text:list>
        </text:list-item>
      </text:list>
      <text:p text:style-name="Pagebreak"/>
      <text:list text:style-name="L181">
        <text:list-item>
          <text:p text:style-name="P424"><text:span text:style-name="Source_Text">complete()</text:span><text:line-break/>Completa as combinações de duas colunas, se não houver valor completa com <text:span text:style-name="T2">NA</text:span>.<text:line-break/></text:p>
        </text:list-item>
        <text:list-item>
          <text:p text:style-name="P424"><text:span text:style-name="Source_Text">drop_na()</text:span><text:line-break/>Elimina as linhas, especificadas ou não, com valor <text:span text:style-name="T2">NA</text:span>.<text:line-break/></text:p>
        </text:list-item>
        <text:list-item>
          <text:p text:style-name="P424"><text:span text:style-name="Source_Text">replace_na()</text:span><text:line-break/>Substitui o valor <text:span text:style-name="T2">NA</text:span> por outro valor especificado.<text:line-break/></text:p>
        </text:list-item>
      </text:list>
      <text:p text:style-name="Pagebreak"/>
      <text:h text:style-name="Heading_20_1" text:outline-level="1"><text:bookmark-start text:name="cap-6---pacote-data.table"/>9 Cap 6 - Pacote data.table<text:line-break/><text:bookmark-end text:name="cap-6---pacote-data.table"/></text:h>
      <text:list text:style-name="L182">
        <text:list-item>
          <text:p text:style-name="P425"><text:span text:style-name="T2">data.table</text:span><text:line-break/></text:p>
          <text:list text:style-name="L183">
            <text:list-item>
              <text:p text:style-name="P426">Manipulando linhas<text:line-break/></text:p>
            </text:list-item>
            <text:list-item>
              <text:p text:style-name="P426">Manipulando colunas<text:line-break/></text:p>
            </text:list-item>
            <text:list-item>
              <text:p text:style-name="P426">Sumarizando dados<text:line-break/></text:p>
            </text:list-item>
            <text:list-item>
              <text:p text:style-name="P426">Operando um subconjunto de dados</text:p>
              <text:list text:style-name="L184">
                <text:list-item>
                  <text:p text:style-name="P427"><text:span text:style-name="T1">lapply</text:span><text:line-break/></text:p>
                </text:list-item>
              </text:list>
            </text:list-item>
            <text:list-item>
              <text:p text:style-name="P426">modificando dados com set:</text:p>
              <text:list text:style-name="L185">
                <text:list-item>
                  <text:p text:style-name="P428"><text:span text:style-name="T1">set</text:span><text:line-break/>modificando um valor.<text:line-break/></text:p>
                </text:list-item>
                <text:list-item>
                  <text:p text:style-name="P428"><text:span text:style-name="T1">setnames</text:span><text:line-break/>modificando nome da coluna.<text:line-break/></text:p>
                </text:list-item>
                <text:list-item>
                  <text:p text:style-name="P428"><text:span text:style-name="T1">setorder</text:span><text:line-break/>modificando ordem das linhas.<text:line-break/></text:p>
                </text:list-item>
                <text:list-item>
                  <text:p text:style-name="P428"><text:span text:style-name="T1">setcolorder</text:span><text:line-break/>modificando ordem das colunas.<text:line-break/></text:p>
                </text:list-item>
              </text:list>
            </text:list-item>
          </text:list>
        </text:list-item>
      </text:list>
      <text:p text:style-name="Pagebreak"/>
      <text:h text:style-name="Heading_20_1" text:outline-level="1"><text:bookmark-start text:name="cap-7---gráficos-basicos-e-pacote-ggplot2"/>10 Cap 7 - Gráficos basicos e pacote ggplot2<text:line-break/><text:bookmark-end text:name="cap-7---gráficos-basicos-e-pacote-ggplot2"/></text:h>
      <text:list text:style-name="L186">
        <text:list-item>
          <text:p text:style-name="P429">Gráficos basicos:<text:line-break/></text:p>
        </text:list-item>
      </text:list>
      <text:list text:style-name="L187">
        <text:list-item>
          <text:p text:style-name="P430">Gráfico de barras<text:line-break/><text:span text:style-name="T2">barplot</text:span><text:line-break/></text:p>
        </text:list-item>
        <text:list-item>
          <text:p text:style-name="P430">Gráfico circular (pizza)<text:line-break/><text:span text:style-name="T2">pie</text:span></text:p>
        </text:list-item>
        <text:list-item>
          <text:p text:style-name="P430">Gráfico de linhas<text:line-break/><text:span text:style-name="T2">plot</text:span></text:p>
          <text:list text:style-name="L188">
            <text:list-item>
              <text:p text:style-name="P431">Para adicionar mais linhas no grafico.<text:line-break/><text:span text:style-name="T2">lines</text:span></text:p>
            </text:list-item>
          </text:list>
        </text:list-item>
        <text:list-item>
          <text:p text:style-name="P430">Gráfico de dispersão<text:line-break/></text:p>
          <text:list text:style-name="L189">
            <text:list-item>
              <text:p text:style-name="P432">Para obter a correlação.<text:line-break/><text:span text:style-name="T2">cor</text:span>(x,y)<text:line-break/></text:p>
            </text:list-item>
            <text:list-item>
              <text:p text:style-name="P432">Para obter o coeficiente da reta de regressão.<text:line-break/><text:span text:style-name="T2">lm</text:span>(y ~x)$coef<text:line-break/></text:p>
            </text:list-item>
            <text:list-item>
              <text:p text:style-name="P432">Adiciona a reta tracejada.<text:line-break/><text:span text:style-name="T2">abline</text:span><text:line-break/></text:p>
            </text:list-item>
          </text:list>
        </text:list-item>
        <text:list-item>
          <text:p text:style-name="P430">Histograma<text:line-break/><text:span text:style-name="T2">hist</text:span><text:line-break/></text:p>
        </text:list-item>
        <text:list-item>
          <text:p text:style-name="P430"><text:span text:style-name="T2">Boxplot</text:span> (diagrama de caixa)<text:line-break/></text:p>
        </text:list-item>
      </text:list>
      <text:list text:style-name="L190">
        <text:list-item>
          <text:p text:style-name="P433">Pacote <text:span text:style-name="T2">ggplot2</text:span><text:line-break/></text:p>
        </text:list-item>
      </text:list>
      <text:list text:style-name="L191">
        <text:list-item>
          <text:p text:style-name="P434">Constroi diversos tipos de graficos a partir da mesma estrutura de componentes:<text:line-break/></text:p>
          <text:list text:style-name="L192">
            <text:list-item>
              <text:p text:style-name="P435"><text:span text:style-name="T1">data</text:span>: referente ao banco de dados.<text:line-break/></text:p>
            </text:list-item>
            <text:list-item>
              <text:p text:style-name="P435"><text:span text:style-name="T1">geom_forma</text:span>: um rol de tipos possiveis de representação dos dados.<text:line-break/></text:p>
            </text:list-item>
            <text:list-item>
              <text:p text:style-name="P435"><text:span text:style-name="T1">coord_system</text:span>: referente ao sistema de coordenadas, que podem ser cartesianas, polares e projeção de mapas.<text:line-break/></text:p>
            </text:list-item>
          </text:list>
        </text:list-item>
      </text:list>
      <text:list text:style-name="L193">
        <text:list-item>
          <text:p text:style-name="P436">O que precisa para fazer o grafico?<text:line-break/>A. Um nome de objeto para guardar o grafico (uma variavel).<text:line-break/>B. A base de dados que será utilizada para a plotagem.<text:line-break/><text:span text:style-name="T2">ggplot</text:span>(<text:span text:style-name="T1">data</text:span><text:span text:style-name="T2">=</text:span><text:span text:style-name="T1">nome_da_base</text:span>)<text:line-break/>C. Descrever como as variaveis serão utilizadas na plotagem:<text:line-break/><text:span text:style-name="T2">aes</text:span>(<text:span text:style-name="T1">x</text:span><text:span text:style-name="T2">=</text:span>…, <text:span text:style-name="T1">y</text:span><text:span text:style-name="T2">=</text:span>…, …)<text:line-break/>D. Especificar o tipo de grafico:<text:line-break/><text:span text:style-name="T1">geom_forma</text:span>(…)<text:line-break/>E. Utilizar o operador “<text:span text:style-name="T2">+</text:span>” para adicionar camadas ao objeto <text:span text:style-name="T2">ggplot</text:span> criado.<text:line-break/>F. Pacotes auxiliares como <text:span text:style-name="T1">ggthemes</text:span> e <text:span text:style-name="T1">grid</text:span>, dentre outros.<text:line-break/></text:p>
        </text:list-item>
        <text:list-item>
          <text:p text:style-name="P436">Quais formatos podemos utilizar no ggplot2 - geom_forma?<text:line-break/></text:p>
        </text:list-item>
      </text:list>
      <table:table table:name="Table13" table:style-name="Table13">
        <table:table-column table:style-name="Table13.A"/>
        <table:table-column table:style-name="Table13.B"/>
        <table:table-header-rows>
          <table:table-row>
            <table:table-cell table:style-name="TableHeaderRowCell" office:value-type="string">
              <text:p text:style-name="Table_20_Heading">Forma</text:p>
            </table:table-cell>
            <table:table-cell table:style-name="TableHeaderRowCell" office:value-type="string">
              <text:p text:style-name="P437">Tipo de grafico</text:p>
            </table:table-cell>
          </table:table-row>
        </table:table-header-rows>
        <table:table-row>
          <table:table-cell table:style-name="TableRowCell" office:value-type="string">
            <text:p text:style-name="Table_20_Contents">geom_area ou geom_ribbon</text:p>
          </table:table-cell>
          <table:table-cell table:style-name="TableRowCell" office:value-type="string">
            <text:p text:style-name="P438">Produz um grafico para visualizar área sob a curva ou entre curvas.</text:p>
          </table:table-cell>
        </table:table-row>
        <table:table-row>
          <table:table-cell table:style-name="TableRowCell" office:value-type="string">
            <text:p text:style-name="Table_20_Contents">geom_bar ou geom_col</text:p>
          </table:table-cell>
          <table:table-cell table:style-name="TableRowCell" office:value-type="string">
            <text:p text:style-name="P438">Produz um grafico de colunas do vetor x.</text:p>
          </table:table-cell>
        </table:table-row>
        <table:table-row>
          <table:table-cell table:style-name="TableRowCell" office:value-type="string">
            <text:p text:style-name="Table_20_Contents">geom_bar+coord_polar</text:p>
          </table:table-cell>
          <table:table-cell table:style-name="TableRowCell" office:value-type="string">
            <text:p text:style-name="P438">Produz um grafico circular (Pizza).</text:p>
          </table:table-cell>
        </table:table-row>
        <table:table-row>
          <table:table-cell table:style-name="TableRowCell" office:value-type="string">
            <text:p text:style-name="Table_20_Contents">geom_boxplot</text:p>
          </table:table-cell>
          <table:table-cell table:style-name="TableRowCell" office:value-type="string">
            <text:p text:style-name="P438">Produz o boxplot de x.</text:p>
          </table:table-cell>
        </table:table-row>
        <table:table-row>
          <table:table-cell table:style-name="TableRowCell" office:value-type="string">
            <text:p text:style-name="Table_20_Contents">geom_curve</text:p>
          </table:table-cell>
          <table:table-cell table:style-name="TableRowCell" office:value-type="string">
            <text:p text:style-name="P438">Produz um grafico em curva.</text:p>
          </table:table-cell>
        </table:table-row>
        <table:table-row>
          <table:table-cell table:style-name="TableRowCell" office:value-type="string">
            <text:p text:style-name="Table_20_Contents">geom_density</text:p>
          </table:table-cell>
          <table:table-cell table:style-name="TableRowCell" office:value-type="string">
            <text:p text:style-name="P438">Produz um grafico da densidade de x.</text:p>
          </table:table-cell>
        </table:table-row>
        <table:table-row>
          <table:table-cell table:style-name="TableRowCell" office:value-type="string">
            <text:p text:style-name="Table_20_Contents">geom_dotplot</text:p>
          </table:table-cell>
          <table:table-cell table:style-name="TableRowCell" office:value-type="string">
            <text:p text:style-name="P438">Produz um grafico de pontos.</text:p>
          </table:table-cell>
        </table:table-row>
        <table:table-row>
          <table:table-cell table:style-name="TableRowCell" office:value-type="string">
            <text:p text:style-name="Table_20_Contents">geom_histogram</text:p>
          </table:table-cell>
          <table:table-cell table:style-name="TableRowCell" office:value-type="string">
            <text:p text:style-name="P438">Produz um histograma do vetor x.</text:p>
          </table:table-cell>
        </table:table-row>
        <table:table-row>
          <table:table-cell table:style-name="TableRowCell" office:value-type="string">
            <text:p text:style-name="Table_20_Contents">geom_line, geom_abline, geom_hline, geom_vline</text:p>
          </table:table-cell>
          <table:table-cell table:style-name="TableRowCell" office:value-type="string">
            <text:p text:style-name="P438">Produz um grafico de linhas</text:p>
          </table:table-cell>
        </table:table-row>
        <table:table-row>
          <table:table-cell table:style-name="TableRowCell" office:value-type="string">
            <text:p text:style-name="Table_20_Contents">geom_point</text:p>
          </table:table-cell>
          <table:table-cell table:style-name="TableRowCell" office:value-type="string">
            <text:p text:style-name="P438">Produz um grafico de dispersão entre x e y.</text:p>
          </table:table-cell>
        </table:table-row>
        <table:table-row>
          <table:table-cell table:style-name="TableRowCell" office:value-type="string">
            <text:p text:style-name="Table_20_Contents">geom_qq ou geom_qq_line</text:p>
          </table:table-cell>
          <table:table-cell table:style-name="TableRowCell" office:value-type="string">
            <text:p text:style-name="P438">plota os quantis de x usando como base a curva normal.</text:p>
          </table:table-cell>
        </table:table-row>
        <table:table-row>
          <table:table-cell table:style-name="TableRowCell" office:value-type="string">
            <text:p text:style-name="Table_20_Contents">geom_tile, geom_rect ou geom_raster</text:p>
          </table:table-cell>
          <table:table-cell table:style-name="TableRowCell" office:value-type="string">
            <text:p text:style-name="P438">Produz uma grade de retangulos.</text:p>
          </table:table-cell>
        </table:table-row>
        <table:table-row>
          <table:table-cell table:style-name="TableRowCell" office:value-type="string">
            <text:p text:style-name="Table_20_Contents">geom_violin</text:p>
          </table:table-cell>
          <table:table-cell table:style-name="TableRowCell" office:value-type="string">
            <text:p text:style-name="P438">Produz um grafico em forma de violino.</text:p>
          </table:table-cell>
        </table:table-row>
      </table:table>
      <text:list text:style-name="L194">
        <text:list-item>
          <text:p text:style-name="P439">Nome dos argumentos para adicionar efeito em graficos do pacote ggplot2.</text:p>
        </text:list-item>
      </text:list>
      <table:table table:name="Table14" table:style-name="Table14">
        <table:table-column table:style-name="Table14.A"/>
        <table:table-column table:style-name="Table14.B"/>
        <table:table-header-rows>
          <table:table-row>
            <table:table-cell table:style-name="TableHeaderRowCell" office:value-type="string">
              <text:p text:style-name="Table_20_Heading">Função</text:p>
            </table:table-cell>
            <table:table-cell table:style-name="TableHeaderRowCell" office:value-type="string">
              <text:p text:style-name="P440">Efeito no grafico</text:p>
            </table:table-cell>
          </table:table-row>
        </table:table-header-rows>
        <table:table-row>
          <table:table-cell table:style-name="TableRowCell" office:value-type="string">
            <text:p text:style-name="Table_20_Contents">autoplot</text:p>
          </table:table-cell>
          <table:table-cell table:style-name="TableRowCell" office:value-type="string">
            <text:p text:style-name="P441">Produz um grafico apropriado para o tipo de variavel.</text:p>
          </table:table-cell>
        </table:table-row>
        <table:table-row>
          <table:table-cell table:style-name="TableRowCell" office:value-type="string">
            <text:p text:style-name="Table_20_Contents">coord_cartesian</text:p>
          </table:table-cell>
          <table:table-cell table:style-name="TableRowCell" office:value-type="string">
            <text:p text:style-name="P441">Coordenada cartesiana.</text:p>
          </table:table-cell>
        </table:table-row>
        <table:table-row>
          <table:table-cell table:style-name="TableRowCell" office:value-type="string">
            <text:p text:style-name="Table_20_Contents">coord_fixed</text:p>
          </table:table-cell>
          <table:table-cell table:style-name="TableRowCell" office:value-type="string">
            <text:p text:style-name="P441">Coordenada cartesiana com razão entre eixo x e y fixada.</text:p>
          </table:table-cell>
        </table:table-row>
        <table:table-row>
          <table:table-cell table:style-name="TableRowCell" office:value-type="string">
            <text:p text:style-name="Table_20_Contents">coord_flip</text:p>
          </table:table-cell>
          <table:table-cell table:style-name="TableRowCell" office:value-type="string">
            <text:p text:style-name="P441">Inverte a posição dos eixos x e y.</text:p>
          </table:table-cell>
        </table:table-row>
        <table:table-row>
          <table:table-cell table:style-name="TableRowCell" office:value-type="string">
            <text:p text:style-name="Table_20_Contents">coord_polar</text:p>
          </table:table-cell>
          <table:table-cell table:style-name="TableRowCell" office:value-type="string">
            <text:p text:style-name="P441">Coordenada polar.</text:p>
          </table:table-cell>
        </table:table-row>
        <table:table-row>
          <table:table-cell table:style-name="TableRowCell" office:value-type="string">
            <text:p text:style-name="Table_20_Contents">geom_blank</text:p>
          </table:table-cell>
          <table:table-cell table:style-name="TableRowCell" office:value-type="string">
            <text:p text:style-name="P441">Janela em branco.</text:p>
          </table:table-cell>
        </table:table-row>
        <table:table-row>
          <table:table-cell table:style-name="TableRowCell" office:value-type="string">
            <text:p text:style-name="Table_20_Contents">geom_jitter</text:p>
          </table:table-cell>
          <table:table-cell table:style-name="TableRowCell" office:value-type="string">
            <text:p text:style-name="P441">Produz um efeito jitter.</text:p>
          </table:table-cell>
        </table:table-row>
        <table:table-row>
          <table:table-cell table:style-name="TableRowCell" office:value-type="string">
            <text:p text:style-name="Table_20_Contents">geom_smooth</text:p>
          </table:table-cell>
          <table:table-cell table:style-name="TableRowCell" office:value-type="string">
            <text:p text:style-name="P441">Produz uma curva suavizada.</text:p>
          </table:table-cell>
        </table:table-row>
        <table:table-row>
          <table:table-cell table:style-name="TableRowCell" office:value-type="string">
            <text:p text:style-name="Table_20_Contents">geom_text</text:p>
          </table:table-cell>
          <table:table-cell table:style-name="TableRowCell" office:value-type="string">
            <text:p text:style-name="P441">Aplica texto a janela grafica.</text:p>
          </table:table-cell>
        </table:table-row>
        <table:table-row>
          <table:table-cell table:style-name="TableRowCell" office:value-type="string">
            <text:p text:style-name="Table_20_Contents">scale_fill_(=brewer ou grey ou gradient)</text:p>
          </table:table-cell>
          <table:table-cell table:style-name="TableRowCell" office:value-type="string">
            <text:p text:style-name="P441">Define a escala de cores.</text:p>
          </table:table-cell>
        </table:table-row>
        <table:table-row>
          <table:table-cell table:style-name="TableRowCell" office:value-type="string">
            <text:p text:style-name="Table_20_Contents">scale_*_continuos</text:p>
          </table:table-cell>
          <table:table-cell table:style-name="TableRowCell" office:value-type="string">
            <text:p text:style-name="P441">Define parametros para o eixo x ou y continuos.</text:p>
          </table:table-cell>
        </table:table-row>
        <table:table-row>
          <table:table-cell table:style-name="TableRowCell" office:value-type="string">
            <text:p text:style-name="Table_20_Contents">scale_*_discrete</text:p>
          </table:table-cell>
          <table:table-cell table:style-name="TableRowCell" office:value-type="string">
            <text:p text:style-name="P441">Define parametros para o eixo x ou y discreto.</text:p>
          </table:table-cell>
        </table:table-row>
        <table:table-row>
          <table:table-cell table:style-name="TableRowCell" office:value-type="string">
            <text:p text:style-name="Table_20_Contents">scale_*_manual</text:p>
          </table:table-cell>
          <table:table-cell table:style-name="TableRowCell" office:value-type="string">
            <text:p text:style-name="P441">Define parametros para os eixos manualmente.</text:p>
          </table:table-cell>
        </table:table-row>
      </table:table>
      <text:list text:style-name="L195">
        <text:list-item>
          <text:p text:style-name="P442">Definindo um tema para o grafico <text:span text:style-name="T2">ggplot</text:span>.<text:line-break/></text:p>
          <text:list text:style-name="L196">
            <text:list-item>
              <text:p text:style-name="P443"><text:span text:style-name="T1">theme_gray</text:span><text:line-break/>Fundo cinza e linhas grandes brancas.<text:line-break/></text:p>
            </text:list-item>
            <text:list-item>
              <text:p text:style-name="P443"><text:span text:style-name="T1">theme_bw</text:span><text:line-break/>O classico preto e branco. Otimo para projetor.<text:line-break/></text:p>
            </text:list-item>
            <text:list-item>
              <text:p text:style-name="P443"><text:span text:style-name="T1">theme_linedraw</text:span><text:line-break/>Linhas pretasde varias larguras num fundo branco. semelhante ao theme_bw.<text:line-break/></text:p>
            </text:list-item>
            <text:list-item>
              <text:p text:style-name="P443"><text:span text:style-name="T1">theme_light</text:span><text:line-break/>Semelhante ao theme_linedraw, porem com as linhas mais cinza claro, para dar atenção aos dados.<text:line-break/></text:p>
            </text:list-item>
            <text:list-item>
              <text:p text:style-name="P443"><text:span text:style-name="T1">theme_dark</text:span><text:line-break/>Versão escura do theme_light, com o fundo escuro, util para criar linhas finas coloridas.<text:line-break/></text:p>
            </text:list-item>
            <text:list-item>
              <text:p text:style-name="P443"><text:span text:style-name="T1">theme_minimal</text:span><text:line-break/>Um tema minimalista sem anotações de fundo.<text:line-break/></text:p>
            </text:list-item>
            <text:list-item>
              <text:p text:style-name="P443"><text:span text:style-name="T1">theme_classic</text:span><text:line-break/>Tema classico, com linhas do eixo x e y, sem linhas de grade.<text:line-break/></text:p>
            </text:list-item>
            <text:list-item>
              <text:p text:style-name="P443"><text:span text:style-name="T1">theme_void</text:span><text:line-break/>Um tema completamente vazio.<text:line-break/></text:p>
            </text:list-item>
          </text:list>
        </text:list-item>
      </text:list>
      <text:p text:style-name="Pagebreak"/>
      <text:h text:style-name="Heading_20_1" text:outline-level="1"><text:bookmark-start text:name="andamento-dos-estudos"/>11 Andamento dos Estudos<text:bookmark-end text:name="andamento-dos-estudos"/></text:h>
      <text:h text:style-name="Heading_20_2" text:outline-level="2"><text:bookmark-start text:name="assunto-em-andamento"/>11.1 Assunto em andamento:<text:bookmark-end text:name="assunto-em-andamento"/></text:h>
      <text:p text:style-name="First_20_paragraph">Atualmente estou estudando Cap.7, pacote ggplot2.<text:line-break/>E revisando Cap.5 - O sistema tidyverse.<text:line-break/></text:p>
      <text:p text:style-name="Pagebreak"/>
      <text:h text:style-name="Heading_20_1" text:outline-level="1"><text:bookmark-start text:name="referências"/>12 Referências<text:bookmark-end text:name="referências"/></text:h>
      <text:section text:name="refs">
        <text:section text:name="ref-ULR">
          <text:p text:style-name="First_20_paragraph">ALCOFORADO, L. F. <text:a xlink:type="simple" xlink:href="https://altabooks.com.br/produto/utilizando-a-linguagem-r/" office:name=""><text:span text:style-name="Definition"><text:span text:style-name="T2">UTILIZANDO A LINGUAGEM R: conceitos, manipulação, visualização, modelagem e elaboração de relatórios</text:span></text:span></text:a>. Rio de Janeiro: Departamento de estatística da UFF; Alta Books Editora, 2021.</text:p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9.2</meta:generator>
    <dc:title>R</dc:title>
    <dc:description/>
    <dc:subject/>
    <meta:keyword/>
    <meta:initial-creator>Sergio Pedro R Oliveira</meta:initial-creator>
    <dc:creator>Sergio Pedro R Oliveira</dc:creator>
    <meta:creation-date>2023-04-04T04:59:12Z</meta:creation-date>
    <dc:date>2023-04-04T04:59:12Z</dc:date>
    <meta:user-defined meta:name="bibliography" meta:value-type="string">Cap4-R_markdown/bibliografia_R.bib</meta:user-defined>
    <meta:user-defined meta:name="csl" meta:value-type="string">Cap4-R_markdown/abnt.csl</meta:user-defined>
    <meta:user-defined meta:name="date" meta:value-type="string">04 abril 2023</meta:user-defined>
    <meta:user-defined meta:name="output" meta:value-type="string"/>
  </office:meta>
</office:document-meta>
</file>

<file path=Formula-0/content.xml><?xml version="1.0" encoding="utf-8"?>
<math xmlns="http://www.w3.org/1998/Math/MathML" display="inline">
  <mrow>
    <mn>0</mn>
    <mo>≤</mo>
    <mi>x</mi>
    <mo>≤</mo>
    <mn>1</mn>
  </mrow>
</math>
</file>

<file path=Formula-101/content.xml><?xml version="1.0" encoding="utf-8"?>
<math xmlns="http://www.w3.org/1998/Math/MathML" display="inline">
  <mo>↦</mo>
</math>
</file>

<file path=Formula-103/content.xml><?xml version="1.0" encoding="utf-8"?>
<math xmlns="http://www.w3.org/1998/Math/MathML" display="inline">
  <mo>↗</mo>
</math>
</file>

<file path=Formula-105/content.xml><?xml version="1.0" encoding="utf-8"?>
<math xmlns="http://www.w3.org/1998/Math/MathML" display="inline">
  <mo>↘</mo>
</math>
</file>

<file path=Formula-107/content.xml><?xml version="1.0" encoding="utf-8"?>
<math xmlns="http://www.w3.org/1998/Math/MathML" display="inline">
  <mo>↙</mo>
</math>
</file>

<file path=Formula-109/content.xml><?xml version="1.0" encoding="utf-8"?>
<math xmlns="http://www.w3.org/1998/Math/MathML" display="inline">
  <mo>↖</mo>
</math>
</file>

<file path=Formula-11/content.xml><?xml version="1.0" encoding="utf-8"?>
<math xmlns="http://www.w3.org/1998/Math/MathML" display="inline">
  <msub>
    <mi>a</mi>
    <mrow>
      <mi>i</mi>
      <mo>,</mo>
      <mi>j</mi>
    </mrow>
  </msub>
</math>
</file>

<file path=Formula-111/content.xml><?xml version="1.0" encoding="utf-8"?>
<math xmlns="http://www.w3.org/1998/Math/MathML" display="inline">
  <mo>↑</mo>
</math>
</file>

<file path=Formula-113/content.xml><?xml version="1.0" encoding="utf-8"?>
<math xmlns="http://www.w3.org/1998/Math/MathML" display="inline">
  <mo>↓</mo>
</math>
</file>

<file path=Formula-115/content.xml><?xml version="1.0" encoding="utf-8"?>
<math xmlns="http://www.w3.org/1998/Math/MathML" display="inline">
  <mo>↕</mo>
</math>
</file>

<file path=Formula-117/content.xml><?xml version="1.0" encoding="utf-8"?>
<math xmlns="http://www.w3.org/1998/Math/MathML" display="inline">
  <mi>α</mi>
</math>
</file>

<file path=Formula-119/content.xml><?xml version="1.0" encoding="utf-8"?>
<math xmlns="http://www.w3.org/1998/Math/MathML" display="inline">
  <mi>β</mi>
</math>
</file>

<file path=Formula-121/content.xml><?xml version="1.0" encoding="utf-8"?>
<math xmlns="http://www.w3.org/1998/Math/MathML" display="inline">
  <mi>γ</mi>
</math>
</file>

<file path=Formula-123/content.xml><?xml version="1.0" encoding="utf-8"?>
<math xmlns="http://www.w3.org/1998/Math/MathML" display="inline">
  <mi>δ</mi>
</math>
</file>

<file path=Formula-125/content.xml><?xml version="1.0" encoding="utf-8"?>
<math xmlns="http://www.w3.org/1998/Math/MathML" display="inline">
  <mi>ϵ</mi>
</math>
</file>

<file path=Formula-127/content.xml><?xml version="1.0" encoding="utf-8"?>
<math xmlns="http://www.w3.org/1998/Math/MathML" display="inline">
  <mi>ε</mi>
</math>
</file>

<file path=Formula-129/content.xml><?xml version="1.0" encoding="utf-8"?>
<math xmlns="http://www.w3.org/1998/Math/MathML" display="inline">
  <mi>ζ</mi>
</math>
</file>

<file path=Formula-13/content.xml><?xml version="1.0" encoding="utf-8"?>
<math xmlns="http://www.w3.org/1998/Math/MathML" display="inline">
  <msubsup>
    <mi>a</mi>
    <mn>2</mn>
    <mn>3</mn>
  </msubsup>
</math>
</file>

<file path=Formula-131/content.xml><?xml version="1.0" encoding="utf-8"?>
<math xmlns="http://www.w3.org/1998/Math/MathML" display="inline">
  <mi>η</mi>
</math>
</file>

<file path=Formula-133/content.xml><?xml version="1.0" encoding="utf-8"?>
<math xmlns="http://www.w3.org/1998/Math/MathML" display="inline">
  <mi>θ</mi>
</math>
</file>

<file path=Formula-135/content.xml><?xml version="1.0" encoding="utf-8"?>
<math xmlns="http://www.w3.org/1998/Math/MathML" display="inline">
  <mi>ϑ</mi>
</math>
</file>

<file path=Formula-137/content.xml><?xml version="1.0" encoding="utf-8"?>
<math xmlns="http://www.w3.org/1998/Math/MathML" display="inline">
  <mi>ι</mi>
</math>
</file>

<file path=Formula-139/content.xml><?xml version="1.0" encoding="utf-8"?>
<math xmlns="http://www.w3.org/1998/Math/MathML" display="inline">
  <mi>κ</mi>
</math>
</file>

<file path=Formula-141/content.xml><?xml version="1.0" encoding="utf-8"?>
<math xmlns="http://www.w3.org/1998/Math/MathML" display="inline">
  <mi>λ</mi>
</math>
</file>

<file path=Formula-143/content.xml><?xml version="1.0" encoding="utf-8"?>
<math xmlns="http://www.w3.org/1998/Math/MathML" display="inline">
  <mi>μ</mi>
</math>
</file>

<file path=Formula-145/content.xml><?xml version="1.0" encoding="utf-8"?>
<math xmlns="http://www.w3.org/1998/Math/MathML" display="inline">
  <mi>ν</mi>
</math>
</file>

<file path=Formula-147/content.xml><?xml version="1.0" encoding="utf-8"?>
<math xmlns="http://www.w3.org/1998/Math/MathML" display="inline">
  <mi>ξ</mi>
</math>
</file>

<file path=Formula-149/content.xml><?xml version="1.0" encoding="utf-8"?>
<math xmlns="http://www.w3.org/1998/Math/MathML" display="inline">
  <mi>π</mi>
</math>
</file>

<file path=Formula-15/content.xml><?xml version="1.0" encoding="utf-8"?>
<math xmlns="http://www.w3.org/1998/Math/MathML" display="inline">
  <mrow>
    <mi>x</mi>
    <mi>′</mi>
  </mrow>
</math>
</file>

<file path=Formula-151/content.xml><?xml version="1.0" encoding="utf-8"?>
<math xmlns="http://www.w3.org/1998/Math/MathML" display="inline">
  <mo>ϖ</mo>
</math>
</file>

<file path=Formula-153/content.xml><?xml version="1.0" encoding="utf-8"?>
<math xmlns="http://www.w3.org/1998/Math/MathML" display="inline">
  <mi>ρ</mi>
</math>
</file>

<file path=Formula-155/content.xml><?xml version="1.0" encoding="utf-8"?>
<math xmlns="http://www.w3.org/1998/Math/MathML" display="inline">
  <mo>𝜚</mo>
</math>
</file>

<file path=Formula-157/content.xml><?xml version="1.0" encoding="utf-8"?>
<math xmlns="http://www.w3.org/1998/Math/MathML" display="inline">
  <mi>σ</mi>
</math>
</file>

<file path=Formula-159/content.xml><?xml version="1.0" encoding="utf-8"?>
<math xmlns="http://www.w3.org/1998/Math/MathML" display="inline">
  <mo>𝜍</mo>
</math>
</file>

<file path=Formula-161/content.xml><?xml version="1.0" encoding="utf-8"?>
<math xmlns="http://www.w3.org/1998/Math/MathML" display="inline">
  <mi>τ</mi>
</math>
</file>

<file path=Formula-163/content.xml><?xml version="1.0" encoding="utf-8"?>
<math xmlns="http://www.w3.org/1998/Math/MathML" display="inline">
  <mi>υ</mi>
</math>
</file>

<file path=Formula-165/content.xml><?xml version="1.0" encoding="utf-8"?>
<math xmlns="http://www.w3.org/1998/Math/MathML" display="inline">
  <mi>ϕ</mi>
</math>
</file>

<file path=Formula-167/content.xml><?xml version="1.0" encoding="utf-8"?>
<math xmlns="http://www.w3.org/1998/Math/MathML" display="inline">
  <mi>φ</mi>
</math>
</file>

<file path=Formula-169/content.xml><?xml version="1.0" encoding="utf-8"?>
<math xmlns="http://www.w3.org/1998/Math/MathML" display="inline">
  <mi>χ</mi>
</math>
</file>

<file path=Formula-17/content.xml><?xml version="1.0" encoding="utf-8"?>
<math xmlns="http://www.w3.org/1998/Math/MathML" display="inline">
  <mover>
    <mi>a</mi>
    <mo accent="true">̂</mo>
  </mover>
</math>
</file>

<file path=Formula-171/content.xml><?xml version="1.0" encoding="utf-8"?>
<math xmlns="http://www.w3.org/1998/Math/MathML" display="inline">
  <mi>ψ</mi>
</math>
</file>

<file path=Formula-173/content.xml><?xml version="1.0" encoding="utf-8"?>
<math xmlns="http://www.w3.org/1998/Math/MathML" display="inline">
  <mi>ω</mi>
</math>
</file>

<file path=Formula-175/content.xml><?xml version="1.0" encoding="utf-8"?>
<math xmlns="http://www.w3.org/1998/Math/MathML" display="inline">
  <mi>δ</mi>
</math>
</file>

<file path=Formula-177/content.xml><?xml version="1.0" encoding="utf-8"?>
<math xmlns="http://www.w3.org/1998/Math/MathML" display="inline">
  <mi>Δ</mi>
</math>
</file>

<file path=Formula-179/content.xml><?xml version="1.0" encoding="utf-8"?>
<math xmlns="http://www.w3.org/1998/Math/MathML" display="inline">
  <msub>
    <mi/>
    <mn>2</mn>
  </msub>
</math>
</file>

<file path=Formula-19/content.xml><?xml version="1.0" encoding="utf-8"?>
<math xmlns="http://www.w3.org/1998/Math/MathML" display="inline">
  <mover>
    <mi>b</mi>
    <mo accent="true">‾</mo>
  </mover>
</math>
</file>

<file path=Formula-21/content.xml><?xml version="1.0" encoding="utf-8"?>
<math xmlns="http://www.w3.org/1998/Math/MathML" display="inline">
  <mover>
    <mrow>
      <mi>a</mi>
      <mi>b</mi>
    </mrow>
    <mo accent="true">⃗</mo>
  </mover>
</math>
</file>

<file path=Formula-23/content.xml><?xml version="1.0" encoding="utf-8"?>
<math xmlns="http://www.w3.org/1998/Math/MathML" display="inline">
  <mover>
    <mrow>
      <mi>c</mi>
      <mi>d</mi>
    </mrow>
    <mo accent="true">⃖</mo>
  </mover>
</math>
</file>

<file path=Formula-25/content.xml><?xml version="1.0" encoding="utf-8"?>
<math xmlns="http://www.w3.org/1998/Math/MathML" display="inline">
  <mover>
    <mrow>
      <mi>d</mi>
      <mi>e</mi>
      <mi>f</mi>
    </mrow>
    <mo accent="true">̂</mo>
  </mover>
</math>
</file>

<file path=Formula-27/content.xml><?xml version="1.0" encoding="utf-8"?>
<math xmlns="http://www.w3.org/1998/Math/MathML" display="inline">
  <mover>
    <mrow>
      <mi>g</mi>
      <mi>h</mi>
      <mi>i</mi>
    </mrow>
    <mo accent="true">¯</mo>
  </mover>
</math>
</file>

<file path=Formula-29/content.xml><?xml version="1.0" encoding="utf-8"?>
<math xmlns="http://www.w3.org/1998/Math/MathML" display="inline">
  <munder>
    <mrow>
      <mi>j</mi>
      <mi>k</mi>
      <mi>l</mi>
    </mrow>
    <mo accent="true">_</mo>
  </munder>
</math>
</file>

<file path=Formula-31/content.xml><?xml version="1.0" encoding="utf-8"?>
<math xmlns="http://www.w3.org/1998/Math/MathML" display="inline">
  <mfrac>
    <mn>1</mn>
    <mn>2</mn>
  </mfrac>
</math>
</file>

<file path=Formula-33/content.xml><?xml version="1.0" encoding="utf-8"?>
<math xmlns="http://www.w3.org/1998/Math/MathML" display="inline">
  <mrow>
    <mo stretchy="true" form="prefix">(</mo>
    <mtable>
      <mtr>
        <mtd columnalign="center">
          <mi>x</mi>
        </mtd>
        <mtd columnalign="center">
          <mi>y</mi>
        </mtd>
      </mtr>
      <mtr>
        <mtd columnalign="center">
          <mi>z</mi>
        </mtd>
        <mtd columnalign="center">
          <mi>v</mi>
        </mtd>
      </mtr>
    </mtable>
    <mo stretchy="true" form="postfix">)</mo>
  </mrow>
</math>
</file>

<file path=Formula-35/content.xml><?xml version="1.0" encoding="utf-8"?>
<math xmlns="http://www.w3.org/1998/Math/MathML" display="inline">
  <mrow>
    <mo stretchy="true" form="prefix">[</mo>
    <mtable>
      <mtr>
        <mtd columnalign="center">
          <mn>0</mn>
        </mtd>
        <mtd columnalign="center">
          <mi>⋯</mi>
        </mtd>
        <mtd columnalign="center">
          <mn>0</mn>
        </mtd>
      </mtr>
      <mtr>
        <mtd columnalign="center">
          <mi>⋮</mi>
        </mtd>
        <mtd columnalign="center">
          <mo>⋱</mo>
        </mtd>
        <mtd columnalign="center">
          <mi>⋮</mi>
        </mtd>
      </mtr>
      <mtr>
        <mtd columnalign="center">
          <mn>0</mn>
        </mtd>
        <mtd columnalign="center">
          <mi>⋯</mi>
        </mtd>
        <mtd columnalign="center">
          <mn>0</mn>
        </mtd>
      </mtr>
    </mtable>
    <mo stretchy="true" form="postfix">]</mo>
  </mrow>
</math>
</file>

<file path=Formula-37/content.xml><?xml version="1.0" encoding="utf-8"?>
<math xmlns="http://www.w3.org/1998/Math/MathML" display="inline">
  <mrow>
    <mo stretchy="true" form="prefix">{</mo>
    <mtable>
      <mtr>
        <mtd columnalign="center">
          <mi>x</mi>
        </mtd>
        <mtd columnalign="center">
          <mi>y</mi>
        </mtd>
      </mtr>
      <mtr>
        <mtd columnalign="center">
          <mi>z</mi>
        </mtd>
        <mtd columnalign="center">
          <mi>v</mi>
        </mtd>
      </mtr>
    </mtable>
    <mo stretchy="true" form="postfix">}</mo>
  </mrow>
</math>
</file>

<file path=Formula-39/content.xml><?xml version="1.0" encoding="utf-8"?>
<math xmlns="http://www.w3.org/1998/Math/MathML" display="inline">
  <mrow>
    <mo stretchy="true" form="prefix">∣</mo>
    <mtable>
      <mtr>
        <mtd columnalign="center">
          <mi>x</mi>
        </mtd>
        <mtd columnalign="center">
          <mi>y</mi>
        </mtd>
      </mtr>
      <mtr>
        <mtd columnalign="center">
          <mi>z</mi>
        </mtd>
        <mtd columnalign="center">
          <mi>v</mi>
        </mtd>
      </mtr>
    </mtable>
    <mo stretchy="true" form="postfix">∣</mo>
  </mrow>
</math>
</file>

<file path=Formula-41/content.xml><?xml version="1.0" encoding="utf-8"?>
<math xmlns="http://www.w3.org/1998/Math/MathML" display="inline">
  <mrow>
    <mo stretchy="true" form="prefix">∥</mo>
    <mtable>
      <mtr>
        <mtd columnalign="center">
          <mi>x</mi>
        </mtd>
        <mtd columnalign="center">
          <mi>y</mi>
        </mtd>
      </mtr>
      <mtr>
        <mtd columnalign="center">
          <mi>z</mi>
        </mtd>
        <mtd columnalign="center">
          <mi>v</mi>
        </mtd>
      </mtr>
    </mtable>
    <mo stretchy="true" form="postfix">∥</mo>
  </mrow>
</math>
</file>

<file path=Formula-43/content.xml><?xml version="1.0" encoding="utf-8"?>
<math xmlns="http://www.w3.org/1998/Math/MathML" display="inline">
  <mtable>
    <mtr>
      <mtd columnalign="center">
        <mi>x</mi>
      </mtd>
      <mtd columnalign="center">
        <mi>y</mi>
      </mtd>
    </mtr>
    <mtr>
      <mtd columnalign="center">
        <mi>z</mi>
      </mtd>
      <mtd columnalign="center">
        <mi>v</mi>
      </mtd>
    </mtr>
  </mtable>
</math>
</file>

<file path=Formula-45/content.xml><?xml version="1.0" encoding="utf-8"?>
<math xmlns="http://www.w3.org/1998/Math/MathML" display="inline">
  <mrow>
    <mo stretchy="true" form="prefix">(</mo>
    <mfrac linethickness="0">
      <mi>n</mi>
      <mi>k</mi>
    </mfrac>
    <mo stretchy="true" form="postfix">)</mo>
  </mrow>
</math>
</file>

<file path=Formula-47/content.xml><?xml version="1.0" encoding="utf-8"?>
<math xmlns="http://www.w3.org/1998/Math/MathML" display="inline">
  <mrow>
    <mo stretchy="false" form="prefix">⌊</mo>
    <mi>x</mi>
    <mo stretchy="false" form="postfix">⌋</mo>
  </mrow>
</math>
</file>

<file path=Formula-49/content.xml><?xml version="1.0" encoding="utf-8"?>
<math xmlns="http://www.w3.org/1998/Math/MathML" display="inline">
  <mrow>
    <mo stretchy="false" form="prefix">⌈</mo>
    <mi>x</mi>
    <mo stretchy="false" form="postfix">⌉</mo>
  </mrow>
</math>
</file>

<file path=Formula-5/content.xml><?xml version="1.0" encoding="utf-8"?>
<math xmlns="http://www.w3.org/1998/Math/MathML" display="inline">
  <msup>
    <mi>a</mi>
    <mn>2</mn>
  </msup>
</math>
</file>

<file path=Formula-51/content.xml><?xml version="1.0" encoding="utf-8"?>
<math xmlns="http://www.w3.org/1998/Math/MathML" display="inline">
  <mtable>
    <mtr>
      <mtd columnalign="center">
        <mn>5050</mn>
      </mtd>
    </mtr>
    <mtr>
      <mtd columnalign="center">
        <mover>
          <mrow>
            <mn>1</mn>
            <mo>+</mo>
            <mn>2</mn>
            <mo>+</mo>
            <mi>⋯</mi>
            <mo>+</mo>
            <mn>100</mn>
          </mrow>
          <mo accent="true">⏞</mo>
        </mover>
      </mtd>
    </mtr>
  </mtable>
</math>
</file>

<file path=Formula-53/content.xml><?xml version="1.0" encoding="utf-8"?>
<math xmlns="http://www.w3.org/1998/Math/MathML" display="inline">
  <mtable>
    <mtr>
      <mtd columnalign="center">
        <munder>
          <mrow>
            <mn>1</mn>
            <mo>+</mo>
            <mn>2</mn>
            <mo>+</mo>
            <mi>⋯</mi>
            <mo>+</mo>
            <mn>100</mn>
          </mrow>
          <mo accent="true">⏟</mo>
        </munder>
      </mtd>
    </mtr>
    <mtr>
      <mtd columnalign="center">
        <mn>5050</mn>
      </mtd>
    </mtr>
  </mtable>
</math>
</file>

<file path=Formula-55/content.xml><?xml version="1.0" encoding="utf-8"?>
<math xmlns="http://www.w3.org/1998/Math/MathML" display="inline">
  <mrow>
    <mi>f</mi>
    <mrow>
      <mo stretchy="true" form="prefix">(</mo>
      <mi>n</mi>
      <mo stretchy="true" form="postfix">)</mo>
    </mrow>
    <mo>=</mo>
    <mo minsize="3.0" maxsize="3.0" stretchy="false" form="prefix">{</mo>
    <mtable>
      <mtr>
        <mtd columnalign="center">
          <mi>n</mi>
          <mi>/</mi>
          <mn>2</mn>
          <mo>,</mo>
        </mtd>
        <mtd columnalign="center">
          <mrow>
            <mtext mathvariant="normal">se </mtext>
            <mspace width="0.333em"/>
          </mrow>
          <mi>n</mi>
          <mrow>
            <mspace width="0.333em"/>
            <mtext mathvariant="normal"> é par</mtext>
          </mrow>
        </mtd>
      </mtr>
      <mtr>
        <mtd columnalign="center">
          <mn>3</mn>
          <mi>n</mi>
          <mo>+</mo>
          <mn>1</mn>
          <mo>,</mo>
        </mtd>
        <mtd columnalign="center">
          <mrow>
            <mtext mathvariant="normal">se </mtext>
            <mspace width="0.333em"/>
          </mrow>
          <mi>n</mi>
          <mrow>
            <mspace width="0.333em"/>
            <mtext mathvariant="normal"> é impar</mtext>
          </mrow>
        </mtd>
      </mtr>
    </mtable>
  </mrow>
</math>
</file>

<file path=Formula-57/content.xml><?xml version="1.0" encoding="utf-8"?>
<math xmlns="http://www.w3.org/1998/Math/MathML" display="inline">
  <mrow>
    <msub>
      <mo>lim</mo>
      <mrow>
        <mi>n</mi>
        <mo>→</mo>
        <mi>∞</mi>
      </mrow>
    </msub>
    <msub>
      <mi>x</mi>
      <mi>n</mi>
    </msub>
  </mrow>
</math>
</file>

<file path=Formula-59/content.xml><?xml version="1.0" encoding="utf-8"?>
<math xmlns="http://www.w3.org/1998/Math/MathML" display="inline">
  <mrow>
    <msubsup>
      <mo>∫</mo>
      <mrow>
        <mo>−</mo>
        <mi>N</mi>
      </mrow>
      <mi>N</mi>
    </msubsup>
    <msup>
      <mi>e</mi>
      <mi>x</mi>
    </msup>
    <mspace width="0.167em"/>
    <mi>d</mi>
    <mi>x</mi>
  </mrow>
</math>
</file>

<file path=Formula-61/content.xml><?xml version="1.0" encoding="utf-8"?>
<math xmlns="http://www.w3.org/1998/Math/MathML" display="inline">
  <mrow>
    <msub>
      <mo>∮</mo>
      <mi>C</mi>
    </msub>
    <msup>
      <mi>x</mi>
      <mn>3</mn>
    </msup>
    <mspace width="0.167em"/>
    <mi>d</mi>
    <mi>x</mi>
    <mo>+</mo>
    <mn>4</mn>
    <msup>
      <mi>y</mi>
      <mn>2</mn>
    </msup>
    <mspace width="0.167em"/>
    <mi>d</mi>
    <mi>y</mi>
  </mrow>
</math>
</file>

<file path=Formula-63/content.xml><?xml version="1.0" encoding="utf-8"?>
<math xmlns="http://www.w3.org/1998/Math/MathML" display="inline">
  <mrow>
    <msub>
      <mo>∭</mo>
      <mi>V</mi>
    </msub>
    <mi>μ</mi>
    <mrow>
      <mo stretchy="true" form="prefix">(</mo>
      <mi>u</mi>
      <mo>,</mo>
      <mi>v</mi>
      <mo>,</mo>
      <mi>w</mi>
      <mo stretchy="true" form="postfix">)</mo>
    </mrow>
    <mspace width="0.167em"/>
    <mi>d</mi>
    <mi>u</mi>
    <mspace width="0.167em"/>
    <mi>d</mi>
    <mi>v</mi>
    <mspace width="0.167em"/>
    <mi>d</mi>
    <mi>w</mi>
  </mrow>
</math>
</file>

<file path=Formula-65/content.xml><?xml version="1.0" encoding="utf-8"?>
<math xmlns="http://www.w3.org/1998/Math/MathML" display="inline">
  <mrow>
    <msubsup>
      <mo>∑</mo>
      <mrow>
        <mi>k</mi>
        <mo>=</mo>
        <mn>1</mn>
      </mrow>
      <mi>N</mi>
    </msubsup>
    <msup>
      <mi>k</mi>
      <mn>2</mn>
    </msup>
  </mrow>
</math>
</file>

<file path=Formula-67/content.xml><?xml version="1.0" encoding="utf-8"?>
<math xmlns="http://www.w3.org/1998/Math/MathML" display="inline">
  <mrow>
    <msub>
      <mo>∑</mo>
      <mover>
        <mrow>
          <mn>0</mn>
          <mo>&lt;</mo>
          <mi>j</mi>
          <mo>&lt;</mo>
          <mi>n</mi>
        </mrow>
        <mrow>
          <mn>0</mn>
          <mo>&lt;</mo>
          <mi>i</mi>
          <mo>&lt;</mo>
          <mi>m</mi>
        </mrow>
      </mover>
    </msub>
    <msub>
      <mi>k</mi>
      <mrow>
        <mi>i</mi>
        <mo>,</mo>
        <mi>j</mi>
      </mrow>
    </msub>
  </mrow>
</math>
</file>

<file path=Formula-69/content.xml><?xml version="1.0" encoding="utf-8"?>
<math xmlns="http://www.w3.org/1998/Math/MathML" display="inline">
  <mrow>
    <msubsup>
      <mo>∏</mo>
      <mrow>
        <mi>i</mi>
        <mo>=</mo>
        <mn>1</mn>
      </mrow>
      <mi>N</mi>
    </msubsup>
    <msub>
      <mi>x</mi>
      <mi>i</mi>
    </msub>
  </mrow>
</math>
</file>

<file path=Formula-7/content.xml><?xml version="1.0" encoding="utf-8"?>
<math xmlns="http://www.w3.org/1998/Math/MathML" display="inline">
  <msub>
    <mi>a</mi>
    <mn>2</mn>
  </msub>
</math>
</file>

<file path=Formula-71/content.xml><?xml version="1.0" encoding="utf-8"?>
<math xmlns="http://www.w3.org/1998/Math/MathML" display="inline">
  <mrow>
    <mi>f</mi>
    <mrow>
      <mo stretchy="true" form="prefix">(</mo>
      <mi>x</mi>
      <mo stretchy="true" form="postfix">)</mo>
    </mrow>
    <mo>≈</mo>
    <mroot>
      <mi>x</mi>
      <mi>n</mi>
    </mroot>
  </mrow>
</math>
</file>

<file path=Formula-73/content.xml><?xml version="1.0" encoding="utf-8"?>
<math xmlns="http://www.w3.org/1998/Math/MathML" display="inline">
  <mo>∼</mo>
</math>
</file>

<file path=Formula-75/content.xml><?xml version="1.0" encoding="utf-8"?>
<math xmlns="http://www.w3.org/1998/Math/MathML" display="inline">
  <mo>≃</mo>
</math>
</file>

<file path=Formula-77/content.xml><?xml version="1.0" encoding="utf-8"?>
<math xmlns="http://www.w3.org/1998/Math/MathML" display="inline">
  <mo>≅</mo>
</math>
</file>

<file path=Formula-79/content.xml><?xml version="1.0" encoding="utf-8"?>
<math xmlns="http://www.w3.org/1998/Math/MathML" display="inline">
  <mo>≤</mo>
</math>
</file>

<file path=Formula-81/content.xml><?xml version="1.0" encoding="utf-8"?>
<math xmlns="http://www.w3.org/1998/Math/MathML" display="inline">
  <mo>≥</mo>
</math>
</file>

<file path=Formula-83/content.xml><?xml version="1.0" encoding="utf-8"?>
<math xmlns="http://www.w3.org/1998/Math/MathML" display="inline">
  <mo>≡</mo>
</math>
</file>

<file path=Formula-85/content.xml><?xml version="1.0" encoding="utf-8"?>
<math xmlns="http://www.w3.org/1998/Math/MathML" display="inline">
  <mo>≈</mo>
</math>
</file>

<file path=Formula-87/content.xml><?xml version="1.0" encoding="utf-8"?>
<math xmlns="http://www.w3.org/1998/Math/MathML" display="inline">
  <mo>≠</mo>
</math>
</file>

<file path=Formula-89/content.xml><?xml version="1.0" encoding="utf-8"?>
<math xmlns="http://www.w3.org/1998/Math/MathML" display="inline">
  <mo>←</mo>
</math>
</file>

<file path=Formula-9/content.xml><?xml version="1.0" encoding="utf-8"?>
<math xmlns="http://www.w3.org/1998/Math/MathML" display="inline">
  <msup>
    <mi>a</mi>
    <mrow>
      <mn>2</mn>
      <mo>+</mo>
      <mn>2</mn>
    </mrow>
  </msup>
</math>
</file>

<file path=Formula-91/content.xml><?xml version="1.0" encoding="utf-8"?>
<math xmlns="http://www.w3.org/1998/Math/MathML" display="inline">
  <mo>→</mo>
</math>
</file>

<file path=Formula-93/content.xml><?xml version="1.0" encoding="utf-8"?>
<math xmlns="http://www.w3.org/1998/Math/MathML" display="inline">
  <mo>↔</mo>
</math>
</file>

<file path=Formula-95/content.xml><?xml version="1.0" encoding="utf-8"?>
<math xmlns="http://www.w3.org/1998/Math/MathML" display="inline">
  <mo>←</mo>
</math>
</file>

<file path=Formula-97/content.xml><?xml version="1.0" encoding="utf-8"?>
<math xmlns="http://www.w3.org/1998/Math/MathML" display="inline">
  <mo>→</mo>
</math>
</file>

<file path=Formula-99/content.xml><?xml version="1.0" encoding="utf-8"?>
<math xmlns="http://www.w3.org/1998/Math/MathML" display="inline">
  <mo>↦</mo>
</math>
</file>